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3.53mm"/>
    </style:style>
    <style:style style:name="co4" style:family="table-column">
      <style:table-column-properties fo:break-before="auto" style:column-width="16.85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36.9mm"/>
    </style:style>
    <style:style style:name="co7" style:family="table-column">
      <style:table-column-properties fo:break-before="auto" style:column-width="27.32mm"/>
    </style:style>
    <style:style style:name="co8" style:family="table-column">
      <style:table-column-properties fo:break-before="auto" style:column-width="38.26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8.8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65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5.22mm"/>
    </style:style>
    <style:style style:name="co15" style:family="table-column">
      <style:table-column-properties fo:break-before="auto" style:column-width="41.38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39.76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26.41mm"/>
    </style:style>
    <style:style style:name="co20" style:family="table-column">
      <style:table-column-properties fo:break-before="auto" style:column-width="25.31mm"/>
    </style:style>
    <style:style style:name="co21" style:family="table-column">
      <style:table-column-properties fo:break-before="auto" style:column-width="29.67mm"/>
    </style:style>
    <style:style style:name="co22" style:family="table-column">
      <style:table-column-properties fo:break-before="auto" style:column-width="26.69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28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8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17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22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is-true-formula(OR([$'clean-data'.$F2] &lt;[$outliers.$C$11]; [$'clean-data'.$F2] &gt;[$outliers.$C$12]))" style:apply-style-name="Outlier" style:base-cell-address="'clean-data'.A2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dddddd" fo:wrap-option="wrap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6" style:family="table-cell" style:parent-style-name="Default">
      <style:table-cell-properties fo:background-color="#dddddd"/>
    </style:style>
    <style:style style:name="ce3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mm"/>
    </style:style>
    <style:style style:name="ce42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4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4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19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53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lean-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4" table:default-cell-style-name="ce2"/>
        <table:table-column table:style-name="co6" table:default-cell-style-name="ce5"/>
        <table:table-column table:style-name="co7" table:default-cell-style-name="ce2"/>
        <table:table-column table:style-name="co8" table:default-cell-style-name="ce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number-columns-repeated="1007" table:default-cell-style-name="ce2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eedback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Average time (ms)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F</text:p>
          </table:table-cell>
          <table:table-cell table:style-name="ce17" office:value-type="string" calcext:value-type="string">
            <text:p>Minimum String Distance Error Rate</text:p>
          </table:table-cell>
          <table:table-cell table:style-name="ce1" office:value-type="string" calcext:value-type="string">
            <text:p>Key Strokes Per Character</text:p>
          </table:table-cell>
          <table:table-cell table:style-name="ce22" office:value-type="string" calcext:value-type="string">
            <text:p>Participant Conscientiousness</text:p>
          </table:table-cell>
          <table:table-cell table:style-name="ce1" office:value-type="string" calcext:value-type="string">
            <text:p>Utilized Bandwidth</text:p>
          </table:table-cell>
          <table:table-cell table:style-name="ce1" office:value-type="string" calcext:value-type="string">
            <text:p>Wasted Bandwidth</text:p>
          </table:table-cell>
          <table:table-cell table:style-name="ce1" office:value-type="string" calcext:value-type="string">
            <text:p>Total Error Rate</text:p>
          </table:table-cell>
          <table:table-cell table:style-name="ce1" office:value-type="string" calcext:value-type="string">
            <text:p>Not Corrected Error Rate</text:p>
          </table:table-cell>
          <table:table-cell table:style-name="ce1" office:value-type="string" calcext:value-type="string">
            <text:p>Corrected Error Rate</text:p>
          </table:table-cell>
          <table:table-cell table:style-name="ce9" table:number-columns-repeated="1006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2]/([.G2]+[.H2])" office:value-type="percentage" office:value="0" calcext:value-type="percentage">
            <text:p>0.00%</text:p>
          </table:table-cell>
          <table:table-cell table:style-name="ce15" table:formula="of:=([.H2]+[.G2]+[.I2]+[.J2])/([.H2]+[.G2])" office:value-type="float" office:value="1.19354838709677" calcext:value-type="float">
            <text:p>1.19</text:p>
          </table:table-cell>
          <table:table-cell table:style-name="ce15" table:formula="of:=IF(([.I2]+[.J2]) = 0; 1; [.J2]/([.J2]+[.G2]))" office:value-type="float" office:value="1" calcext:value-type="float">
            <text:p>1.00</text:p>
          </table:table-cell>
          <table:table-cell table:style-name="ce19" table:formula="of:=[.H2]/([.H2]+[.G2]+[.J2]+[.I2])" office:value-type="float" office:value="0.837837837837838" calcext:value-type="float">
            <text:p>0.84</text:p>
          </table:table-cell>
          <table:table-cell table:style-name="ce19" table:formula="of:=([.J2]+[.I2]+[.G2])/([.H2]+[.I2]+[.J2]+[.G2])" office:value-type="float" office:value="0.162162162162162" calcext:value-type="float">
            <text:p>0.16</text:p>
          </table:table-cell>
          <table:table-cell table:style-name="ce13" table:formula="of:=([.G2]+[.J2])/([.H2]+[.G2]+[.J2])" office:value-type="percentage" office:value="0.0882352941176471" calcext:value-type="percentage">
            <text:p>8.82%</text:p>
          </table:table-cell>
          <table:table-cell table:style-name="ce13" table:formula="of:=[.G2]/([.H2]+[.G2]+[.J2])" office:value-type="percentage" office:value="0" calcext:value-type="percentage">
            <text:p>0.00%</text:p>
          </table:table-cell>
          <table:table-cell table:style-name="ce13" table:formula="of:=[.J2]/([.H2]+[.G2]+[.J2])" office:value-type="percentage" office:value="0.0882352941176471" calcext:value-type="percentage">
            <text:p>8.82%</text:p>
          </table:table-cell>
          <table:table-cell table:number-columns-repeated="100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13" table:formula="of:=[.G3]/([.G3]+[.H3])" office:value-type="percentage" office:value="0" calcext:value-type="percentage">
            <text:p>0.00%</text:p>
          </table:table-cell>
          <table:table-cell table:style-name="ce15" table:formula="of:=([.H3]+[.G3]+[.I3]+[.J3])/([.H3]+[.G3])" office:value-type="float" office:value="2.4" calcext:value-type="float">
            <text:p>2.40</text:p>
          </table:table-cell>
          <table:table-cell table:style-name="ce15" table:formula="of:=IF(([.I3]+[.J3]) = 0; 1; [.J3]/([.J3]+[.G3]))" office:value-type="float" office:value="1" calcext:value-type="float">
            <text:p>1.00</text:p>
          </table:table-cell>
          <table:table-cell table:style-name="ce19" table:formula="of:=[.H3]/([.H3]+[.G3]+[.J3]+[.I3])" office:value-type="float" office:value="0.416666666666667" calcext:value-type="float">
            <text:p>0.42</text:p>
          </table:table-cell>
          <table:table-cell table:style-name="ce19" table:formula="of:=([.J3]+[.I3]+[.G3])/([.H3]+[.I3]+[.J3]+[.G3])" office:value-type="float" office:value="0.583333333333333" calcext:value-type="float">
            <text:p>0.58</text:p>
          </table:table-cell>
          <table:table-cell table:style-name="ce13" table:formula="of:=([.G3]+[.J3])/([.H3]+[.G3]+[.J3])" office:value-type="percentage" office:value="0.411764705882353" calcext:value-type="percentage">
            <text:p>41.18%</text:p>
          </table:table-cell>
          <table:table-cell table:style-name="ce13" table:formula="of:=[.G3]/([.H3]+[.G3]+[.J3])" office:value-type="percentage" office:value="0" calcext:value-type="percentage">
            <text:p>0.00%</text:p>
          </table:table-cell>
          <table:table-cell table:style-name="ce13" table:formula="of:=[.J3]/([.H3]+[.G3]+[.J3])" office:value-type="percentage" office:value="0.411764705882353" calcext:value-type="percentage">
            <text:p>41.18%</text:p>
          </table:table-cell>
          <table:table-cell table:number-columns-repeated="100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13" table:formula="of:=[.G4]/([.G4]+[.H4])" office:value-type="percentage" office:value="0" calcext:value-type="percentage">
            <text:p>0.00%</text:p>
          </table:table-cell>
          <table:table-cell table:style-name="ce15" table:formula="of:=([.H4]+[.G4]+[.I4]+[.J4])/([.H4]+[.G4])" office:value-type="float" office:value="2.55555555555556" calcext:value-type="float">
            <text:p>2.56</text:p>
          </table:table-cell>
          <table:table-cell table:style-name="ce15" table:formula="of:=IF(([.I4]+[.J4]) = 0; 1; [.J4]/([.J4]+[.G4]))" office:value-type="float" office:value="1" calcext:value-type="float">
            <text:p>1.00</text:p>
          </table:table-cell>
          <table:table-cell table:style-name="ce19" table:formula="of:=[.H4]/([.H4]+[.G4]+[.J4]+[.I4])" office:value-type="float" office:value="0.391304347826087" calcext:value-type="float">
            <text:p>0.39</text:p>
          </table:table-cell>
          <table:table-cell table:style-name="ce19" table:formula="of:=([.J4]+[.I4]+[.G4])/([.H4]+[.I4]+[.J4]+[.G4])" office:value-type="float" office:value="0.608695652173913" calcext:value-type="float">
            <text:p>0.61</text:p>
          </table:table-cell>
          <table:table-cell table:style-name="ce13" table:formula="of:=([.G4]+[.J4])/([.H4]+[.G4]+[.J4])" office:value-type="percentage" office:value="0.4375" calcext:value-type="percentage">
            <text:p>43.75%</text:p>
          </table:table-cell>
          <table:table-cell table:style-name="ce13" table:formula="of:=[.G4]/([.H4]+[.G4]+[.J4])" office:value-type="percentage" office:value="0" calcext:value-type="percentage">
            <text:p>0.00%</text:p>
          </table:table-cell>
          <table:table-cell table:style-name="ce13" table:formula="of:=[.J4]/([.H4]+[.G4]+[.J4])" office:value-type="percentage" office:value="0.4375" calcext:value-type="percentage">
            <text:p>43.75%</text:p>
          </table:table-cell>
          <table:table-cell table:number-columns-repeated="100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3" table:formula="of:=[.G5]/([.G5]+[.H5])" office:value-type="percentage" office:value="0" calcext:value-type="percentage">
            <text:p>0.00%</text:p>
          </table:table-cell>
          <table:table-cell table:style-name="ce15" table:formula="of:=([.H5]+[.G5]+[.I5]+[.J5])/([.H5]+[.G5])" office:value-type="float" office:value="1.45161290322581" calcext:value-type="float">
            <text:p>1.45</text:p>
          </table:table-cell>
          <table:table-cell table:style-name="ce15" table:formula="of:=IF(([.I5]+[.J5]) = 0; 1; [.J5]/([.J5]+[.G5]))" office:value-type="float" office:value="1" calcext:value-type="float">
            <text:p>1.00</text:p>
          </table:table-cell>
          <table:table-cell table:style-name="ce19" table:formula="of:=[.H5]/([.H5]+[.G5]+[.J5]+[.I5])" office:value-type="float" office:value="0.688888888888889" calcext:value-type="float">
            <text:p>0.69</text:p>
          </table:table-cell>
          <table:table-cell table:style-name="ce19" table:formula="of:=([.J5]+[.I5]+[.G5])/([.H5]+[.I5]+[.J5]+[.G5])" office:value-type="float" office:value="0.311111111111111" calcext:value-type="float">
            <text:p>0.31</text:p>
          </table:table-cell>
          <table:table-cell table:style-name="ce13" table:formula="of:=([.G5]+[.J5])/([.H5]+[.G5]+[.J5])" office:value-type="percentage" office:value="0.184210526315789" calcext:value-type="percentage">
            <text:p>18.42%</text:p>
          </table:table-cell>
          <table:table-cell table:style-name="ce13" table:formula="of:=[.G5]/([.H5]+[.G5]+[.J5])" office:value-type="percentage" office:value="0" calcext:value-type="percentage">
            <text:p>0.00%</text:p>
          </table:table-cell>
          <table:table-cell table:style-name="ce13" table:formula="of:=[.J5]/([.H5]+[.G5]+[.J5])" office:value-type="percentage" office:value="0.184210526315789" calcext:value-type="percentage">
            <text:p>18.42%</text:p>
          </table:table-cell>
          <table:table-cell table:number-columns-repeated="100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formula="of:=[.G6]/([.G6]+[.H6])" office:value-type="percentage" office:value="0" calcext:value-type="percentage">
            <text:p>0.00%</text:p>
          </table:table-cell>
          <table:table-cell table:style-name="ce15" table:formula="of:=([.H6]+[.G6]+[.I6]+[.J6])/([.H6]+[.G6])" office:value-type="float" office:value="1.84210526315789" calcext:value-type="float">
            <text:p>1.84</text:p>
          </table:table-cell>
          <table:table-cell table:style-name="ce15" table:formula="of:=IF(([.I6]+[.J6]) = 0; 1; [.J6]/([.J6]+[.G6]))" office:value-type="float" office:value="1" calcext:value-type="float">
            <text:p>1.00</text:p>
          </table:table-cell>
          <table:table-cell table:style-name="ce19" table:formula="of:=[.H6]/([.H6]+[.G6]+[.J6]+[.I6])" office:value-type="float" office:value="0.542857142857143" calcext:value-type="float">
            <text:p>0.54</text:p>
          </table:table-cell>
          <table:table-cell table:style-name="ce19" table:formula="of:=([.J6]+[.I6]+[.G6])/([.H6]+[.I6]+[.J6]+[.G6])" office:value-type="float" office:value="0.457142857142857" calcext:value-type="float">
            <text:p>0.46</text:p>
          </table:table-cell>
          <table:table-cell table:style-name="ce13" table:formula="of:=([.G6]+[.J6])/([.H6]+[.G6]+[.J6])" office:value-type="percentage" office:value="0.296296296296296" calcext:value-type="percentage">
            <text:p>29.63%</text:p>
          </table:table-cell>
          <table:table-cell table:style-name="ce13" table:formula="of:=[.G6]/([.H6]+[.G6]+[.J6])" office:value-type="percentage" office:value="0" calcext:value-type="percentage">
            <text:p>0.00%</text:p>
          </table:table-cell>
          <table:table-cell table:style-name="ce13" table:formula="of:=[.J6]/([.H6]+[.G6]+[.J6])" office:value-type="percentage" office:value="0.296296296296296" calcext:value-type="percentage">
            <text:p>29.63%</text:p>
          </table:table-cell>
          <table:table-cell table:number-columns-repeated="1006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13" table:formula="of:=[.G7]/([.G7]+[.H7])" office:value-type="percentage" office:value="0" calcext:value-type="percentage">
            <text:p>0.00%</text:p>
          </table:table-cell>
          <table:table-cell table:style-name="ce15" table:formula="of:=([.H7]+[.G7]+[.I7]+[.J7])/([.H7]+[.G7])" office:value-type="float" office:value="2.52" calcext:value-type="float">
            <text:p>2.52</text:p>
          </table:table-cell>
          <table:table-cell table:style-name="ce15" table:formula="of:=IF(([.I7]+[.J7]) = 0; 1; [.J7]/([.J7]+[.G7]))" office:value-type="float" office:value="1" calcext:value-type="float">
            <text:p>1.00</text:p>
          </table:table-cell>
          <table:table-cell table:style-name="ce19" table:formula="of:=[.H7]/([.H7]+[.G7]+[.J7]+[.I7])" office:value-type="float" office:value="0.396825396825397" calcext:value-type="float">
            <text:p>0.40</text:p>
          </table:table-cell>
          <table:table-cell table:style-name="ce19" table:formula="of:=([.J7]+[.I7]+[.G7])/([.H7]+[.I7]+[.J7]+[.G7])" office:value-type="float" office:value="0.603174603174603" calcext:value-type="float">
            <text:p>0.60</text:p>
          </table:table-cell>
          <table:table-cell table:style-name="ce13" table:formula="of:=([.G7]+[.J7])/([.H7]+[.G7]+[.J7])" office:value-type="percentage" office:value="0.431818181818182" calcext:value-type="percentage">
            <text:p>43.18%</text:p>
          </table:table-cell>
          <table:table-cell table:style-name="ce13" table:formula="of:=[.G7]/([.H7]+[.G7]+[.J7])" office:value-type="percentage" office:value="0" calcext:value-type="percentage">
            <text:p>0.00%</text:p>
          </table:table-cell>
          <table:table-cell table:style-name="ce13" table:formula="of:=[.J7]/([.H7]+[.G7]+[.J7])" office:value-type="percentage" office:value="0.431818181818182" calcext:value-type="percentage">
            <text:p>43.18%</text:p>
          </table:table-cell>
          <table:table-cell table:number-columns-repeated="1006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8]/([.G8]+[.H8])" office:value-type="percentage" office:value="0.037037037037037" calcext:value-type="percentage">
            <text:p>3.70%</text:p>
          </table:table-cell>
          <table:table-cell table:style-name="ce15" table:formula="of:=([.H8]+[.G8]+[.I8]+[.J8])/([.H8]+[.G8])" office:value-type="float" office:value="1.22222222222222" calcext:value-type="float">
            <text:p>1.22</text:p>
          </table:table-cell>
          <table:table-cell table:style-name="ce15" table:formula="of:=IF(([.I8]+[.J8]) = 0; 1; [.J8]/([.J8]+[.G8]))" office:value-type="float" office:value="0.75" calcext:value-type="float">
            <text:p>0.75</text:p>
          </table:table-cell>
          <table:table-cell table:style-name="ce19" table:formula="of:=[.H8]/([.H8]+[.G8]+[.J8]+[.I8])" office:value-type="float" office:value="0.787878787878788" calcext:value-type="float">
            <text:p>0.79</text:p>
          </table:table-cell>
          <table:table-cell table:style-name="ce19" table:formula="of:=([.J8]+[.I8]+[.G8])/([.H8]+[.I8]+[.J8]+[.G8])" office:value-type="float" office:value="0.212121212121212" calcext:value-type="float">
            <text:p>0.21</text:p>
          </table:table-cell>
          <table:table-cell table:style-name="ce13" table:formula="of:=([.G8]+[.J8])/([.H8]+[.G8]+[.J8])" office:value-type="percentage" office:value="0.133333333333333" calcext:value-type="percentage">
            <text:p>13.33%</text:p>
          </table:table-cell>
          <table:table-cell table:style-name="ce13" table:formula="of:=[.G8]/([.H8]+[.G8]+[.J8])" office:value-type="percentage" office:value="0.0333333333333333" calcext:value-type="percentage">
            <text:p>3.33%</text:p>
          </table:table-cell>
          <table:table-cell table:style-name="ce13" table:formula="of:=[.J8]/([.H8]+[.G8]+[.J8])" office:value-type="percentage" office:value="0.1" calcext:value-type="percentage">
            <text:p>10.00%</text:p>
          </table:table-cell>
          <table:table-cell table:number-columns-repeated="1006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formula="of:=[.G9]/([.G9]+[.H9])" office:value-type="percentage" office:value="0" calcext:value-type="percentage">
            <text:p>0.00%</text:p>
          </table:table-cell>
          <table:table-cell table:style-name="ce15" table:formula="of:=([.H9]+[.G9]+[.I9]+[.J9])/([.H9]+[.G9])" office:value-type="float" office:value="1.64" calcext:value-type="float">
            <text:p>1.64</text:p>
          </table:table-cell>
          <table:table-cell table:style-name="ce15" table:formula="of:=IF(([.I9]+[.J9]) = 0; 1; [.J9]/([.J9]+[.G9]))" office:value-type="float" office:value="1" calcext:value-type="float">
            <text:p>1.00</text:p>
          </table:table-cell>
          <table:table-cell table:style-name="ce19" table:formula="of:=[.H9]/([.H9]+[.G9]+[.J9]+[.I9])" office:value-type="float" office:value="0.609756097560976" calcext:value-type="float">
            <text:p>0.61</text:p>
          </table:table-cell>
          <table:table-cell table:style-name="ce19" table:formula="of:=([.J9]+[.I9]+[.G9])/([.H9]+[.I9]+[.J9]+[.G9])" office:value-type="float" office:value="0.390243902439024" calcext:value-type="float">
            <text:p>0.39</text:p>
          </table:table-cell>
          <table:table-cell table:style-name="ce13" table:formula="of:=([.G9]+[.J9])/([.H9]+[.G9]+[.J9])" office:value-type="percentage" office:value="0.242424242424242" calcext:value-type="percentage">
            <text:p>24.24%</text:p>
          </table:table-cell>
          <table:table-cell table:style-name="ce13" table:formula="of:=[.G9]/([.H9]+[.G9]+[.J9])" office:value-type="percentage" office:value="0" calcext:value-type="percentage">
            <text:p>0.00%</text:p>
          </table:table-cell>
          <table:table-cell table:style-name="ce13" table:formula="of:=[.J9]/([.H9]+[.G9]+[.J9])" office:value-type="percentage" office:value="0.242424242424242" calcext:value-type="percentage">
            <text:p>24.24%</text:p>
          </table:table-cell>
          <table:table-cell table:number-columns-repeated="100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table:formula="of:=[.G10]/([.G10]+[.H10])" office:value-type="percentage" office:value="0" calcext:value-type="percentage">
            <text:p>0.00%</text:p>
          </table:table-cell>
          <table:table-cell table:style-name="ce15" table:formula="of:=([.H10]+[.G10]+[.I10]+[.J10])/([.H10]+[.G10])" office:value-type="float" office:value="2" calcext:value-type="float">
            <text:p>2.00</text:p>
          </table:table-cell>
          <table:table-cell table:style-name="ce15" table:formula="of:=IF(([.I10]+[.J10]) = 0; 1; [.J10]/([.J10]+[.G10]))" office:value-type="float" office:value="1" calcext:value-type="float">
            <text:p>1.00</text:p>
          </table:table-cell>
          <table:table-cell table:style-name="ce19" table:formula="of:=[.H10]/([.H10]+[.G10]+[.J10]+[.I10])" office:value-type="float" office:value="0.5" calcext:value-type="float">
            <text:p>0.50</text:p>
          </table:table-cell>
          <table:table-cell table:style-name="ce19" table:formula="of:=([.J10]+[.I10]+[.G10])/([.H10]+[.I10]+[.J10]+[.G10])" office:value-type="float" office:value="0.5" calcext:value-type="float">
            <text:p>0.50</text:p>
          </table:table-cell>
          <table:table-cell table:style-name="ce13" table:formula="of:=([.G10]+[.J10])/([.H10]+[.G10]+[.J10])" office:value-type="percentage" office:value="0.333333333333333" calcext:value-type="percentage">
            <text:p>33.33%</text:p>
          </table:table-cell>
          <table:table-cell table:style-name="ce13" table:formula="of:=[.G10]/([.H10]+[.G10]+[.J10])" office:value-type="percentage" office:value="0" calcext:value-type="percentage">
            <text:p>0.00%</text:p>
          </table:table-cell>
          <table:table-cell table:style-name="ce13" table:formula="of:=[.J10]/([.H10]+[.G10]+[.J10])" office:value-type="percentage" office:value="0.333333333333333" calcext:value-type="percentage">
            <text:p>33.33%</text:p>
          </table:table-cell>
          <table:table-cell table:number-columns-repeated="1006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13" table:formula="of:=[.G11]/([.G11]+[.H11])" office:value-type="percentage" office:value="0" calcext:value-type="percentage">
            <text:p>0.00%</text:p>
          </table:table-cell>
          <table:table-cell table:style-name="ce15" table:formula="of:=([.H11]+[.G11]+[.I11]+[.J11])/([.H11]+[.G11])" office:value-type="float" office:value="2.1" calcext:value-type="float">
            <text:p>2.10</text:p>
          </table:table-cell>
          <table:table-cell table:style-name="ce15" table:formula="of:=IF(([.I11]+[.J11]) = 0; 1; [.J11]/([.J11]+[.G11]))" office:value-type="float" office:value="1" calcext:value-type="float">
            <text:p>1.00</text:p>
          </table:table-cell>
          <table:table-cell table:style-name="ce19" table:formula="of:=[.H11]/([.H11]+[.G11]+[.J11]+[.I11])" office:value-type="float" office:value="0.476190476190476" calcext:value-type="float">
            <text:p>0.48</text:p>
          </table:table-cell>
          <table:table-cell table:style-name="ce19" table:formula="of:=([.J11]+[.I11]+[.G11])/([.H11]+[.I11]+[.J11]+[.G11])" office:value-type="float" office:value="0.523809523809524" calcext:value-type="float">
            <text:p>0.52</text:p>
          </table:table-cell>
          <table:table-cell table:style-name="ce13" table:formula="of:=([.G11]+[.J11])/([.H11]+[.G11]+[.J11])" office:value-type="percentage" office:value="0.354838709677419" calcext:value-type="percentage">
            <text:p>35.48%</text:p>
          </table:table-cell>
          <table:table-cell table:style-name="ce13" table:formula="of:=[.G11]/([.H11]+[.G11]+[.J11])" office:value-type="percentage" office:value="0" calcext:value-type="percentage">
            <text:p>0.00%</text:p>
          </table:table-cell>
          <table:table-cell table:style-name="ce13" table:formula="of:=[.J11]/([.H11]+[.G11]+[.J11])" office:value-type="percentage" office:value="0.354838709677419" calcext:value-type="percentage">
            <text:p>35.48%</text:p>
          </table:table-cell>
          <table:table-cell table:number-columns-repeated="1006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13" table:formula="of:=[.G12]/([.G12]+[.H12])" office:value-type="percentage" office:value="0" calcext:value-type="percentage">
            <text:p>0.00%</text:p>
          </table:table-cell>
          <table:table-cell table:style-name="ce15" table:formula="of:=([.H12]+[.G12]+[.I12]+[.J12])/([.H12]+[.G12])" office:value-type="float" office:value="1.66666666666667" calcext:value-type="float">
            <text:p>1.67</text:p>
          </table:table-cell>
          <table:table-cell table:style-name="ce15" table:formula="of:=IF(([.I12]+[.J12]) = 0; 1; [.J12]/([.J12]+[.G12]))" office:value-type="float" office:value="1" calcext:value-type="float">
            <text:p>1.00</text:p>
          </table:table-cell>
          <table:table-cell table:style-name="ce19" table:formula="of:=[.H12]/([.H12]+[.G12]+[.J12]+[.I12])" office:value-type="float" office:value="0.6" calcext:value-type="float">
            <text:p>0.60</text:p>
          </table:table-cell>
          <table:table-cell table:style-name="ce19" table:formula="of:=([.J12]+[.I12]+[.G12])/([.H12]+[.I12]+[.J12]+[.G12])" office:value-type="float" office:value="0.4" calcext:value-type="float">
            <text:p>0.40</text:p>
          </table:table-cell>
          <table:table-cell table:style-name="ce13" table:formula="of:=([.G12]+[.J12])/([.H12]+[.G12]+[.J12])" office:value-type="percentage" office:value="0.25" calcext:value-type="percentage">
            <text:p>25.00%</text:p>
          </table:table-cell>
          <table:table-cell table:style-name="ce13" table:formula="of:=[.G12]/([.H12]+[.G12]+[.J12])" office:value-type="percentage" office:value="0" calcext:value-type="percentage">
            <text:p>0.00%</text:p>
          </table:table-cell>
          <table:table-cell table:style-name="ce13" table:formula="of:=[.J12]/([.H12]+[.G12]+[.J12])" office:value-type="percentage" office:value="0.25" calcext:value-type="percentage">
            <text:p>25.00%</text:p>
          </table:table-cell>
          <table:table-cell table:number-columns-repeated="1006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13]/([.G13]+[.H13])" office:value-type="percentage" office:value="0" calcext:value-type="percentage">
            <text:p>0.00%</text:p>
          </table:table-cell>
          <table:table-cell table:style-name="ce15" table:formula="of:=([.H13]+[.G13]+[.I13]+[.J13])/([.H13]+[.G13])" office:value-type="float" office:value="1.07407407407407" calcext:value-type="float">
            <text:p>1.07</text:p>
          </table:table-cell>
          <table:table-cell table:style-name="ce15" table:formula="of:=IF(([.I13]+[.J13]) = 0; 1; [.J13]/([.J13]+[.G13]))" office:value-type="float" office:value="1" calcext:value-type="float">
            <text:p>1.00</text:p>
          </table:table-cell>
          <table:table-cell table:style-name="ce19" table:formula="of:=[.H13]/([.H13]+[.G13]+[.J13]+[.I13])" office:value-type="float" office:value="0.931034482758621" calcext:value-type="float">
            <text:p>0.93</text:p>
          </table:table-cell>
          <table:table-cell table:style-name="ce19" table:formula="of:=([.J13]+[.I13]+[.G13])/([.H13]+[.I13]+[.J13]+[.G13])" office:value-type="float" office:value="0.0689655172413793" calcext:value-type="float">
            <text:p>0.07</text:p>
          </table:table-cell>
          <table:table-cell table:style-name="ce13" table:formula="of:=([.G13]+[.J13])/([.H13]+[.G13]+[.J13])" office:value-type="percentage" office:value="0.0357142857142857" calcext:value-type="percentage">
            <text:p>3.57%</text:p>
          </table:table-cell>
          <table:table-cell table:style-name="ce13" table:formula="of:=[.G13]/([.H13]+[.G13]+[.J13])" office:value-type="percentage" office:value="0" calcext:value-type="percentage">
            <text:p>0.00%</text:p>
          </table:table-cell>
          <table:table-cell table:style-name="ce13" table:formula="of:=[.J13]/([.H13]+[.G13]+[.J13])" office:value-type="percentage" office:value="0.0357142857142857" calcext:value-type="percentage">
            <text:p>3.57%</text:p>
          </table:table-cell>
          <table:table-cell table:number-columns-repeated="1006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formula="of:=[.G14]/([.G14]+[.H14])" office:value-type="percentage" office:value="0" calcext:value-type="percentage">
            <text:p>0.00%</text:p>
          </table:table-cell>
          <table:table-cell table:style-name="ce15" table:formula="of:=([.H14]+[.G14]+[.I14]+[.J14])/([.H14]+[.G14])" office:value-type="float" office:value="1.76190476190476" calcext:value-type="float">
            <text:p>1.76</text:p>
          </table:table-cell>
          <table:table-cell table:style-name="ce15" table:formula="of:=IF(([.I14]+[.J14]) = 0; 1; [.J14]/([.J14]+[.G14]))" office:value-type="float" office:value="1" calcext:value-type="float">
            <text:p>1.00</text:p>
          </table:table-cell>
          <table:table-cell table:style-name="ce19" table:formula="of:=[.H14]/([.H14]+[.G14]+[.J14]+[.I14])" office:value-type="float" office:value="0.567567567567568" calcext:value-type="float">
            <text:p>0.57</text:p>
          </table:table-cell>
          <table:table-cell table:style-name="ce19" table:formula="of:=([.J14]+[.I14]+[.G14])/([.H14]+[.I14]+[.J14]+[.G14])" office:value-type="float" office:value="0.432432432432432" calcext:value-type="float">
            <text:p>0.43</text:p>
          </table:table-cell>
          <table:table-cell table:style-name="ce13" table:formula="of:=([.G14]+[.J14])/([.H14]+[.G14]+[.J14])" office:value-type="percentage" office:value="0.275862068965517" calcext:value-type="percentage">
            <text:p>27.59%</text:p>
          </table:table-cell>
          <table:table-cell table:style-name="ce13" table:formula="of:=[.G14]/([.H14]+[.G14]+[.J14])" office:value-type="percentage" office:value="0" calcext:value-type="percentage">
            <text:p>0.00%</text:p>
          </table:table-cell>
          <table:table-cell table:style-name="ce13" table:formula="of:=[.J14]/([.H14]+[.G14]+[.J14])" office:value-type="percentage" office:value="0.275862068965517" calcext:value-type="percentage">
            <text:p>27.59%</text:p>
          </table:table-cell>
          <table:table-cell table:number-columns-repeated="1006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15]/([.G15]+[.H15])" office:value-type="percentage" office:value="0" calcext:value-type="percentage">
            <text:p>0.00%</text:p>
          </table:table-cell>
          <table:table-cell table:style-name="ce15" table:formula="of:=([.H15]+[.G15]+[.I15]+[.J15])/([.H15]+[.G15])" office:value-type="float" office:value="1.23529411764706" calcext:value-type="float">
            <text:p>1.24</text:p>
          </table:table-cell>
          <table:table-cell table:style-name="ce15" table:formula="of:=IF(([.I15]+[.J15]) = 0; 1; [.J15]/([.J15]+[.G15]))" office:value-type="float" office:value="1" calcext:value-type="float">
            <text:p>1.00</text:p>
          </table:table-cell>
          <table:table-cell table:style-name="ce19" table:formula="of:=[.H15]/([.H15]+[.G15]+[.J15]+[.I15])" office:value-type="float" office:value="0.80952380952381" calcext:value-type="float">
            <text:p>0.81</text:p>
          </table:table-cell>
          <table:table-cell table:style-name="ce19" table:formula="of:=([.J15]+[.I15]+[.G15])/([.H15]+[.I15]+[.J15]+[.G15])" office:value-type="float" office:value="0.19047619047619" calcext:value-type="float">
            <text:p>0.19</text:p>
          </table:table-cell>
          <table:table-cell table:style-name="ce13" table:formula="of:=([.G15]+[.J15])/([.H15]+[.G15]+[.J15])" office:value-type="percentage" office:value="0.105263157894737" calcext:value-type="percentage">
            <text:p>10.53%</text:p>
          </table:table-cell>
          <table:table-cell table:style-name="ce13" table:formula="of:=[.G15]/([.H15]+[.G15]+[.J15])" office:value-type="percentage" office:value="0" calcext:value-type="percentage">
            <text:p>0.00%</text:p>
          </table:table-cell>
          <table:table-cell table:style-name="ce13" table:formula="of:=[.J15]/([.H15]+[.G15]+[.J15])" office:value-type="percentage" office:value="0.105263157894737" calcext:value-type="percentage">
            <text:p>10.53%</text:p>
          </table:table-cell>
          <table:table-cell table:number-columns-repeated="1006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formula="of:=[.G16]/([.G16]+[.H16])" office:value-type="percentage" office:value="0" calcext:value-type="percentage">
            <text:p>0.00%</text:p>
          </table:table-cell>
          <table:table-cell table:style-name="ce15" table:formula="of:=([.H16]+[.G16]+[.I16]+[.J16])/([.H16]+[.G16])" office:value-type="float" office:value="1.61538461538462" calcext:value-type="float">
            <text:p>1.62</text:p>
          </table:table-cell>
          <table:table-cell table:style-name="ce15" table:formula="of:=IF(([.I16]+[.J16]) = 0; 1; [.J16]/([.J16]+[.G16]))" office:value-type="float" office:value="1" calcext:value-type="float">
            <text:p>1.00</text:p>
          </table:table-cell>
          <table:table-cell table:style-name="ce19" table:formula="of:=[.H16]/([.H16]+[.G16]+[.J16]+[.I16])" office:value-type="float" office:value="0.619047619047619" calcext:value-type="float">
            <text:p>0.62</text:p>
          </table:table-cell>
          <table:table-cell table:style-name="ce19" table:formula="of:=([.J16]+[.I16]+[.G16])/([.H16]+[.I16]+[.J16]+[.G16])" office:value-type="float" office:value="0.380952380952381" calcext:value-type="float">
            <text:p>0.38</text:p>
          </table:table-cell>
          <table:table-cell table:style-name="ce13" table:formula="of:=([.G16]+[.J16])/([.H16]+[.G16]+[.J16])" office:value-type="percentage" office:value="0.235294117647059" calcext:value-type="percentage">
            <text:p>23.53%</text:p>
          </table:table-cell>
          <table:table-cell table:style-name="ce13" table:formula="of:=[.G16]/([.H16]+[.G16]+[.J16])" office:value-type="percentage" office:value="0" calcext:value-type="percentage">
            <text:p>0.00%</text:p>
          </table:table-cell>
          <table:table-cell table:style-name="ce13" table:formula="of:=[.J16]/([.H16]+[.G16]+[.J16])" office:value-type="percentage" office:value="0.235294117647059" calcext:value-type="percentage">
            <text:p>23.53%</text:p>
          </table:table-cell>
          <table:table-cell table:number-columns-repeated="1006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17]/([.G17]+[.H17])" office:value-type="percentage" office:value="0" calcext:value-type="percentage">
            <text:p>0.00%</text:p>
          </table:table-cell>
          <table:table-cell table:style-name="ce15" table:formula="of:=([.H17]+[.G17]+[.I17]+[.J17])/([.H17]+[.G17])" office:value-type="float" office:value="1.1" calcext:value-type="float">
            <text:p>1.10</text:p>
          </table:table-cell>
          <table:table-cell table:style-name="ce15" table:formula="of:=IF(([.I17]+[.J17]) = 0; 1; [.J17]/([.J17]+[.G17]))" office:value-type="float" office:value="1" calcext:value-type="float">
            <text:p>1.00</text:p>
          </table:table-cell>
          <table:table-cell table:style-name="ce19" table:formula="of:=[.H17]/([.H17]+[.G17]+[.J17]+[.I17])" office:value-type="float" office:value="0.909090909090909" calcext:value-type="float">
            <text:p>0.91</text:p>
          </table:table-cell>
          <table:table-cell table:style-name="ce19" table:formula="of:=([.J17]+[.I17]+[.G17])/([.H17]+[.I17]+[.J17]+[.G17])" office:value-type="float" office:value="0.0909090909090909" calcext:value-type="float">
            <text:p>0.09</text:p>
          </table:table-cell>
          <table:table-cell table:style-name="ce13" table:formula="of:=([.G17]+[.J17])/([.H17]+[.G17]+[.J17])" office:value-type="percentage" office:value="0.0476190476190476" calcext:value-type="percentage">
            <text:p>4.76%</text:p>
          </table:table-cell>
          <table:table-cell table:style-name="ce13" table:formula="of:=[.G17]/([.H17]+[.G17]+[.J17])" office:value-type="percentage" office:value="0" calcext:value-type="percentage">
            <text:p>0.00%</text:p>
          </table:table-cell>
          <table:table-cell table:style-name="ce13" table:formula="of:=[.J17]/([.H17]+[.G17]+[.J17])" office:value-type="percentage" office:value="0.0476190476190476" calcext:value-type="percentage">
            <text:p>4.76%</text:p>
          </table:table-cell>
          <table:table-cell table:number-columns-repeated="1006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table:formula="of:=[.G18]/([.G18]+[.H18])" office:value-type="percentage" office:value="0" calcext:value-type="percentage">
            <text:p>0.00%</text:p>
          </table:table-cell>
          <table:table-cell table:style-name="ce15" table:formula="of:=([.H18]+[.G18]+[.I18]+[.J18])/([.H18]+[.G18])" office:value-type="float" office:value="1.70588235294118" calcext:value-type="float">
            <text:p>1.71</text:p>
          </table:table-cell>
          <table:table-cell table:style-name="ce15" table:formula="of:=IF(([.I18]+[.J18]) = 0; 1; [.J18]/([.J18]+[.G18]))" office:value-type="float" office:value="1" calcext:value-type="float">
            <text:p>1.00</text:p>
          </table:table-cell>
          <table:table-cell table:style-name="ce19" table:formula="of:=[.H18]/([.H18]+[.G18]+[.J18]+[.I18])" office:value-type="float" office:value="0.586206896551724" calcext:value-type="float">
            <text:p>0.59</text:p>
          </table:table-cell>
          <table:table-cell table:style-name="ce19" table:formula="of:=([.J18]+[.I18]+[.G18])/([.H18]+[.I18]+[.J18]+[.G18])" office:value-type="float" office:value="0.413793103448276" calcext:value-type="float">
            <text:p>0.41</text:p>
          </table:table-cell>
          <table:table-cell table:style-name="ce13" table:formula="of:=([.G18]+[.J18])/([.H18]+[.G18]+[.J18])" office:value-type="percentage" office:value="0.260869565217391" calcext:value-type="percentage">
            <text:p>26.09%</text:p>
          </table:table-cell>
          <table:table-cell table:style-name="ce13" table:formula="of:=[.G18]/([.H18]+[.G18]+[.J18])" office:value-type="percentage" office:value="0" calcext:value-type="percentage">
            <text:p>0.00%</text:p>
          </table:table-cell>
          <table:table-cell table:style-name="ce13" table:formula="of:=[.J18]/([.H18]+[.G18]+[.J18])" office:value-type="percentage" office:value="0.260869565217391" calcext:value-type="percentage">
            <text:p>26.09%</text:p>
          </table:table-cell>
          <table:table-cell table:number-columns-repeated="1006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13" table:formula="of:=[.G19]/([.G19]+[.H19])" office:value-type="percentage" office:value="0" calcext:value-type="percentage">
            <text:p>0.00%</text:p>
          </table:table-cell>
          <table:table-cell table:style-name="ce15" table:formula="of:=([.H19]+[.G19]+[.I19]+[.J19])/([.H19]+[.G19])" office:value-type="float" office:value="1.74285714285714" calcext:value-type="float">
            <text:p>1.74</text:p>
          </table:table-cell>
          <table:table-cell table:style-name="ce15" table:formula="of:=IF(([.I19]+[.J19]) = 0; 1; [.J19]/([.J19]+[.G19]))" office:value-type="float" office:value="1" calcext:value-type="float">
            <text:p>1.00</text:p>
          </table:table-cell>
          <table:table-cell table:style-name="ce19" table:formula="of:=[.H19]/([.H19]+[.G19]+[.J19]+[.I19])" office:value-type="float" office:value="0.573770491803279" calcext:value-type="float">
            <text:p>0.57</text:p>
          </table:table-cell>
          <table:table-cell table:style-name="ce19" table:formula="of:=([.J19]+[.I19]+[.G19])/([.H19]+[.I19]+[.J19]+[.G19])" office:value-type="float" office:value="0.426229508196721" calcext:value-type="float">
            <text:p>0.43</text:p>
          </table:table-cell>
          <table:table-cell table:style-name="ce13" table:formula="of:=([.G19]+[.J19])/([.H19]+[.G19]+[.J19])" office:value-type="percentage" office:value="0.270833333333333" calcext:value-type="percentage">
            <text:p>27.08%</text:p>
          </table:table-cell>
          <table:table-cell table:style-name="ce13" table:formula="of:=[.G19]/([.H19]+[.G19]+[.J19])" office:value-type="percentage" office:value="0" calcext:value-type="percentage">
            <text:p>0.00%</text:p>
          </table:table-cell>
          <table:table-cell table:style-name="ce13" table:formula="of:=[.J19]/([.H19]+[.G19]+[.J19])" office:value-type="percentage" office:value="0.270833333333333" calcext:value-type="percentage">
            <text:p>27.08%</text:p>
          </table:table-cell>
          <table:table-cell table:number-columns-repeated="1006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83" calcext:value-type="float">
            <text:p>12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13" table:formula="of:=[.G20]/([.G20]+[.H20])" office:value-type="percentage" office:value="0" calcext:value-type="percentage">
            <text:p>0.00%</text:p>
          </table:table-cell>
          <table:table-cell table:style-name="ce15" table:formula="of:=([.H20]+[.G20]+[.I20]+[.J20])/([.H20]+[.G20])" office:value-type="float" office:value="2.17948717948718" calcext:value-type="float">
            <text:p>2.18</text:p>
          </table:table-cell>
          <table:table-cell table:style-name="ce15" table:formula="of:=IF(([.I20]+[.J20]) = 0; 1; [.J20]/([.J20]+[.G20]))" office:value-type="float" office:value="1" calcext:value-type="float">
            <text:p>1.00</text:p>
          </table:table-cell>
          <table:table-cell table:style-name="ce19" table:formula="of:=[.H20]/([.H20]+[.G20]+[.J20]+[.I20])" office:value-type="float" office:value="0.458823529411765" calcext:value-type="float">
            <text:p>0.46</text:p>
          </table:table-cell>
          <table:table-cell table:style-name="ce19" table:formula="of:=([.J20]+[.I20]+[.G20])/([.H20]+[.I20]+[.J20]+[.G20])" office:value-type="float" office:value="0.541176470588235" calcext:value-type="float">
            <text:p>0.54</text:p>
          </table:table-cell>
          <table:table-cell table:style-name="ce13" table:formula="of:=([.G20]+[.J20])/([.H20]+[.G20]+[.J20])" office:value-type="percentage" office:value="0.370967741935484" calcext:value-type="percentage">
            <text:p>37.10%</text:p>
          </table:table-cell>
          <table:table-cell table:style-name="ce13" table:formula="of:=[.G20]/([.H20]+[.G20]+[.J20])" office:value-type="percentage" office:value="0" calcext:value-type="percentage">
            <text:p>0.00%</text:p>
          </table:table-cell>
          <table:table-cell table:style-name="ce13" table:formula="of:=[.J20]/([.H20]+[.G20]+[.J20])" office:value-type="percentage" office:value="0.370967741935484" calcext:value-type="percentage">
            <text:p>37.10%</text:p>
          </table:table-cell>
          <table:table-cell table:number-columns-repeated="1006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3" table:formula="of:=[.G21]/([.G21]+[.H21])" office:value-type="percentage" office:value="0" calcext:value-type="percentage">
            <text:p>0.00%</text:p>
          </table:table-cell>
          <table:table-cell table:style-name="ce15" table:formula="of:=([.H21]+[.G21]+[.I21]+[.J21])/([.H21]+[.G21])" office:value-type="float" office:value="1.54545454545455" calcext:value-type="float">
            <text:p>1.55</text:p>
          </table:table-cell>
          <table:table-cell table:style-name="ce15" table:formula="of:=IF(([.I21]+[.J21]) = 0; 1; [.J21]/([.J21]+[.G21]))" office:value-type="float" office:value="1" calcext:value-type="float">
            <text:p>1.00</text:p>
          </table:table-cell>
          <table:table-cell table:style-name="ce19" table:formula="of:=[.H21]/([.H21]+[.G21]+[.J21]+[.I21])" office:value-type="float" office:value="0.647058823529412" calcext:value-type="float">
            <text:p>0.65</text:p>
          </table:table-cell>
          <table:table-cell table:style-name="ce19" table:formula="of:=([.J21]+[.I21]+[.G21])/([.H21]+[.I21]+[.J21]+[.G21])" office:value-type="float" office:value="0.352941176470588" calcext:value-type="float">
            <text:p>0.35</text:p>
          </table:table-cell>
          <table:table-cell table:style-name="ce13" table:formula="of:=([.G21]+[.J21])/([.H21]+[.G21]+[.J21])" office:value-type="percentage" office:value="0.214285714285714" calcext:value-type="percentage">
            <text:p>21.43%</text:p>
          </table:table-cell>
          <table:table-cell table:style-name="ce13" table:formula="of:=[.G21]/([.H21]+[.G21]+[.J21])" office:value-type="percentage" office:value="0" calcext:value-type="percentage">
            <text:p>0.00%</text:p>
          </table:table-cell>
          <table:table-cell table:style-name="ce13" table:formula="of:=[.J21]/([.H21]+[.G21]+[.J21])" office:value-type="percentage" office:value="0.214285714285714" calcext:value-type="percentage">
            <text:p>21.43%</text:p>
          </table:table-cell>
          <table:table-cell table:number-columns-repeated="1006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table:formula="of:=[.G22]/([.G22]+[.H22])" office:value-type="percentage" office:value="0" calcext:value-type="percentage">
            <text:p>0.00%</text:p>
          </table:table-cell>
          <table:table-cell table:style-name="ce15" table:formula="of:=([.H22]+[.G22]+[.I22]+[.J22])/([.H22]+[.G22])" office:value-type="float" office:value="1.7741935483871" calcext:value-type="float">
            <text:p>1.77</text:p>
          </table:table-cell>
          <table:table-cell table:style-name="ce15" table:formula="of:=IF(([.I22]+[.J22]) = 0; 1; [.J22]/([.J22]+[.G22]))" office:value-type="float" office:value="1" calcext:value-type="float">
            <text:p>1.00</text:p>
          </table:table-cell>
          <table:table-cell table:style-name="ce19" table:formula="of:=[.H22]/([.H22]+[.G22]+[.J22]+[.I22])" office:value-type="float" office:value="0.563636363636364" calcext:value-type="float">
            <text:p>0.56</text:p>
          </table:table-cell>
          <table:table-cell table:style-name="ce19" table:formula="of:=([.J22]+[.I22]+[.G22])/([.H22]+[.I22]+[.J22]+[.G22])" office:value-type="float" office:value="0.436363636363636" calcext:value-type="float">
            <text:p>0.44</text:p>
          </table:table-cell>
          <table:table-cell table:style-name="ce13" table:formula="of:=([.G22]+[.J22])/([.H22]+[.G22]+[.J22])" office:value-type="percentage" office:value="0.27906976744186" calcext:value-type="percentage">
            <text:p>27.91%</text:p>
          </table:table-cell>
          <table:table-cell table:style-name="ce13" table:formula="of:=[.G22]/([.H22]+[.G22]+[.J22])" office:value-type="percentage" office:value="0" calcext:value-type="percentage">
            <text:p>0.00%</text:p>
          </table:table-cell>
          <table:table-cell table:style-name="ce13" table:formula="of:=[.J22]/([.H22]+[.G22]+[.J22])" office:value-type="percentage" office:value="0.27906976744186" calcext:value-type="percentage">
            <text:p>27.91%</text:p>
          </table:table-cell>
          <table:table-cell table:number-columns-repeated="1006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table:formula="of:=[.G23]/([.G23]+[.H23])" office:value-type="percentage" office:value="0" calcext:value-type="percentage">
            <text:p>0.00%</text:p>
          </table:table-cell>
          <table:table-cell table:style-name="ce15" table:formula="of:=([.H23]+[.G23]+[.I23]+[.J23])/([.H23]+[.G23])" office:value-type="float" office:value="1.82758620689655" calcext:value-type="float">
            <text:p>1.83</text:p>
          </table:table-cell>
          <table:table-cell table:style-name="ce15" table:formula="of:=IF(([.I23]+[.J23]) = 0; 1; [.J23]/([.J23]+[.G23]))" office:value-type="float" office:value="1" calcext:value-type="float">
            <text:p>1.00</text:p>
          </table:table-cell>
          <table:table-cell table:style-name="ce19" table:formula="of:=[.H23]/([.H23]+[.G23]+[.J23]+[.I23])" office:value-type="float" office:value="0.547169811320755" calcext:value-type="float">
            <text:p>0.55</text:p>
          </table:table-cell>
          <table:table-cell table:style-name="ce19" table:formula="of:=([.J23]+[.I23]+[.G23])/([.H23]+[.I23]+[.J23]+[.G23])" office:value-type="float" office:value="0.452830188679245" calcext:value-type="float">
            <text:p>0.45</text:p>
          </table:table-cell>
          <table:table-cell table:style-name="ce13" table:formula="of:=([.G23]+[.J23])/([.H23]+[.G23]+[.J23])" office:value-type="percentage" office:value="0.292682926829268" calcext:value-type="percentage">
            <text:p>29.27%</text:p>
          </table:table-cell>
          <table:table-cell table:style-name="ce13" table:formula="of:=[.G23]/([.H23]+[.G23]+[.J23])" office:value-type="percentage" office:value="0" calcext:value-type="percentage">
            <text:p>0.00%</text:p>
          </table:table-cell>
          <table:table-cell table:style-name="ce13" table:formula="of:=[.J23]/([.H23]+[.G23]+[.J23])" office:value-type="percentage" office:value="0.292682926829268" calcext:value-type="percentage">
            <text:p>29.27%</text:p>
          </table:table-cell>
          <table:table-cell table:number-columns-repeated="1006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44" calcext:value-type="float">
            <text:p>10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3" table:formula="of:=[.G24]/([.G24]+[.H24])" office:value-type="percentage" office:value="0.037037037037037" calcext:value-type="percentage">
            <text:p>3.70%</text:p>
          </table:table-cell>
          <table:table-cell table:style-name="ce15" table:formula="of:=([.H24]+[.G24]+[.I24]+[.J24])/([.H24]+[.G24])" office:value-type="float" office:value="1.51851851851852" calcext:value-type="float">
            <text:p>1.52</text:p>
          </table:table-cell>
          <table:table-cell table:style-name="ce15" table:formula="of:=IF(([.I24]+[.J24]) = 0; 1; [.J24]/([.J24]+[.G24]))" office:value-type="float" office:value="0.875" calcext:value-type="float">
            <text:p>0.88</text:p>
          </table:table-cell>
          <table:table-cell table:style-name="ce19" table:formula="of:=[.H24]/([.H24]+[.G24]+[.J24]+[.I24])" office:value-type="float" office:value="0.634146341463415" calcext:value-type="float">
            <text:p>0.63</text:p>
          </table:table-cell>
          <table:table-cell table:style-name="ce19" table:formula="of:=([.J24]+[.I24]+[.G24])/([.H24]+[.I24]+[.J24]+[.G24])" office:value-type="float" office:value="0.365853658536585" calcext:value-type="float">
            <text:p>0.37</text:p>
          </table:table-cell>
          <table:table-cell table:style-name="ce13" table:formula="of:=([.G24]+[.J24])/([.H24]+[.G24]+[.J24])" office:value-type="percentage" office:value="0.235294117647059" calcext:value-type="percentage">
            <text:p>23.53%</text:p>
          </table:table-cell>
          <table:table-cell table:style-name="ce13" table:formula="of:=[.G24]/([.H24]+[.G24]+[.J24])" office:value-type="percentage" office:value="0.0294117647058823" calcext:value-type="percentage">
            <text:p>2.94%</text:p>
          </table:table-cell>
          <table:table-cell table:style-name="ce13" table:formula="of:=[.J24]/([.H24]+[.G24]+[.J24])" office:value-type="percentage" office:value="0.205882352941176" calcext:value-type="percentage">
            <text:p>20.59%</text:p>
          </table:table-cell>
          <table:table-cell table:number-columns-repeated="1006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83" calcext:value-type="float">
            <text:p>10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formula="of:=[.G25]/([.G25]+[.H25])" office:value-type="percentage" office:value="0" calcext:value-type="percentage">
            <text:p>0.00%</text:p>
          </table:table-cell>
          <table:table-cell table:style-name="ce15" table:formula="of:=([.H25]+[.G25]+[.I25]+[.J25])/([.H25]+[.G25])" office:value-type="float" office:value="1.59259259259259" calcext:value-type="float">
            <text:p>1.59</text:p>
          </table:table-cell>
          <table:table-cell table:style-name="ce15" table:formula="of:=IF(([.I25]+[.J25]) = 0; 1; [.J25]/([.J25]+[.G25]))" office:value-type="float" office:value="1" calcext:value-type="float">
            <text:p>1.00</text:p>
          </table:table-cell>
          <table:table-cell table:style-name="ce19" table:formula="of:=[.H25]/([.H25]+[.G25]+[.J25]+[.I25])" office:value-type="float" office:value="0.627906976744186" calcext:value-type="float">
            <text:p>0.63</text:p>
          </table:table-cell>
          <table:table-cell table:style-name="ce19" table:formula="of:=([.J25]+[.I25]+[.G25])/([.H25]+[.I25]+[.J25]+[.G25])" office:value-type="float" office:value="0.372093023255814" calcext:value-type="float">
            <text:p>0.37</text:p>
          </table:table-cell>
          <table:table-cell table:style-name="ce13" table:formula="of:=([.G25]+[.J25])/([.H25]+[.G25]+[.J25])" office:value-type="percentage" office:value="0.228571428571429" calcext:value-type="percentage">
            <text:p>22.86%</text:p>
          </table:table-cell>
          <table:table-cell table:style-name="ce13" table:formula="of:=[.G25]/([.H25]+[.G25]+[.J25])" office:value-type="percentage" office:value="0" calcext:value-type="percentage">
            <text:p>0.00%</text:p>
          </table:table-cell>
          <table:table-cell table:style-name="ce13" table:formula="of:=[.J25]/([.H25]+[.G25]+[.J25])" office:value-type="percentage" office:value="0.228571428571429" calcext:value-type="percentage">
            <text:p>22.86%</text:p>
          </table:table-cell>
          <table:table-cell table:number-columns-repeated="1006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91" calcext:value-type="float">
            <text:p>10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13" table:formula="of:=[.G26]/([.G26]+[.H26])" office:value-type="percentage" office:value="0" calcext:value-type="percentage">
            <text:p>0.00%</text:p>
          </table:table-cell>
          <table:table-cell table:style-name="ce15" table:formula="of:=([.H26]+[.G26]+[.I26]+[.J26])/([.H26]+[.G26])" office:value-type="float" office:value="2.15384615384615" calcext:value-type="float">
            <text:p>2.15</text:p>
          </table:table-cell>
          <table:table-cell table:style-name="ce15" table:formula="of:=IF(([.I26]+[.J26]) = 0; 1; [.J26]/([.J26]+[.G26]))" office:value-type="float" office:value="1" calcext:value-type="float">
            <text:p>1.00</text:p>
          </table:table-cell>
          <table:table-cell table:style-name="ce19" table:formula="of:=[.H26]/([.H26]+[.G26]+[.J26]+[.I26])" office:value-type="float" office:value="0.464285714285714" calcext:value-type="float">
            <text:p>0.46</text:p>
          </table:table-cell>
          <table:table-cell table:style-name="ce19" table:formula="of:=([.J26]+[.I26]+[.G26])/([.H26]+[.I26]+[.J26]+[.G26])" office:value-type="float" office:value="0.535714285714286" calcext:value-type="float">
            <text:p>0.54</text:p>
          </table:table-cell>
          <table:table-cell table:style-name="ce13" table:formula="of:=([.G26]+[.J26])/([.H26]+[.G26]+[.J26])" office:value-type="percentage" office:value="0.365853658536585" calcext:value-type="percentage">
            <text:p>36.59%</text:p>
          </table:table-cell>
          <table:table-cell table:style-name="ce13" table:formula="of:=[.G26]/([.H26]+[.G26]+[.J26])" office:value-type="percentage" office:value="0" calcext:value-type="percentage">
            <text:p>0.00%</text:p>
          </table:table-cell>
          <table:table-cell table:style-name="ce13" table:formula="of:=[.J26]/([.H26]+[.G26]+[.J26])" office:value-type="percentage" office:value="0.365853658536585" calcext:value-type="percentage">
            <text:p>36.59%</text:p>
          </table:table-cell>
          <table:table-cell table:number-columns-repeated="1006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98" calcext:value-type="float">
            <text:p>11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3" table:formula="of:=[.G27]/([.G27]+[.H27])" office:value-type="percentage" office:value="0" calcext:value-type="percentage">
            <text:p>0.00%</text:p>
          </table:table-cell>
          <table:table-cell table:style-name="ce15" table:formula="of:=([.H27]+[.G27]+[.I27]+[.J27])/([.H27]+[.G27])" office:value-type="float" office:value="1.60606060606061" calcext:value-type="float">
            <text:p>1.61</text:p>
          </table:table-cell>
          <table:table-cell table:style-name="ce15" table:formula="of:=IF(([.I27]+[.J27]) = 0; 1; [.J27]/([.J27]+[.G27]))" office:value-type="float" office:value="1" calcext:value-type="float">
            <text:p>1.00</text:p>
          </table:table-cell>
          <table:table-cell table:style-name="ce19" table:formula="of:=[.H27]/([.H27]+[.G27]+[.J27]+[.I27])" office:value-type="float" office:value="0.622641509433962" calcext:value-type="float">
            <text:p>0.62</text:p>
          </table:table-cell>
          <table:table-cell table:style-name="ce19" table:formula="of:=([.J27]+[.I27]+[.G27])/([.H27]+[.I27]+[.J27]+[.G27])" office:value-type="float" office:value="0.377358490566038" calcext:value-type="float">
            <text:p>0.38</text:p>
          </table:table-cell>
          <table:table-cell table:style-name="ce13" table:formula="of:=([.G27]+[.J27])/([.H27]+[.G27]+[.J27])" office:value-type="percentage" office:value="0.232558139534884" calcext:value-type="percentage">
            <text:p>23.26%</text:p>
          </table:table-cell>
          <table:table-cell table:style-name="ce13" table:formula="of:=[.G27]/([.H27]+[.G27]+[.J27])" office:value-type="percentage" office:value="0" calcext:value-type="percentage">
            <text:p>0.00%</text:p>
          </table:table-cell>
          <table:table-cell table:style-name="ce13" table:formula="of:=[.J27]/([.H27]+[.G27]+[.J27])" office:value-type="percentage" office:value="0.232558139534884" calcext:value-type="percentage">
            <text:p>23.26%</text:p>
          </table:table-cell>
          <table:table-cell table:number-columns-repeated="1006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63" calcext:value-type="float">
            <text:p>11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13" table:formula="of:=[.G28]/([.G28]+[.H28])" office:value-type="percentage" office:value="0" calcext:value-type="percentage">
            <text:p>0.00%</text:p>
          </table:table-cell>
          <table:table-cell table:style-name="ce15" table:formula="of:=([.H28]+[.G28]+[.I28]+[.J28])/([.H28]+[.G28])" office:value-type="float" office:value="1.88" calcext:value-type="float">
            <text:p>1.88</text:p>
          </table:table-cell>
          <table:table-cell table:style-name="ce15" table:formula="of:=IF(([.I28]+[.J28]) = 0; 1; [.J28]/([.J28]+[.G28]))" office:value-type="float" office:value="1" calcext:value-type="float">
            <text:p>1.00</text:p>
          </table:table-cell>
          <table:table-cell table:style-name="ce19" table:formula="of:=[.H28]/([.H28]+[.G28]+[.J28]+[.I28])" office:value-type="float" office:value="0.531914893617021" calcext:value-type="float">
            <text:p>0.53</text:p>
          </table:table-cell>
          <table:table-cell table:style-name="ce19" table:formula="of:=([.J28]+[.I28]+[.G28])/([.H28]+[.I28]+[.J28]+[.G28])" office:value-type="float" office:value="0.468085106382979" calcext:value-type="float">
            <text:p>0.47</text:p>
          </table:table-cell>
          <table:table-cell table:style-name="ce13" table:formula="of:=([.G28]+[.J28])/([.H28]+[.G28]+[.J28])" office:value-type="percentage" office:value="0.305555555555556" calcext:value-type="percentage">
            <text:p>30.56%</text:p>
          </table:table-cell>
          <table:table-cell table:style-name="ce13" table:formula="of:=[.G28]/([.H28]+[.G28]+[.J28])" office:value-type="percentage" office:value="0" calcext:value-type="percentage">
            <text:p>0.00%</text:p>
          </table:table-cell>
          <table:table-cell table:style-name="ce13" table:formula="of:=[.J28]/([.H28]+[.G28]+[.J28])" office:value-type="percentage" office:value="0.305555555555556" calcext:value-type="percentage">
            <text:p>30.56%</text:p>
          </table:table-cell>
          <table:table-cell table:number-columns-repeated="1006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29]/([.G29]+[.H29])" office:value-type="percentage" office:value="0" calcext:value-type="percentage">
            <text:p>0.00%</text:p>
          </table:table-cell>
          <table:table-cell table:style-name="ce15" table:formula="of:=([.H29]+[.G29]+[.I29]+[.J29])/([.H29]+[.G29])" office:value-type="float" office:value="1.125" calcext:value-type="float">
            <text:p>1.13</text:p>
          </table:table-cell>
          <table:table-cell table:style-name="ce15" table:formula="of:=IF(([.I29]+[.J29]) = 0; 1; [.J29]/([.J29]+[.G29]))" office:value-type="float" office:value="1" calcext:value-type="float">
            <text:p>1.00</text:p>
          </table:table-cell>
          <table:table-cell table:style-name="ce19" table:formula="of:=[.H29]/([.H29]+[.G29]+[.J29]+[.I29])" office:value-type="float" office:value="0.888888888888889" calcext:value-type="float">
            <text:p>0.89</text:p>
          </table:table-cell>
          <table:table-cell table:style-name="ce19" table:formula="of:=([.J29]+[.I29]+[.G29])/([.H29]+[.I29]+[.J29]+[.G29])" office:value-type="float" office:value="0.111111111111111" calcext:value-type="float">
            <text:p>0.11</text:p>
          </table:table-cell>
          <table:table-cell table:style-name="ce13" table:formula="of:=([.G29]+[.J29])/([.H29]+[.G29]+[.J29])" office:value-type="percentage" office:value="0.0588235294117647" calcext:value-type="percentage">
            <text:p>5.88%</text:p>
          </table:table-cell>
          <table:table-cell table:style-name="ce13" table:formula="of:=[.G29]/([.H29]+[.G29]+[.J29])" office:value-type="percentage" office:value="0" calcext:value-type="percentage">
            <text:p>0.00%</text:p>
          </table:table-cell>
          <table:table-cell table:style-name="ce13" table:formula="of:=[.J29]/([.H29]+[.G29]+[.J29])" office:value-type="percentage" office:value="0.0588235294117647" calcext:value-type="percentage">
            <text:p>5.88%</text:p>
          </table:table-cell>
          <table:table-cell table:number-columns-repeated="1006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30]/([.G30]+[.H30])" office:value-type="percentage" office:value="0" calcext:value-type="percentage">
            <text:p>0.00%</text:p>
          </table:table-cell>
          <table:table-cell table:style-name="ce15" table:formula="of:=([.H30]+[.G30]+[.I30]+[.J30])/([.H30]+[.G30])" office:value-type="float" office:value="1.2" calcext:value-type="float">
            <text:p>1.20</text:p>
          </table:table-cell>
          <table:table-cell table:style-name="ce15" table:formula="of:=IF(([.I30]+[.J30]) = 0; 1; [.J30]/([.J30]+[.G30]))" office:value-type="float" office:value="1" calcext:value-type="float">
            <text:p>1.00</text:p>
          </table:table-cell>
          <table:table-cell table:style-name="ce19" table:formula="of:=[.H30]/([.H30]+[.G30]+[.J30]+[.I30])" office:value-type="float" office:value="0.833333333333333" calcext:value-type="float">
            <text:p>0.83</text:p>
          </table:table-cell>
          <table:table-cell table:style-name="ce19" table:formula="of:=([.J30]+[.I30]+[.G30])/([.H30]+[.I30]+[.J30]+[.G30])" office:value-type="float" office:value="0.166666666666667" calcext:value-type="float">
            <text:p>0.17</text:p>
          </table:table-cell>
          <table:table-cell table:style-name="ce13" table:formula="of:=([.G30]+[.J30])/([.H30]+[.G30]+[.J30])" office:value-type="percentage" office:value="0.0909090909090909" calcext:value-type="percentage">
            <text:p>9.09%</text:p>
          </table:table-cell>
          <table:table-cell table:style-name="ce13" table:formula="of:=[.G30]/([.H30]+[.G30]+[.J30])" office:value-type="percentage" office:value="0" calcext:value-type="percentage">
            <text:p>0.00%</text:p>
          </table:table-cell>
          <table:table-cell table:style-name="ce13" table:formula="of:=[.J30]/([.H30]+[.G30]+[.J30])" office:value-type="percentage" office:value="0.0909090909090909" calcext:value-type="percentage">
            <text:p>9.09%</text:p>
          </table:table-cell>
          <table:table-cell table:number-columns-repeated="1006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31]/([.G31]+[.H31])" office:value-type="percentage" office:value="0" calcext:value-type="percentage">
            <text:p>0.00%</text:p>
          </table:table-cell>
          <table:table-cell table:style-name="ce15" table:formula="of:=([.H31]+[.G31]+[.I31]+[.J31])/([.H31]+[.G31])" office:value-type="float" office:value="1.26086956521739" calcext:value-type="float">
            <text:p>1.26</text:p>
          </table:table-cell>
          <table:table-cell table:style-name="ce15" table:formula="of:=IF(([.I31]+[.J31]) = 0; 1; [.J31]/([.J31]+[.G31]))" office:value-type="float" office:value="1" calcext:value-type="float">
            <text:p>1.00</text:p>
          </table:table-cell>
          <table:table-cell table:style-name="ce19" table:formula="of:=[.H31]/([.H31]+[.G31]+[.J31]+[.I31])" office:value-type="float" office:value="0.793103448275862" calcext:value-type="float">
            <text:p>0.79</text:p>
          </table:table-cell>
          <table:table-cell table:style-name="ce19" table:formula="of:=([.J31]+[.I31]+[.G31])/([.H31]+[.I31]+[.J31]+[.G31])" office:value-type="float" office:value="0.206896551724138" calcext:value-type="float">
            <text:p>0.21</text:p>
          </table:table-cell>
          <table:table-cell table:style-name="ce13" table:formula="of:=([.G31]+[.J31])/([.H31]+[.G31]+[.J31])" office:value-type="percentage" office:value="0.115384615384615" calcext:value-type="percentage">
            <text:p>11.54%</text:p>
          </table:table-cell>
          <table:table-cell table:style-name="ce13" table:formula="of:=[.G31]/([.H31]+[.G31]+[.J31])" office:value-type="percentage" office:value="0" calcext:value-type="percentage">
            <text:p>0.00%</text:p>
          </table:table-cell>
          <table:table-cell table:style-name="ce13" table:formula="of:=[.J31]/([.H31]+[.G31]+[.J31])" office:value-type="percentage" office:value="0.115384615384615" calcext:value-type="percentage">
            <text:p>11.54%</text:p>
          </table:table-cell>
          <table:table-cell table:number-columns-repeated="1006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32]/([.G32]+[.H32])" office:value-type="percentage" office:value="0" calcext:value-type="percentage">
            <text:p>0.00%</text:p>
          </table:table-cell>
          <table:table-cell table:style-name="ce15" table:formula="of:=([.H32]+[.G32]+[.I32]+[.J32])/([.H32]+[.G32])" office:value-type="float" office:value="1.23076923076923" calcext:value-type="float">
            <text:p>1.23</text:p>
          </table:table-cell>
          <table:table-cell table:style-name="ce15" table:formula="of:=IF(([.I32]+[.J32]) = 0; 1; [.J32]/([.J32]+[.G32]))" office:value-type="float" office:value="1" calcext:value-type="float">
            <text:p>1.00</text:p>
          </table:table-cell>
          <table:table-cell table:style-name="ce19" table:formula="of:=[.H32]/([.H32]+[.G32]+[.J32]+[.I32])" office:value-type="float" office:value="0.8125" calcext:value-type="float">
            <text:p>0.81</text:p>
          </table:table-cell>
          <table:table-cell table:style-name="ce19" table:formula="of:=([.J32]+[.I32]+[.G32])/([.H32]+[.I32]+[.J32]+[.G32])" office:value-type="float" office:value="0.1875" calcext:value-type="float">
            <text:p>0.19</text:p>
          </table:table-cell>
          <table:table-cell table:style-name="ce13" table:formula="of:=([.G32]+[.J32])/([.H32]+[.G32]+[.J32])" office:value-type="percentage" office:value="0.103448275862069" calcext:value-type="percentage">
            <text:p>10.34%</text:p>
          </table:table-cell>
          <table:table-cell table:style-name="ce13" table:formula="of:=[.G32]/([.H32]+[.G32]+[.J32])" office:value-type="percentage" office:value="0" calcext:value-type="percentage">
            <text:p>0.00%</text:p>
          </table:table-cell>
          <table:table-cell table:style-name="ce13" table:formula="of:=[.J32]/([.H32]+[.G32]+[.J32])" office:value-type="percentage" office:value="0.103448275862069" calcext:value-type="percentage">
            <text:p>10.34%</text:p>
          </table:table-cell>
          <table:table-cell table:number-columns-repeated="1006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table:formula="of:=[.G33]/([.G33]+[.H33])" office:value-type="percentage" office:value="0" calcext:value-type="percentage">
            <text:p>0.00%</text:p>
          </table:table-cell>
          <table:table-cell table:style-name="ce15" table:formula="of:=([.H33]+[.G33]+[.I33]+[.J33])/([.H33]+[.G33])" office:value-type="float" office:value="1.26315789473684" calcext:value-type="float">
            <text:p>1.26</text:p>
          </table:table-cell>
          <table:table-cell table:style-name="ce15" table:formula="of:=IF(([.I33]+[.J33]) = 0; 1; [.J33]/([.J33]+[.G33]))" office:value-type="float" office:value="1" calcext:value-type="float">
            <text:p>1.00</text:p>
          </table:table-cell>
          <table:table-cell table:style-name="ce19" table:formula="of:=[.H33]/([.H33]+[.G33]+[.J33]+[.I33])" office:value-type="float" office:value="0.791666666666667" calcext:value-type="float">
            <text:p>0.79</text:p>
          </table:table-cell>
          <table:table-cell table:style-name="ce19" table:formula="of:=([.J33]+[.I33]+[.G33])/([.H33]+[.I33]+[.J33]+[.G33])" office:value-type="float" office:value="0.208333333333333" calcext:value-type="float">
            <text:p>0.21</text:p>
          </table:table-cell>
          <table:table-cell table:style-name="ce13" table:formula="of:=([.G33]+[.J33])/([.H33]+[.G33]+[.J33])" office:value-type="percentage" office:value="0.116279069767442" calcext:value-type="percentage">
            <text:p>11.63%</text:p>
          </table:table-cell>
          <table:table-cell table:style-name="ce13" table:formula="of:=[.G33]/([.H33]+[.G33]+[.J33])" office:value-type="percentage" office:value="0" calcext:value-type="percentage">
            <text:p>0.00%</text:p>
          </table:table-cell>
          <table:table-cell table:style-name="ce13" table:formula="of:=[.J33]/([.H33]+[.G33]+[.J33])" office:value-type="percentage" office:value="0.116279069767442" calcext:value-type="percentage">
            <text:p>11.63%</text:p>
          </table:table-cell>
          <table:table-cell table:number-columns-repeated="1006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34]/([.G34]+[.H34])" office:value-type="percentage" office:value="0" calcext:value-type="percentage">
            <text:p>0.00%</text:p>
          </table:table-cell>
          <table:table-cell table:style-name="ce15" table:formula="of:=([.H34]+[.G34]+[.I34]+[.J34])/([.H34]+[.G34])" office:value-type="float" office:value="1.24242424242424" calcext:value-type="float">
            <text:p>1.24</text:p>
          </table:table-cell>
          <table:table-cell table:style-name="ce15" table:formula="of:=IF(([.I34]+[.J34]) = 0; 1; [.J34]/([.J34]+[.G34]))" office:value-type="float" office:value="1" calcext:value-type="float">
            <text:p>1.00</text:p>
          </table:table-cell>
          <table:table-cell table:style-name="ce19" table:formula="of:=[.H34]/([.H34]+[.G34]+[.J34]+[.I34])" office:value-type="float" office:value="0.804878048780488" calcext:value-type="float">
            <text:p>0.80</text:p>
          </table:table-cell>
          <table:table-cell table:style-name="ce19" table:formula="of:=([.J34]+[.I34]+[.G34])/([.H34]+[.I34]+[.J34]+[.G34])" office:value-type="float" office:value="0.195121951219512" calcext:value-type="float">
            <text:p>0.20</text:p>
          </table:table-cell>
          <table:table-cell table:style-name="ce13" table:formula="of:=([.G34]+[.J34])/([.H34]+[.G34]+[.J34])" office:value-type="percentage" office:value="0.108108108108108" calcext:value-type="percentage">
            <text:p>10.81%</text:p>
          </table:table-cell>
          <table:table-cell table:style-name="ce13" table:formula="of:=[.G34]/([.H34]+[.G34]+[.J34])" office:value-type="percentage" office:value="0" calcext:value-type="percentage">
            <text:p>0.00%</text:p>
          </table:table-cell>
          <table:table-cell table:style-name="ce13" table:formula="of:=[.J34]/([.H34]+[.G34]+[.J34])" office:value-type="percentage" office:value="0.108108108108108" calcext:value-type="percentage">
            <text:p>10.81%</text:p>
          </table:table-cell>
          <table:table-cell table:number-columns-repeated="1006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35]/([.G35]+[.H35])" office:value-type="percentage" office:value="0" calcext:value-type="percentage">
            <text:p>0.00%</text:p>
          </table:table-cell>
          <table:table-cell table:style-name="ce15" table:formula="of:=([.H35]+[.G35]+[.I35]+[.J35])/([.H35]+[.G35])" office:value-type="float" office:value="1.23529411764706" calcext:value-type="float">
            <text:p>1.24</text:p>
          </table:table-cell>
          <table:table-cell table:style-name="ce15" table:formula="of:=IF(([.I35]+[.J35]) = 0; 1; [.J35]/([.J35]+[.G35]))" office:value-type="float" office:value="1" calcext:value-type="float">
            <text:p>1.00</text:p>
          </table:table-cell>
          <table:table-cell table:style-name="ce19" table:formula="of:=[.H35]/([.H35]+[.G35]+[.J35]+[.I35])" office:value-type="float" office:value="0.80952380952381" calcext:value-type="float">
            <text:p>0.81</text:p>
          </table:table-cell>
          <table:table-cell table:style-name="ce19" table:formula="of:=([.J35]+[.I35]+[.G35])/([.H35]+[.I35]+[.J35]+[.G35])" office:value-type="float" office:value="0.19047619047619" calcext:value-type="float">
            <text:p>0.19</text:p>
          </table:table-cell>
          <table:table-cell table:style-name="ce13" table:formula="of:=([.G35]+[.J35])/([.H35]+[.G35]+[.J35])" office:value-type="percentage" office:value="0.105263157894737" calcext:value-type="percentage">
            <text:p>10.53%</text:p>
          </table:table-cell>
          <table:table-cell table:style-name="ce13" table:formula="of:=[.G35]/([.H35]+[.G35]+[.J35])" office:value-type="percentage" office:value="0" calcext:value-type="percentage">
            <text:p>0.00%</text:p>
          </table:table-cell>
          <table:table-cell table:style-name="ce13" table:formula="of:=[.J35]/([.H35]+[.G35]+[.J35])" office:value-type="percentage" office:value="0.105263157894737" calcext:value-type="percentage">
            <text:p>10.53%</text:p>
          </table:table-cell>
          <table:table-cell table:number-columns-repeated="1006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36]/([.G36]+[.H36])" office:value-type="percentage" office:value="0" calcext:value-type="percentage">
            <text:p>0.00%</text:p>
          </table:table-cell>
          <table:table-cell table:style-name="ce15" table:formula="of:=([.H36]+[.G36]+[.I36]+[.J36])/([.H36]+[.G36])" office:value-type="float" office:value="1.14285714285714" calcext:value-type="float">
            <text:p>1.14</text:p>
          </table:table-cell>
          <table:table-cell table:style-name="ce15" table:formula="of:=IF(([.I36]+[.J36]) = 0; 1; [.J36]/([.J36]+[.G36]))" office:value-type="float" office:value="1" calcext:value-type="float">
            <text:p>1.00</text:p>
          </table:table-cell>
          <table:table-cell table:style-name="ce19" table:formula="of:=[.H36]/([.H36]+[.G36]+[.J36]+[.I36])" office:value-type="float" office:value="0.875" calcext:value-type="float">
            <text:p>0.88</text:p>
          </table:table-cell>
          <table:table-cell table:style-name="ce19" table:formula="of:=([.J36]+[.I36]+[.G36])/([.H36]+[.I36]+[.J36]+[.G36])" office:value-type="float" office:value="0.125" calcext:value-type="float">
            <text:p>0.13</text:p>
          </table:table-cell>
          <table:table-cell table:style-name="ce13" table:formula="of:=([.G36]+[.J36])/([.H36]+[.G36]+[.J36])" office:value-type="percentage" office:value="0.0666666666666667" calcext:value-type="percentage">
            <text:p>6.67%</text:p>
          </table:table-cell>
          <table:table-cell table:style-name="ce13" table:formula="of:=[.G36]/([.H36]+[.G36]+[.J36])" office:value-type="percentage" office:value="0" calcext:value-type="percentage">
            <text:p>0.00%</text:p>
          </table:table-cell>
          <table:table-cell table:style-name="ce13" table:formula="of:=[.J36]/([.H36]+[.G36]+[.J36])" office:value-type="percentage" office:value="0.0666666666666667" calcext:value-type="percentage">
            <text:p>6.67%</text:p>
          </table:table-cell>
          <table:table-cell table:number-columns-repeated="1006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formula="of:=[.G37]/([.G37]+[.H37])" office:value-type="percentage" office:value="0" calcext:value-type="percentage">
            <text:p>0.00%</text:p>
          </table:table-cell>
          <table:table-cell table:style-name="ce15" table:formula="of:=([.H37]+[.G37]+[.I37]+[.J37])/([.H37]+[.G37])" office:value-type="float" office:value="1.55172413793103" calcext:value-type="float">
            <text:p>1.55</text:p>
          </table:table-cell>
          <table:table-cell table:style-name="ce15" table:formula="of:=IF(([.I37]+[.J37]) = 0; 1; [.J37]/([.J37]+[.G37]))" office:value-type="float" office:value="1" calcext:value-type="float">
            <text:p>1.00</text:p>
          </table:table-cell>
          <table:table-cell table:style-name="ce19" table:formula="of:=[.H37]/([.H37]+[.G37]+[.J37]+[.I37])" office:value-type="float" office:value="0.644444444444444" calcext:value-type="float">
            <text:p>0.64</text:p>
          </table:table-cell>
          <table:table-cell table:style-name="ce19" table:formula="of:=([.J37]+[.I37]+[.G37])/([.H37]+[.I37]+[.J37]+[.G37])" office:value-type="float" office:value="0.355555555555556" calcext:value-type="float">
            <text:p>0.36</text:p>
          </table:table-cell>
          <table:table-cell table:style-name="ce13" table:formula="of:=([.G37]+[.J37])/([.H37]+[.G37]+[.J37])" office:value-type="percentage" office:value="0.216216216216216" calcext:value-type="percentage">
            <text:p>21.62%</text:p>
          </table:table-cell>
          <table:table-cell table:style-name="ce13" table:formula="of:=[.G37]/([.H37]+[.G37]+[.J37])" office:value-type="percentage" office:value="0" calcext:value-type="percentage">
            <text:p>0.00%</text:p>
          </table:table-cell>
          <table:table-cell table:style-name="ce13" table:formula="of:=[.J37]/([.H37]+[.G37]+[.J37])" office:value-type="percentage" office:value="0.216216216216216" calcext:value-type="percentage">
            <text:p>21.62%</text:p>
          </table:table-cell>
          <table:table-cell table:number-columns-repeated="100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3" table:formula="of:=[.G38]/([.G38]+[.H38])" office:value-type="percentage" office:value="0" calcext:value-type="percentage">
            <text:p>0.00%</text:p>
          </table:table-cell>
          <table:table-cell table:style-name="ce15" table:formula="of:=([.H38]+[.G38]+[.I38]+[.J38])/([.H38]+[.G38])" office:value-type="float" office:value="1.66666666666667" calcext:value-type="float">
            <text:p>1.67</text:p>
          </table:table-cell>
          <table:table-cell table:style-name="ce15" table:formula="of:=IF(([.I38]+[.J38]) = 0; 1; [.J38]/([.J38]+[.G38]))" office:value-type="float" office:value="1" calcext:value-type="float">
            <text:p>1.00</text:p>
          </table:table-cell>
          <table:table-cell table:style-name="ce19" table:formula="of:=[.H38]/([.H38]+[.G38]+[.J38]+[.I38])" office:value-type="float" office:value="0.6" calcext:value-type="float">
            <text:p>0.60</text:p>
          </table:table-cell>
          <table:table-cell table:style-name="ce19" table:formula="of:=([.J38]+[.I38]+[.G38])/([.H38]+[.I38]+[.J38]+[.G38])" office:value-type="float" office:value="0.4" calcext:value-type="float">
            <text:p>0.40</text:p>
          </table:table-cell>
          <table:table-cell table:style-name="ce13" table:formula="of:=([.G38]+[.J38])/([.H38]+[.G38]+[.J38])" office:value-type="percentage" office:value="0.25" calcext:value-type="percentage">
            <text:p>25.00%</text:p>
          </table:table-cell>
          <table:table-cell table:style-name="ce13" table:formula="of:=[.G38]/([.H38]+[.G38]+[.J38])" office:value-type="percentage" office:value="0" calcext:value-type="percentage">
            <text:p>0.00%</text:p>
          </table:table-cell>
          <table:table-cell table:style-name="ce13" table:formula="of:=[.J38]/([.H38]+[.G38]+[.J38])" office:value-type="percentage" office:value="0.25" calcext:value-type="percentage">
            <text:p>25.00%</text:p>
          </table:table-cell>
          <table:table-cell table:number-columns-repeated="1006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table:formula="of:=[.G39]/([.G39]+[.H39])" office:value-type="percentage" office:value="0.0588235294117647" calcext:value-type="percentage">
            <text:p>5.88%</text:p>
          </table:table-cell>
          <table:table-cell table:style-name="ce15" table:formula="of:=([.H39]+[.G39]+[.I39]+[.J39])/([.H39]+[.G39])" office:value-type="float" office:value="1.70588235294118" calcext:value-type="float">
            <text:p>1.71</text:p>
          </table:table-cell>
          <table:table-cell table:style-name="ce15" table:formula="of:=IF(([.I39]+[.J39]) = 0; 1; [.J39]/([.J39]+[.G39]))" office:value-type="float" office:value="0.857142857142857" calcext:value-type="float">
            <text:p>0.86</text:p>
          </table:table-cell>
          <table:table-cell table:style-name="ce19" table:formula="of:=[.H39]/([.H39]+[.G39]+[.J39]+[.I39])" office:value-type="float" office:value="0.551724137931034" calcext:value-type="float">
            <text:p>0.55</text:p>
          </table:table-cell>
          <table:table-cell table:style-name="ce19" table:formula="of:=([.J39]+[.I39]+[.G39])/([.H39]+[.I39]+[.J39]+[.G39])" office:value-type="float" office:value="0.448275862068966" calcext:value-type="float">
            <text:p>0.45</text:p>
          </table:table-cell>
          <table:table-cell table:style-name="ce13" table:formula="of:=([.G39]+[.J39])/([.H39]+[.G39]+[.J39])" office:value-type="percentage" office:value="0.304347826086957" calcext:value-type="percentage">
            <text:p>30.43%</text:p>
          </table:table-cell>
          <table:table-cell table:style-name="ce13" table:formula="of:=[.G39]/([.H39]+[.G39]+[.J39])" office:value-type="percentage" office:value="0.0434782608695652" calcext:value-type="percentage">
            <text:p>4.35%</text:p>
          </table:table-cell>
          <table:table-cell table:style-name="ce13" table:formula="of:=[.J39]/([.H39]+[.G39]+[.J39])" office:value-type="percentage" office:value="0.260869565217391" calcext:value-type="percentage">
            <text:p>26.09%</text:p>
          </table:table-cell>
          <table:table-cell table:number-columns-repeated="100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3" table:formula="of:=[.G40]/([.G40]+[.H40])" office:value-type="percentage" office:value="0" calcext:value-type="percentage">
            <text:p>0.00%</text:p>
          </table:table-cell>
          <table:table-cell table:style-name="ce15" table:formula="of:=([.H40]+[.G40]+[.I40]+[.J40])/([.H40]+[.G40])" office:value-type="float" office:value="1.56" calcext:value-type="float">
            <text:p>1.56</text:p>
          </table:table-cell>
          <table:table-cell table:style-name="ce15" table:formula="of:=IF(([.I40]+[.J40]) = 0; 1; [.J40]/([.J40]+[.G40]))" office:value-type="float" office:value="1" calcext:value-type="float">
            <text:p>1.00</text:p>
          </table:table-cell>
          <table:table-cell table:style-name="ce19" table:formula="of:=[.H40]/([.H40]+[.G40]+[.J40]+[.I40])" office:value-type="float" office:value="0.641025641025641" calcext:value-type="float">
            <text:p>0.64</text:p>
          </table:table-cell>
          <table:table-cell table:style-name="ce19" table:formula="of:=([.J40]+[.I40]+[.G40])/([.H40]+[.I40]+[.J40]+[.G40])" office:value-type="float" office:value="0.358974358974359" calcext:value-type="float">
            <text:p>0.36</text:p>
          </table:table-cell>
          <table:table-cell table:style-name="ce13" table:formula="of:=([.G40]+[.J40])/([.H40]+[.G40]+[.J40])" office:value-type="percentage" office:value="0.21875" calcext:value-type="percentage">
            <text:p>21.88%</text:p>
          </table:table-cell>
          <table:table-cell table:style-name="ce13" table:formula="of:=[.G40]/([.H40]+[.G40]+[.J40])" office:value-type="percentage" office:value="0" calcext:value-type="percentage">
            <text:p>0.00%</text:p>
          </table:table-cell>
          <table:table-cell table:style-name="ce13" table:formula="of:=[.J40]/([.H40]+[.G40]+[.J40])" office:value-type="percentage" office:value="0.21875" calcext:value-type="percentage">
            <text:p>21.88%</text:p>
          </table:table-cell>
          <table:table-cell table:number-columns-repeated="100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41]/([.G41]+[.H41])" office:value-type="percentage" office:value="0" calcext:value-type="percentage">
            <text:p>0.00%</text:p>
          </table:table-cell>
          <table:table-cell table:style-name="ce15" table:formula="of:=([.H41]+[.G41]+[.I41]+[.J41])/([.H41]+[.G41])" office:value-type="float" office:value="1" calcext:value-type="float">
            <text:p>1.00</text:p>
          </table:table-cell>
          <table:table-cell table:style-name="ce15" table:formula="of:=IF(([.I41]+[.J41]) = 0; 1; [.J41]/([.J41]+[.G41]))" office:value-type="float" office:value="1" calcext:value-type="float">
            <text:p>1.00</text:p>
          </table:table-cell>
          <table:table-cell table:style-name="ce19" table:formula="of:=[.H41]/([.H41]+[.G41]+[.J41]+[.I41])" office:value-type="float" office:value="1" calcext:value-type="float">
            <text:p>1.00</text:p>
          </table:table-cell>
          <table:table-cell table:style-name="ce19" table:formula="of:=([.J41]+[.I41]+[.G41])/([.H41]+[.I41]+[.J41]+[.G41])" office:value-type="float" office:value="0" calcext:value-type="float">
            <text:p>0.00</text:p>
          </table:table-cell>
          <table:table-cell table:style-name="ce13" table:formula="of:=([.G41]+[.J41])/([.H41]+[.G41]+[.J41])" office:value-type="percentage" office:value="0" calcext:value-type="percentage">
            <text:p>0.00%</text:p>
          </table:table-cell>
          <table:table-cell table:style-name="ce13" table:formula="of:=[.G41]/([.H41]+[.G41]+[.J41])" office:value-type="percentage" office:value="0" calcext:value-type="percentage">
            <text:p>0.00%</text:p>
          </table:table-cell>
          <table:table-cell table:style-name="ce13" table:formula="of:=[.J41]/([.H41]+[.G41]+[.J41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3" table:formula="of:=[.G42]/([.G42]+[.H42])" office:value-type="percentage" office:value="0" calcext:value-type="percentage">
            <text:p>0.00%</text:p>
          </table:table-cell>
          <table:table-cell table:style-name="ce15" table:formula="of:=([.H42]+[.G42]+[.I42]+[.J42])/([.H42]+[.G42])" office:value-type="float" office:value="1.41176470588235" calcext:value-type="float">
            <text:p>1.41</text:p>
          </table:table-cell>
          <table:table-cell table:style-name="ce15" table:formula="of:=IF(([.I42]+[.J42]) = 0; 1; [.J42]/([.J42]+[.G42]))" office:value-type="float" office:value="1" calcext:value-type="float">
            <text:p>1.00</text:p>
          </table:table-cell>
          <table:table-cell table:style-name="ce19" table:formula="of:=[.H42]/([.H42]+[.G42]+[.J42]+[.I42])" office:value-type="float" office:value="0.708333333333333" calcext:value-type="float">
            <text:p>0.71</text:p>
          </table:table-cell>
          <table:table-cell table:style-name="ce19" table:formula="of:=([.J42]+[.I42]+[.G42])/([.H42]+[.I42]+[.J42]+[.G42])" office:value-type="float" office:value="0.291666666666667" calcext:value-type="float">
            <text:p>0.29</text:p>
          </table:table-cell>
          <table:table-cell table:style-name="ce13" table:formula="of:=([.G42]+[.J42])/([.H42]+[.G42]+[.J42])" office:value-type="percentage" office:value="0.170731707317073" calcext:value-type="percentage">
            <text:p>17.07%</text:p>
          </table:table-cell>
          <table:table-cell table:style-name="ce13" table:formula="of:=[.G42]/([.H42]+[.G42]+[.J42])" office:value-type="percentage" office:value="0" calcext:value-type="percentage">
            <text:p>0.00%</text:p>
          </table:table-cell>
          <table:table-cell table:style-name="ce13" table:formula="of:=[.J42]/([.H42]+[.G42]+[.J42])" office:value-type="percentage" office:value="0.170731707317073" calcext:value-type="percentage">
            <text:p>17.07%</text:p>
          </table:table-cell>
          <table:table-cell table:number-columns-repeated="100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3" table:formula="of:=[.G43]/([.G43]+[.H43])" office:value-type="percentage" office:value="0" calcext:value-type="percentage">
            <text:p>0.00%</text:p>
          </table:table-cell>
          <table:table-cell table:style-name="ce15" table:formula="of:=([.H43]+[.G43]+[.I43]+[.J43])/([.H43]+[.G43])" office:value-type="float" office:value="1.62068965517241" calcext:value-type="float">
            <text:p>1.62</text:p>
          </table:table-cell>
          <table:table-cell table:style-name="ce15" table:formula="of:=IF(([.I43]+[.J43]) = 0; 1; [.J43]/([.J43]+[.G43]))" office:value-type="float" office:value="1" calcext:value-type="float">
            <text:p>1.00</text:p>
          </table:table-cell>
          <table:table-cell table:style-name="ce19" table:formula="of:=[.H43]/([.H43]+[.G43]+[.J43]+[.I43])" office:value-type="float" office:value="0.617021276595745" calcext:value-type="float">
            <text:p>0.62</text:p>
          </table:table-cell>
          <table:table-cell table:style-name="ce19" table:formula="of:=([.J43]+[.I43]+[.G43])/([.H43]+[.I43]+[.J43]+[.G43])" office:value-type="float" office:value="0.382978723404255" calcext:value-type="float">
            <text:p>0.38</text:p>
          </table:table-cell>
          <table:table-cell table:style-name="ce13" table:formula="of:=([.G43]+[.J43])/([.H43]+[.G43]+[.J43])" office:value-type="percentage" office:value="0.236842105263158" calcext:value-type="percentage">
            <text:p>23.68%</text:p>
          </table:table-cell>
          <table:table-cell table:style-name="ce13" table:formula="of:=[.G43]/([.H43]+[.G43]+[.J43])" office:value-type="percentage" office:value="0" calcext:value-type="percentage">
            <text:p>0.00%</text:p>
          </table:table-cell>
          <table:table-cell table:style-name="ce13" table:formula="of:=[.J43]/([.H43]+[.G43]+[.J43])" office:value-type="percentage" office:value="0.236842105263158" calcext:value-type="percentage">
            <text:p>23.68%</text:p>
          </table:table-cell>
          <table:table-cell table:number-columns-repeated="100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13" table:formula="of:=[.G44]/([.G44]+[.H44])" office:value-type="percentage" office:value="0.0476190476190476" calcext:value-type="percentage">
            <text:p>4.76%</text:p>
          </table:table-cell>
          <table:table-cell table:style-name="ce15" table:formula="of:=([.H44]+[.G44]+[.I44]+[.J44])/([.H44]+[.G44])" office:value-type="float" office:value="2.23809523809524" calcext:value-type="float">
            <text:p>2.24</text:p>
          </table:table-cell>
          <table:table-cell table:style-name="ce15" table:formula="of:=IF(([.I44]+[.J44]) = 0; 1; [.J44]/([.J44]+[.G44]))" office:value-type="float" office:value="0.928571428571429" calcext:value-type="float">
            <text:p>0.93</text:p>
          </table:table-cell>
          <table:table-cell table:style-name="ce19" table:formula="of:=[.H44]/([.H44]+[.G44]+[.J44]+[.I44])" office:value-type="float" office:value="0.425531914893617" calcext:value-type="float">
            <text:p>0.43</text:p>
          </table:table-cell>
          <table:table-cell table:style-name="ce19" table:formula="of:=([.J44]+[.I44]+[.G44])/([.H44]+[.I44]+[.J44]+[.G44])" office:value-type="float" office:value="0.574468085106383" calcext:value-type="float">
            <text:p>0.57</text:p>
          </table:table-cell>
          <table:table-cell table:style-name="ce13" table:formula="of:=([.G44]+[.J44])/([.H44]+[.G44]+[.J44])" office:value-type="percentage" office:value="0.411764705882353" calcext:value-type="percentage">
            <text:p>41.18%</text:p>
          </table:table-cell>
          <table:table-cell table:style-name="ce13" table:formula="of:=[.G44]/([.H44]+[.G44]+[.J44])" office:value-type="percentage" office:value="0.0294117647058823" calcext:value-type="percentage">
            <text:p>2.94%</text:p>
          </table:table-cell>
          <table:table-cell table:style-name="ce13" table:formula="of:=[.J44]/([.H44]+[.G44]+[.J44])" office:value-type="percentage" office:value="0.382352941176471" calcext:value-type="percentage">
            <text:p>38.24%</text:p>
          </table:table-cell>
          <table:table-cell table:number-columns-repeated="100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3" table:formula="of:=[.G45]/([.G45]+[.H45])" office:value-type="percentage" office:value="0" calcext:value-type="percentage">
            <text:p>0.00%</text:p>
          </table:table-cell>
          <table:table-cell table:style-name="ce15" table:formula="of:=([.H45]+[.G45]+[.I45]+[.J45])/([.H45]+[.G45])" office:value-type="float" office:value="1.46666666666667" calcext:value-type="float">
            <text:p>1.47</text:p>
          </table:table-cell>
          <table:table-cell table:style-name="ce15" table:formula="of:=IF(([.I45]+[.J45]) = 0; 1; [.J45]/([.J45]+[.G45]))" office:value-type="float" office:value="1" calcext:value-type="float">
            <text:p>1.00</text:p>
          </table:table-cell>
          <table:table-cell table:style-name="ce19" table:formula="of:=[.H45]/([.H45]+[.G45]+[.J45]+[.I45])" office:value-type="float" office:value="0.681818181818182" calcext:value-type="float">
            <text:p>0.68</text:p>
          </table:table-cell>
          <table:table-cell table:style-name="ce19" table:formula="of:=([.J45]+[.I45]+[.G45])/([.H45]+[.I45]+[.J45]+[.G45])" office:value-type="float" office:value="0.318181818181818" calcext:value-type="float">
            <text:p>0.32</text:p>
          </table:table-cell>
          <table:table-cell table:style-name="ce13" table:formula="of:=([.G45]+[.J45])/([.H45]+[.G45]+[.J45])" office:value-type="percentage" office:value="0.189189189189189" calcext:value-type="percentage">
            <text:p>18.92%</text:p>
          </table:table-cell>
          <table:table-cell table:style-name="ce13" table:formula="of:=[.G45]/([.H45]+[.G45]+[.J45])" office:value-type="percentage" office:value="0" calcext:value-type="percentage">
            <text:p>0.00%</text:p>
          </table:table-cell>
          <table:table-cell table:style-name="ce13" table:formula="of:=[.J45]/([.H45]+[.G45]+[.J45])" office:value-type="percentage" office:value="0.189189189189189" calcext:value-type="percentage">
            <text:p>18.92%</text:p>
          </table:table-cell>
          <table:table-cell table:number-columns-repeated="1006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table:formula="of:=[.G46]/([.G46]+[.H46])" office:value-type="percentage" office:value="0.0416666666666667" calcext:value-type="percentage">
            <text:p>4.17%</text:p>
          </table:table-cell>
          <table:table-cell table:style-name="ce15" table:formula="of:=([.H46]+[.G46]+[.I46]+[.J46])/([.H46]+[.G46])" office:value-type="float" office:value="1.41666666666667" calcext:value-type="float">
            <text:p>1.42</text:p>
          </table:table-cell>
          <table:table-cell table:style-name="ce15" table:formula="of:=IF(([.I46]+[.J46]) = 0; 1; [.J46]/([.J46]+[.G46]))" office:value-type="float" office:value="0.833333333333333" calcext:value-type="float">
            <text:p>0.83</text:p>
          </table:table-cell>
          <table:table-cell table:style-name="ce19" table:formula="of:=[.H46]/([.H46]+[.G46]+[.J46]+[.I46])" office:value-type="float" office:value="0.676470588235294" calcext:value-type="float">
            <text:p>0.68</text:p>
          </table:table-cell>
          <table:table-cell table:style-name="ce19" table:formula="of:=([.J46]+[.I46]+[.G46])/([.H46]+[.I46]+[.J46]+[.G46])" office:value-type="float" office:value="0.323529411764706" calcext:value-type="float">
            <text:p>0.32</text:p>
          </table:table-cell>
          <table:table-cell table:style-name="ce13" table:formula="of:=([.G46]+[.J46])/([.H46]+[.G46]+[.J46])" office:value-type="percentage" office:value="0.206896551724138" calcext:value-type="percentage">
            <text:p>20.69%</text:p>
          </table:table-cell>
          <table:table-cell table:style-name="ce13" table:formula="of:=[.G46]/([.H46]+[.G46]+[.J46])" office:value-type="percentage" office:value="0.0344827586206897" calcext:value-type="percentage">
            <text:p>3.45%</text:p>
          </table:table-cell>
          <table:table-cell table:style-name="ce13" table:formula="of:=[.J46]/([.H46]+[.G46]+[.J46])" office:value-type="percentage" office:value="0.172413793103448" calcext:value-type="percentage">
            <text:p>17.24%</text:p>
          </table:table-cell>
          <table:table-cell table:number-columns-repeated="1006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87" calcext:value-type="float">
            <text:p>13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3" table:formula="of:=[.G47]/([.G47]+[.H47])" office:value-type="percentage" office:value="0.05" calcext:value-type="percentage">
            <text:p>5.00%</text:p>
          </table:table-cell>
          <table:table-cell table:style-name="ce15" table:formula="of:=([.H47]+[.G47]+[.I47]+[.J47])/([.H47]+[.G47])" office:value-type="float" office:value="1.6" calcext:value-type="float">
            <text:p>1.60</text:p>
          </table:table-cell>
          <table:table-cell table:style-name="ce15" table:formula="of:=IF(([.I47]+[.J47]) = 0; 1; [.J47]/([.J47]+[.G47]))" office:value-type="float" office:value="0.857142857142857" calcext:value-type="float">
            <text:p>0.86</text:p>
          </table:table-cell>
          <table:table-cell table:style-name="ce19" table:formula="of:=[.H47]/([.H47]+[.G47]+[.J47]+[.I47])" office:value-type="float" office:value="0.59375" calcext:value-type="float">
            <text:p>0.59</text:p>
          </table:table-cell>
          <table:table-cell table:style-name="ce19" table:formula="of:=([.J47]+[.I47]+[.G47])/([.H47]+[.I47]+[.J47]+[.G47])" office:value-type="float" office:value="0.40625" calcext:value-type="float">
            <text:p>0.41</text:p>
          </table:table-cell>
          <table:table-cell table:style-name="ce13" table:formula="of:=([.G47]+[.J47])/([.H47]+[.G47]+[.J47])" office:value-type="percentage" office:value="0.269230769230769" calcext:value-type="percentage">
            <text:p>26.92%</text:p>
          </table:table-cell>
          <table:table-cell table:style-name="ce13" table:formula="of:=[.G47]/([.H47]+[.G47]+[.J47])" office:value-type="percentage" office:value="0.0384615384615385" calcext:value-type="percentage">
            <text:p>3.85%</text:p>
          </table:table-cell>
          <table:table-cell table:style-name="ce13" table:formula="of:=[.J47]/([.H47]+[.G47]+[.J47])" office:value-type="percentage" office:value="0.230769230769231" calcext:value-type="percentage">
            <text:p>23.08%</text:p>
          </table:table-cell>
          <table:table-cell table:number-columns-repeated="1006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97" calcext:value-type="float">
            <text:p>11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13" table:formula="of:=[.G48]/([.G48]+[.H48])" office:value-type="percentage" office:value="0" calcext:value-type="percentage">
            <text:p>0.00%</text:p>
          </table:table-cell>
          <table:table-cell table:style-name="ce15" table:formula="of:=([.H48]+[.G48]+[.I48]+[.J48])/([.H48]+[.G48])" office:value-type="float" office:value="1.90909090909091" calcext:value-type="float">
            <text:p>1.91</text:p>
          </table:table-cell>
          <table:table-cell table:style-name="ce15" table:formula="of:=IF(([.I48]+[.J48]) = 0; 1; [.J48]/([.J48]+[.G48]))" office:value-type="float" office:value="1" calcext:value-type="float">
            <text:p>1.00</text:p>
          </table:table-cell>
          <table:table-cell table:style-name="ce19" table:formula="of:=[.H48]/([.H48]+[.G48]+[.J48]+[.I48])" office:value-type="float" office:value="0.523809523809524" calcext:value-type="float">
            <text:p>0.52</text:p>
          </table:table-cell>
          <table:table-cell table:style-name="ce19" table:formula="of:=([.J48]+[.I48]+[.G48])/([.H48]+[.I48]+[.J48]+[.G48])" office:value-type="float" office:value="0.476190476190476" calcext:value-type="float">
            <text:p>0.48</text:p>
          </table:table-cell>
          <table:table-cell table:style-name="ce13" table:formula="of:=([.G48]+[.J48])/([.H48]+[.G48]+[.J48])" office:value-type="percentage" office:value="0.3125" calcext:value-type="percentage">
            <text:p>31.25%</text:p>
          </table:table-cell>
          <table:table-cell table:style-name="ce13" table:formula="of:=[.G48]/([.H48]+[.G48]+[.J48])" office:value-type="percentage" office:value="0" calcext:value-type="percentage">
            <text:p>0.00%</text:p>
          </table:table-cell>
          <table:table-cell table:style-name="ce13" table:formula="of:=[.J48]/([.H48]+[.G48]+[.J48])" office:value-type="percentage" office:value="0.3125" calcext:value-type="percentage">
            <text:p>31.25%</text:p>
          </table:table-cell>
          <table:table-cell table:number-columns-repeated="1006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13" calcext:value-type="float">
            <text:p>13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3" table:formula="of:=[.G49]/([.G49]+[.H49])" office:value-type="percentage" office:value="0" calcext:value-type="percentage">
            <text:p>0.00%</text:p>
          </table:table-cell>
          <table:table-cell table:style-name="ce15" table:formula="of:=([.H49]+[.G49]+[.I49]+[.J49])/([.H49]+[.G49])" office:value-type="float" office:value="1.34146341463415" calcext:value-type="float">
            <text:p>1.34</text:p>
          </table:table-cell>
          <table:table-cell table:style-name="ce15" table:formula="of:=IF(([.I49]+[.J49]) = 0; 1; [.J49]/([.J49]+[.G49]))" office:value-type="float" office:value="1" calcext:value-type="float">
            <text:p>1.00</text:p>
          </table:table-cell>
          <table:table-cell table:style-name="ce19" table:formula="of:=[.H49]/([.H49]+[.G49]+[.J49]+[.I49])" office:value-type="float" office:value="0.745454545454545" calcext:value-type="float">
            <text:p>0.75</text:p>
          </table:table-cell>
          <table:table-cell table:style-name="ce19" table:formula="of:=([.J49]+[.I49]+[.G49])/([.H49]+[.I49]+[.J49]+[.G49])" office:value-type="float" office:value="0.254545454545454" calcext:value-type="float">
            <text:p>0.25</text:p>
          </table:table-cell>
          <table:table-cell table:style-name="ce13" table:formula="of:=([.G49]+[.J49])/([.H49]+[.G49]+[.J49])" office:value-type="percentage" office:value="0.145833333333333" calcext:value-type="percentage">
            <text:p>14.58%</text:p>
          </table:table-cell>
          <table:table-cell table:style-name="ce13" table:formula="of:=[.G49]/([.H49]+[.G49]+[.J49])" office:value-type="percentage" office:value="0" calcext:value-type="percentage">
            <text:p>0.00%</text:p>
          </table:table-cell>
          <table:table-cell table:style-name="ce13" table:formula="of:=[.J49]/([.H49]+[.G49]+[.J49])" office:value-type="percentage" office:value="0.145833333333333" calcext:value-type="percentage">
            <text:p>14.58%</text:p>
          </table:table-cell>
          <table:table-cell table:number-columns-repeated="1006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54" calcext:value-type="float">
            <text:p>10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50]/([.G50]+[.H50])" office:value-type="percentage" office:value="0.0344827586206897" calcext:value-type="percentage">
            <text:p>3.45%</text:p>
          </table:table-cell>
          <table:table-cell table:style-name="ce15" table:formula="of:=([.H50]+[.G50]+[.I50]+[.J50])/([.H50]+[.G50])" office:value-type="float" office:value="1.20689655172414" calcext:value-type="float">
            <text:p>1.21</text:p>
          </table:table-cell>
          <table:table-cell table:style-name="ce15" table:formula="of:=IF(([.I50]+[.J50]) = 0; 1; [.J50]/([.J50]+[.G50]))" office:value-type="float" office:value="0.75" calcext:value-type="float">
            <text:p>0.75</text:p>
          </table:table-cell>
          <table:table-cell table:style-name="ce19" table:formula="of:=[.H50]/([.H50]+[.G50]+[.J50]+[.I50])" office:value-type="float" office:value="0.8" calcext:value-type="float">
            <text:p>0.80</text:p>
          </table:table-cell>
          <table:table-cell table:style-name="ce19" table:formula="of:=([.J50]+[.I50]+[.G50])/([.H50]+[.I50]+[.J50]+[.G50])" office:value-type="float" office:value="0.2" calcext:value-type="float">
            <text:p>0.20</text:p>
          </table:table-cell>
          <table:table-cell table:style-name="ce13" table:formula="of:=([.G50]+[.J50])/([.H50]+[.G50]+[.J50])" office:value-type="percentage" office:value="0.125" calcext:value-type="percentage">
            <text:p>12.50%</text:p>
          </table:table-cell>
          <table:table-cell table:style-name="ce13" table:formula="of:=[.G50]/([.H50]+[.G50]+[.J50])" office:value-type="percentage" office:value="0.03125" calcext:value-type="percentage">
            <text:p>3.13%</text:p>
          </table:table-cell>
          <table:table-cell table:style-name="ce13" table:formula="of:=[.J50]/([.H50]+[.G50]+[.J50])" office:value-type="percentage" office:value="0.09375" calcext:value-type="percentage">
            <text:p>9.38%</text:p>
          </table:table-cell>
          <table:table-cell table:number-columns-repeated="1006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table:formula="of:=[.G51]/([.G51]+[.H51])" office:value-type="percentage" office:value="0" calcext:value-type="percentage">
            <text:p>0.00%</text:p>
          </table:table-cell>
          <table:table-cell table:style-name="ce15" table:formula="of:=([.H51]+[.G51]+[.I51]+[.J51])/([.H51]+[.G51])" office:value-type="float" office:value="1.33333333333333" calcext:value-type="float">
            <text:p>1.33</text:p>
          </table:table-cell>
          <table:table-cell table:style-name="ce15" table:formula="of:=IF(([.I51]+[.J51]) = 0; 1; [.J51]/([.J51]+[.G51]))" office:value-type="float" office:value="1" calcext:value-type="float">
            <text:p>1.00</text:p>
          </table:table-cell>
          <table:table-cell table:style-name="ce19" table:formula="of:=[.H51]/([.H51]+[.G51]+[.J51]+[.I51])" office:value-type="float" office:value="0.75" calcext:value-type="float">
            <text:p>0.75</text:p>
          </table:table-cell>
          <table:table-cell table:style-name="ce19" table:formula="of:=([.J51]+[.I51]+[.G51])/([.H51]+[.I51]+[.J51]+[.G51])" office:value-type="float" office:value="0.25" calcext:value-type="float">
            <text:p>0.25</text:p>
          </table:table-cell>
          <table:table-cell table:style-name="ce13" table:formula="of:=([.G51]+[.J51])/([.H51]+[.G51]+[.J51])" office:value-type="percentage" office:value="0.142857142857143" calcext:value-type="percentage">
            <text:p>14.29%</text:p>
          </table:table-cell>
          <table:table-cell table:style-name="ce13" table:formula="of:=[.G51]/([.H51]+[.G51]+[.J51])" office:value-type="percentage" office:value="0" calcext:value-type="percentage">
            <text:p>0.00%</text:p>
          </table:table-cell>
          <table:table-cell table:style-name="ce13" table:formula="of:=[.J51]/([.H51]+[.G51]+[.J51])" office:value-type="percentage" office:value="0.142857142857143" calcext:value-type="percentage">
            <text:p>14.29%</text:p>
          </table:table-cell>
          <table:table-cell table:number-columns-repeated="1006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3" table:formula="of:=[.G52]/([.G52]+[.H52])" office:value-type="percentage" office:value="0.0357142857142857" calcext:value-type="percentage">
            <text:p>3.57%</text:p>
          </table:table-cell>
          <table:table-cell table:style-name="ce15" table:formula="of:=([.H52]+[.G52]+[.I52]+[.J52])/([.H52]+[.G52])" office:value-type="float" office:value="1.5" calcext:value-type="float">
            <text:p>1.50</text:p>
          </table:table-cell>
          <table:table-cell table:style-name="ce15" table:formula="of:=IF(([.I52]+[.J52]) = 0; 1; [.J52]/([.J52]+[.G52]))" office:value-type="float" office:value="0.875" calcext:value-type="float">
            <text:p>0.88</text:p>
          </table:table-cell>
          <table:table-cell table:style-name="ce19" table:formula="of:=[.H52]/([.H52]+[.G52]+[.J52]+[.I52])" office:value-type="float" office:value="0.642857142857143" calcext:value-type="float">
            <text:p>0.64</text:p>
          </table:table-cell>
          <table:table-cell table:style-name="ce19" table:formula="of:=([.J52]+[.I52]+[.G52])/([.H52]+[.I52]+[.J52]+[.G52])" office:value-type="float" office:value="0.357142857142857" calcext:value-type="float">
            <text:p>0.36</text:p>
          </table:table-cell>
          <table:table-cell table:style-name="ce13" table:formula="of:=([.G52]+[.J52])/([.H52]+[.G52]+[.J52])" office:value-type="percentage" office:value="0.228571428571429" calcext:value-type="percentage">
            <text:p>22.86%</text:p>
          </table:table-cell>
          <table:table-cell table:style-name="ce13" table:formula="of:=[.G52]/([.H52]+[.G52]+[.J52])" office:value-type="percentage" office:value="0.0285714285714286" calcext:value-type="percentage">
            <text:p>2.86%</text:p>
          </table:table-cell>
          <table:table-cell table:style-name="ce13" table:formula="of:=[.J52]/([.H52]+[.G52]+[.J52])" office:value-type="percentage" office:value="0.2" calcext:value-type="percentage">
            <text:p>20.00%</text:p>
          </table:table-cell>
          <table:table-cell table:number-columns-repeated="1006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57" calcext:value-type="float">
            <text:p>8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53]/([.G53]+[.H53])" office:value-type="percentage" office:value="0" calcext:value-type="percentage">
            <text:p>0.00%</text:p>
          </table:table-cell>
          <table:table-cell table:style-name="ce15" table:formula="of:=([.H53]+[.G53]+[.I53]+[.J53])/([.H53]+[.G53])" office:value-type="float" office:value="1.16" calcext:value-type="float">
            <text:p>1.16</text:p>
          </table:table-cell>
          <table:table-cell table:style-name="ce15" table:formula="of:=IF(([.I53]+[.J53]) = 0; 1; [.J53]/([.J53]+[.G53]))" office:value-type="float" office:value="1" calcext:value-type="float">
            <text:p>1.00</text:p>
          </table:table-cell>
          <table:table-cell table:style-name="ce19" table:formula="of:=[.H53]/([.H53]+[.G53]+[.J53]+[.I53])" office:value-type="float" office:value="0.862068965517241" calcext:value-type="float">
            <text:p>0.86</text:p>
          </table:table-cell>
          <table:table-cell table:style-name="ce19" table:formula="of:=([.J53]+[.I53]+[.G53])/([.H53]+[.I53]+[.J53]+[.G53])" office:value-type="float" office:value="0.137931034482759" calcext:value-type="float">
            <text:p>0.14</text:p>
          </table:table-cell>
          <table:table-cell table:style-name="ce13" table:formula="of:=([.G53]+[.J53])/([.H53]+[.G53]+[.J53])" office:value-type="percentage" office:value="0.0740740740740741" calcext:value-type="percentage">
            <text:p>7.41%</text:p>
          </table:table-cell>
          <table:table-cell table:style-name="ce13" table:formula="of:=[.G53]/([.H53]+[.G53]+[.J53])" office:value-type="percentage" office:value="0" calcext:value-type="percentage">
            <text:p>0.00%</text:p>
          </table:table-cell>
          <table:table-cell table:style-name="ce13" table:formula="of:=[.J53]/([.H53]+[.G53]+[.J53])" office:value-type="percentage" office:value="0.0740740740740741" calcext:value-type="percentage">
            <text:p>7.41%</text:p>
          </table:table-cell>
          <table:table-cell table:number-columns-repeated="1006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13" table:formula="of:=[.G54]/([.G54]+[.H54])" office:value-type="percentage" office:value="0" calcext:value-type="percentage">
            <text:p>0.00%</text:p>
          </table:table-cell>
          <table:table-cell table:style-name="ce15" table:formula="of:=([.H54]+[.G54]+[.I54]+[.J54])/([.H54]+[.G54])" office:value-type="float" office:value="2.03225806451613" calcext:value-type="float">
            <text:p>2.03</text:p>
          </table:table-cell>
          <table:table-cell table:style-name="ce15" table:formula="of:=IF(([.I54]+[.J54]) = 0; 1; [.J54]/([.J54]+[.G54]))" office:value-type="float" office:value="1" calcext:value-type="float">
            <text:p>1.00</text:p>
          </table:table-cell>
          <table:table-cell table:style-name="ce19" table:formula="of:=[.H54]/([.H54]+[.G54]+[.J54]+[.I54])" office:value-type="float" office:value="0.492063492063492" calcext:value-type="float">
            <text:p>0.49</text:p>
          </table:table-cell>
          <table:table-cell table:style-name="ce19" table:formula="of:=([.J54]+[.I54]+[.G54])/([.H54]+[.I54]+[.J54]+[.G54])" office:value-type="float" office:value="0.507936507936508" calcext:value-type="float">
            <text:p>0.51</text:p>
          </table:table-cell>
          <table:table-cell table:style-name="ce13" table:formula="of:=([.G54]+[.J54])/([.H54]+[.G54]+[.J54])" office:value-type="percentage" office:value="0.340425531914894" calcext:value-type="percentage">
            <text:p>34.04%</text:p>
          </table:table-cell>
          <table:table-cell table:style-name="ce13" table:formula="of:=[.G54]/([.H54]+[.G54]+[.J54])" office:value-type="percentage" office:value="0" calcext:value-type="percentage">
            <text:p>0.00%</text:p>
          </table:table-cell>
          <table:table-cell table:style-name="ce13" table:formula="of:=[.J54]/([.H54]+[.G54]+[.J54])" office:value-type="percentage" office:value="0.340425531914894" calcext:value-type="percentage">
            <text:p>34.04%</text:p>
          </table:table-cell>
          <table:table-cell table:number-columns-repeated="1006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13" table:formula="of:=[.G55]/([.G55]+[.H55])" office:value-type="percentage" office:value="0" calcext:value-type="percentage">
            <text:p>0.00%</text:p>
          </table:table-cell>
          <table:table-cell table:style-name="ce15" table:formula="of:=([.H55]+[.G55]+[.I55]+[.J55])/([.H55]+[.G55])" office:value-type="float" office:value="1.8" calcext:value-type="float">
            <text:p>1.80</text:p>
          </table:table-cell>
          <table:table-cell table:style-name="ce15" table:formula="of:=IF(([.I55]+[.J55]) = 0; 1; [.J55]/([.J55]+[.G55]))" office:value-type="float" office:value="1" calcext:value-type="float">
            <text:p>1.00</text:p>
          </table:table-cell>
          <table:table-cell table:style-name="ce19" table:formula="of:=[.H55]/([.H55]+[.G55]+[.J55]+[.I55])" office:value-type="float" office:value="0.555555555555556" calcext:value-type="float">
            <text:p>0.56</text:p>
          </table:table-cell>
          <table:table-cell table:style-name="ce19" table:formula="of:=([.J55]+[.I55]+[.G55])/([.H55]+[.I55]+[.J55]+[.G55])" office:value-type="float" office:value="0.444444444444444" calcext:value-type="float">
            <text:p>0.44</text:p>
          </table:table-cell>
          <table:table-cell table:style-name="ce13" table:formula="of:=([.G55]+[.J55])/([.H55]+[.G55]+[.J55])" office:value-type="percentage" office:value="0.285714285714286" calcext:value-type="percentage">
            <text:p>28.57%</text:p>
          </table:table-cell>
          <table:table-cell table:style-name="ce13" table:formula="of:=[.G55]/([.H55]+[.G55]+[.J55])" office:value-type="percentage" office:value="0" calcext:value-type="percentage">
            <text:p>0.00%</text:p>
          </table:table-cell>
          <table:table-cell table:style-name="ce13" table:formula="of:=[.J55]/([.H55]+[.G55]+[.J55])" office:value-type="percentage" office:value="0.285714285714286" calcext:value-type="percentage">
            <text:p>28.57%</text:p>
          </table:table-cell>
          <table:table-cell table:number-columns-repeated="1006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56]/([.G56]+[.H56])" office:value-type="percentage" office:value="0" calcext:value-type="percentage">
            <text:p>0.00%</text:p>
          </table:table-cell>
          <table:table-cell table:style-name="ce15" table:formula="of:=([.H56]+[.G56]+[.I56]+[.J56])/([.H56]+[.G56])" office:value-type="float" office:value="1.2962962962963" calcext:value-type="float">
            <text:p>1.30</text:p>
          </table:table-cell>
          <table:table-cell table:style-name="ce15" table:formula="of:=IF(([.I56]+[.J56]) = 0; 1; [.J56]/([.J56]+[.G56]))" office:value-type="float" office:value="1" calcext:value-type="float">
            <text:p>1.00</text:p>
          </table:table-cell>
          <table:table-cell table:style-name="ce19" table:formula="of:=[.H56]/([.H56]+[.G56]+[.J56]+[.I56])" office:value-type="float" office:value="0.771428571428571" calcext:value-type="float">
            <text:p>0.77</text:p>
          </table:table-cell>
          <table:table-cell table:style-name="ce19" table:formula="of:=([.J56]+[.I56]+[.G56])/([.H56]+[.I56]+[.J56]+[.G56])" office:value-type="float" office:value="0.228571428571429" calcext:value-type="float">
            <text:p>0.23</text:p>
          </table:table-cell>
          <table:table-cell table:style-name="ce13" table:formula="of:=([.G56]+[.J56])/([.H56]+[.G56]+[.J56])" office:value-type="percentage" office:value="0.129032258064516" calcext:value-type="percentage">
            <text:p>12.90%</text:p>
          </table:table-cell>
          <table:table-cell table:style-name="ce13" table:formula="of:=[.G56]/([.H56]+[.G56]+[.J56])" office:value-type="percentage" office:value="0" calcext:value-type="percentage">
            <text:p>0.00%</text:p>
          </table:table-cell>
          <table:table-cell table:style-name="ce13" table:formula="of:=[.J56]/([.H56]+[.G56]+[.J56])" office:value-type="percentage" office:value="0.129032258064516" calcext:value-type="percentage">
            <text:p>12.90%</text:p>
          </table:table-cell>
          <table:table-cell table:number-columns-repeated="1006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formula="of:=[.G57]/([.G57]+[.H57])" office:value-type="percentage" office:value="0" calcext:value-type="percentage">
            <text:p>0.00%</text:p>
          </table:table-cell>
          <table:table-cell table:style-name="ce15" table:formula="of:=([.H57]+[.G57]+[.I57]+[.J57])/([.H57]+[.G57])" office:value-type="float" office:value="1.53333333333333" calcext:value-type="float">
            <text:p>1.53</text:p>
          </table:table-cell>
          <table:table-cell table:style-name="ce15" table:formula="of:=IF(([.I57]+[.J57]) = 0; 1; [.J57]/([.J57]+[.G57]))" office:value-type="float" office:value="1" calcext:value-type="float">
            <text:p>1.00</text:p>
          </table:table-cell>
          <table:table-cell table:style-name="ce19" table:formula="of:=[.H57]/([.H57]+[.G57]+[.J57]+[.I57])" office:value-type="float" office:value="0.652173913043478" calcext:value-type="float">
            <text:p>0.65</text:p>
          </table:table-cell>
          <table:table-cell table:style-name="ce19" table:formula="of:=([.J57]+[.I57]+[.G57])/([.H57]+[.I57]+[.J57]+[.G57])" office:value-type="float" office:value="0.347826086956522" calcext:value-type="float">
            <text:p>0.35</text:p>
          </table:table-cell>
          <table:table-cell table:style-name="ce13" table:formula="of:=([.G57]+[.J57])/([.H57]+[.G57]+[.J57])" office:value-type="percentage" office:value="0.210526315789474" calcext:value-type="percentage">
            <text:p>21.05%</text:p>
          </table:table-cell>
          <table:table-cell table:style-name="ce13" table:formula="of:=[.G57]/([.H57]+[.G57]+[.J57])" office:value-type="percentage" office:value="0" calcext:value-type="percentage">
            <text:p>0.00%</text:p>
          </table:table-cell>
          <table:table-cell table:style-name="ce13" table:formula="of:=[.J57]/([.H57]+[.G57]+[.J57])" office:value-type="percentage" office:value="0.210526315789474" calcext:value-type="percentage">
            <text:p>21.05%</text:p>
          </table:table-cell>
          <table:table-cell table:number-columns-repeated="1006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61" calcext:value-type="float">
            <text:p>11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58]/([.G58]+[.H58])" office:value-type="percentage" office:value="0" calcext:value-type="percentage">
            <text:p>0.00%</text:p>
          </table:table-cell>
          <table:table-cell table:style-name="ce15" table:formula="of:=([.H58]+[.G58]+[.I58]+[.J58])/([.H58]+[.G58])" office:value-type="float" office:value="1.21428571428571" calcext:value-type="float">
            <text:p>1.21</text:p>
          </table:table-cell>
          <table:table-cell table:style-name="ce15" table:formula="of:=IF(([.I58]+[.J58]) = 0; 1; [.J58]/([.J58]+[.G58]))" office:value-type="float" office:value="1" calcext:value-type="float">
            <text:p>1.00</text:p>
          </table:table-cell>
          <table:table-cell table:style-name="ce19" table:formula="of:=[.H58]/([.H58]+[.G58]+[.J58]+[.I58])" office:value-type="float" office:value="0.823529411764706" calcext:value-type="float">
            <text:p>0.82</text:p>
          </table:table-cell>
          <table:table-cell table:style-name="ce19" table:formula="of:=([.J58]+[.I58]+[.G58])/([.H58]+[.I58]+[.J58]+[.G58])" office:value-type="float" office:value="0.176470588235294" calcext:value-type="float">
            <text:p>0.18</text:p>
          </table:table-cell>
          <table:table-cell table:style-name="ce13" table:formula="of:=([.G58]+[.J58])/([.H58]+[.G58]+[.J58])" office:value-type="percentage" office:value="0.0967741935483871" calcext:value-type="percentage">
            <text:p>9.68%</text:p>
          </table:table-cell>
          <table:table-cell table:style-name="ce13" table:formula="of:=[.G58]/([.H58]+[.G58]+[.J58])" office:value-type="percentage" office:value="0" calcext:value-type="percentage">
            <text:p>0.00%</text:p>
          </table:table-cell>
          <table:table-cell table:style-name="ce13" table:formula="of:=[.J58]/([.H58]+[.G58]+[.J58])" office:value-type="percentage" office:value="0.0967741935483871" calcext:value-type="percentage">
            <text:p>9.68%</text:p>
          </table:table-cell>
          <table:table-cell table:number-columns-repeated="1006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22" calcext:value-type="float">
            <text:p>11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59]/([.G59]+[.H59])" office:value-type="percentage" office:value="0.0285714285714286" calcext:value-type="percentage">
            <text:p>2.86%</text:p>
          </table:table-cell>
          <table:table-cell table:style-name="ce15" table:formula="of:=([.H59]+[.G59]+[.I59]+[.J59])/([.H59]+[.G59])" office:value-type="float" office:value="1.22857142857143" calcext:value-type="float">
            <text:p>1.23</text:p>
          </table:table-cell>
          <table:table-cell table:style-name="ce15" table:formula="of:=IF(([.I59]+[.J59]) = 0; 1; [.J59]/([.J59]+[.G59]))" office:value-type="float" office:value="0.8" calcext:value-type="float">
            <text:p>0.80</text:p>
          </table:table-cell>
          <table:table-cell table:style-name="ce19" table:formula="of:=[.H59]/([.H59]+[.G59]+[.J59]+[.I59])" office:value-type="float" office:value="0.790697674418605" calcext:value-type="float">
            <text:p>0.79</text:p>
          </table:table-cell>
          <table:table-cell table:style-name="ce19" table:formula="of:=([.J59]+[.I59]+[.G59])/([.H59]+[.I59]+[.J59]+[.G59])" office:value-type="float" office:value="0.209302325581395" calcext:value-type="float">
            <text:p>0.21</text:p>
          </table:table-cell>
          <table:table-cell table:style-name="ce13" table:formula="of:=([.G59]+[.J59])/([.H59]+[.G59]+[.J59])" office:value-type="percentage" office:value="0.128205128205128" calcext:value-type="percentage">
            <text:p>12.82%</text:p>
          </table:table-cell>
          <table:table-cell table:style-name="ce13" table:formula="of:=[.G59]/([.H59]+[.G59]+[.J59])" office:value-type="percentage" office:value="0.0256410256410256" calcext:value-type="percentage">
            <text:p>2.56%</text:p>
          </table:table-cell>
          <table:table-cell table:style-name="ce13" table:formula="of:=[.J59]/([.H59]+[.G59]+[.J59])" office:value-type="percentage" office:value="0.102564102564103" calcext:value-type="percentage">
            <text:p>10.26%</text:p>
          </table:table-cell>
          <table:table-cell table:number-columns-repeated="1006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83" calcext:value-type="float">
            <text:p>10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60]/([.G60]+[.H60])" office:value-type="percentage" office:value="0" calcext:value-type="percentage">
            <text:p>0.00%</text:p>
          </table:table-cell>
          <table:table-cell table:style-name="ce15" table:formula="of:=([.H60]+[.G60]+[.I60]+[.J60])/([.H60]+[.G60])" office:value-type="float" office:value="1.21428571428571" calcext:value-type="float">
            <text:p>1.21</text:p>
          </table:table-cell>
          <table:table-cell table:style-name="ce15" table:formula="of:=IF(([.I60]+[.J60]) = 0; 1; [.J60]/([.J60]+[.G60]))" office:value-type="float" office:value="1" calcext:value-type="float">
            <text:p>1.00</text:p>
          </table:table-cell>
          <table:table-cell table:style-name="ce19" table:formula="of:=[.H60]/([.H60]+[.G60]+[.J60]+[.I60])" office:value-type="float" office:value="0.823529411764706" calcext:value-type="float">
            <text:p>0.82</text:p>
          </table:table-cell>
          <table:table-cell table:style-name="ce19" table:formula="of:=([.J60]+[.I60]+[.G60])/([.H60]+[.I60]+[.J60]+[.G60])" office:value-type="float" office:value="0.176470588235294" calcext:value-type="float">
            <text:p>0.18</text:p>
          </table:table-cell>
          <table:table-cell table:style-name="ce13" table:formula="of:=([.G60]+[.J60])/([.H60]+[.G60]+[.J60])" office:value-type="percentage" office:value="0.0967741935483871" calcext:value-type="percentage">
            <text:p>9.68%</text:p>
          </table:table-cell>
          <table:table-cell table:style-name="ce13" table:formula="of:=[.G60]/([.H60]+[.G60]+[.J60])" office:value-type="percentage" office:value="0" calcext:value-type="percentage">
            <text:p>0.00%</text:p>
          </table:table-cell>
          <table:table-cell table:style-name="ce13" table:formula="of:=[.J60]/([.H60]+[.G60]+[.J60])" office:value-type="percentage" office:value="0.0967741935483871" calcext:value-type="percentage">
            <text:p>9.68%</text:p>
          </table:table-cell>
          <table:table-cell table:number-columns-repeated="1006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96" calcext:value-type="float">
            <text:p>11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61]/([.G61]+[.H61])" office:value-type="percentage" office:value="0" calcext:value-type="percentage">
            <text:p>0.00%</text:p>
          </table:table-cell>
          <table:table-cell table:style-name="ce15" table:formula="of:=([.H61]+[.G61]+[.I61]+[.J61])/([.H61]+[.G61])" office:value-type="float" office:value="1.18181818181818" calcext:value-type="float">
            <text:p>1.18</text:p>
          </table:table-cell>
          <table:table-cell table:style-name="ce15" table:formula="of:=IF(([.I61]+[.J61]) = 0; 1; [.J61]/([.J61]+[.G61]))" office:value-type="float" office:value="1" calcext:value-type="float">
            <text:p>1.00</text:p>
          </table:table-cell>
          <table:table-cell table:style-name="ce19" table:formula="of:=[.H61]/([.H61]+[.G61]+[.J61]+[.I61])" office:value-type="float" office:value="0.846153846153846" calcext:value-type="float">
            <text:p>0.85</text:p>
          </table:table-cell>
          <table:table-cell table:style-name="ce19" table:formula="of:=([.J61]+[.I61]+[.G61])/([.H61]+[.I61]+[.J61]+[.G61])" office:value-type="float" office:value="0.153846153846154" calcext:value-type="float">
            <text:p>0.15</text:p>
          </table:table-cell>
          <table:table-cell table:style-name="ce13" table:formula="of:=([.G61]+[.J61])/([.H61]+[.G61]+[.J61])" office:value-type="percentage" office:value="0.0833333333333333" calcext:value-type="percentage">
            <text:p>8.33%</text:p>
          </table:table-cell>
          <table:table-cell table:style-name="ce13" table:formula="of:=[.G61]/([.H61]+[.G61]+[.J61])" office:value-type="percentage" office:value="0" calcext:value-type="percentage">
            <text:p>0.00%</text:p>
          </table:table-cell>
          <table:table-cell table:style-name="ce13" table:formula="of:=[.J61]/([.H61]+[.G61]+[.J61])" office:value-type="percentage" office:value="0.0833333333333333" calcext:value-type="percentage">
            <text:p>8.33%</text:p>
          </table:table-cell>
          <table:table-cell table:number-columns-repeated="1006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29" calcext:value-type="float">
            <text:p>12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62]/([.G62]+[.H62])" office:value-type="percentage" office:value="0" calcext:value-type="percentage">
            <text:p>0.00%</text:p>
          </table:table-cell>
          <table:table-cell table:style-name="ce15" table:formula="of:=([.H62]+[.G62]+[.I62]+[.J62])/([.H62]+[.G62])" office:value-type="float" office:value="1.33333333333333" calcext:value-type="float">
            <text:p>1.33</text:p>
          </table:table-cell>
          <table:table-cell table:style-name="ce15" table:formula="of:=IF(([.I62]+[.J62]) = 0; 1; [.J62]/([.J62]+[.G62]))" office:value-type="float" office:value="1" calcext:value-type="float">
            <text:p>1.00</text:p>
          </table:table-cell>
          <table:table-cell table:style-name="ce19" table:formula="of:=[.H62]/([.H62]+[.G62]+[.J62]+[.I62])" office:value-type="float" office:value="0.75" calcext:value-type="float">
            <text:p>0.75</text:p>
          </table:table-cell>
          <table:table-cell table:style-name="ce19" table:formula="of:=([.J62]+[.I62]+[.G62])/([.H62]+[.I62]+[.J62]+[.G62])" office:value-type="float" office:value="0.25" calcext:value-type="float">
            <text:p>0.25</text:p>
          </table:table-cell>
          <table:table-cell table:style-name="ce13" table:formula="of:=([.G62]+[.J62])/([.H62]+[.G62]+[.J62])" office:value-type="percentage" office:value="0.142857142857143" calcext:value-type="percentage">
            <text:p>14.29%</text:p>
          </table:table-cell>
          <table:table-cell table:style-name="ce13" table:formula="of:=[.G62]/([.H62]+[.G62]+[.J62])" office:value-type="percentage" office:value="0" calcext:value-type="percentage">
            <text:p>0.00%</text:p>
          </table:table-cell>
          <table:table-cell table:style-name="ce13" table:formula="of:=[.J62]/([.H62]+[.G62]+[.J62])" office:value-type="percentage" office:value="0.142857142857143" calcext:value-type="percentage">
            <text:p>14.29%</text:p>
          </table:table-cell>
          <table:table-cell table:number-columns-repeated="1006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13" table:formula="of:=[.G63]/([.G63]+[.H63])" office:value-type="percentage" office:value="0" calcext:value-type="percentage">
            <text:p>0.00%</text:p>
          </table:table-cell>
          <table:table-cell table:style-name="ce15" table:formula="of:=([.H63]+[.G63]+[.I63]+[.J63])/([.H63]+[.G63])" office:value-type="float" office:value="2.08333333333333" calcext:value-type="float">
            <text:p>2.08</text:p>
          </table:table-cell>
          <table:table-cell table:style-name="ce15" table:formula="of:=IF(([.I63]+[.J63]) = 0; 1; [.J63]/([.J63]+[.G63]))" office:value-type="float" office:value="1" calcext:value-type="float">
            <text:p>1.00</text:p>
          </table:table-cell>
          <table:table-cell table:style-name="ce19" table:formula="of:=[.H63]/([.H63]+[.G63]+[.J63]+[.I63])" office:value-type="float" office:value="0.48" calcext:value-type="float">
            <text:p>0.48</text:p>
          </table:table-cell>
          <table:table-cell table:style-name="ce19" table:formula="of:=([.J63]+[.I63]+[.G63])/([.H63]+[.I63]+[.J63]+[.G63])" office:value-type="float" office:value="0.52" calcext:value-type="float">
            <text:p>0.52</text:p>
          </table:table-cell>
          <table:table-cell table:style-name="ce13" table:formula="of:=([.G63]+[.J63])/([.H63]+[.G63]+[.J63])" office:value-type="percentage" office:value="0.351351351351351" calcext:value-type="percentage">
            <text:p>35.14%</text:p>
          </table:table-cell>
          <table:table-cell table:style-name="ce13" table:formula="of:=[.G63]/([.H63]+[.G63]+[.J63])" office:value-type="percentage" office:value="0" calcext:value-type="percentage">
            <text:p>0.00%</text:p>
          </table:table-cell>
          <table:table-cell table:style-name="ce13" table:formula="of:=[.J63]/([.H63]+[.G63]+[.J63])" office:value-type="percentage" office:value="0.351351351351351" calcext:value-type="percentage">
            <text:p>35.14%</text:p>
          </table:table-cell>
          <table:table-cell table:number-columns-repeated="1006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88" calcext:value-type="float">
            <text:p>12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formula="of:=[.G64]/([.G64]+[.H64])" office:value-type="percentage" office:value="0" calcext:value-type="percentage">
            <text:p>0.00%</text:p>
          </table:table-cell>
          <table:table-cell table:style-name="ce15" table:formula="of:=([.H64]+[.G64]+[.I64]+[.J64])/([.H64]+[.G64])" office:value-type="float" office:value="1.61538461538462" calcext:value-type="float">
            <text:p>1.62</text:p>
          </table:table-cell>
          <table:table-cell table:style-name="ce15" table:formula="of:=IF(([.I64]+[.J64]) = 0; 1; [.J64]/([.J64]+[.G64]))" office:value-type="float" office:value="1" calcext:value-type="float">
            <text:p>1.00</text:p>
          </table:table-cell>
          <table:table-cell table:style-name="ce19" table:formula="of:=[.H64]/([.H64]+[.G64]+[.J64]+[.I64])" office:value-type="float" office:value="0.619047619047619" calcext:value-type="float">
            <text:p>0.62</text:p>
          </table:table-cell>
          <table:table-cell table:style-name="ce19" table:formula="of:=([.J64]+[.I64]+[.G64])/([.H64]+[.I64]+[.J64]+[.G64])" office:value-type="float" office:value="0.380952380952381" calcext:value-type="float">
            <text:p>0.38</text:p>
          </table:table-cell>
          <table:table-cell table:style-name="ce13" table:formula="of:=([.G64]+[.J64])/([.H64]+[.G64]+[.J64])" office:value-type="percentage" office:value="0.235294117647059" calcext:value-type="percentage">
            <text:p>23.53%</text:p>
          </table:table-cell>
          <table:table-cell table:style-name="ce13" table:formula="of:=[.G64]/([.H64]+[.G64]+[.J64])" office:value-type="percentage" office:value="0" calcext:value-type="percentage">
            <text:p>0.00%</text:p>
          </table:table-cell>
          <table:table-cell table:style-name="ce13" table:formula="of:=[.J64]/([.H64]+[.G64]+[.J64])" office:value-type="percentage" office:value="0.235294117647059" calcext:value-type="percentage">
            <text:p>23.53%</text:p>
          </table:table-cell>
          <table:table-cell table:number-columns-repeated="1006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13" table:formula="of:=[.G65]/([.G65]+[.H65])" office:value-type="percentage" office:value="0" calcext:value-type="percentage">
            <text:p>0.00%</text:p>
          </table:table-cell>
          <table:table-cell table:style-name="ce15" table:formula="of:=([.H65]+[.G65]+[.I65]+[.J65])/([.H65]+[.G65])" office:value-type="float" office:value="1.81481481481482" calcext:value-type="float">
            <text:p>1.81</text:p>
          </table:table-cell>
          <table:table-cell table:style-name="ce15" table:formula="of:=IF(([.I65]+[.J65]) = 0; 1; [.J65]/([.J65]+[.G65]))" office:value-type="float" office:value="1" calcext:value-type="float">
            <text:p>1.00</text:p>
          </table:table-cell>
          <table:table-cell table:style-name="ce19" table:formula="of:=[.H65]/([.H65]+[.G65]+[.J65]+[.I65])" office:value-type="float" office:value="0.551020408163265" calcext:value-type="float">
            <text:p>0.55</text:p>
          </table:table-cell>
          <table:table-cell table:style-name="ce19" table:formula="of:=([.J65]+[.I65]+[.G65])/([.H65]+[.I65]+[.J65]+[.G65])" office:value-type="float" office:value="0.448979591836735" calcext:value-type="float">
            <text:p>0.45</text:p>
          </table:table-cell>
          <table:table-cell table:style-name="ce13" table:formula="of:=([.G65]+[.J65])/([.H65]+[.G65]+[.J65])" office:value-type="percentage" office:value="0.289473684210526" calcext:value-type="percentage">
            <text:p>28.95%</text:p>
          </table:table-cell>
          <table:table-cell table:style-name="ce13" table:formula="of:=[.G65]/([.H65]+[.G65]+[.J65])" office:value-type="percentage" office:value="0" calcext:value-type="percentage">
            <text:p>0.00%</text:p>
          </table:table-cell>
          <table:table-cell table:style-name="ce13" table:formula="of:=[.J65]/([.H65]+[.G65]+[.J65])" office:value-type="percentage" office:value="0.289473684210526" calcext:value-type="percentage">
            <text:p>28.95%</text:p>
          </table:table-cell>
          <table:table-cell table:number-columns-repeated="1006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66]/([.G66]+[.H66])" office:value-type="percentage" office:value="0" calcext:value-type="percentage">
            <text:p>0.00%</text:p>
          </table:table-cell>
          <table:table-cell table:style-name="ce15" table:formula="of:=([.H66]+[.G66]+[.I66]+[.J66])/([.H66]+[.G66])" office:value-type="float" office:value="1.07142857142857" calcext:value-type="float">
            <text:p>1.07</text:p>
          </table:table-cell>
          <table:table-cell table:style-name="ce15" table:formula="of:=IF(([.I66]+[.J66]) = 0; 1; [.J66]/([.J66]+[.G66]))" office:value-type="float" office:value="1" calcext:value-type="float">
            <text:p>1.00</text:p>
          </table:table-cell>
          <table:table-cell table:style-name="ce19" table:formula="of:=[.H66]/([.H66]+[.G66]+[.J66]+[.I66])" office:value-type="float" office:value="0.933333333333333" calcext:value-type="float">
            <text:p>0.93</text:p>
          </table:table-cell>
          <table:table-cell table:style-name="ce19" table:formula="of:=([.J66]+[.I66]+[.G66])/([.H66]+[.I66]+[.J66]+[.G66])" office:value-type="float" office:value="0.0666666666666667" calcext:value-type="float">
            <text:p>0.07</text:p>
          </table:table-cell>
          <table:table-cell table:style-name="ce13" table:formula="of:=([.G66]+[.J66])/([.H66]+[.G66]+[.J66])" office:value-type="percentage" office:value="0.0344827586206897" calcext:value-type="percentage">
            <text:p>3.45%</text:p>
          </table:table-cell>
          <table:table-cell table:style-name="ce13" table:formula="of:=[.G66]/([.H66]+[.G66]+[.J66])" office:value-type="percentage" office:value="0" calcext:value-type="percentage">
            <text:p>0.00%</text:p>
          </table:table-cell>
          <table:table-cell table:style-name="ce13" table:formula="of:=[.J66]/([.H66]+[.G66]+[.J66])" office:value-type="percentage" office:value="0.0344827586206897" calcext:value-type="percentage">
            <text:p>3.45%</text:p>
          </table:table-cell>
          <table:table-cell table:number-columns-repeated="1006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table:formula="of:=[.G67]/([.G67]+[.H67])" office:value-type="percentage" office:value="0" calcext:value-type="percentage">
            <text:p>0.00%</text:p>
          </table:table-cell>
          <table:table-cell table:style-name="ce15" table:formula="of:=([.H67]+[.G67]+[.I67]+[.J67])/([.H67]+[.G67])" office:value-type="float" office:value="1.37037037037037" calcext:value-type="float">
            <text:p>1.37</text:p>
          </table:table-cell>
          <table:table-cell table:style-name="ce15" table:formula="of:=IF(([.I67]+[.J67]) = 0; 1; [.J67]/([.J67]+[.G67]))" office:value-type="float" office:value="1" calcext:value-type="float">
            <text:p>1.00</text:p>
          </table:table-cell>
          <table:table-cell table:style-name="ce19" table:formula="of:=[.H67]/([.H67]+[.G67]+[.J67]+[.I67])" office:value-type="float" office:value="0.72972972972973" calcext:value-type="float">
            <text:p>0.73</text:p>
          </table:table-cell>
          <table:table-cell table:style-name="ce19" table:formula="of:=([.J67]+[.I67]+[.G67])/([.H67]+[.I67]+[.J67]+[.G67])" office:value-type="float" office:value="0.27027027027027" calcext:value-type="float">
            <text:p>0.27</text:p>
          </table:table-cell>
          <table:table-cell table:style-name="ce13" table:formula="of:=([.G67]+[.J67])/([.H67]+[.G67]+[.J67])" office:value-type="percentage" office:value="0.15625" calcext:value-type="percentage">
            <text:p>15.63%</text:p>
          </table:table-cell>
          <table:table-cell table:style-name="ce13" table:formula="of:=[.G67]/([.H67]+[.G67]+[.J67])" office:value-type="percentage" office:value="0" calcext:value-type="percentage">
            <text:p>0.00%</text:p>
          </table:table-cell>
          <table:table-cell table:style-name="ce13" table:formula="of:=[.J67]/([.H67]+[.G67]+[.J67])" office:value-type="percentage" office:value="0.15625" calcext:value-type="percentage">
            <text:p>15.63%</text:p>
          </table:table-cell>
          <table:table-cell table:number-columns-repeated="1006"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68]/([.G68]+[.H68])" office:value-type="percentage" office:value="0" calcext:value-type="percentage">
            <text:p>0.00%</text:p>
          </table:table-cell>
          <table:table-cell table:style-name="ce15" table:formula="of:=([.H68]+[.G68]+[.I68]+[.J68])/([.H68]+[.G68])" office:value-type="float" office:value="1.26666666666667" calcext:value-type="float">
            <text:p>1.27</text:p>
          </table:table-cell>
          <table:table-cell table:style-name="ce15" table:formula="of:=IF(([.I68]+[.J68]) = 0; 1; [.J68]/([.J68]+[.G68]))" office:value-type="float" office:value="1" calcext:value-type="float">
            <text:p>1.00</text:p>
          </table:table-cell>
          <table:table-cell table:style-name="ce19" table:formula="of:=[.H68]/([.H68]+[.G68]+[.J68]+[.I68])" office:value-type="float" office:value="0.789473684210526" calcext:value-type="float">
            <text:p>0.79</text:p>
          </table:table-cell>
          <table:table-cell table:style-name="ce19" table:formula="of:=([.J68]+[.I68]+[.G68])/([.H68]+[.I68]+[.J68]+[.G68])" office:value-type="float" office:value="0.210526315789474" calcext:value-type="float">
            <text:p>0.21</text:p>
          </table:table-cell>
          <table:table-cell table:style-name="ce13" table:formula="of:=([.G68]+[.J68])/([.H68]+[.G68]+[.J68])" office:value-type="percentage" office:value="0.117647058823529" calcext:value-type="percentage">
            <text:p>11.76%</text:p>
          </table:table-cell>
          <table:table-cell table:style-name="ce13" table:formula="of:=[.G68]/([.H68]+[.G68]+[.J68])" office:value-type="percentage" office:value="0" calcext:value-type="percentage">
            <text:p>0.00%</text:p>
          </table:table-cell>
          <table:table-cell table:style-name="ce13" table:formula="of:=[.J68]/([.H68]+[.G68]+[.J68])" office:value-type="percentage" office:value="0.117647058823529" calcext:value-type="percentage">
            <text:p>11.76%</text:p>
          </table:table-cell>
          <table:table-cell table:number-columns-repeated="1006"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69]/([.G69]+[.H69])" office:value-type="percentage" office:value="0" calcext:value-type="percentage">
            <text:p>0.00%</text:p>
          </table:table-cell>
          <table:table-cell table:style-name="ce15" table:formula="of:=([.H69]+[.G69]+[.I69]+[.J69])/([.H69]+[.G69])" office:value-type="float" office:value="1.2" calcext:value-type="float">
            <text:p>1.20</text:p>
          </table:table-cell>
          <table:table-cell table:style-name="ce15" table:formula="of:=IF(([.I69]+[.J69]) = 0; 1; [.J69]/([.J69]+[.G69]))" office:value-type="float" office:value="1" calcext:value-type="float">
            <text:p>1.00</text:p>
          </table:table-cell>
          <table:table-cell table:style-name="ce19" table:formula="of:=[.H69]/([.H69]+[.G69]+[.J69]+[.I69])" office:value-type="float" office:value="0.833333333333333" calcext:value-type="float">
            <text:p>0.83</text:p>
          </table:table-cell>
          <table:table-cell table:style-name="ce19" table:formula="of:=([.J69]+[.I69]+[.G69])/([.H69]+[.I69]+[.J69]+[.G69])" office:value-type="float" office:value="0.166666666666667" calcext:value-type="float">
            <text:p>0.17</text:p>
          </table:table-cell>
          <table:table-cell table:style-name="ce13" table:formula="of:=([.G69]+[.J69])/([.H69]+[.G69]+[.J69])" office:value-type="percentage" office:value="0.0909090909090909" calcext:value-type="percentage">
            <text:p>9.09%</text:p>
          </table:table-cell>
          <table:table-cell table:style-name="ce13" table:formula="of:=[.G69]/([.H69]+[.G69]+[.J69])" office:value-type="percentage" office:value="0" calcext:value-type="percentage">
            <text:p>0.00%</text:p>
          </table:table-cell>
          <table:table-cell table:style-name="ce13" table:formula="of:=[.J69]/([.H69]+[.G69]+[.J69])" office:value-type="percentage" office:value="0.0909090909090909" calcext:value-type="percentage">
            <text:p>9.09%</text:p>
          </table:table-cell>
          <table:table-cell table:number-columns-repeated="1006"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3" table:formula="of:=[.G70]/([.G70]+[.H70])" office:value-type="percentage" office:value="0" calcext:value-type="percentage">
            <text:p>0.00%</text:p>
          </table:table-cell>
          <table:table-cell table:style-name="ce15" table:formula="of:=([.H70]+[.G70]+[.I70]+[.J70])/([.H70]+[.G70])" office:value-type="float" office:value="1.35294117647059" calcext:value-type="float">
            <text:p>1.35</text:p>
          </table:table-cell>
          <table:table-cell table:style-name="ce15" table:formula="of:=IF(([.I70]+[.J70]) = 0; 1; [.J70]/([.J70]+[.G70]))" office:value-type="float" office:value="1" calcext:value-type="float">
            <text:p>1.00</text:p>
          </table:table-cell>
          <table:table-cell table:style-name="ce19" table:formula="of:=[.H70]/([.H70]+[.G70]+[.J70]+[.I70])" office:value-type="float" office:value="0.739130434782609" calcext:value-type="float">
            <text:p>0.74</text:p>
          </table:table-cell>
          <table:table-cell table:style-name="ce19" table:formula="of:=([.J70]+[.I70]+[.G70])/([.H70]+[.I70]+[.J70]+[.G70])" office:value-type="float" office:value="0.260869565217391" calcext:value-type="float">
            <text:p>0.26</text:p>
          </table:table-cell>
          <table:table-cell table:style-name="ce13" table:formula="of:=([.G70]+[.J70])/([.H70]+[.G70]+[.J70])" office:value-type="percentage" office:value="0.15" calcext:value-type="percentage">
            <text:p>15.00%</text:p>
          </table:table-cell>
          <table:table-cell table:style-name="ce13" table:formula="of:=[.G70]/([.H70]+[.G70]+[.J70])" office:value-type="percentage" office:value="0" calcext:value-type="percentage">
            <text:p>0.00%</text:p>
          </table:table-cell>
          <table:table-cell table:style-name="ce13" table:formula="of:=[.J70]/([.H70]+[.G70]+[.J70])" office:value-type="percentage" office:value="0.15" calcext:value-type="percentage">
            <text:p>15.00%</text:p>
          </table:table-cell>
          <table:table-cell table:number-columns-repeated="1006"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71]/([.G71]+[.H71])" office:value-type="percentage" office:value="0" calcext:value-type="percentage">
            <text:p>0.00%</text:p>
          </table:table-cell>
          <table:table-cell table:style-name="ce15" table:formula="of:=([.H71]+[.G71]+[.I71]+[.J71])/([.H71]+[.G71])" office:value-type="float" office:value="1.25806451612903" calcext:value-type="float">
            <text:p>1.26</text:p>
          </table:table-cell>
          <table:table-cell table:style-name="ce15" table:formula="of:=IF(([.I71]+[.J71]) = 0; 1; [.J71]/([.J71]+[.G71]))" office:value-type="float" office:value="1" calcext:value-type="float">
            <text:p>1.00</text:p>
          </table:table-cell>
          <table:table-cell table:style-name="ce19" table:formula="of:=[.H71]/([.H71]+[.G71]+[.J71]+[.I71])" office:value-type="float" office:value="0.794871794871795" calcext:value-type="float">
            <text:p>0.79</text:p>
          </table:table-cell>
          <table:table-cell table:style-name="ce19" table:formula="of:=([.J71]+[.I71]+[.G71])/([.H71]+[.I71]+[.J71]+[.G71])" office:value-type="float" office:value="0.205128205128205" calcext:value-type="float">
            <text:p>0.21</text:p>
          </table:table-cell>
          <table:table-cell table:style-name="ce13" table:formula="of:=([.G71]+[.J71])/([.H71]+[.G71]+[.J71])" office:value-type="percentage" office:value="0.114285714285714" calcext:value-type="percentage">
            <text:p>11.43%</text:p>
          </table:table-cell>
          <table:table-cell table:style-name="ce13" table:formula="of:=[.G71]/([.H71]+[.G71]+[.J71])" office:value-type="percentage" office:value="0" calcext:value-type="percentage">
            <text:p>0.00%</text:p>
          </table:table-cell>
          <table:table-cell table:style-name="ce13" table:formula="of:=[.J71]/([.H71]+[.G71]+[.J71])" office:value-type="percentage" office:value="0.114285714285714" calcext:value-type="percentage">
            <text:p>11.43%</text:p>
          </table:table-cell>
          <table:table-cell table:number-columns-repeated="1006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72]/([.G72]+[.H72])" office:value-type="percentage" office:value="0" calcext:value-type="percentage">
            <text:p>0.00%</text:p>
          </table:table-cell>
          <table:table-cell table:style-name="ce15" table:formula="of:=([.H72]+[.G72]+[.I72]+[.J72])/([.H72]+[.G72])" office:value-type="float" office:value="1.23076923076923" calcext:value-type="float">
            <text:p>1.23</text:p>
          </table:table-cell>
          <table:table-cell table:style-name="ce15" table:formula="of:=IF(([.I72]+[.J72]) = 0; 1; [.J72]/([.J72]+[.G72]))" office:value-type="float" office:value="1" calcext:value-type="float">
            <text:p>1.00</text:p>
          </table:table-cell>
          <table:table-cell table:style-name="ce19" table:formula="of:=[.H72]/([.H72]+[.G72]+[.J72]+[.I72])" office:value-type="float" office:value="0.8125" calcext:value-type="float">
            <text:p>0.81</text:p>
          </table:table-cell>
          <table:table-cell table:style-name="ce19" table:formula="of:=([.J72]+[.I72]+[.G72])/([.H72]+[.I72]+[.J72]+[.G72])" office:value-type="float" office:value="0.1875" calcext:value-type="float">
            <text:p>0.19</text:p>
          </table:table-cell>
          <table:table-cell table:style-name="ce13" table:formula="of:=([.G72]+[.J72])/([.H72]+[.G72]+[.J72])" office:value-type="percentage" office:value="0.103448275862069" calcext:value-type="percentage">
            <text:p>10.34%</text:p>
          </table:table-cell>
          <table:table-cell table:style-name="ce13" table:formula="of:=[.G72]/([.H72]+[.G72]+[.J72])" office:value-type="percentage" office:value="0" calcext:value-type="percentage">
            <text:p>0.00%</text:p>
          </table:table-cell>
          <table:table-cell table:style-name="ce13" table:formula="of:=[.J72]/([.H72]+[.G72]+[.J72])" office:value-type="percentage" office:value="0.103448275862069" calcext:value-type="percentage">
            <text:p>10.34%</text:p>
          </table:table-cell>
          <table:table-cell table:number-columns-repeated="1006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rmal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73]/([.G73]+[.H73])" office:value-type="percentage" office:value="0" calcext:value-type="percentage">
            <text:p>0.00%</text:p>
          </table:table-cell>
          <table:table-cell table:style-name="ce15" table:formula="of:=([.H73]+[.G73]+[.I73]+[.J73])/([.H73]+[.G73])" office:value-type="float" office:value="1" calcext:value-type="float">
            <text:p>1.00</text:p>
          </table:table-cell>
          <table:table-cell table:style-name="ce15" table:formula="of:=IF(([.I73]+[.J73]) = 0; 1; [.J73]/([.J73]+[.G73]))" office:value-type="float" office:value="1" calcext:value-type="float">
            <text:p>1.00</text:p>
          </table:table-cell>
          <table:table-cell table:style-name="ce19" table:formula="of:=[.H73]/([.H73]+[.G73]+[.J73]+[.I73])" office:value-type="float" office:value="1" calcext:value-type="float">
            <text:p>1.00</text:p>
          </table:table-cell>
          <table:table-cell table:style-name="ce19" table:formula="of:=([.J73]+[.I73]+[.G73])/([.H73]+[.I73]+[.J73]+[.G73])" office:value-type="float" office:value="0" calcext:value-type="float">
            <text:p>0.00</text:p>
          </table:table-cell>
          <table:table-cell table:style-name="ce13" table:formula="of:=([.G73]+[.J73])/([.H73]+[.G73]+[.J73])" office:value-type="percentage" office:value="0" calcext:value-type="percentage">
            <text:p>0.00%</text:p>
          </table:table-cell>
          <table:table-cell table:style-name="ce13" table:formula="of:=[.G73]/([.H73]+[.G73]+[.J73])" office:value-type="percentage" office:value="0" calcext:value-type="percentage">
            <text:p>0.00%</text:p>
          </table:table-cell>
          <table:table-cell table:style-name="ce13" table:formula="of:=[.J73]/([.H73]+[.G73]+[.J73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32" calcext:value-type="float">
            <text:p>12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74]/([.G74]+[.H74])" office:value-type="percentage" office:value="0" calcext:value-type="percentage">
            <text:p>0.00%</text:p>
          </table:table-cell>
          <table:table-cell table:style-name="ce15" table:formula="of:=([.H74]+[.G74]+[.I74]+[.J74])/([.H74]+[.G74])" office:value-type="float" office:value="1.16666666666667" calcext:value-type="float">
            <text:p>1.17</text:p>
          </table:table-cell>
          <table:table-cell table:style-name="ce15" table:formula="of:=IF(([.I74]+[.J74]) = 0; 1; [.J74]/([.J74]+[.G74]))" office:value-type="float" office:value="1" calcext:value-type="float">
            <text:p>1.00</text:p>
          </table:table-cell>
          <table:table-cell table:style-name="ce19" table:formula="of:=[.H74]/([.H74]+[.G74]+[.J74]+[.I74])" office:value-type="float" office:value="0.857142857142857" calcext:value-type="float">
            <text:p>0.86</text:p>
          </table:table-cell>
          <table:table-cell table:style-name="ce19" table:formula="of:=([.J74]+[.I74]+[.G74])/([.H74]+[.I74]+[.J74]+[.G74])" office:value-type="float" office:value="0.142857142857143" calcext:value-type="float">
            <text:p>0.14</text:p>
          </table:table-cell>
          <table:table-cell table:style-name="ce13" table:formula="of:=([.G74]+[.J74])/([.H74]+[.G74]+[.J74])" office:value-type="percentage" office:value="0.0769230769230769" calcext:value-type="percentage">
            <text:p>7.69%</text:p>
          </table:table-cell>
          <table:table-cell table:style-name="ce13" table:formula="of:=[.G74]/([.H74]+[.G74]+[.J74])" office:value-type="percentage" office:value="0" calcext:value-type="percentage">
            <text:p>0.00%</text:p>
          </table:table-cell>
          <table:table-cell table:style-name="ce13" table:formula="of:=[.J74]/([.H74]+[.G74]+[.J74])" office:value-type="percentage" office:value="0.0769230769230769" calcext:value-type="percentage">
            <text:p>7.69%</text:p>
          </table:table-cell>
          <table:table-cell table:number-columns-repeated="1006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31" calcext:value-type="float">
            <text:p>9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75]/([.G75]+[.H75])" office:value-type="percentage" office:value="0" calcext:value-type="percentage">
            <text:p>0.00%</text:p>
          </table:table-cell>
          <table:table-cell table:style-name="ce15" table:formula="of:=([.H75]+[.G75]+[.I75]+[.J75])/([.H75]+[.G75])" office:value-type="float" office:value="1.07692307692308" calcext:value-type="float">
            <text:p>1.08</text:p>
          </table:table-cell>
          <table:table-cell table:style-name="ce15" table:formula="of:=IF(([.I75]+[.J75]) = 0; 1; [.J75]/([.J75]+[.G75]))" office:value-type="float" office:value="1" calcext:value-type="float">
            <text:p>1.00</text:p>
          </table:table-cell>
          <table:table-cell table:style-name="ce19" table:formula="of:=[.H75]/([.H75]+[.G75]+[.J75]+[.I75])" office:value-type="float" office:value="0.928571428571429" calcext:value-type="float">
            <text:p>0.93</text:p>
          </table:table-cell>
          <table:table-cell table:style-name="ce19" table:formula="of:=([.J75]+[.I75]+[.G75])/([.H75]+[.I75]+[.J75]+[.G75])" office:value-type="float" office:value="0.0714285714285714" calcext:value-type="float">
            <text:p>0.07</text:p>
          </table:table-cell>
          <table:table-cell table:style-name="ce13" table:formula="of:=([.G75]+[.J75])/([.H75]+[.G75]+[.J75])" office:value-type="percentage" office:value="0.037037037037037" calcext:value-type="percentage">
            <text:p>3.70%</text:p>
          </table:table-cell>
          <table:table-cell table:style-name="ce13" table:formula="of:=[.G75]/([.H75]+[.G75]+[.J75])" office:value-type="percentage" office:value="0" calcext:value-type="percentage">
            <text:p>0.00%</text:p>
          </table:table-cell>
          <table:table-cell table:style-name="ce13" table:formula="of:=[.J75]/([.H75]+[.G75]+[.J75])" office:value-type="percentage" office:value="0.037037037037037" calcext:value-type="percentage">
            <text:p>3.70%</text:p>
          </table:table-cell>
          <table:table-cell table:number-columns-repeated="1006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46" calcext:value-type="float">
            <text:p>10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76]/([.G76]+[.H76])" office:value-type="percentage" office:value="0" calcext:value-type="percentage">
            <text:p>0.00%</text:p>
          </table:table-cell>
          <table:table-cell table:style-name="ce15" table:formula="of:=([.H76]+[.G76]+[.I76]+[.J76])/([.H76]+[.G76])" office:value-type="float" office:value="1.1875" calcext:value-type="float">
            <text:p>1.19</text:p>
          </table:table-cell>
          <table:table-cell table:style-name="ce15" table:formula="of:=IF(([.I76]+[.J76]) = 0; 1; [.J76]/([.J76]+[.G76]))" office:value-type="float" office:value="1" calcext:value-type="float">
            <text:p>1.00</text:p>
          </table:table-cell>
          <table:table-cell table:style-name="ce19" table:formula="of:=[.H76]/([.H76]+[.G76]+[.J76]+[.I76])" office:value-type="float" office:value="0.842105263157895" calcext:value-type="float">
            <text:p>0.84</text:p>
          </table:table-cell>
          <table:table-cell table:style-name="ce19" table:formula="of:=([.J76]+[.I76]+[.G76])/([.H76]+[.I76]+[.J76]+[.G76])" office:value-type="float" office:value="0.157894736842105" calcext:value-type="float">
            <text:p>0.16</text:p>
          </table:table-cell>
          <table:table-cell table:style-name="ce13" table:formula="of:=([.G76]+[.J76])/([.H76]+[.G76]+[.J76])" office:value-type="percentage" office:value="0.0857142857142857" calcext:value-type="percentage">
            <text:p>8.57%</text:p>
          </table:table-cell>
          <table:table-cell table:style-name="ce13" table:formula="of:=[.G76]/([.H76]+[.G76]+[.J76])" office:value-type="percentage" office:value="0" calcext:value-type="percentage">
            <text:p>0.00%</text:p>
          </table:table-cell>
          <table:table-cell table:style-name="ce13" table:formula="of:=[.J76]/([.H76]+[.G76]+[.J76])" office:value-type="percentage" office:value="0.0857142857142857" calcext:value-type="percentage">
            <text:p>8.57%</text:p>
          </table:table-cell>
          <table:table-cell table:number-columns-repeated="1006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77]/([.G77]+[.H77])" office:value-type="percentage" office:value="0" calcext:value-type="percentage">
            <text:p>0.00%</text:p>
          </table:table-cell>
          <table:table-cell table:style-name="ce15" table:formula="of:=([.H77]+[.G77]+[.I77]+[.J77])/([.H77]+[.G77])" office:value-type="float" office:value="1.0952380952381" calcext:value-type="float">
            <text:p>1.10</text:p>
          </table:table-cell>
          <table:table-cell table:style-name="ce15" table:formula="of:=IF(([.I77]+[.J77]) = 0; 1; [.J77]/([.J77]+[.G77]))" office:value-type="float" office:value="1" calcext:value-type="float">
            <text:p>1.00</text:p>
          </table:table-cell>
          <table:table-cell table:style-name="ce19" table:formula="of:=[.H77]/([.H77]+[.G77]+[.J77]+[.I77])" office:value-type="float" office:value="0.91304347826087" calcext:value-type="float">
            <text:p>0.91</text:p>
          </table:table-cell>
          <table:table-cell table:style-name="ce19" table:formula="of:=([.J77]+[.I77]+[.G77])/([.H77]+[.I77]+[.J77]+[.G77])" office:value-type="float" office:value="0.0869565217391304" calcext:value-type="float">
            <text:p>0.09</text:p>
          </table:table-cell>
          <table:table-cell table:style-name="ce13" table:formula="of:=([.G77]+[.J77])/([.H77]+[.G77]+[.J77])" office:value-type="percentage" office:value="0.0454545454545455" calcext:value-type="percentage">
            <text:p>4.55%</text:p>
          </table:table-cell>
          <table:table-cell table:style-name="ce13" table:formula="of:=[.G77]/([.H77]+[.G77]+[.J77])" office:value-type="percentage" office:value="0" calcext:value-type="percentage">
            <text:p>0.00%</text:p>
          </table:table-cell>
          <table:table-cell table:style-name="ce13" table:formula="of:=[.J77]/([.H77]+[.G77]+[.J77])" office:value-type="percentage" office:value="0.0454545454545455" calcext:value-type="percentage">
            <text:p>4.55%</text:p>
          </table:table-cell>
          <table:table-cell table:number-columns-repeated="1006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78]/([.G78]+[.H78])" office:value-type="percentage" office:value="0" calcext:value-type="percentage">
            <text:p>0.00%</text:p>
          </table:table-cell>
          <table:table-cell table:style-name="ce15" table:formula="of:=([.H78]+[.G78]+[.I78]+[.J78])/([.H78]+[.G78])" office:value-type="float" office:value="1.14814814814815" calcext:value-type="float">
            <text:p>1.15</text:p>
          </table:table-cell>
          <table:table-cell table:style-name="ce15" table:formula="of:=IF(([.I78]+[.J78]) = 0; 1; [.J78]/([.J78]+[.G78]))" office:value-type="float" office:value="1" calcext:value-type="float">
            <text:p>1.00</text:p>
          </table:table-cell>
          <table:table-cell table:style-name="ce19" table:formula="of:=[.H78]/([.H78]+[.G78]+[.J78]+[.I78])" office:value-type="float" office:value="0.870967741935484" calcext:value-type="float">
            <text:p>0.87</text:p>
          </table:table-cell>
          <table:table-cell table:style-name="ce19" table:formula="of:=([.J78]+[.I78]+[.G78])/([.H78]+[.I78]+[.J78]+[.G78])" office:value-type="float" office:value="0.129032258064516" calcext:value-type="float">
            <text:p>0.13</text:p>
          </table:table-cell>
          <table:table-cell table:style-name="ce13" table:formula="of:=([.G78]+[.J78])/([.H78]+[.G78]+[.J78])" office:value-type="percentage" office:value="0.0689655172413793" calcext:value-type="percentage">
            <text:p>6.90%</text:p>
          </table:table-cell>
          <table:table-cell table:style-name="ce13" table:formula="of:=[.G78]/([.H78]+[.G78]+[.J78])" office:value-type="percentage" office:value="0" calcext:value-type="percentage">
            <text:p>0.00%</text:p>
          </table:table-cell>
          <table:table-cell table:style-name="ce13" table:formula="of:=[.J78]/([.H78]+[.G78]+[.J78])" office:value-type="percentage" office:value="0.0689655172413793" calcext:value-type="percentage">
            <text:p>6.90%</text:p>
          </table:table-cell>
          <table:table-cell table:number-columns-repeated="1006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79]/([.G79]+[.H79])" office:value-type="percentage" office:value="0" calcext:value-type="percentage">
            <text:p>0.00%</text:p>
          </table:table-cell>
          <table:table-cell table:style-name="ce15" table:formula="of:=([.H79]+[.G79]+[.I79]+[.J79])/([.H79]+[.G79])" office:value-type="float" office:value="1" calcext:value-type="float">
            <text:p>1.00</text:p>
          </table:table-cell>
          <table:table-cell table:style-name="ce15" table:formula="of:=IF(([.I79]+[.J79]) = 0; 1; [.J79]/([.J79]+[.G79]))" office:value-type="float" office:value="1" calcext:value-type="float">
            <text:p>1.00</text:p>
          </table:table-cell>
          <table:table-cell table:style-name="ce19" table:formula="of:=[.H79]/([.H79]+[.G79]+[.J79]+[.I79])" office:value-type="float" office:value="1" calcext:value-type="float">
            <text:p>1.00</text:p>
          </table:table-cell>
          <table:table-cell table:style-name="ce19" table:formula="of:=([.J79]+[.I79]+[.G79])/([.H79]+[.I79]+[.J79]+[.G79])" office:value-type="float" office:value="0" calcext:value-type="float">
            <text:p>0.00</text:p>
          </table:table-cell>
          <table:table-cell table:style-name="ce13" table:formula="of:=([.G79]+[.J79])/([.H79]+[.G79]+[.J79])" office:value-type="percentage" office:value="0" calcext:value-type="percentage">
            <text:p>0.00%</text:p>
          </table:table-cell>
          <table:table-cell table:style-name="ce13" table:formula="of:=[.G79]/([.H79]+[.G79]+[.J79])" office:value-type="percentage" office:value="0" calcext:value-type="percentage">
            <text:p>0.00%</text:p>
          </table:table-cell>
          <table:table-cell table:style-name="ce13" table:formula="of:=[.J79]/([.H79]+[.G79]+[.J79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89" calcext:value-type="float">
            <text:p>11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80]/([.G80]+[.H80])" office:value-type="percentage" office:value="0" calcext:value-type="percentage">
            <text:p>0.00%</text:p>
          </table:table-cell>
          <table:table-cell table:style-name="ce15" table:formula="of:=([.H80]+[.G80]+[.I80]+[.J80])/([.H80]+[.G80])" office:value-type="float" office:value="1.05555555555556" calcext:value-type="float">
            <text:p>1.06</text:p>
          </table:table-cell>
          <table:table-cell table:style-name="ce15" table:formula="of:=IF(([.I80]+[.J80]) = 0; 1; [.J80]/([.J80]+[.G80]))" office:value-type="float" office:value="1" calcext:value-type="float">
            <text:p>1.00</text:p>
          </table:table-cell>
          <table:table-cell table:style-name="ce19" table:formula="of:=[.H80]/([.H80]+[.G80]+[.J80]+[.I80])" office:value-type="float" office:value="0.947368421052632" calcext:value-type="float">
            <text:p>0.95</text:p>
          </table:table-cell>
          <table:table-cell table:style-name="ce19" table:formula="of:=([.J80]+[.I80]+[.G80])/([.H80]+[.I80]+[.J80]+[.G80])" office:value-type="float" office:value="0.0526315789473684" calcext:value-type="float">
            <text:p>0.05</text:p>
          </table:table-cell>
          <table:table-cell table:style-name="ce13" table:formula="of:=([.G80]+[.J80])/([.H80]+[.G80]+[.J80])" office:value-type="percentage" office:value="0.027027027027027" calcext:value-type="percentage">
            <text:p>2.70%</text:p>
          </table:table-cell>
          <table:table-cell table:style-name="ce13" table:formula="of:=[.G80]/([.H80]+[.G80]+[.J80])" office:value-type="percentage" office:value="0" calcext:value-type="percentage">
            <text:p>0.00%</text:p>
          </table:table-cell>
          <table:table-cell table:style-name="ce13" table:formula="of:=[.J80]/([.H80]+[.G80]+[.J80])" office:value-type="percentage" office:value="0.027027027027027" calcext:value-type="percentage">
            <text:p>2.70%</text:p>
          </table:table-cell>
          <table:table-cell table:number-columns-repeated="100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81]/([.G81]+[.H81])" office:value-type="percentage" office:value="0" calcext:value-type="percentage">
            <text:p>0.00%</text:p>
          </table:table-cell>
          <table:table-cell table:style-name="ce15" table:formula="of:=([.H81]+[.G81]+[.I81]+[.J81])/([.H81]+[.G81])" office:value-type="float" office:value="1.16" calcext:value-type="float">
            <text:p>1.16</text:p>
          </table:table-cell>
          <table:table-cell table:style-name="ce15" table:formula="of:=IF(([.I81]+[.J81]) = 0; 1; [.J81]/([.J81]+[.G81]))" office:value-type="float" office:value="1" calcext:value-type="float">
            <text:p>1.00</text:p>
          </table:table-cell>
          <table:table-cell table:style-name="ce19" table:formula="of:=[.H81]/([.H81]+[.G81]+[.J81]+[.I81])" office:value-type="float" office:value="0.862068965517241" calcext:value-type="float">
            <text:p>0.86</text:p>
          </table:table-cell>
          <table:table-cell table:style-name="ce19" table:formula="of:=([.J81]+[.I81]+[.G81])/([.H81]+[.I81]+[.J81]+[.G81])" office:value-type="float" office:value="0.137931034482759" calcext:value-type="float">
            <text:p>0.14</text:p>
          </table:table-cell>
          <table:table-cell table:style-name="ce13" table:formula="of:=([.G81]+[.J81])/([.H81]+[.G81]+[.J81])" office:value-type="percentage" office:value="0.0740740740740741" calcext:value-type="percentage">
            <text:p>7.41%</text:p>
          </table:table-cell>
          <table:table-cell table:style-name="ce13" table:formula="of:=[.G81]/([.H81]+[.G81]+[.J81])" office:value-type="percentage" office:value="0" calcext:value-type="percentage">
            <text:p>0.00%</text:p>
          </table:table-cell>
          <table:table-cell table:style-name="ce13" table:formula="of:=[.J81]/([.H81]+[.G81]+[.J81])" office:value-type="percentage" office:value="0.0740740740740741" calcext:value-type="percentage">
            <text:p>7.41%</text:p>
          </table:table-cell>
          <table:table-cell table:number-columns-repeated="100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22" calcext:value-type="float">
            <text:p>10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82]/([.G82]+[.H82])" office:value-type="percentage" office:value="0" calcext:value-type="percentage">
            <text:p>0.00%</text:p>
          </table:table-cell>
          <table:table-cell table:style-name="ce15" table:formula="of:=([.H82]+[.G82]+[.I82]+[.J82])/([.H82]+[.G82])" office:value-type="float" office:value="1.06451612903226" calcext:value-type="float">
            <text:p>1.06</text:p>
          </table:table-cell>
          <table:table-cell table:style-name="ce15" table:formula="of:=IF(([.I82]+[.J82]) = 0; 1; [.J82]/([.J82]+[.G82]))" office:value-type="float" office:value="1" calcext:value-type="float">
            <text:p>1.00</text:p>
          </table:table-cell>
          <table:table-cell table:style-name="ce19" table:formula="of:=[.H82]/([.H82]+[.G82]+[.J82]+[.I82])" office:value-type="float" office:value="0.939393939393939" calcext:value-type="float">
            <text:p>0.94</text:p>
          </table:table-cell>
          <table:table-cell table:style-name="ce19" table:formula="of:=([.J82]+[.I82]+[.G82])/([.H82]+[.I82]+[.J82]+[.G82])" office:value-type="float" office:value="0.0606060606060606" calcext:value-type="float">
            <text:p>0.06</text:p>
          </table:table-cell>
          <table:table-cell table:style-name="ce13" table:formula="of:=([.G82]+[.J82])/([.H82]+[.G82]+[.J82])" office:value-type="percentage" office:value="0.03125" calcext:value-type="percentage">
            <text:p>3.13%</text:p>
          </table:table-cell>
          <table:table-cell table:style-name="ce13" table:formula="of:=[.G82]/([.H82]+[.G82]+[.J82])" office:value-type="percentage" office:value="0" calcext:value-type="percentage">
            <text:p>0.00%</text:p>
          </table:table-cell>
          <table:table-cell table:style-name="ce13" table:formula="of:=[.J82]/([.H82]+[.G82]+[.J82])" office:value-type="percentage" office:value="0.03125" calcext:value-type="percentage">
            <text:p>3.13%</text:p>
          </table:table-cell>
          <table:table-cell table:number-columns-repeated="1006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93" calcext:value-type="float">
            <text:p>22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83]/([.G83]+[.H83])" office:value-type="percentage" office:value="0" calcext:value-type="percentage">
            <text:p>0.00%</text:p>
          </table:table-cell>
          <table:table-cell table:style-name="ce15" table:formula="of:=([.H83]+[.G83]+[.I83]+[.J83])/([.H83]+[.G83])" office:value-type="float" office:value="1" calcext:value-type="float">
            <text:p>1.00</text:p>
          </table:table-cell>
          <table:table-cell table:style-name="ce15" table:formula="of:=IF(([.I83]+[.J83]) = 0; 1; [.J83]/([.J83]+[.G83]))" office:value-type="float" office:value="1" calcext:value-type="float">
            <text:p>1.00</text:p>
          </table:table-cell>
          <table:table-cell table:style-name="ce19" table:formula="of:=[.H83]/([.H83]+[.G83]+[.J83]+[.I83])" office:value-type="float" office:value="1" calcext:value-type="float">
            <text:p>1.00</text:p>
          </table:table-cell>
          <table:table-cell table:style-name="ce19" table:formula="of:=([.J83]+[.I83]+[.G83])/([.H83]+[.I83]+[.J83]+[.G83])" office:value-type="float" office:value="0" calcext:value-type="float">
            <text:p>0.00</text:p>
          </table:table-cell>
          <table:table-cell table:style-name="ce13" table:formula="of:=([.G83]+[.J83])/([.H83]+[.G83]+[.J83])" office:value-type="percentage" office:value="0" calcext:value-type="percentage">
            <text:p>0.00%</text:p>
          </table:table-cell>
          <table:table-cell table:style-name="ce13" table:formula="of:=[.G83]/([.H83]+[.G83]+[.J83])" office:value-type="percentage" office:value="0" calcext:value-type="percentage">
            <text:p>0.00%</text:p>
          </table:table-cell>
          <table:table-cell table:style-name="ce13" table:formula="of:=[.J83]/([.H83]+[.G83]+[.J83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917" calcext:value-type="float">
            <text:p>19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84]/([.G84]+[.H84])" office:value-type="percentage" office:value="0" calcext:value-type="percentage">
            <text:p>0.00%</text:p>
          </table:table-cell>
          <table:table-cell table:style-name="ce15" table:formula="of:=([.H84]+[.G84]+[.I84]+[.J84])/([.H84]+[.G84])" office:value-type="float" office:value="1.06666666666667" calcext:value-type="float">
            <text:p>1.07</text:p>
          </table:table-cell>
          <table:table-cell table:style-name="ce15" table:formula="of:=IF(([.I84]+[.J84]) = 0; 1; [.J84]/([.J84]+[.G84]))" office:value-type="float" office:value="1" calcext:value-type="float">
            <text:p>1.00</text:p>
          </table:table-cell>
          <table:table-cell table:style-name="ce19" table:formula="of:=[.H84]/([.H84]+[.G84]+[.J84]+[.I84])" office:value-type="float" office:value="0.9375" calcext:value-type="float">
            <text:p>0.94</text:p>
          </table:table-cell>
          <table:table-cell table:style-name="ce19" table:formula="of:=([.J84]+[.I84]+[.G84])/([.H84]+[.I84]+[.J84]+[.G84])" office:value-type="float" office:value="0.0625" calcext:value-type="float">
            <text:p>0.06</text:p>
          </table:table-cell>
          <table:table-cell table:style-name="ce13" table:formula="of:=([.G84]+[.J84])/([.H84]+[.G84]+[.J84])" office:value-type="percentage" office:value="0.032258064516129" calcext:value-type="percentage">
            <text:p>3.23%</text:p>
          </table:table-cell>
          <table:table-cell table:style-name="ce13" table:formula="of:=[.G84]/([.H84]+[.G84]+[.J84])" office:value-type="percentage" office:value="0" calcext:value-type="percentage">
            <text:p>0.00%</text:p>
          </table:table-cell>
          <table:table-cell table:style-name="ce13" table:formula="of:=[.J84]/([.H84]+[.G84]+[.J84])" office:value-type="percentage" office:value="0.032258064516129" calcext:value-type="percentage">
            <text:p>3.23%</text:p>
          </table:table-cell>
          <table:table-cell table:number-columns-repeated="1006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02" calcext:value-type="float">
            <text:p>21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85]/([.G85]+[.H85])" office:value-type="percentage" office:value="0" calcext:value-type="percentage">
            <text:p>0.00%</text:p>
          </table:table-cell>
          <table:table-cell table:style-name="ce15" table:formula="of:=([.H85]+[.G85]+[.I85]+[.J85])/([.H85]+[.G85])" office:value-type="float" office:value="1" calcext:value-type="float">
            <text:p>1.00</text:p>
          </table:table-cell>
          <table:table-cell table:style-name="ce15" table:formula="of:=IF(([.I85]+[.J85]) = 0; 1; [.J85]/([.J85]+[.G85]))" office:value-type="float" office:value="1" calcext:value-type="float">
            <text:p>1.00</text:p>
          </table:table-cell>
          <table:table-cell table:style-name="ce19" table:formula="of:=[.H85]/([.H85]+[.G85]+[.J85]+[.I85])" office:value-type="float" office:value="1" calcext:value-type="float">
            <text:p>1.00</text:p>
          </table:table-cell>
          <table:table-cell table:style-name="ce19" table:formula="of:=([.J85]+[.I85]+[.G85])/([.H85]+[.I85]+[.J85]+[.G85])" office:value-type="float" office:value="0" calcext:value-type="float">
            <text:p>0.00</text:p>
          </table:table-cell>
          <table:table-cell table:style-name="ce13" table:formula="of:=([.G85]+[.J85])/([.H85]+[.G85]+[.J85])" office:value-type="percentage" office:value="0" calcext:value-type="percentage">
            <text:p>0.00%</text:p>
          </table:table-cell>
          <table:table-cell table:style-name="ce13" table:formula="of:=[.G85]/([.H85]+[.G85]+[.J85])" office:value-type="percentage" office:value="0" calcext:value-type="percentage">
            <text:p>0.00%</text:p>
          </table:table-cell>
          <table:table-cell table:style-name="ce13" table:formula="of:=[.J85]/([.H85]+[.G85]+[.J85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49" calcext:value-type="float">
            <text:p>18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86]/([.G86]+[.H86])" office:value-type="percentage" office:value="0" calcext:value-type="percentage">
            <text:p>0.00%</text:p>
          </table:table-cell>
          <table:table-cell table:style-name="ce15" table:formula="of:=([.H86]+[.G86]+[.I86]+[.J86])/([.H86]+[.G86])" office:value-type="float" office:value="1" calcext:value-type="float">
            <text:p>1.00</text:p>
          </table:table-cell>
          <table:table-cell table:style-name="ce15" table:formula="of:=IF(([.I86]+[.J86]) = 0; 1; [.J86]/([.J86]+[.G86]))" office:value-type="float" office:value="1" calcext:value-type="float">
            <text:p>1.00</text:p>
          </table:table-cell>
          <table:table-cell table:style-name="ce19" table:formula="of:=[.H86]/([.H86]+[.G86]+[.J86]+[.I86])" office:value-type="float" office:value="1" calcext:value-type="float">
            <text:p>1.00</text:p>
          </table:table-cell>
          <table:table-cell table:style-name="ce19" table:formula="of:=([.J86]+[.I86]+[.G86])/([.H86]+[.I86]+[.J86]+[.G86])" office:value-type="float" office:value="0" calcext:value-type="float">
            <text:p>0.00</text:p>
          </table:table-cell>
          <table:table-cell table:style-name="ce13" table:formula="of:=([.G86]+[.J86])/([.H86]+[.G86]+[.J86])" office:value-type="percentage" office:value="0" calcext:value-type="percentage">
            <text:p>0.00%</text:p>
          </table:table-cell>
          <table:table-cell table:style-name="ce13" table:formula="of:=[.G86]/([.H86]+[.G86]+[.J86])" office:value-type="percentage" office:value="0" calcext:value-type="percentage">
            <text:p>0.00%</text:p>
          </table:table-cell>
          <table:table-cell table:style-name="ce13" table:formula="of:=[.J86]/([.H86]+[.G86]+[.J86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94" calcext:value-type="float">
            <text:p>159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87]/([.G87]+[.H87])" office:value-type="percentage" office:value="0.206896551724138" calcext:value-type="percentage">
            <text:p>20.69%</text:p>
          </table:table-cell>
          <table:table-cell table:style-name="ce15" table:formula="of:=([.H87]+[.G87]+[.I87]+[.J87])/([.H87]+[.G87])" office:value-type="float" office:value="1.20689655172414" calcext:value-type="float">
            <text:p>1.21</text:p>
          </table:table-cell>
          <table:table-cell table:style-name="ce15" table:formula="of:=IF(([.I87]+[.J87]) = 0; 1; [.J87]/([.J87]+[.G87]))" office:value-type="float" office:value="0.333333333333333" calcext:value-type="float">
            <text:p>0.33</text:p>
          </table:table-cell>
          <table:table-cell table:style-name="ce19" table:formula="of:=[.H87]/([.H87]+[.G87]+[.J87]+[.I87])" office:value-type="float" office:value="0.657142857142857" calcext:value-type="float">
            <text:p>0.66</text:p>
          </table:table-cell>
          <table:table-cell table:style-name="ce19" table:formula="of:=([.J87]+[.I87]+[.G87])/([.H87]+[.I87]+[.J87]+[.G87])" office:value-type="float" office:value="0.342857142857143" calcext:value-type="float">
            <text:p>0.34</text:p>
          </table:table-cell>
          <table:table-cell table:style-name="ce13" table:formula="of:=([.G87]+[.J87])/([.H87]+[.G87]+[.J87])" office:value-type="percentage" office:value="0.28125" calcext:value-type="percentage">
            <text:p>28.13%</text:p>
          </table:table-cell>
          <table:table-cell table:style-name="ce13" table:formula="of:=[.G87]/([.H87]+[.G87]+[.J87])" office:value-type="percentage" office:value="0.1875" calcext:value-type="percentage">
            <text:p>18.75%</text:p>
          </table:table-cell>
          <table:table-cell table:style-name="ce13" table:formula="of:=[.J87]/([.H87]+[.G87]+[.J87])" office:value-type="percentage" office:value="0.09375" calcext:value-type="percentage">
            <text:p>9.38%</text:p>
          </table:table-cell>
          <table:table-cell table:number-columns-repeated="1006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755" calcext:value-type="float">
            <text:p>175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88]/([.G88]+[.H88])" office:value-type="percentage" office:value="0.0882352941176471" calcext:value-type="percentage">
            <text:p>8.82%</text:p>
          </table:table-cell>
          <table:table-cell table:style-name="ce15" table:formula="of:=([.H88]+[.G88]+[.I88]+[.J88])/([.H88]+[.G88])" office:value-type="float" office:value="1.23529411764706" calcext:value-type="float">
            <text:p>1.24</text:p>
          </table:table-cell>
          <table:table-cell table:style-name="ce15" table:formula="of:=IF(([.I88]+[.J88]) = 0; 1; [.J88]/([.J88]+[.G88]))" office:value-type="float" office:value="0.571428571428571" calcext:value-type="float">
            <text:p>0.57</text:p>
          </table:table-cell>
          <table:table-cell table:style-name="ce19" table:formula="of:=[.H88]/([.H88]+[.G88]+[.J88]+[.I88])" office:value-type="float" office:value="0.738095238095238" calcext:value-type="float">
            <text:p>0.74</text:p>
          </table:table-cell>
          <table:table-cell table:style-name="ce19" table:formula="of:=([.J88]+[.I88]+[.G88])/([.H88]+[.I88]+[.J88]+[.G88])" office:value-type="float" office:value="0.261904761904762" calcext:value-type="float">
            <text:p>0.26</text:p>
          </table:table-cell>
          <table:table-cell table:style-name="ce13" table:formula="of:=([.G88]+[.J88])/([.H88]+[.G88]+[.J88])" office:value-type="percentage" office:value="0.184210526315789" calcext:value-type="percentage">
            <text:p>18.42%</text:p>
          </table:table-cell>
          <table:table-cell table:style-name="ce13" table:formula="of:=[.G88]/([.H88]+[.G88]+[.J88])" office:value-type="percentage" office:value="0.0789473684210526" calcext:value-type="percentage">
            <text:p>7.89%</text:p>
          </table:table-cell>
          <table:table-cell table:style-name="ce13" table:formula="of:=[.J88]/([.H88]+[.G88]+[.J88])" office:value-type="percentage" office:value="0.105263157894737" calcext:value-type="percentage">
            <text:p>10.53%</text:p>
          </table:table-cell>
          <table:table-cell table:number-columns-repeated="1006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89]/([.G89]+[.H89])" office:value-type="percentage" office:value="0" calcext:value-type="percentage">
            <text:p>0.00%</text:p>
          </table:table-cell>
          <table:table-cell table:style-name="ce15" table:formula="of:=([.H89]+[.G89]+[.I89]+[.J89])/([.H89]+[.G89])" office:value-type="float" office:value="1" calcext:value-type="float">
            <text:p>1.00</text:p>
          </table:table-cell>
          <table:table-cell table:style-name="ce15" table:formula="of:=IF(([.I89]+[.J89]) = 0; 1; [.J89]/([.J89]+[.G89]))" office:value-type="float" office:value="1" calcext:value-type="float">
            <text:p>1.00</text:p>
          </table:table-cell>
          <table:table-cell table:style-name="ce19" table:formula="of:=[.H89]/([.H89]+[.G89]+[.J89]+[.I89])" office:value-type="float" office:value="1" calcext:value-type="float">
            <text:p>1.00</text:p>
          </table:table-cell>
          <table:table-cell table:style-name="ce19" table:formula="of:=([.J89]+[.I89]+[.G89])/([.H89]+[.I89]+[.J89]+[.G89])" office:value-type="float" office:value="0" calcext:value-type="float">
            <text:p>0.00</text:p>
          </table:table-cell>
          <table:table-cell table:style-name="ce13" table:formula="of:=([.G89]+[.J89])/([.H89]+[.G89]+[.J89])" office:value-type="percentage" office:value="0" calcext:value-type="percentage">
            <text:p>0.00%</text:p>
          </table:table-cell>
          <table:table-cell table:style-name="ce13" table:formula="of:=[.G89]/([.H89]+[.G89]+[.J89])" office:value-type="percentage" office:value="0" calcext:value-type="percentage">
            <text:p>0.00%</text:p>
          </table:table-cell>
          <table:table-cell table:style-name="ce13" table:formula="of:=[.J89]/([.H89]+[.G89]+[.J89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71" calcext:value-type="float">
            <text:p>13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90]/([.G90]+[.H90])" office:value-type="percentage" office:value="0" calcext:value-type="percentage">
            <text:p>0.00%</text:p>
          </table:table-cell>
          <table:table-cell table:style-name="ce15" table:formula="of:=([.H90]+[.G90]+[.I90]+[.J90])/([.H90]+[.G90])" office:value-type="float" office:value="1.22222222222222" calcext:value-type="float">
            <text:p>1.22</text:p>
          </table:table-cell>
          <table:table-cell table:style-name="ce15" table:formula="of:=IF(([.I90]+[.J90]) = 0; 1; [.J90]/([.J90]+[.G90]))" office:value-type="float" office:value="1" calcext:value-type="float">
            <text:p>1.00</text:p>
          </table:table-cell>
          <table:table-cell table:style-name="ce19" table:formula="of:=[.H90]/([.H90]+[.G90]+[.J90]+[.I90])" office:value-type="float" office:value="0.818181818181818" calcext:value-type="float">
            <text:p>0.82</text:p>
          </table:table-cell>
          <table:table-cell table:style-name="ce19" table:formula="of:=([.J90]+[.I90]+[.G90])/([.H90]+[.I90]+[.J90]+[.G90])" office:value-type="float" office:value="0.181818181818182" calcext:value-type="float">
            <text:p>0.18</text:p>
          </table:table-cell>
          <table:table-cell table:style-name="ce13" table:formula="of:=([.G90]+[.J90])/([.H90]+[.G90]+[.J90])" office:value-type="percentage" office:value="0.1" calcext:value-type="percentage">
            <text:p>10.00%</text:p>
          </table:table-cell>
          <table:table-cell table:style-name="ce13" table:formula="of:=[.G90]/([.H90]+[.G90]+[.J90])" office:value-type="percentage" office:value="0" calcext:value-type="percentage">
            <text:p>0.00%</text:p>
          </table:table-cell>
          <table:table-cell table:style-name="ce13" table:formula="of:=[.J90]/([.H90]+[.G90]+[.J90])" office:value-type="percentage" office:value="0.1" calcext:value-type="percentage">
            <text:p>10.00%</text:p>
          </table:table-cell>
          <table:table-cell table:number-columns-repeated="1006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91]/([.G91]+[.H91])" office:value-type="percentage" office:value="0.82051282051282" calcext:value-type="percentage">
            <text:p>82.05%</text:p>
          </table:table-cell>
          <table:table-cell table:style-name="ce15" table:formula="of:=([.H91]+[.G91]+[.I91]+[.J91])/([.H91]+[.G91])" office:value-type="float" office:value="1" calcext:value-type="float">
            <text:p>1.00</text:p>
          </table:table-cell>
          <table:table-cell table:style-name="ce15" table:formula="of:=IF(([.I91]+[.J91]) = 0; 1; [.J91]/([.J91]+[.G91]))" office:value-type="float" office:value="1" calcext:value-type="float">
            <text:p>1.00</text:p>
          </table:table-cell>
          <table:table-cell table:style-name="ce19" table:formula="of:=[.H91]/([.H91]+[.G91]+[.J91]+[.I91])" office:value-type="float" office:value="0.179487179487179" calcext:value-type="float">
            <text:p>0.18</text:p>
          </table:table-cell>
          <table:table-cell table:style-name="ce19" table:formula="of:=([.J91]+[.I91]+[.G91])/([.H91]+[.I91]+[.J91]+[.G91])" office:value-type="float" office:value="0.82051282051282" calcext:value-type="float">
            <text:p>0.82</text:p>
          </table:table-cell>
          <table:table-cell table:style-name="ce13" table:formula="of:=([.G91]+[.J91])/([.H91]+[.G91]+[.J91])" office:value-type="percentage" office:value="0.82051282051282" calcext:value-type="percentage">
            <text:p>82.05%</text:p>
          </table:table-cell>
          <table:table-cell table:style-name="ce13" table:formula="of:=[.G91]/([.H91]+[.G91]+[.J91])" office:value-type="percentage" office:value="0.82051282051282" calcext:value-type="percentage">
            <text:p>82.05%</text:p>
          </table:table-cell>
          <table:table-cell table:style-name="ce13" table:formula="of:=[.J91]/([.H91]+[.G91]+[.J91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86" calcext:value-type="float">
            <text:p>22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92]/([.G92]+[.H92])" office:value-type="percentage" office:value="0" calcext:value-type="percentage">
            <text:p>0.00%</text:p>
          </table:table-cell>
          <table:table-cell table:style-name="ce15" table:formula="of:=([.H92]+[.G92]+[.I92]+[.J92])/([.H92]+[.G92])" office:value-type="float" office:value="1.19354838709677" calcext:value-type="float">
            <text:p>1.19</text:p>
          </table:table-cell>
          <table:table-cell table:style-name="ce15" table:formula="of:=IF(([.I92]+[.J92]) = 0; 1; [.J92]/([.J92]+[.G92]))" office:value-type="float" office:value="1" calcext:value-type="float">
            <text:p>1.00</text:p>
          </table:table-cell>
          <table:table-cell table:style-name="ce19" table:formula="of:=[.H92]/([.H92]+[.G92]+[.J92]+[.I92])" office:value-type="float" office:value="0.837837837837838" calcext:value-type="float">
            <text:p>0.84</text:p>
          </table:table-cell>
          <table:table-cell table:style-name="ce19" table:formula="of:=([.J92]+[.I92]+[.G92])/([.H92]+[.I92]+[.J92]+[.G92])" office:value-type="float" office:value="0.162162162162162" calcext:value-type="float">
            <text:p>0.16</text:p>
          </table:table-cell>
          <table:table-cell table:style-name="ce13" table:formula="of:=([.G92]+[.J92])/([.H92]+[.G92]+[.J92])" office:value-type="percentage" office:value="0.0882352941176471" calcext:value-type="percentage">
            <text:p>8.82%</text:p>
          </table:table-cell>
          <table:table-cell table:style-name="ce13" table:formula="of:=[.G92]/([.H92]+[.G92]+[.J92])" office:value-type="percentage" office:value="0" calcext:value-type="percentage">
            <text:p>0.00%</text:p>
          </table:table-cell>
          <table:table-cell table:style-name="ce13" table:formula="of:=[.J92]/([.H92]+[.G92]+[.J92])" office:value-type="percentage" office:value="0.0882352941176471" calcext:value-type="percentage">
            <text:p>8.82%</text:p>
          </table:table-cell>
          <table:table-cell table:number-columns-repeated="1006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55" calcext:value-type="float">
            <text:p>17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93]/([.G93]+[.H93])" office:value-type="percentage" office:value="0" calcext:value-type="percentage">
            <text:p>0.00%</text:p>
          </table:table-cell>
          <table:table-cell table:style-name="ce15" table:formula="of:=([.H93]+[.G93]+[.I93]+[.J93])/([.H93]+[.G93])" office:value-type="float" office:value="1" calcext:value-type="float">
            <text:p>1.00</text:p>
          </table:table-cell>
          <table:table-cell table:style-name="ce15" table:formula="of:=IF(([.I93]+[.J93]) = 0; 1; [.J93]/([.J93]+[.G93]))" office:value-type="float" office:value="1" calcext:value-type="float">
            <text:p>1.00</text:p>
          </table:table-cell>
          <table:table-cell table:style-name="ce19" table:formula="of:=[.H93]/([.H93]+[.G93]+[.J93]+[.I93])" office:value-type="float" office:value="1" calcext:value-type="float">
            <text:p>1.00</text:p>
          </table:table-cell>
          <table:table-cell table:style-name="ce19" table:formula="of:=([.J93]+[.I93]+[.G93])/([.H93]+[.I93]+[.J93]+[.G93])" office:value-type="float" office:value="0" calcext:value-type="float">
            <text:p>0.00</text:p>
          </table:table-cell>
          <table:table-cell table:style-name="ce13" table:formula="of:=([.G93]+[.J93])/([.H93]+[.G93]+[.J93])" office:value-type="percentage" office:value="0" calcext:value-type="percentage">
            <text:p>0.00%</text:p>
          </table:table-cell>
          <table:table-cell table:style-name="ce13" table:formula="of:=[.G93]/([.H93]+[.G93]+[.J93])" office:value-type="percentage" office:value="0" calcext:value-type="percentage">
            <text:p>0.00%</text:p>
          </table:table-cell>
          <table:table-cell table:style-name="ce13" table:formula="of:=[.J93]/([.H93]+[.G93]+[.J93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52" calcext:value-type="float">
            <text:p>18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94]/([.G94]+[.H94])" office:value-type="percentage" office:value="0" calcext:value-type="percentage">
            <text:p>0.00%</text:p>
          </table:table-cell>
          <table:table-cell table:style-name="ce15" table:formula="of:=([.H94]+[.G94]+[.I94]+[.J94])/([.H94]+[.G94])" office:value-type="float" office:value="1" calcext:value-type="float">
            <text:p>1.00</text:p>
          </table:table-cell>
          <table:table-cell table:style-name="ce15" table:formula="of:=IF(([.I94]+[.J94]) = 0; 1; [.J94]/([.J94]+[.G94]))" office:value-type="float" office:value="1" calcext:value-type="float">
            <text:p>1.00</text:p>
          </table:table-cell>
          <table:table-cell table:style-name="ce19" table:formula="of:=[.H94]/([.H94]+[.G94]+[.J94]+[.I94])" office:value-type="float" office:value="1" calcext:value-type="float">
            <text:p>1.00</text:p>
          </table:table-cell>
          <table:table-cell table:style-name="ce19" table:formula="of:=([.J94]+[.I94]+[.G94])/([.H94]+[.I94]+[.J94]+[.G94])" office:value-type="float" office:value="0" calcext:value-type="float">
            <text:p>0.00</text:p>
          </table:table-cell>
          <table:table-cell table:style-name="ce13" table:formula="of:=([.G94]+[.J94])/([.H94]+[.G94]+[.J94])" office:value-type="percentage" office:value="0" calcext:value-type="percentage">
            <text:p>0.00%</text:p>
          </table:table-cell>
          <table:table-cell table:style-name="ce13" table:formula="of:=[.G94]/([.H94]+[.G94]+[.J94])" office:value-type="percentage" office:value="0" calcext:value-type="percentage">
            <text:p>0.00%</text:p>
          </table:table-cell>
          <table:table-cell table:style-name="ce13" table:formula="of:=[.J94]/([.H94]+[.G94]+[.J94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87" calcext:value-type="float">
            <text:p>19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95]/([.G95]+[.H95])" office:value-type="percentage" office:value="0" calcext:value-type="percentage">
            <text:p>0.00%</text:p>
          </table:table-cell>
          <table:table-cell table:style-name="ce15" table:formula="of:=([.H95]+[.G95]+[.I95]+[.J95])/([.H95]+[.G95])" office:value-type="float" office:value="1.0625" calcext:value-type="float">
            <text:p>1.06</text:p>
          </table:table-cell>
          <table:table-cell table:style-name="ce15" table:formula="of:=IF(([.I95]+[.J95]) = 0; 1; [.J95]/([.J95]+[.G95]))" office:value-type="float" office:value="1" calcext:value-type="float">
            <text:p>1.00</text:p>
          </table:table-cell>
          <table:table-cell table:style-name="ce19" table:formula="of:=[.H95]/([.H95]+[.G95]+[.J95]+[.I95])" office:value-type="float" office:value="0.941176470588235" calcext:value-type="float">
            <text:p>0.94</text:p>
          </table:table-cell>
          <table:table-cell table:style-name="ce19" table:formula="of:=([.J95]+[.I95]+[.G95])/([.H95]+[.I95]+[.J95]+[.G95])" office:value-type="float" office:value="0.0588235294117647" calcext:value-type="float">
            <text:p>0.06</text:p>
          </table:table-cell>
          <table:table-cell table:style-name="ce13" table:formula="of:=([.G95]+[.J95])/([.H95]+[.G95]+[.J95])" office:value-type="percentage" office:value="0.0303030303030303" calcext:value-type="percentage">
            <text:p>3.03%</text:p>
          </table:table-cell>
          <table:table-cell table:style-name="ce13" table:formula="of:=[.G95]/([.H95]+[.G95]+[.J95])" office:value-type="percentage" office:value="0" calcext:value-type="percentage">
            <text:p>0.00%</text:p>
          </table:table-cell>
          <table:table-cell table:style-name="ce13" table:formula="of:=[.J95]/([.H95]+[.G95]+[.J95])" office:value-type="percentage" office:value="0.0303030303030303" calcext:value-type="percentage">
            <text:p>3.03%</text:p>
          </table:table-cell>
          <table:table-cell table:number-columns-repeated="1006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96]/([.G96]+[.H96])" office:value-type="percentage" office:value="0" calcext:value-type="percentage">
            <text:p>0.00%</text:p>
          </table:table-cell>
          <table:table-cell table:style-name="ce15" table:formula="of:=([.H96]+[.G96]+[.I96]+[.J96])/([.H96]+[.G96])" office:value-type="float" office:value="1" calcext:value-type="float">
            <text:p>1.00</text:p>
          </table:table-cell>
          <table:table-cell table:style-name="ce15" table:formula="of:=IF(([.I96]+[.J96]) = 0; 1; [.J96]/([.J96]+[.G96]))" office:value-type="float" office:value="1" calcext:value-type="float">
            <text:p>1.00</text:p>
          </table:table-cell>
          <table:table-cell table:style-name="ce19" table:formula="of:=[.H96]/([.H96]+[.G96]+[.J96]+[.I96])" office:value-type="float" office:value="1" calcext:value-type="float">
            <text:p>1.00</text:p>
          </table:table-cell>
          <table:table-cell table:style-name="ce19" table:formula="of:=([.J96]+[.I96]+[.G96])/([.H96]+[.I96]+[.J96]+[.G96])" office:value-type="float" office:value="0" calcext:value-type="float">
            <text:p>0.00</text:p>
          </table:table-cell>
          <table:table-cell table:style-name="ce13" table:formula="of:=([.G96]+[.J96])/([.H96]+[.G96]+[.J96])" office:value-type="percentage" office:value="0" calcext:value-type="percentage">
            <text:p>0.00%</text:p>
          </table:table-cell>
          <table:table-cell table:style-name="ce13" table:formula="of:=[.G96]/([.H96]+[.G96]+[.J96])" office:value-type="percentage" office:value="0" calcext:value-type="percentage">
            <text:p>0.00%</text:p>
          </table:table-cell>
          <table:table-cell table:style-name="ce13" table:formula="of:=[.J96]/([.H96]+[.G96]+[.J96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91" calcext:value-type="float">
            <text:p>19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97]/([.G97]+[.H97])" office:value-type="percentage" office:value="0" calcext:value-type="percentage">
            <text:p>0.00%</text:p>
          </table:table-cell>
          <table:table-cell table:style-name="ce15" table:formula="of:=([.H97]+[.G97]+[.I97]+[.J97])/([.H97]+[.G97])" office:value-type="float" office:value="1" calcext:value-type="float">
            <text:p>1.00</text:p>
          </table:table-cell>
          <table:table-cell table:style-name="ce15" table:formula="of:=IF(([.I97]+[.J97]) = 0; 1; [.J97]/([.J97]+[.G97]))" office:value-type="float" office:value="1" calcext:value-type="float">
            <text:p>1.00</text:p>
          </table:table-cell>
          <table:table-cell table:style-name="ce19" table:formula="of:=[.H97]/([.H97]+[.G97]+[.J97]+[.I97])" office:value-type="float" office:value="1" calcext:value-type="float">
            <text:p>1.00</text:p>
          </table:table-cell>
          <table:table-cell table:style-name="ce19" table:formula="of:=([.J97]+[.I97]+[.G97])/([.H97]+[.I97]+[.J97]+[.G97])" office:value-type="float" office:value="0" calcext:value-type="float">
            <text:p>0.00</text:p>
          </table:table-cell>
          <table:table-cell table:style-name="ce13" table:formula="of:=([.G97]+[.J97])/([.H97]+[.G97]+[.J97])" office:value-type="percentage" office:value="0" calcext:value-type="percentage">
            <text:p>0.00%</text:p>
          </table:table-cell>
          <table:table-cell table:style-name="ce13" table:formula="of:=[.G97]/([.H97]+[.G97]+[.J97])" office:value-type="percentage" office:value="0" calcext:value-type="percentage">
            <text:p>0.00%</text:p>
          </table:table-cell>
          <table:table-cell table:style-name="ce13" table:formula="of:=[.J97]/([.H97]+[.G97]+[.J97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table:formula="of:=[.G98]/([.G98]+[.H98])" office:value-type="percentage" office:value="0" calcext:value-type="percentage">
            <text:p>0.00%</text:p>
          </table:table-cell>
          <table:table-cell table:style-name="ce15" table:formula="of:=([.H98]+[.G98]+[.I98]+[.J98])/([.H98]+[.G98])" office:value-type="float" office:value="1.3448275862069" calcext:value-type="float">
            <text:p>1.34</text:p>
          </table:table-cell>
          <table:table-cell table:style-name="ce15" table:formula="of:=IF(([.I98]+[.J98]) = 0; 1; [.J98]/([.J98]+[.G98]))" office:value-type="float" office:value="1" calcext:value-type="float">
            <text:p>1.00</text:p>
          </table:table-cell>
          <table:table-cell table:style-name="ce19" table:formula="of:=[.H98]/([.H98]+[.G98]+[.J98]+[.I98])" office:value-type="float" office:value="0.743589743589744" calcext:value-type="float">
            <text:p>0.74</text:p>
          </table:table-cell>
          <table:table-cell table:style-name="ce19" table:formula="of:=([.J98]+[.I98]+[.G98])/([.H98]+[.I98]+[.J98]+[.G98])" office:value-type="float" office:value="0.256410256410256" calcext:value-type="float">
            <text:p>0.26</text:p>
          </table:table-cell>
          <table:table-cell table:style-name="ce13" table:formula="of:=([.G98]+[.J98])/([.H98]+[.G98]+[.J98])" office:value-type="percentage" office:value="0.147058823529412" calcext:value-type="percentage">
            <text:p>14.71%</text:p>
          </table:table-cell>
          <table:table-cell table:style-name="ce13" table:formula="of:=[.G98]/([.H98]+[.G98]+[.J98])" office:value-type="percentage" office:value="0" calcext:value-type="percentage">
            <text:p>0.00%</text:p>
          </table:table-cell>
          <table:table-cell table:style-name="ce13" table:formula="of:=[.J98]/([.H98]+[.G98]+[.J98])" office:value-type="percentage" office:value="0.147058823529412" calcext:value-type="percentage">
            <text:p>14.71%</text:p>
          </table:table-cell>
          <table:table-cell table:number-columns-repeated="1006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81" calcext:value-type="float">
            <text:p>15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 table:formula="of:=[.G99]/([.G99]+[.H99])" office:value-type="percentage" office:value="0" calcext:value-type="percentage">
            <text:p>0.00%</text:p>
          </table:table-cell>
          <table:table-cell table:style-name="ce15" table:formula="of:=([.H99]+[.G99]+[.I99]+[.J99])/([.H99]+[.G99])" office:value-type="float" office:value="1.85714285714286" calcext:value-type="float">
            <text:p>1.86</text:p>
          </table:table-cell>
          <table:table-cell table:style-name="ce15" table:formula="of:=IF(([.I99]+[.J99]) = 0; 1; [.J99]/([.J99]+[.G99]))" office:value-type="float" office:value="1" calcext:value-type="float">
            <text:p>1.00</text:p>
          </table:table-cell>
          <table:table-cell table:style-name="ce19" table:formula="of:=[.H99]/([.H99]+[.G99]+[.J99]+[.I99])" office:value-type="float" office:value="0.538461538461538" calcext:value-type="float">
            <text:p>0.54</text:p>
          </table:table-cell>
          <table:table-cell table:style-name="ce19" table:formula="of:=([.J99]+[.I99]+[.G99])/([.H99]+[.I99]+[.J99]+[.G99])" office:value-type="float" office:value="0.461538461538462" calcext:value-type="float">
            <text:p>0.46</text:p>
          </table:table-cell>
          <table:table-cell table:style-name="ce13" table:formula="of:=([.G99]+[.J99])/([.H99]+[.G99]+[.J99])" office:value-type="percentage" office:value="0.3" calcext:value-type="percentage">
            <text:p>30.00%</text:p>
          </table:table-cell>
          <table:table-cell table:style-name="ce13" table:formula="of:=[.G99]/([.H99]+[.G99]+[.J99])" office:value-type="percentage" office:value="0" calcext:value-type="percentage">
            <text:p>0.00%</text:p>
          </table:table-cell>
          <table:table-cell table:style-name="ce13" table:formula="of:=[.J99]/([.H99]+[.G99]+[.J99])" office:value-type="percentage" office:value="0.3" calcext:value-type="percentage">
            <text:p>30.00%</text:p>
          </table:table-cell>
          <table:table-cell table:number-columns-repeated="1006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3" table:formula="of:=[.G100]/([.G100]+[.H100])" office:value-type="percentage" office:value="0" calcext:value-type="percentage">
            <text:p>0.00%</text:p>
          </table:table-cell>
          <table:table-cell table:style-name="ce15" table:formula="of:=([.H100]+[.G100]+[.I100]+[.J100])/([.H100]+[.G100])" office:value-type="float" office:value="1.69230769230769" calcext:value-type="float">
            <text:p>1.69</text:p>
          </table:table-cell>
          <table:table-cell table:style-name="ce15" table:formula="of:=IF(([.I100]+[.J100]) = 0; 1; [.J100]/([.J100]+[.G100]))" office:value-type="float" office:value="1" calcext:value-type="float">
            <text:p>1.00</text:p>
          </table:table-cell>
          <table:table-cell table:style-name="ce19" table:formula="of:=[.H100]/([.H100]+[.G100]+[.J100]+[.I100])" office:value-type="float" office:value="0.590909090909091" calcext:value-type="float">
            <text:p>0.59</text:p>
          </table:table-cell>
          <table:table-cell table:style-name="ce19" table:formula="of:=([.J100]+[.I100]+[.G100])/([.H100]+[.I100]+[.J100]+[.G100])" office:value-type="float" office:value="0.409090909090909" calcext:value-type="float">
            <text:p>0.41</text:p>
          </table:table-cell>
          <table:table-cell table:style-name="ce13" table:formula="of:=([.G100]+[.J100])/([.H100]+[.G100]+[.J100])" office:value-type="percentage" office:value="0.257142857142857" calcext:value-type="percentage">
            <text:p>25.71%</text:p>
          </table:table-cell>
          <table:table-cell table:style-name="ce13" table:formula="of:=[.G100]/([.H100]+[.G100]+[.J100])" office:value-type="percentage" office:value="0" calcext:value-type="percentage">
            <text:p>0.00%</text:p>
          </table:table-cell>
          <table:table-cell table:style-name="ce13" table:formula="of:=[.J100]/([.H100]+[.G100]+[.J100])" office:value-type="percentage" office:value="0.257142857142857" calcext:value-type="percentage">
            <text:p>25.71%</text:p>
          </table:table-cell>
          <table:table-cell table:number-columns-repeated="1006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98" calcext:value-type="float">
            <text:p>11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101]/([.G101]+[.H101])" office:value-type="percentage" office:value="0" calcext:value-type="percentage">
            <text:p>0.00%</text:p>
          </table:table-cell>
          <table:table-cell table:style-name="ce15" table:formula="of:=([.H101]+[.G101]+[.I101]+[.J101])/([.H101]+[.G101])" office:value-type="float" office:value="1.06896551724138" calcext:value-type="float">
            <text:p>1.07</text:p>
          </table:table-cell>
          <table:table-cell table:style-name="ce15" table:formula="of:=IF(([.I101]+[.J101]) = 0; 1; [.J101]/([.J101]+[.G101]))" office:value-type="float" office:value="1" calcext:value-type="float">
            <text:p>1.00</text:p>
          </table:table-cell>
          <table:table-cell table:style-name="ce19" table:formula="of:=[.H101]/([.H101]+[.G101]+[.J101]+[.I101])" office:value-type="float" office:value="0.935483870967742" calcext:value-type="float">
            <text:p>0.94</text:p>
          </table:table-cell>
          <table:table-cell table:style-name="ce19" table:formula="of:=([.J101]+[.I101]+[.G101])/([.H101]+[.I101]+[.J101]+[.G101])" office:value-type="float" office:value="0.0645161290322581" calcext:value-type="float">
            <text:p>0.06</text:p>
          </table:table-cell>
          <table:table-cell table:style-name="ce13" table:formula="of:=([.G101]+[.J101])/([.H101]+[.G101]+[.J101])" office:value-type="percentage" office:value="0.0333333333333333" calcext:value-type="percentage">
            <text:p>3.33%</text:p>
          </table:table-cell>
          <table:table-cell table:style-name="ce13" table:formula="of:=[.G101]/([.H101]+[.G101]+[.J101])" office:value-type="percentage" office:value="0" calcext:value-type="percentage">
            <text:p>0.00%</text:p>
          </table:table-cell>
          <table:table-cell table:style-name="ce13" table:formula="of:=[.J101]/([.H101]+[.G101]+[.J101])" office:value-type="percentage" office:value="0.0333333333333333" calcext:value-type="percentage">
            <text:p>3.33%</text:p>
          </table:table-cell>
          <table:table-cell table:number-columns-repeated="1006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82" calcext:value-type="float">
            <text:p>11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102]/([.G102]+[.H102])" office:value-type="percentage" office:value="0" calcext:value-type="percentage">
            <text:p>0.00%</text:p>
          </table:table-cell>
          <table:table-cell table:style-name="ce15" table:formula="of:=([.H102]+[.G102]+[.I102]+[.J102])/([.H102]+[.G102])" office:value-type="float" office:value="1.22857142857143" calcext:value-type="float">
            <text:p>1.23</text:p>
          </table:table-cell>
          <table:table-cell table:style-name="ce15" table:formula="of:=IF(([.I102]+[.J102]) = 0; 1; [.J102]/([.J102]+[.G102]))" office:value-type="float" office:value="1" calcext:value-type="float">
            <text:p>1.00</text:p>
          </table:table-cell>
          <table:table-cell table:style-name="ce19" table:formula="of:=[.H102]/([.H102]+[.G102]+[.J102]+[.I102])" office:value-type="float" office:value="0.813953488372093" calcext:value-type="float">
            <text:p>0.81</text:p>
          </table:table-cell>
          <table:table-cell table:style-name="ce19" table:formula="of:=([.J102]+[.I102]+[.G102])/([.H102]+[.I102]+[.J102]+[.G102])" office:value-type="float" office:value="0.186046511627907" calcext:value-type="float">
            <text:p>0.19</text:p>
          </table:table-cell>
          <table:table-cell table:style-name="ce13" table:formula="of:=([.G102]+[.J102])/([.H102]+[.G102]+[.J102])" office:value-type="percentage" office:value="0.102564102564103" calcext:value-type="percentage">
            <text:p>10.26%</text:p>
          </table:table-cell>
          <table:table-cell table:style-name="ce13" table:formula="of:=[.G102]/([.H102]+[.G102]+[.J102])" office:value-type="percentage" office:value="0" calcext:value-type="percentage">
            <text:p>0.00%</text:p>
          </table:table-cell>
          <table:table-cell table:style-name="ce13" table:formula="of:=[.J102]/([.H102]+[.G102]+[.J102])" office:value-type="percentage" office:value="0.102564102564103" calcext:value-type="percentage">
            <text:p>10.26%</text:p>
          </table:table-cell>
          <table:table-cell table:number-columns-repeated="1006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03]/([.G103]+[.H103])" office:value-type="percentage" office:value="0" calcext:value-type="percentage">
            <text:p>0.00%</text:p>
          </table:table-cell>
          <table:table-cell table:style-name="ce15" table:formula="of:=([.H103]+[.G103]+[.I103]+[.J103])/([.H103]+[.G103])" office:value-type="float" office:value="1" calcext:value-type="float">
            <text:p>1.00</text:p>
          </table:table-cell>
          <table:table-cell table:style-name="ce15" table:formula="of:=IF(([.I103]+[.J103]) = 0; 1; [.J103]/([.J103]+[.G103]))" office:value-type="float" office:value="1" calcext:value-type="float">
            <text:p>1.00</text:p>
          </table:table-cell>
          <table:table-cell table:style-name="ce19" table:formula="of:=[.H103]/([.H103]+[.G103]+[.J103]+[.I103])" office:value-type="float" office:value="1" calcext:value-type="float">
            <text:p>1.00</text:p>
          </table:table-cell>
          <table:table-cell table:style-name="ce19" table:formula="of:=([.J103]+[.I103]+[.G103])/([.H103]+[.I103]+[.J103]+[.G103])" office:value-type="float" office:value="0" calcext:value-type="float">
            <text:p>0.00</text:p>
          </table:table-cell>
          <table:table-cell table:style-name="ce13" table:formula="of:=([.G103]+[.J103])/([.H103]+[.G103]+[.J103])" office:value-type="percentage" office:value="0" calcext:value-type="percentage">
            <text:p>0.00%</text:p>
          </table:table-cell>
          <table:table-cell table:style-name="ce13" table:formula="of:=[.G103]/([.H103]+[.G103]+[.J103])" office:value-type="percentage" office:value="0" calcext:value-type="percentage">
            <text:p>0.00%</text:p>
          </table:table-cell>
          <table:table-cell table:style-name="ce13" table:formula="of:=[.J103]/([.H103]+[.G103]+[.J103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04]/([.G104]+[.H104])" office:value-type="percentage" office:value="0" calcext:value-type="percentage">
            <text:p>0.00%</text:p>
          </table:table-cell>
          <table:table-cell table:style-name="ce15" table:formula="of:=([.H104]+[.G104]+[.I104]+[.J104])/([.H104]+[.G104])" office:value-type="float" office:value="1" calcext:value-type="float">
            <text:p>1.00</text:p>
          </table:table-cell>
          <table:table-cell table:style-name="ce15" table:formula="of:=IF(([.I104]+[.J104]) = 0; 1; [.J104]/([.J104]+[.G104]))" office:value-type="float" office:value="1" calcext:value-type="float">
            <text:p>1.00</text:p>
          </table:table-cell>
          <table:table-cell table:style-name="ce19" table:formula="of:=[.H104]/([.H104]+[.G104]+[.J104]+[.I104])" office:value-type="float" office:value="1" calcext:value-type="float">
            <text:p>1.00</text:p>
          </table:table-cell>
          <table:table-cell table:style-name="ce19" table:formula="of:=([.J104]+[.I104]+[.G104])/([.H104]+[.I104]+[.J104]+[.G104])" office:value-type="float" office:value="0" calcext:value-type="float">
            <text:p>0.00</text:p>
          </table:table-cell>
          <table:table-cell table:style-name="ce13" table:formula="of:=([.G104]+[.J104])/([.H104]+[.G104]+[.J104])" office:value-type="percentage" office:value="0" calcext:value-type="percentage">
            <text:p>0.00%</text:p>
          </table:table-cell>
          <table:table-cell table:style-name="ce13" table:formula="of:=[.G104]/([.H104]+[.G104]+[.J104])" office:value-type="percentage" office:value="0" calcext:value-type="percentage">
            <text:p>0.00%</text:p>
          </table:table-cell>
          <table:table-cell table:style-name="ce13" table:formula="of:=[.J104]/([.H104]+[.G104]+[.J104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86" calcext:value-type="float">
            <text:p>10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05]/([.G105]+[.H105])" office:value-type="percentage" office:value="0" calcext:value-type="percentage">
            <text:p>0.00%</text:p>
          </table:table-cell>
          <table:table-cell table:style-name="ce15" table:formula="of:=([.H105]+[.G105]+[.I105]+[.J105])/([.H105]+[.G105])" office:value-type="float" office:value="1" calcext:value-type="float">
            <text:p>1.00</text:p>
          </table:table-cell>
          <table:table-cell table:style-name="ce15" table:formula="of:=IF(([.I105]+[.J105]) = 0; 1; [.J105]/([.J105]+[.G105]))" office:value-type="float" office:value="1" calcext:value-type="float">
            <text:p>1.00</text:p>
          </table:table-cell>
          <table:table-cell table:style-name="ce19" table:formula="of:=[.H105]/([.H105]+[.G105]+[.J105]+[.I105])" office:value-type="float" office:value="1" calcext:value-type="float">
            <text:p>1.00</text:p>
          </table:table-cell>
          <table:table-cell table:style-name="ce19" table:formula="of:=([.J105]+[.I105]+[.G105])/([.H105]+[.I105]+[.J105]+[.G105])" office:value-type="float" office:value="0" calcext:value-type="float">
            <text:p>0.00</text:p>
          </table:table-cell>
          <table:table-cell table:style-name="ce13" table:formula="of:=([.G105]+[.J105])/([.H105]+[.G105]+[.J105])" office:value-type="percentage" office:value="0" calcext:value-type="percentage">
            <text:p>0.00%</text:p>
          </table:table-cell>
          <table:table-cell table:style-name="ce13" table:formula="of:=[.G105]/([.H105]+[.G105]+[.J105])" office:value-type="percentage" office:value="0" calcext:value-type="percentage">
            <text:p>0.00%</text:p>
          </table:table-cell>
          <table:table-cell table:style-name="ce13" table:formula="of:=[.J105]/([.H105]+[.G105]+[.J105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06]/([.G106]+[.H106])" office:value-type="percentage" office:value="0" calcext:value-type="percentage">
            <text:p>0.00%</text:p>
          </table:table-cell>
          <table:table-cell table:style-name="ce15" table:formula="of:=([.H106]+[.G106]+[.I106]+[.J106])/([.H106]+[.G106])" office:value-type="float" office:value="1" calcext:value-type="float">
            <text:p>1.00</text:p>
          </table:table-cell>
          <table:table-cell table:style-name="ce15" table:formula="of:=IF(([.I106]+[.J106]) = 0; 1; [.J106]/([.J106]+[.G106]))" office:value-type="float" office:value="1" calcext:value-type="float">
            <text:p>1.00</text:p>
          </table:table-cell>
          <table:table-cell table:style-name="ce19" table:formula="of:=[.H106]/([.H106]+[.G106]+[.J106]+[.I106])" office:value-type="float" office:value="1" calcext:value-type="float">
            <text:p>1.00</text:p>
          </table:table-cell>
          <table:table-cell table:style-name="ce19" table:formula="of:=([.J106]+[.I106]+[.G106])/([.H106]+[.I106]+[.J106]+[.G106])" office:value-type="float" office:value="0" calcext:value-type="float">
            <text:p>0.00</text:p>
          </table:table-cell>
          <table:table-cell table:style-name="ce13" table:formula="of:=([.G106]+[.J106])/([.H106]+[.G106]+[.J106])" office:value-type="percentage" office:value="0" calcext:value-type="percentage">
            <text:p>0.00%</text:p>
          </table:table-cell>
          <table:table-cell table:style-name="ce13" table:formula="of:=[.G106]/([.H106]+[.G106]+[.J106])" office:value-type="percentage" office:value="0" calcext:value-type="percentage">
            <text:p>0.00%</text:p>
          </table:table-cell>
          <table:table-cell table:style-name="ce13" table:formula="of:=[.J106]/([.H106]+[.G106]+[.J106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07]/([.G107]+[.H107])" office:value-type="percentage" office:value="0" calcext:value-type="percentage">
            <text:p>0.00%</text:p>
          </table:table-cell>
          <table:table-cell table:style-name="ce15" table:formula="of:=([.H107]+[.G107]+[.I107]+[.J107])/([.H107]+[.G107])" office:value-type="float" office:value="1" calcext:value-type="float">
            <text:p>1.00</text:p>
          </table:table-cell>
          <table:table-cell table:style-name="ce15" table:formula="of:=IF(([.I107]+[.J107]) = 0; 1; [.J107]/([.J107]+[.G107]))" office:value-type="float" office:value="1" calcext:value-type="float">
            <text:p>1.00</text:p>
          </table:table-cell>
          <table:table-cell table:style-name="ce19" table:formula="of:=[.H107]/([.H107]+[.G107]+[.J107]+[.I107])" office:value-type="float" office:value="1" calcext:value-type="float">
            <text:p>1.00</text:p>
          </table:table-cell>
          <table:table-cell table:style-name="ce19" table:formula="of:=([.J107]+[.I107]+[.G107])/([.H107]+[.I107]+[.J107]+[.G107])" office:value-type="float" office:value="0" calcext:value-type="float">
            <text:p>0.00</text:p>
          </table:table-cell>
          <table:table-cell table:style-name="ce13" table:formula="of:=([.G107]+[.J107])/([.H107]+[.G107]+[.J107])" office:value-type="percentage" office:value="0" calcext:value-type="percentage">
            <text:p>0.00%</text:p>
          </table:table-cell>
          <table:table-cell table:style-name="ce13" table:formula="of:=[.G107]/([.H107]+[.G107]+[.J107])" office:value-type="percentage" office:value="0" calcext:value-type="percentage">
            <text:p>0.00%</text:p>
          </table:table-cell>
          <table:table-cell table:style-name="ce13" table:formula="of:=[.J107]/([.H107]+[.G107]+[.J107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08]/([.G108]+[.H108])" office:value-type="percentage" office:value="0.0333333333333333" calcext:value-type="percentage">
            <text:p>3.33%</text:p>
          </table:table-cell>
          <table:table-cell table:style-name="ce15" table:formula="of:=([.H108]+[.G108]+[.I108]+[.J108])/([.H108]+[.G108])" office:value-type="float" office:value="1.13333333333333" calcext:value-type="float">
            <text:p>1.13</text:p>
          </table:table-cell>
          <table:table-cell table:style-name="ce15" table:formula="of:=IF(([.I108]+[.J108]) = 0; 1; [.J108]/([.J108]+[.G108]))" office:value-type="float" office:value="0.666666666666667" calcext:value-type="float">
            <text:p>0.67</text:p>
          </table:table-cell>
          <table:table-cell table:style-name="ce19" table:formula="of:=[.H108]/([.H108]+[.G108]+[.J108]+[.I108])" office:value-type="float" office:value="0.852941176470588" calcext:value-type="float">
            <text:p>0.85</text:p>
          </table:table-cell>
          <table:table-cell table:style-name="ce19" table:formula="of:=([.J108]+[.I108]+[.G108])/([.H108]+[.I108]+[.J108]+[.G108])" office:value-type="float" office:value="0.147058823529412" calcext:value-type="float">
            <text:p>0.15</text:p>
          </table:table-cell>
          <table:table-cell table:style-name="ce13" table:formula="of:=([.G108]+[.J108])/([.H108]+[.G108]+[.J108])" office:value-type="percentage" office:value="0.09375" calcext:value-type="percentage">
            <text:p>9.38%</text:p>
          </table:table-cell>
          <table:table-cell table:style-name="ce13" table:formula="of:=[.G108]/([.H108]+[.G108]+[.J108])" office:value-type="percentage" office:value="0.03125" calcext:value-type="percentage">
            <text:p>3.13%</text:p>
          </table:table-cell>
          <table:table-cell table:style-name="ce13" table:formula="of:=[.J108]/([.H108]+[.G108]+[.J108])" office:value-type="percentage" office:value="0.0625" calcext:value-type="percentage">
            <text:p>6.25%</text:p>
          </table:table-cell>
          <table:table-cell table:number-columns-repeated="1006"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fal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57" calcext:value-type="float">
            <text:p>11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109]/([.G109]+[.H109])" office:value-type="percentage" office:value="0" calcext:value-type="percentage">
            <text:p>0.00%</text:p>
          </table:table-cell>
          <table:table-cell table:style-name="ce15" table:formula="of:=([.H109]+[.G109]+[.I109]+[.J109])/([.H109]+[.G109])" office:value-type="float" office:value="1.06451612903226" calcext:value-type="float">
            <text:p>1.06</text:p>
          </table:table-cell>
          <table:table-cell table:style-name="ce15" table:formula="of:=IF(([.I109]+[.J109]) = 0; 1; [.J109]/([.J109]+[.G109]))" office:value-type="float" office:value="1" calcext:value-type="float">
            <text:p>1.00</text:p>
          </table:table-cell>
          <table:table-cell table:style-name="ce19" table:formula="of:=[.H109]/([.H109]+[.G109]+[.J109]+[.I109])" office:value-type="float" office:value="0.939393939393939" calcext:value-type="float">
            <text:p>0.94</text:p>
          </table:table-cell>
          <table:table-cell table:style-name="ce19" table:formula="of:=([.J109]+[.I109]+[.G109])/([.H109]+[.I109]+[.J109]+[.G109])" office:value-type="float" office:value="0.0606060606060606" calcext:value-type="float">
            <text:p>0.06</text:p>
          </table:table-cell>
          <table:table-cell table:style-name="ce13" table:formula="of:=([.G109]+[.J109])/([.H109]+[.G109]+[.J109])" office:value-type="percentage" office:value="0.03125" calcext:value-type="percentage">
            <text:p>3.13%</text:p>
          </table:table-cell>
          <table:table-cell table:style-name="ce13" table:formula="of:=[.G109]/([.H109]+[.G109]+[.J109])" office:value-type="percentage" office:value="0" calcext:value-type="percentage">
            <text:p>0.00%</text:p>
          </table:table-cell>
          <table:table-cell table:style-name="ce13" table:formula="of:=[.J109]/([.H109]+[.G109]+[.J109])" office:value-type="percentage" office:value="0.03125" calcext:value-type="percentage">
            <text:p>3.13%</text:p>
          </table:table-cell>
          <table:table-cell table:number-columns-repeated="1006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59" calcext:value-type="float">
            <text:p>9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3" table:formula="of:=[.G110]/([.G110]+[.H110])" office:value-type="percentage" office:value="0" calcext:value-type="percentage">
            <text:p>0.00%</text:p>
          </table:table-cell>
          <table:table-cell table:style-name="ce15" table:formula="of:=([.H110]+[.G110]+[.I110]+[.J110])/([.H110]+[.G110])" office:value-type="float" office:value="1.41666666666667" calcext:value-type="float">
            <text:p>1.42</text:p>
          </table:table-cell>
          <table:table-cell table:style-name="ce15" table:formula="of:=IF(([.I110]+[.J110]) = 0; 1; [.J110]/([.J110]+[.G110]))" office:value-type="float" office:value="1" calcext:value-type="float">
            <text:p>1.00</text:p>
          </table:table-cell>
          <table:table-cell table:style-name="ce19" table:formula="of:=[.H110]/([.H110]+[.G110]+[.J110]+[.I110])" office:value-type="float" office:value="0.705882352941176" calcext:value-type="float">
            <text:p>0.71</text:p>
          </table:table-cell>
          <table:table-cell table:style-name="ce19" table:formula="of:=([.J110]+[.I110]+[.G110])/([.H110]+[.I110]+[.J110]+[.G110])" office:value-type="float" office:value="0.294117647058823" calcext:value-type="float">
            <text:p>0.29</text:p>
          </table:table-cell>
          <table:table-cell table:style-name="ce13" table:formula="of:=([.G110]+[.J110])/([.H110]+[.G110]+[.J110])" office:value-type="percentage" office:value="0.172413793103448" calcext:value-type="percentage">
            <text:p>17.24%</text:p>
          </table:table-cell>
          <table:table-cell table:style-name="ce13" table:formula="of:=[.G110]/([.H110]+[.G110]+[.J110])" office:value-type="percentage" office:value="0" calcext:value-type="percentage">
            <text:p>0.00%</text:p>
          </table:table-cell>
          <table:table-cell table:style-name="ce13" table:formula="of:=[.J110]/([.H110]+[.G110]+[.J110])" office:value-type="percentage" office:value="0.172413793103448" calcext:value-type="percentage">
            <text:p>17.24%</text:p>
          </table:table-cell>
          <table:table-cell table:number-columns-repeated="1006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111]/([.G111]+[.H111])" office:value-type="percentage" office:value="0" calcext:value-type="percentage">
            <text:p>0.00%</text:p>
          </table:table-cell>
          <table:table-cell table:style-name="ce15" table:formula="of:=([.H111]+[.G111]+[.I111]+[.J111])/([.H111]+[.G111])" office:value-type="float" office:value="1.20689655172414" calcext:value-type="float">
            <text:p>1.21</text:p>
          </table:table-cell>
          <table:table-cell table:style-name="ce15" table:formula="of:=IF(([.I111]+[.J111]) = 0; 1; [.J111]/([.J111]+[.G111]))" office:value-type="float" office:value="1" calcext:value-type="float">
            <text:p>1.00</text:p>
          </table:table-cell>
          <table:table-cell table:style-name="ce19" table:formula="of:=[.H111]/([.H111]+[.G111]+[.J111]+[.I111])" office:value-type="float" office:value="0.828571428571429" calcext:value-type="float">
            <text:p>0.83</text:p>
          </table:table-cell>
          <table:table-cell table:style-name="ce19" table:formula="of:=([.J111]+[.I111]+[.G111])/([.H111]+[.I111]+[.J111]+[.G111])" office:value-type="float" office:value="0.171428571428571" calcext:value-type="float">
            <text:p>0.17</text:p>
          </table:table-cell>
          <table:table-cell table:style-name="ce13" table:formula="of:=([.G111]+[.J111])/([.H111]+[.G111]+[.J111])" office:value-type="percentage" office:value="0.09375" calcext:value-type="percentage">
            <text:p>9.38%</text:p>
          </table:table-cell>
          <table:table-cell table:style-name="ce13" table:formula="of:=[.G111]/([.H111]+[.G111]+[.J111])" office:value-type="percentage" office:value="0" calcext:value-type="percentage">
            <text:p>0.00%</text:p>
          </table:table-cell>
          <table:table-cell table:style-name="ce13" table:formula="of:=[.J111]/([.H111]+[.G111]+[.J111])" office:value-type="percentage" office:value="0.09375" calcext:value-type="percentage">
            <text:p>9.38%</text:p>
          </table:table-cell>
          <table:table-cell table:number-columns-repeated="1006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3" calcext:value-type="float">
            <text:p>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12]/([.G112]+[.H112])" office:value-type="percentage" office:value="0" calcext:value-type="percentage">
            <text:p>0.00%</text:p>
          </table:table-cell>
          <table:table-cell table:style-name="ce15" table:formula="of:=([.H112]+[.G112]+[.I112]+[.J112])/([.H112]+[.G112])" office:value-type="float" office:value="1.125" calcext:value-type="float">
            <text:p>1.13</text:p>
          </table:table-cell>
          <table:table-cell table:style-name="ce15" table:formula="of:=IF(([.I112]+[.J112]) = 0; 1; [.J112]/([.J112]+[.G112]))" office:value-type="float" office:value="1" calcext:value-type="float">
            <text:p>1.00</text:p>
          </table:table-cell>
          <table:table-cell table:style-name="ce19" table:formula="of:=[.H112]/([.H112]+[.G112]+[.J112]+[.I112])" office:value-type="float" office:value="0.888888888888889" calcext:value-type="float">
            <text:p>0.89</text:p>
          </table:table-cell>
          <table:table-cell table:style-name="ce19" table:formula="of:=([.J112]+[.I112]+[.G112])/([.H112]+[.I112]+[.J112]+[.G112])" office:value-type="float" office:value="0.111111111111111" calcext:value-type="float">
            <text:p>0.11</text:p>
          </table:table-cell>
          <table:table-cell table:style-name="ce13" table:formula="of:=([.G112]+[.J112])/([.H112]+[.G112]+[.J112])" office:value-type="percentage" office:value="0.0588235294117647" calcext:value-type="percentage">
            <text:p>5.88%</text:p>
          </table:table-cell>
          <table:table-cell table:style-name="ce13" table:formula="of:=[.G112]/([.H112]+[.G112]+[.J112])" office:value-type="percentage" office:value="0" calcext:value-type="percentage">
            <text:p>0.00%</text:p>
          </table:table-cell>
          <table:table-cell table:style-name="ce13" table:formula="of:=[.J112]/([.H112]+[.G112]+[.J112])" office:value-type="percentage" office:value="0.0588235294117647" calcext:value-type="percentage">
            <text:p>5.88%</text:p>
          </table:table-cell>
          <table:table-cell table:number-columns-repeated="1006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3" table:formula="of:=[.G113]/([.G113]+[.H113])" office:value-type="percentage" office:value="0" calcext:value-type="percentage">
            <text:p>0.00%</text:p>
          </table:table-cell>
          <table:table-cell table:style-name="ce15" table:formula="of:=([.H113]+[.G113]+[.I113]+[.J113])/([.H113]+[.G113])" office:value-type="float" office:value="1.25" calcext:value-type="float">
            <text:p>1.25</text:p>
          </table:table-cell>
          <table:table-cell table:style-name="ce15" table:formula="of:=IF(([.I113]+[.J113]) = 0; 1; [.J113]/([.J113]+[.G113]))" office:value-type="float" office:value="1" calcext:value-type="float">
            <text:p>1.00</text:p>
          </table:table-cell>
          <table:table-cell table:style-name="ce19" table:formula="of:=[.H113]/([.H113]+[.G113]+[.J113]+[.I113])" office:value-type="float" office:value="0.8" calcext:value-type="float">
            <text:p>0.80</text:p>
          </table:table-cell>
          <table:table-cell table:style-name="ce19" table:formula="of:=([.J113]+[.I113]+[.G113])/([.H113]+[.I113]+[.J113]+[.G113])" office:value-type="float" office:value="0.2" calcext:value-type="float">
            <text:p>0.20</text:p>
          </table:table-cell>
          <table:table-cell table:style-name="ce13" table:formula="of:=([.G113]+[.J113])/([.H113]+[.G113]+[.J113])" office:value-type="percentage" office:value="0.111111111111111" calcext:value-type="percentage">
            <text:p>11.11%</text:p>
          </table:table-cell>
          <table:table-cell table:style-name="ce13" table:formula="of:=[.G113]/([.H113]+[.G113]+[.J113])" office:value-type="percentage" office:value="0" calcext:value-type="percentage">
            <text:p>0.00%</text:p>
          </table:table-cell>
          <table:table-cell table:style-name="ce13" table:formula="of:=[.J113]/([.H113]+[.G113]+[.J113])" office:value-type="percentage" office:value="0.111111111111111" calcext:value-type="percentage">
            <text:p>11.11%</text:p>
          </table:table-cell>
          <table:table-cell table:number-columns-repeated="1006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48" calcext:value-type="float">
            <text:p>9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14]/([.G114]+[.H114])" office:value-type="percentage" office:value="0" calcext:value-type="percentage">
            <text:p>0.00%</text:p>
          </table:table-cell>
          <table:table-cell table:style-name="ce15" table:formula="of:=([.H114]+[.G114]+[.I114]+[.J114])/([.H114]+[.G114])" office:value-type="float" office:value="1" calcext:value-type="float">
            <text:p>1.00</text:p>
          </table:table-cell>
          <table:table-cell table:style-name="ce15" table:formula="of:=IF(([.I114]+[.J114]) = 0; 1; [.J114]/([.J114]+[.G114]))" office:value-type="float" office:value="1" calcext:value-type="float">
            <text:p>1.00</text:p>
          </table:table-cell>
          <table:table-cell table:style-name="ce19" table:formula="of:=[.H114]/([.H114]+[.G114]+[.J114]+[.I114])" office:value-type="float" office:value="1" calcext:value-type="float">
            <text:p>1.00</text:p>
          </table:table-cell>
          <table:table-cell table:style-name="ce19" table:formula="of:=([.J114]+[.I114]+[.G114])/([.H114]+[.I114]+[.J114]+[.G114])" office:value-type="float" office:value="0" calcext:value-type="float">
            <text:p>0.00</text:p>
          </table:table-cell>
          <table:table-cell table:style-name="ce13" table:formula="of:=([.G114]+[.J114])/([.H114]+[.G114]+[.J114])" office:value-type="percentage" office:value="0" calcext:value-type="percentage">
            <text:p>0.00%</text:p>
          </table:table-cell>
          <table:table-cell table:style-name="ce13" table:formula="of:=[.G114]/([.H114]+[.G114]+[.J114])" office:value-type="percentage" office:value="0" calcext:value-type="percentage">
            <text:p>0.00%</text:p>
          </table:table-cell>
          <table:table-cell table:style-name="ce13" table:formula="of:=[.J114]/([.H114]+[.G114]+[.J114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41" calcext:value-type="float">
            <text:p>9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15]/([.G115]+[.H115])" office:value-type="percentage" office:value="0" calcext:value-type="percentage">
            <text:p>0.00%</text:p>
          </table:table-cell>
          <table:table-cell table:style-name="ce15" table:formula="of:=([.H115]+[.G115]+[.I115]+[.J115])/([.H115]+[.G115])" office:value-type="float" office:value="1.14285714285714" calcext:value-type="float">
            <text:p>1.14</text:p>
          </table:table-cell>
          <table:table-cell table:style-name="ce15" table:formula="of:=IF(([.I115]+[.J115]) = 0; 1; [.J115]/([.J115]+[.G115]))" office:value-type="float" office:value="1" calcext:value-type="float">
            <text:p>1.00</text:p>
          </table:table-cell>
          <table:table-cell table:style-name="ce19" table:formula="of:=[.H115]/([.H115]+[.G115]+[.J115]+[.I115])" office:value-type="float" office:value="0.875" calcext:value-type="float">
            <text:p>0.88</text:p>
          </table:table-cell>
          <table:table-cell table:style-name="ce19" table:formula="of:=([.J115]+[.I115]+[.G115])/([.H115]+[.I115]+[.J115]+[.G115])" office:value-type="float" office:value="0.125" calcext:value-type="float">
            <text:p>0.13</text:p>
          </table:table-cell>
          <table:table-cell table:style-name="ce13" table:formula="of:=([.G115]+[.J115])/([.H115]+[.G115]+[.J115])" office:value-type="percentage" office:value="0.0666666666666667" calcext:value-type="percentage">
            <text:p>6.67%</text:p>
          </table:table-cell>
          <table:table-cell table:style-name="ce13" table:formula="of:=[.G115]/([.H115]+[.G115]+[.J115])" office:value-type="percentage" office:value="0" calcext:value-type="percentage">
            <text:p>0.00%</text:p>
          </table:table-cell>
          <table:table-cell table:style-name="ce13" table:formula="of:=[.J115]/([.H115]+[.G115]+[.J115])" office:value-type="percentage" office:value="0.0666666666666667" calcext:value-type="percentage">
            <text:p>6.67%</text:p>
          </table:table-cell>
          <table:table-cell table:number-columns-repeated="1006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116]/([.G116]+[.H116])" office:value-type="percentage" office:value="0" calcext:value-type="percentage">
            <text:p>0.00%</text:p>
          </table:table-cell>
          <table:table-cell table:style-name="ce15" table:formula="of:=([.H116]+[.G116]+[.I116]+[.J116])/([.H116]+[.G116])" office:value-type="float" office:value="1.08695652173913" calcext:value-type="float">
            <text:p>1.09</text:p>
          </table:table-cell>
          <table:table-cell table:style-name="ce15" table:formula="of:=IF(([.I116]+[.J116]) = 0; 1; [.J116]/([.J116]+[.G116]))" office:value-type="float" office:value="1" calcext:value-type="float">
            <text:p>1.00</text:p>
          </table:table-cell>
          <table:table-cell table:style-name="ce19" table:formula="of:=[.H116]/([.H116]+[.G116]+[.J116]+[.I116])" office:value-type="float" office:value="0.92" calcext:value-type="float">
            <text:p>0.92</text:p>
          </table:table-cell>
          <table:table-cell table:style-name="ce19" table:formula="of:=([.J116]+[.I116]+[.G116])/([.H116]+[.I116]+[.J116]+[.G116])" office:value-type="float" office:value="0.08" calcext:value-type="float">
            <text:p>0.08</text:p>
          </table:table-cell>
          <table:table-cell table:style-name="ce13" table:formula="of:=([.G116]+[.J116])/([.H116]+[.G116]+[.J116])" office:value-type="percentage" office:value="0.0416666666666667" calcext:value-type="percentage">
            <text:p>4.17%</text:p>
          </table:table-cell>
          <table:table-cell table:style-name="ce13" table:formula="of:=[.G116]/([.H116]+[.G116]+[.J116])" office:value-type="percentage" office:value="0" calcext:value-type="percentage">
            <text:p>0.00%</text:p>
          </table:table-cell>
          <table:table-cell table:style-name="ce13" table:formula="of:=[.J116]/([.H116]+[.G116]+[.J116])" office:value-type="percentage" office:value="0.0416666666666667" calcext:value-type="percentage">
            <text:p>4.17%</text:p>
          </table:table-cell>
          <table:table-cell table:number-columns-repeated="1006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39" calcext:value-type="float">
            <text:p>8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17]/([.G117]+[.H117])" office:value-type="percentage" office:value="0" calcext:value-type="percentage">
            <text:p>0.00%</text:p>
          </table:table-cell>
          <table:table-cell table:style-name="ce15" table:formula="of:=([.H117]+[.G117]+[.I117]+[.J117])/([.H117]+[.G117])" office:value-type="float" office:value="1.14814814814815" calcext:value-type="float">
            <text:p>1.15</text:p>
          </table:table-cell>
          <table:table-cell table:style-name="ce15" table:formula="of:=IF(([.I117]+[.J117]) = 0; 1; [.J117]/([.J117]+[.G117]))" office:value-type="float" office:value="1" calcext:value-type="float">
            <text:p>1.00</text:p>
          </table:table-cell>
          <table:table-cell table:style-name="ce19" table:formula="of:=[.H117]/([.H117]+[.G117]+[.J117]+[.I117])" office:value-type="float" office:value="0.870967741935484" calcext:value-type="float">
            <text:p>0.87</text:p>
          </table:table-cell>
          <table:table-cell table:style-name="ce19" table:formula="of:=([.J117]+[.I117]+[.G117])/([.H117]+[.I117]+[.J117]+[.G117])" office:value-type="float" office:value="0.129032258064516" calcext:value-type="float">
            <text:p>0.13</text:p>
          </table:table-cell>
          <table:table-cell table:style-name="ce13" table:formula="of:=([.G117]+[.J117])/([.H117]+[.G117]+[.J117])" office:value-type="percentage" office:value="0.0689655172413793" calcext:value-type="percentage">
            <text:p>6.90%</text:p>
          </table:table-cell>
          <table:table-cell table:style-name="ce13" table:formula="of:=[.G117]/([.H117]+[.G117]+[.J117])" office:value-type="percentage" office:value="0" calcext:value-type="percentage">
            <text:p>0.00%</text:p>
          </table:table-cell>
          <table:table-cell table:style-name="ce13" table:formula="of:=[.J117]/([.H117]+[.G117]+[.J117])" office:value-type="percentage" office:value="0.0689655172413793" calcext:value-type="percentage">
            <text:p>6.90%</text:p>
          </table:table-cell>
          <table:table-cell table:number-columns-repeated="100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13" table:formula="of:=[.G118]/([.G118]+[.H118])" office:value-type="percentage" office:value="0" calcext:value-type="percentage">
            <text:p>0.00%</text:p>
          </table:table-cell>
          <table:table-cell table:style-name="ce15" table:formula="of:=([.H118]+[.G118]+[.I118]+[.J118])/([.H118]+[.G118])" office:value-type="float" office:value="1.4" calcext:value-type="float">
            <text:p>1.40</text:p>
          </table:table-cell>
          <table:table-cell table:style-name="ce15" table:formula="of:=IF(([.I118]+[.J118]) = 0; 1; [.J118]/([.J118]+[.G118]))" office:value-type="float" office:value="1" calcext:value-type="float">
            <text:p>1.00</text:p>
          </table:table-cell>
          <table:table-cell table:style-name="ce19" table:formula="of:=[.H118]/([.H118]+[.G118]+[.J118]+[.I118])" office:value-type="float" office:value="0.714285714285714" calcext:value-type="float">
            <text:p>0.71</text:p>
          </table:table-cell>
          <table:table-cell table:style-name="ce19" table:formula="of:=([.J118]+[.I118]+[.G118])/([.H118]+[.I118]+[.J118]+[.G118])" office:value-type="float" office:value="0.285714285714286" calcext:value-type="float">
            <text:p>0.29</text:p>
          </table:table-cell>
          <table:table-cell table:style-name="ce13" table:formula="of:=([.G118]+[.J118])/([.H118]+[.G118]+[.J118])" office:value-type="percentage" office:value="0.166666666666667" calcext:value-type="percentage">
            <text:p>16.67%</text:p>
          </table:table-cell>
          <table:table-cell table:style-name="ce13" table:formula="of:=[.G118]/([.H118]+[.G118]+[.J118])" office:value-type="percentage" office:value="0" calcext:value-type="percentage">
            <text:p>0.00%</text:p>
          </table:table-cell>
          <table:table-cell table:style-name="ce13" table:formula="of:=[.J118]/([.H118]+[.G118]+[.J118])" office:value-type="percentage" office:value="0.166666666666667" calcext:value-type="percentage">
            <text:p>16.67%</text:p>
          </table:table-cell>
          <table:table-cell table:number-columns-repeated="1006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42" calcext:value-type="float">
            <text:p>13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19]/([.G119]+[.H119])" office:value-type="percentage" office:value="0.0357142857142857" calcext:value-type="percentage">
            <text:p>3.57%</text:p>
          </table:table-cell>
          <table:table-cell table:style-name="ce15" table:formula="of:=([.H119]+[.G119]+[.I119]+[.J119])/([.H119]+[.G119])" office:value-type="float" office:value="1.14285714285714" calcext:value-type="float">
            <text:p>1.14</text:p>
          </table:table-cell>
          <table:table-cell table:style-name="ce15" table:formula="of:=IF(([.I119]+[.J119]) = 0; 1; [.J119]/([.J119]+[.G119]))" office:value-type="float" office:value="0.666666666666667" calcext:value-type="float">
            <text:p>0.67</text:p>
          </table:table-cell>
          <table:table-cell table:style-name="ce19" table:formula="of:=[.H119]/([.H119]+[.G119]+[.J119]+[.I119])" office:value-type="float" office:value="0.84375" calcext:value-type="float">
            <text:p>0.84</text:p>
          </table:table-cell>
          <table:table-cell table:style-name="ce19" table:formula="of:=([.J119]+[.I119]+[.G119])/([.H119]+[.I119]+[.J119]+[.G119])" office:value-type="float" office:value="0.15625" calcext:value-type="float">
            <text:p>0.16</text:p>
          </table:table-cell>
          <table:table-cell table:style-name="ce13" table:formula="of:=([.G119]+[.J119])/([.H119]+[.G119]+[.J119])" office:value-type="percentage" office:value="0.1" calcext:value-type="percentage">
            <text:p>10.00%</text:p>
          </table:table-cell>
          <table:table-cell table:style-name="ce13" table:formula="of:=[.G119]/([.H119]+[.G119]+[.J119])" office:value-type="percentage" office:value="0.0333333333333333" calcext:value-type="percentage">
            <text:p>3.33%</text:p>
          </table:table-cell>
          <table:table-cell table:style-name="ce13" table:formula="of:=[.J119]/([.H119]+[.G119]+[.J119])" office:value-type="percentage" office:value="0.0666666666666667" calcext:value-type="percentage">
            <text:p>6.67%</text:p>
          </table:table-cell>
          <table:table-cell table:number-columns-repeated="1006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83" calcext:value-type="float">
            <text:p>13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120]/([.G120]+[.H120])" office:value-type="percentage" office:value="0" calcext:value-type="percentage">
            <text:p>0.00%</text:p>
          </table:table-cell>
          <table:table-cell table:style-name="ce15" table:formula="of:=([.H120]+[.G120]+[.I120]+[.J120])/([.H120]+[.G120])" office:value-type="float" office:value="1.06896551724138" calcext:value-type="float">
            <text:p>1.07</text:p>
          </table:table-cell>
          <table:table-cell table:style-name="ce15" table:formula="of:=IF(([.I120]+[.J120]) = 0; 1; [.J120]/([.J120]+[.G120]))" office:value-type="float" office:value="1" calcext:value-type="float">
            <text:p>1.00</text:p>
          </table:table-cell>
          <table:table-cell table:style-name="ce19" table:formula="of:=[.H120]/([.H120]+[.G120]+[.J120]+[.I120])" office:value-type="float" office:value="0.935483870967742" calcext:value-type="float">
            <text:p>0.94</text:p>
          </table:table-cell>
          <table:table-cell table:style-name="ce19" table:formula="of:=([.J120]+[.I120]+[.G120])/([.H120]+[.I120]+[.J120]+[.G120])" office:value-type="float" office:value="0.0645161290322581" calcext:value-type="float">
            <text:p>0.06</text:p>
          </table:table-cell>
          <table:table-cell table:style-name="ce13" table:formula="of:=([.G120]+[.J120])/([.H120]+[.G120]+[.J120])" office:value-type="percentage" office:value="0.0333333333333333" calcext:value-type="percentage">
            <text:p>3.33%</text:p>
          </table:table-cell>
          <table:table-cell table:style-name="ce13" table:formula="of:=[.G120]/([.H120]+[.G120]+[.J120])" office:value-type="percentage" office:value="0" calcext:value-type="percentage">
            <text:p>0.00%</text:p>
          </table:table-cell>
          <table:table-cell table:style-name="ce13" table:formula="of:=[.J120]/([.H120]+[.G120]+[.J120])" office:value-type="percentage" office:value="0.0333333333333333" calcext:value-type="percentage">
            <text:p>3.33%</text:p>
          </table:table-cell>
          <table:table-cell table:number-columns-repeated="1006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01" calcext:value-type="float">
            <text:p>12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21]/([.G121]+[.H121])" office:value-type="percentage" office:value="0" calcext:value-type="percentage">
            <text:p>0.00%</text:p>
          </table:table-cell>
          <table:table-cell table:style-name="ce15" table:formula="of:=([.H121]+[.G121]+[.I121]+[.J121])/([.H121]+[.G121])" office:value-type="float" office:value="1.18181818181818" calcext:value-type="float">
            <text:p>1.18</text:p>
          </table:table-cell>
          <table:table-cell table:style-name="ce15" table:formula="of:=IF(([.I121]+[.J121]) = 0; 1; [.J121]/([.J121]+[.G121]))" office:value-type="float" office:value="1" calcext:value-type="float">
            <text:p>1.00</text:p>
          </table:table-cell>
          <table:table-cell table:style-name="ce19" table:formula="of:=[.H121]/([.H121]+[.G121]+[.J121]+[.I121])" office:value-type="float" office:value="0.846153846153846" calcext:value-type="float">
            <text:p>0.85</text:p>
          </table:table-cell>
          <table:table-cell table:style-name="ce19" table:formula="of:=([.J121]+[.I121]+[.G121])/([.H121]+[.I121]+[.J121]+[.G121])" office:value-type="float" office:value="0.153846153846154" calcext:value-type="float">
            <text:p>0.15</text:p>
          </table:table-cell>
          <table:table-cell table:style-name="ce13" table:formula="of:=([.G121]+[.J121])/([.H121]+[.G121]+[.J121])" office:value-type="percentage" office:value="0.0833333333333333" calcext:value-type="percentage">
            <text:p>8.33%</text:p>
          </table:table-cell>
          <table:table-cell table:style-name="ce13" table:formula="of:=[.G121]/([.H121]+[.G121]+[.J121])" office:value-type="percentage" office:value="0" calcext:value-type="percentage">
            <text:p>0.00%</text:p>
          </table:table-cell>
          <table:table-cell table:style-name="ce13" table:formula="of:=[.J121]/([.H121]+[.G121]+[.J121])" office:value-type="percentage" office:value="0.0833333333333333" calcext:value-type="percentage">
            <text:p>8.33%</text:p>
          </table:table-cell>
          <table:table-cell table:number-columns-repeated="1006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94" calcext:value-type="float">
            <text:p>14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22]/([.G122]+[.H122])" office:value-type="percentage" office:value="0" calcext:value-type="percentage">
            <text:p>0.00%</text:p>
          </table:table-cell>
          <table:table-cell table:style-name="ce15" table:formula="of:=([.H122]+[.G122]+[.I122]+[.J122])/([.H122]+[.G122])" office:value-type="float" office:value="1.15384615384615" calcext:value-type="float">
            <text:p>1.15</text:p>
          </table:table-cell>
          <table:table-cell table:style-name="ce15" table:formula="of:=IF(([.I122]+[.J122]) = 0; 1; [.J122]/([.J122]+[.G122]))" office:value-type="float" office:value="1" calcext:value-type="float">
            <text:p>1.00</text:p>
          </table:table-cell>
          <table:table-cell table:style-name="ce19" table:formula="of:=[.H122]/([.H122]+[.G122]+[.J122]+[.I122])" office:value-type="float" office:value="0.866666666666667" calcext:value-type="float">
            <text:p>0.87</text:p>
          </table:table-cell>
          <table:table-cell table:style-name="ce19" table:formula="of:=([.J122]+[.I122]+[.G122])/([.H122]+[.I122]+[.J122]+[.G122])" office:value-type="float" office:value="0.133333333333333" calcext:value-type="float">
            <text:p>0.13</text:p>
          </table:table-cell>
          <table:table-cell table:style-name="ce13" table:formula="of:=([.G122]+[.J122])/([.H122]+[.G122]+[.J122])" office:value-type="percentage" office:value="0.0714285714285714" calcext:value-type="percentage">
            <text:p>7.14%</text:p>
          </table:table-cell>
          <table:table-cell table:style-name="ce13" table:formula="of:=[.G122]/([.H122]+[.G122]+[.J122])" office:value-type="percentage" office:value="0" calcext:value-type="percentage">
            <text:p>0.00%</text:p>
          </table:table-cell>
          <table:table-cell table:style-name="ce13" table:formula="of:=[.J122]/([.H122]+[.G122]+[.J122])" office:value-type="percentage" office:value="0.0714285714285714" calcext:value-type="percentage">
            <text:p>7.14%</text:p>
          </table:table-cell>
          <table:table-cell table:number-columns-repeated="1006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42" calcext:value-type="float">
            <text:p>14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23]/([.G123]+[.H123])" office:value-type="percentage" office:value="0" calcext:value-type="percentage">
            <text:p>0.00%</text:p>
          </table:table-cell>
          <table:table-cell table:style-name="ce15" table:formula="of:=([.H123]+[.G123]+[.I123]+[.J123])/([.H123]+[.G123])" office:value-type="float" office:value="1.125" calcext:value-type="float">
            <text:p>1.13</text:p>
          </table:table-cell>
          <table:table-cell table:style-name="ce15" table:formula="of:=IF(([.I123]+[.J123]) = 0; 1; [.J123]/([.J123]+[.G123]))" office:value-type="float" office:value="1" calcext:value-type="float">
            <text:p>1.00</text:p>
          </table:table-cell>
          <table:table-cell table:style-name="ce19" table:formula="of:=[.H123]/([.H123]+[.G123]+[.J123]+[.I123])" office:value-type="float" office:value="0.888888888888889" calcext:value-type="float">
            <text:p>0.89</text:p>
          </table:table-cell>
          <table:table-cell table:style-name="ce19" table:formula="of:=([.J123]+[.I123]+[.G123])/([.H123]+[.I123]+[.J123]+[.G123])" office:value-type="float" office:value="0.111111111111111" calcext:value-type="float">
            <text:p>0.11</text:p>
          </table:table-cell>
          <table:table-cell table:style-name="ce13" table:formula="of:=([.G123]+[.J123])/([.H123]+[.G123]+[.J123])" office:value-type="percentage" office:value="0.0588235294117647" calcext:value-type="percentage">
            <text:p>5.88%</text:p>
          </table:table-cell>
          <table:table-cell table:style-name="ce13" table:formula="of:=[.G123]/([.H123]+[.G123]+[.J123])" office:value-type="percentage" office:value="0" calcext:value-type="percentage">
            <text:p>0.00%</text:p>
          </table:table-cell>
          <table:table-cell table:style-name="ce13" table:formula="of:=[.J123]/([.H123]+[.G123]+[.J123])" office:value-type="percentage" office:value="0.0588235294117647" calcext:value-type="percentage">
            <text:p>5.88%</text:p>
          </table:table-cell>
          <table:table-cell table:number-columns-repeated="1006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89" calcext:value-type="float">
            <text:p>14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24]/([.G124]+[.H124])" office:value-type="percentage" office:value="0" calcext:value-type="percentage">
            <text:p>0.00%</text:p>
          </table:table-cell>
          <table:table-cell table:style-name="ce15" table:formula="of:=([.H124]+[.G124]+[.I124]+[.J124])/([.H124]+[.G124])" office:value-type="float" office:value="1.12903225806452" calcext:value-type="float">
            <text:p>1.13</text:p>
          </table:table-cell>
          <table:table-cell table:style-name="ce15" table:formula="of:=IF(([.I124]+[.J124]) = 0; 1; [.J124]/([.J124]+[.G124]))" office:value-type="float" office:value="1" calcext:value-type="float">
            <text:p>1.00</text:p>
          </table:table-cell>
          <table:table-cell table:style-name="ce19" table:formula="of:=[.H124]/([.H124]+[.G124]+[.J124]+[.I124])" office:value-type="float" office:value="0.885714285714286" calcext:value-type="float">
            <text:p>0.89</text:p>
          </table:table-cell>
          <table:table-cell table:style-name="ce19" table:formula="of:=([.J124]+[.I124]+[.G124])/([.H124]+[.I124]+[.J124]+[.G124])" office:value-type="float" office:value="0.114285714285714" calcext:value-type="float">
            <text:p>0.11</text:p>
          </table:table-cell>
          <table:table-cell table:style-name="ce13" table:formula="of:=([.G124]+[.J124])/([.H124]+[.G124]+[.J124])" office:value-type="percentage" office:value="0.0606060606060606" calcext:value-type="percentage">
            <text:p>6.06%</text:p>
          </table:table-cell>
          <table:table-cell table:style-name="ce13" table:formula="of:=[.G124]/([.H124]+[.G124]+[.J124])" office:value-type="percentage" office:value="0" calcext:value-type="percentage">
            <text:p>0.00%</text:p>
          </table:table-cell>
          <table:table-cell table:style-name="ce13" table:formula="of:=[.J124]/([.H124]+[.G124]+[.J124])" office:value-type="percentage" office:value="0.0606060606060606" calcext:value-type="percentage">
            <text:p>6.06%</text:p>
          </table:table-cell>
          <table:table-cell table:number-columns-repeated="1006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3" table:formula="of:=[.G125]/([.G125]+[.H125])" office:value-type="percentage" office:value="0.0487804878048781" calcext:value-type="percentage">
            <text:p>4.88%</text:p>
          </table:table-cell>
          <table:table-cell table:style-name="ce15" table:formula="of:=([.H125]+[.G125]+[.I125]+[.J125])/([.H125]+[.G125])" office:value-type="float" office:value="1.09756097560976" calcext:value-type="float">
            <text:p>1.10</text:p>
          </table:table-cell>
          <table:table-cell table:style-name="ce15" table:formula="of:=IF(([.I125]+[.J125]) = 0; 1; [.J125]/([.J125]+[.G125]))" office:value-type="float" office:value="0.5" calcext:value-type="float">
            <text:p>0.50</text:p>
          </table:table-cell>
          <table:table-cell table:style-name="ce19" table:formula="of:=[.H125]/([.H125]+[.G125]+[.J125]+[.I125])" office:value-type="float" office:value="0.866666666666667" calcext:value-type="float">
            <text:p>0.87</text:p>
          </table:table-cell>
          <table:table-cell table:style-name="ce19" table:formula="of:=([.J125]+[.I125]+[.G125])/([.H125]+[.I125]+[.J125]+[.G125])" office:value-type="float" office:value="0.133333333333333" calcext:value-type="float">
            <text:p>0.13</text:p>
          </table:table-cell>
          <table:table-cell table:style-name="ce13" table:formula="of:=([.G125]+[.J125])/([.H125]+[.G125]+[.J125])" office:value-type="percentage" office:value="0.0930232558139535" calcext:value-type="percentage">
            <text:p>9.30%</text:p>
          </table:table-cell>
          <table:table-cell table:style-name="ce13" table:formula="of:=[.G125]/([.H125]+[.G125]+[.J125])" office:value-type="percentage" office:value="0.0465116279069768" calcext:value-type="percentage">
            <text:p>4.65%</text:p>
          </table:table-cell>
          <table:table-cell table:style-name="ce13" table:formula="of:=[.J125]/([.H125]+[.G125]+[.J125])" office:value-type="percentage" office:value="0.0465116279069768" calcext:value-type="percentage">
            <text:p>4.65%</text:p>
          </table:table-cell>
          <table:table-cell table:number-columns-repeated="1006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26]/([.G126]+[.H126])" office:value-type="percentage" office:value="0.0344827586206897" calcext:value-type="percentage">
            <text:p>3.45%</text:p>
          </table:table-cell>
          <table:table-cell table:style-name="ce15" table:formula="of:=([.H126]+[.G126]+[.I126]+[.J126])/([.H126]+[.G126])" office:value-type="float" office:value="1" calcext:value-type="float">
            <text:p>1.00</text:p>
          </table:table-cell>
          <table:table-cell table:style-name="ce15" table:formula="of:=IF(([.I126]+[.J126]) = 0; 1; [.J126]/([.J126]+[.G126]))" office:value-type="float" office:value="1" calcext:value-type="float">
            <text:p>1.00</text:p>
          </table:table-cell>
          <table:table-cell table:style-name="ce19" table:formula="of:=[.H126]/([.H126]+[.G126]+[.J126]+[.I126])" office:value-type="float" office:value="0.96551724137931" calcext:value-type="float">
            <text:p>0.97</text:p>
          </table:table-cell>
          <table:table-cell table:style-name="ce19" table:formula="of:=([.J126]+[.I126]+[.G126])/([.H126]+[.I126]+[.J126]+[.G126])" office:value-type="float" office:value="0.0344827586206897" calcext:value-type="float">
            <text:p>0.03</text:p>
          </table:table-cell>
          <table:table-cell table:style-name="ce13" table:formula="of:=([.G126]+[.J126])/([.H126]+[.G126]+[.J126])" office:value-type="percentage" office:value="0.0344827586206897" calcext:value-type="percentage">
            <text:p>3.45%</text:p>
          </table:table-cell>
          <table:table-cell table:style-name="ce13" table:formula="of:=[.G126]/([.H126]+[.G126]+[.J126])" office:value-type="percentage" office:value="0.0344827586206897" calcext:value-type="percentage">
            <text:p>3.45%</text:p>
          </table:table-cell>
          <table:table-cell table:style-name="ce13" table:formula="of:=[.J126]/([.H126]+[.G126]+[.J126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51" calcext:value-type="float">
            <text:p>13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127]/([.G127]+[.H127])" office:value-type="percentage" office:value="0" calcext:value-type="percentage">
            <text:p>0.00%</text:p>
          </table:table-cell>
          <table:table-cell table:style-name="ce15" table:formula="of:=([.H127]+[.G127]+[.I127]+[.J127])/([.H127]+[.G127])" office:value-type="float" office:value="1.07142857142857" calcext:value-type="float">
            <text:p>1.07</text:p>
          </table:table-cell>
          <table:table-cell table:style-name="ce15" table:formula="of:=IF(([.I127]+[.J127]) = 0; 1; [.J127]/([.J127]+[.G127]))" office:value-type="float" office:value="1" calcext:value-type="float">
            <text:p>1.00</text:p>
          </table:table-cell>
          <table:table-cell table:style-name="ce19" table:formula="of:=[.H127]/([.H127]+[.G127]+[.J127]+[.I127])" office:value-type="float" office:value="0.933333333333333" calcext:value-type="float">
            <text:p>0.93</text:p>
          </table:table-cell>
          <table:table-cell table:style-name="ce19" table:formula="of:=([.J127]+[.I127]+[.G127])/([.H127]+[.I127]+[.J127]+[.G127])" office:value-type="float" office:value="0.0666666666666667" calcext:value-type="float">
            <text:p>0.07</text:p>
          </table:table-cell>
          <table:table-cell table:style-name="ce13" table:formula="of:=([.G127]+[.J127])/([.H127]+[.G127]+[.J127])" office:value-type="percentage" office:value="0.0344827586206897" calcext:value-type="percentage">
            <text:p>3.45%</text:p>
          </table:table-cell>
          <table:table-cell table:style-name="ce13" table:formula="of:=[.G127]/([.H127]+[.G127]+[.J127])" office:value-type="percentage" office:value="0" calcext:value-type="percentage">
            <text:p>0.00%</text:p>
          </table:table-cell>
          <table:table-cell table:style-name="ce13" table:formula="of:=[.J127]/([.H127]+[.G127]+[.J127])" office:value-type="percentage" office:value="0.0344827586206897" calcext:value-type="percentage">
            <text:p>3.45%</text:p>
          </table:table-cell>
          <table:table-cell table:number-columns-repeated="1006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39" calcext:value-type="float">
            <text:p>14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28]/([.G128]+[.H128])" office:value-type="percentage" office:value="0" calcext:value-type="percentage">
            <text:p>0.00%</text:p>
          </table:table-cell>
          <table:table-cell table:style-name="ce15" table:formula="of:=([.H128]+[.G128]+[.I128]+[.J128])/([.H128]+[.G128])" office:value-type="float" office:value="1" calcext:value-type="float">
            <text:p>1.00</text:p>
          </table:table-cell>
          <table:table-cell table:style-name="ce15" table:formula="of:=IF(([.I128]+[.J128]) = 0; 1; [.J128]/([.J128]+[.G128]))" office:value-type="float" office:value="1" calcext:value-type="float">
            <text:p>1.00</text:p>
          </table:table-cell>
          <table:table-cell table:style-name="ce19" table:formula="of:=[.H128]/([.H128]+[.G128]+[.J128]+[.I128])" office:value-type="float" office:value="1" calcext:value-type="float">
            <text:p>1.00</text:p>
          </table:table-cell>
          <table:table-cell table:style-name="ce19" table:formula="of:=([.J128]+[.I128]+[.G128])/([.H128]+[.I128]+[.J128]+[.G128])" office:value-type="float" office:value="0" calcext:value-type="float">
            <text:p>0.00</text:p>
          </table:table-cell>
          <table:table-cell table:style-name="ce13" table:formula="of:=([.G128]+[.J128])/([.H128]+[.G128]+[.J128])" office:value-type="percentage" office:value="0" calcext:value-type="percentage">
            <text:p>0.00%</text:p>
          </table:table-cell>
          <table:table-cell table:style-name="ce13" table:formula="of:=[.G128]/([.H128]+[.G128]+[.J128])" office:value-type="percentage" office:value="0" calcext:value-type="percentage">
            <text:p>0.00%</text:p>
          </table:table-cell>
          <table:table-cell table:style-name="ce13" table:formula="of:=[.J128]/([.H128]+[.G128]+[.J128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09" calcext:value-type="float">
            <text:p>15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13" table:formula="of:=[.G129]/([.G129]+[.H129])" office:value-type="percentage" office:value="0" calcext:value-type="percentage">
            <text:p>0.00%</text:p>
          </table:table-cell>
          <table:table-cell table:style-name="ce15" table:formula="of:=([.H129]+[.G129]+[.I129]+[.J129])/([.H129]+[.G129])" office:value-type="float" office:value="1.89655172413793" calcext:value-type="float">
            <text:p>1.90</text:p>
          </table:table-cell>
          <table:table-cell table:style-name="ce15" table:formula="of:=IF(([.I129]+[.J129]) = 0; 1; [.J129]/([.J129]+[.G129]))" office:value-type="float" office:value="1" calcext:value-type="float">
            <text:p>1.00</text:p>
          </table:table-cell>
          <table:table-cell table:style-name="ce19" table:formula="of:=[.H129]/([.H129]+[.G129]+[.J129]+[.I129])" office:value-type="float" office:value="0.527272727272727" calcext:value-type="float">
            <text:p>0.53</text:p>
          </table:table-cell>
          <table:table-cell table:style-name="ce19" table:formula="of:=([.J129]+[.I129]+[.G129])/([.H129]+[.I129]+[.J129]+[.G129])" office:value-type="float" office:value="0.472727272727273" calcext:value-type="float">
            <text:p>0.47</text:p>
          </table:table-cell>
          <table:table-cell table:style-name="ce13" table:formula="of:=([.G129]+[.J129])/([.H129]+[.G129]+[.J129])" office:value-type="percentage" office:value="0.30952380952381" calcext:value-type="percentage">
            <text:p>30.95%</text:p>
          </table:table-cell>
          <table:table-cell table:style-name="ce13" table:formula="of:=[.G129]/([.H129]+[.G129]+[.J129])" office:value-type="percentage" office:value="0" calcext:value-type="percentage">
            <text:p>0.00%</text:p>
          </table:table-cell>
          <table:table-cell table:style-name="ce13" table:formula="of:=[.J129]/([.H129]+[.G129]+[.J129])" office:value-type="percentage" office:value="0.30952380952381" calcext:value-type="percentage">
            <text:p>30.95%</text:p>
          </table:table-cell>
          <table:table-cell table:number-columns-repeated="1006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09" calcext:value-type="float">
            <text:p>14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3" table:formula="of:=[.G130]/([.G130]+[.H130])" office:value-type="percentage" office:value="0" calcext:value-type="percentage">
            <text:p>0.00%</text:p>
          </table:table-cell>
          <table:table-cell table:style-name="ce15" table:formula="of:=([.H130]+[.G130]+[.I130]+[.J130])/([.H130]+[.G130])" office:value-type="float" office:value="1.48484848484848" calcext:value-type="float">
            <text:p>1.48</text:p>
          </table:table-cell>
          <table:table-cell table:style-name="ce15" table:formula="of:=IF(([.I130]+[.J130]) = 0; 1; [.J130]/([.J130]+[.G130]))" office:value-type="float" office:value="1" calcext:value-type="float">
            <text:p>1.00</text:p>
          </table:table-cell>
          <table:table-cell table:style-name="ce19" table:formula="of:=[.H130]/([.H130]+[.G130]+[.J130]+[.I130])" office:value-type="float" office:value="0.673469387755102" calcext:value-type="float">
            <text:p>0.67</text:p>
          </table:table-cell>
          <table:table-cell table:style-name="ce19" table:formula="of:=([.J130]+[.I130]+[.G130])/([.H130]+[.I130]+[.J130]+[.G130])" office:value-type="float" office:value="0.326530612244898" calcext:value-type="float">
            <text:p>0.33</text:p>
          </table:table-cell>
          <table:table-cell table:style-name="ce13" table:formula="of:=([.G130]+[.J130])/([.H130]+[.G130]+[.J130])" office:value-type="percentage" office:value="0.195121951219512" calcext:value-type="percentage">
            <text:p>19.51%</text:p>
          </table:table-cell>
          <table:table-cell table:style-name="ce13" table:formula="of:=[.G130]/([.H130]+[.G130]+[.J130])" office:value-type="percentage" office:value="0" calcext:value-type="percentage">
            <text:p>0.00%</text:p>
          </table:table-cell>
          <table:table-cell table:style-name="ce13" table:formula="of:=[.J130]/([.H130]+[.G130]+[.J130])" office:value-type="percentage" office:value="0.195121951219512" calcext:value-type="percentage">
            <text:p>19.51%</text:p>
          </table:table-cell>
          <table:table-cell table:number-columns-repeated="1006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19" calcext:value-type="float">
            <text:p>15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13" table:formula="of:=[.G131]/([.G131]+[.H131])" office:value-type="percentage" office:value="0" calcext:value-type="percentage">
            <text:p>0.00%</text:p>
          </table:table-cell>
          <table:table-cell table:style-name="ce15" table:formula="of:=([.H131]+[.G131]+[.I131]+[.J131])/([.H131]+[.G131])" office:value-type="float" office:value="1.83870967741935" calcext:value-type="float">
            <text:p>1.84</text:p>
          </table:table-cell>
          <table:table-cell table:style-name="ce15" table:formula="of:=IF(([.I131]+[.J131]) = 0; 1; [.J131]/([.J131]+[.G131]))" office:value-type="float" office:value="1" calcext:value-type="float">
            <text:p>1.00</text:p>
          </table:table-cell>
          <table:table-cell table:style-name="ce19" table:formula="of:=[.H131]/([.H131]+[.G131]+[.J131]+[.I131])" office:value-type="float" office:value="0.543859649122807" calcext:value-type="float">
            <text:p>0.54</text:p>
          </table:table-cell>
          <table:table-cell table:style-name="ce19" table:formula="of:=([.J131]+[.I131]+[.G131])/([.H131]+[.I131]+[.J131]+[.G131])" office:value-type="float" office:value="0.456140350877193" calcext:value-type="float">
            <text:p>0.46</text:p>
          </table:table-cell>
          <table:table-cell table:style-name="ce13" table:formula="of:=([.G131]+[.J131])/([.H131]+[.G131]+[.J131])" office:value-type="percentage" office:value="0.295454545454545" calcext:value-type="percentage">
            <text:p>29.55%</text:p>
          </table:table-cell>
          <table:table-cell table:style-name="ce13" table:formula="of:=[.G131]/([.H131]+[.G131]+[.J131])" office:value-type="percentage" office:value="0" calcext:value-type="percentage">
            <text:p>0.00%</text:p>
          </table:table-cell>
          <table:table-cell table:style-name="ce13" table:formula="of:=[.J131]/([.H131]+[.G131]+[.J131])" office:value-type="percentage" office:value="0.295454545454545" calcext:value-type="percentage">
            <text:p>29.55%</text:p>
          </table:table-cell>
          <table:table-cell table:number-columns-repeated="1006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32]/([.G132]+[.H132])" office:value-type="percentage" office:value="0" calcext:value-type="percentage">
            <text:p>0.00%</text:p>
          </table:table-cell>
          <table:table-cell table:style-name="ce15" table:formula="of:=([.H132]+[.G132]+[.I132]+[.J132])/([.H132]+[.G132])" office:value-type="float" office:value="1" calcext:value-type="float">
            <text:p>1.00</text:p>
          </table:table-cell>
          <table:table-cell table:style-name="ce15" table:formula="of:=IF(([.I132]+[.J132]) = 0; 1; [.J132]/([.J132]+[.G132]))" office:value-type="float" office:value="1" calcext:value-type="float">
            <text:p>1.00</text:p>
          </table:table-cell>
          <table:table-cell table:style-name="ce19" table:formula="of:=[.H132]/([.H132]+[.G132]+[.J132]+[.I132])" office:value-type="float" office:value="1" calcext:value-type="float">
            <text:p>1.00</text:p>
          </table:table-cell>
          <table:table-cell table:style-name="ce19" table:formula="of:=([.J132]+[.I132]+[.G132])/([.H132]+[.I132]+[.J132]+[.G132])" office:value-type="float" office:value="0" calcext:value-type="float">
            <text:p>0.00</text:p>
          </table:table-cell>
          <table:table-cell table:style-name="ce13" table:formula="of:=([.G132]+[.J132])/([.H132]+[.G132]+[.J132])" office:value-type="percentage" office:value="0" calcext:value-type="percentage">
            <text:p>0.00%</text:p>
          </table:table-cell>
          <table:table-cell table:style-name="ce13" table:formula="of:=[.G132]/([.H132]+[.G132]+[.J132])" office:value-type="percentage" office:value="0" calcext:value-type="percentage">
            <text:p>0.00%</text:p>
          </table:table-cell>
          <table:table-cell table:style-name="ce13" table:formula="of:=[.J132]/([.H132]+[.G132]+[.J132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65" calcext:value-type="float">
            <text:p>186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33]/([.G133]+[.H133])" office:value-type="percentage" office:value="0.0344827586206897" calcext:value-type="percentage">
            <text:p>3.45%</text:p>
          </table:table-cell>
          <table:table-cell table:style-name="ce15" table:formula="of:=([.H133]+[.G133]+[.I133]+[.J133])/([.H133]+[.G133])" office:value-type="float" office:value="1" calcext:value-type="float">
            <text:p>1.00</text:p>
          </table:table-cell>
          <table:table-cell table:style-name="ce15" table:formula="of:=IF(([.I133]+[.J133]) = 0; 1; [.J133]/([.J133]+[.G133]))" office:value-type="float" office:value="1" calcext:value-type="float">
            <text:p>1.00</text:p>
          </table:table-cell>
          <table:table-cell table:style-name="ce19" table:formula="of:=[.H133]/([.H133]+[.G133]+[.J133]+[.I133])" office:value-type="float" office:value="0.96551724137931" calcext:value-type="float">
            <text:p>0.97</text:p>
          </table:table-cell>
          <table:table-cell table:style-name="ce19" table:formula="of:=([.J133]+[.I133]+[.G133])/([.H133]+[.I133]+[.J133]+[.G133])" office:value-type="float" office:value="0.0344827586206897" calcext:value-type="float">
            <text:p>0.03</text:p>
          </table:table-cell>
          <table:table-cell table:style-name="ce13" table:formula="of:=([.G133]+[.J133])/([.H133]+[.G133]+[.J133])" office:value-type="percentage" office:value="0.0344827586206897" calcext:value-type="percentage">
            <text:p>3.45%</text:p>
          </table:table-cell>
          <table:table-cell table:style-name="ce13" table:formula="of:=[.G133]/([.H133]+[.G133]+[.J133])" office:value-type="percentage" office:value="0.0344827586206897" calcext:value-type="percentage">
            <text:p>3.45%</text:p>
          </table:table-cell>
          <table:table-cell table:style-name="ce13" table:formula="of:=[.J133]/([.H133]+[.G133]+[.J133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97" calcext:value-type="float">
            <text:p>17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34]/([.G134]+[.H134])" office:value-type="percentage" office:value="0" calcext:value-type="percentage">
            <text:p>0.00%</text:p>
          </table:table-cell>
          <table:table-cell table:style-name="ce15" table:formula="of:=([.H134]+[.G134]+[.I134]+[.J134])/([.H134]+[.G134])" office:value-type="float" office:value="1" calcext:value-type="float">
            <text:p>1.00</text:p>
          </table:table-cell>
          <table:table-cell table:style-name="ce15" table:formula="of:=IF(([.I134]+[.J134]) = 0; 1; [.J134]/([.J134]+[.G134]))" office:value-type="float" office:value="1" calcext:value-type="float">
            <text:p>1.00</text:p>
          </table:table-cell>
          <table:table-cell table:style-name="ce19" table:formula="of:=[.H134]/([.H134]+[.G134]+[.J134]+[.I134])" office:value-type="float" office:value="1" calcext:value-type="float">
            <text:p>1.00</text:p>
          </table:table-cell>
          <table:table-cell table:style-name="ce19" table:formula="of:=([.J134]+[.I134]+[.G134])/([.H134]+[.I134]+[.J134]+[.G134])" office:value-type="float" office:value="0" calcext:value-type="float">
            <text:p>0.00</text:p>
          </table:table-cell>
          <table:table-cell table:style-name="ce13" table:formula="of:=([.G134]+[.J134])/([.H134]+[.G134]+[.J134])" office:value-type="percentage" office:value="0" calcext:value-type="percentage">
            <text:p>0.00%</text:p>
          </table:table-cell>
          <table:table-cell table:style-name="ce13" table:formula="of:=[.G134]/([.H134]+[.G134]+[.J134])" office:value-type="percentage" office:value="0" calcext:value-type="percentage">
            <text:p>0.00%</text:p>
          </table:table-cell>
          <table:table-cell table:style-name="ce13" table:formula="of:=[.J134]/([.H134]+[.G134]+[.J134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908" calcext:value-type="float">
            <text:p>19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135]/([.G135]+[.H135])" office:value-type="percentage" office:value="0" calcext:value-type="percentage">
            <text:p>0.00%</text:p>
          </table:table-cell>
          <table:table-cell table:style-name="ce15" table:formula="of:=([.H135]+[.G135]+[.I135]+[.J135])/([.H135]+[.G135])" office:value-type="float" office:value="1.16666666666667" calcext:value-type="float">
            <text:p>1.17</text:p>
          </table:table-cell>
          <table:table-cell table:style-name="ce15" table:formula="of:=IF(([.I135]+[.J135]) = 0; 1; [.J135]/([.J135]+[.G135]))" office:value-type="float" office:value="1" calcext:value-type="float">
            <text:p>1.00</text:p>
          </table:table-cell>
          <table:table-cell table:style-name="ce19" table:formula="of:=[.H135]/([.H135]+[.G135]+[.J135]+[.I135])" office:value-type="float" office:value="0.857142857142857" calcext:value-type="float">
            <text:p>0.86</text:p>
          </table:table-cell>
          <table:table-cell table:style-name="ce19" table:formula="of:=([.J135]+[.I135]+[.G135])/([.H135]+[.I135]+[.J135]+[.G135])" office:value-type="float" office:value="0.142857142857143" calcext:value-type="float">
            <text:p>0.14</text:p>
          </table:table-cell>
          <table:table-cell table:style-name="ce13" table:formula="of:=([.G135]+[.J135])/([.H135]+[.G135]+[.J135])" office:value-type="percentage" office:value="0.0769230769230769" calcext:value-type="percentage">
            <text:p>7.69%</text:p>
          </table:table-cell>
          <table:table-cell table:style-name="ce13" table:formula="of:=[.G135]/([.H135]+[.G135]+[.J135])" office:value-type="percentage" office:value="0" calcext:value-type="percentage">
            <text:p>0.00%</text:p>
          </table:table-cell>
          <table:table-cell table:style-name="ce13" table:formula="of:=[.J135]/([.H135]+[.G135]+[.J135])" office:value-type="percentage" office:value="0.0769230769230769" calcext:value-type="percentage">
            <text:p>7.69%</text:p>
          </table:table-cell>
          <table:table-cell table:number-columns-repeated="1006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4" calcext:value-type="float">
            <text:p>17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36]/([.G136]+[.H136])" office:value-type="percentage" office:value="0" calcext:value-type="percentage">
            <text:p>0.00%</text:p>
          </table:table-cell>
          <table:table-cell table:style-name="ce15" table:formula="of:=([.H136]+[.G136]+[.I136]+[.J136])/([.H136]+[.G136])" office:value-type="float" office:value="1" calcext:value-type="float">
            <text:p>1.00</text:p>
          </table:table-cell>
          <table:table-cell table:style-name="ce15" table:formula="of:=IF(([.I136]+[.J136]) = 0; 1; [.J136]/([.J136]+[.G136]))" office:value-type="float" office:value="1" calcext:value-type="float">
            <text:p>1.00</text:p>
          </table:table-cell>
          <table:table-cell table:style-name="ce19" table:formula="of:=[.H136]/([.H136]+[.G136]+[.J136]+[.I136])" office:value-type="float" office:value="1" calcext:value-type="float">
            <text:p>1.00</text:p>
          </table:table-cell>
          <table:table-cell table:style-name="ce19" table:formula="of:=([.J136]+[.I136]+[.G136])/([.H136]+[.I136]+[.J136]+[.G136])" office:value-type="float" office:value="0" calcext:value-type="float">
            <text:p>0.00</text:p>
          </table:table-cell>
          <table:table-cell table:style-name="ce13" table:formula="of:=([.G136]+[.J136])/([.H136]+[.G136]+[.J136])" office:value-type="percentage" office:value="0" calcext:value-type="percentage">
            <text:p>0.00%</text:p>
          </table:table-cell>
          <table:table-cell table:style-name="ce13" table:formula="of:=[.G136]/([.H136]+[.G136]+[.J136])" office:value-type="percentage" office:value="0" calcext:value-type="percentage">
            <text:p>0.00%</text:p>
          </table:table-cell>
          <table:table-cell table:style-name="ce13" table:formula="of:=[.J136]/([.H136]+[.G136]+[.J136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28" calcext:value-type="float">
            <text:p>16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37]/([.G137]+[.H137])" office:value-type="percentage" office:value="0" calcext:value-type="percentage">
            <text:p>0.00%</text:p>
          </table:table-cell>
          <table:table-cell table:style-name="ce15" table:formula="of:=([.H137]+[.G137]+[.I137]+[.J137])/([.H137]+[.G137])" office:value-type="float" office:value="1" calcext:value-type="float">
            <text:p>1.00</text:p>
          </table:table-cell>
          <table:table-cell table:style-name="ce15" table:formula="of:=IF(([.I137]+[.J137]) = 0; 1; [.J137]/([.J137]+[.G137]))" office:value-type="float" office:value="1" calcext:value-type="float">
            <text:p>1.00</text:p>
          </table:table-cell>
          <table:table-cell table:style-name="ce19" table:formula="of:=[.H137]/([.H137]+[.G137]+[.J137]+[.I137])" office:value-type="float" office:value="1" calcext:value-type="float">
            <text:p>1.00</text:p>
          </table:table-cell>
          <table:table-cell table:style-name="ce19" table:formula="of:=([.J137]+[.I137]+[.G137])/([.H137]+[.I137]+[.J137]+[.G137])" office:value-type="float" office:value="0" calcext:value-type="float">
            <text:p>0.00</text:p>
          </table:table-cell>
          <table:table-cell table:style-name="ce13" table:formula="of:=([.G137]+[.J137])/([.H137]+[.G137]+[.J137])" office:value-type="percentage" office:value="0" calcext:value-type="percentage">
            <text:p>0.00%</text:p>
          </table:table-cell>
          <table:table-cell table:style-name="ce13" table:formula="of:=[.G137]/([.H137]+[.G137]+[.J137])" office:value-type="percentage" office:value="0" calcext:value-type="percentage">
            <text:p>0.00%</text:p>
          </table:table-cell>
          <table:table-cell table:style-name="ce13" table:formula="of:=[.J137]/([.H137]+[.G137]+[.J137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54" calcext:value-type="float">
            <text:p>15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3" table:formula="of:=[.G138]/([.G138]+[.H138])" office:value-type="percentage" office:value="0" calcext:value-type="percentage">
            <text:p>0.00%</text:p>
          </table:table-cell>
          <table:table-cell table:style-name="ce15" table:formula="of:=([.H138]+[.G138]+[.I138]+[.J138])/([.H138]+[.G138])" office:value-type="float" office:value="1.1875" calcext:value-type="float">
            <text:p>1.19</text:p>
          </table:table-cell>
          <table:table-cell table:style-name="ce15" table:formula="of:=IF(([.I138]+[.J138]) = 0; 1; [.J138]/([.J138]+[.G138]))" office:value-type="float" office:value="1" calcext:value-type="float">
            <text:p>1.00</text:p>
          </table:table-cell>
          <table:table-cell table:style-name="ce19" table:formula="of:=[.H138]/([.H138]+[.G138]+[.J138]+[.I138])" office:value-type="float" office:value="0.842105263157895" calcext:value-type="float">
            <text:p>0.84</text:p>
          </table:table-cell>
          <table:table-cell table:style-name="ce19" table:formula="of:=([.J138]+[.I138]+[.G138])/([.H138]+[.I138]+[.J138]+[.G138])" office:value-type="float" office:value="0.157894736842105" calcext:value-type="float">
            <text:p>0.16</text:p>
          </table:table-cell>
          <table:table-cell table:style-name="ce13" table:formula="of:=([.G138]+[.J138])/([.H138]+[.G138]+[.J138])" office:value-type="percentage" office:value="0.0857142857142857" calcext:value-type="percentage">
            <text:p>8.57%</text:p>
          </table:table-cell>
          <table:table-cell table:style-name="ce13" table:formula="of:=[.G138]/([.H138]+[.G138]+[.J138])" office:value-type="percentage" office:value="0" calcext:value-type="percentage">
            <text:p>0.00%</text:p>
          </table:table-cell>
          <table:table-cell table:style-name="ce13" table:formula="of:=[.J138]/([.H138]+[.G138]+[.J138])" office:value-type="percentage" office:value="0.0857142857142857" calcext:value-type="percentage">
            <text:p>8.57%</text:p>
          </table:table-cell>
          <table:table-cell table:number-columns-repeated="1006"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93" calcext:value-type="float">
            <text:p>13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39]/([.G139]+[.H139])" office:value-type="percentage" office:value="0.0333333333333333" calcext:value-type="percentage">
            <text:p>3.33%</text:p>
          </table:table-cell>
          <table:table-cell table:style-name="ce15" table:formula="of:=([.H139]+[.G139]+[.I139]+[.J139])/([.H139]+[.G139])" office:value-type="float" office:value="1" calcext:value-type="float">
            <text:p>1.00</text:p>
          </table:table-cell>
          <table:table-cell table:style-name="ce15" table:formula="of:=IF(([.I139]+[.J139]) = 0; 1; [.J139]/([.J139]+[.G139]))" office:value-type="float" office:value="1" calcext:value-type="float">
            <text:p>1.00</text:p>
          </table:table-cell>
          <table:table-cell table:style-name="ce19" table:formula="of:=[.H139]/([.H139]+[.G139]+[.J139]+[.I139])" office:value-type="float" office:value="0.966666666666667" calcext:value-type="float">
            <text:p>0.97</text:p>
          </table:table-cell>
          <table:table-cell table:style-name="ce19" table:formula="of:=([.J139]+[.I139]+[.G139])/([.H139]+[.I139]+[.J139]+[.G139])" office:value-type="float" office:value="0.0333333333333333" calcext:value-type="float">
            <text:p>0.03</text:p>
          </table:table-cell>
          <table:table-cell table:style-name="ce13" table:formula="of:=([.G139]+[.J139])/([.H139]+[.G139]+[.J139])" office:value-type="percentage" office:value="0.0333333333333333" calcext:value-type="percentage">
            <text:p>3.33%</text:p>
          </table:table-cell>
          <table:table-cell table:style-name="ce13" table:formula="of:=[.G139]/([.H139]+[.G139]+[.J139])" office:value-type="percentage" office:value="0.0333333333333333" calcext:value-type="percentage">
            <text:p>3.33%</text:p>
          </table:table-cell>
          <table:table-cell table:style-name="ce13" table:formula="of:=[.J139]/([.H139]+[.G139]+[.J139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87" calcext:value-type="float">
            <text:p>14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40]/([.G140]+[.H140])" office:value-type="percentage" office:value="0" calcext:value-type="percentage">
            <text:p>0.00%</text:p>
          </table:table-cell>
          <table:table-cell table:style-name="ce15" table:formula="of:=([.H140]+[.G140]+[.I140]+[.J140])/([.H140]+[.G140])" office:value-type="float" office:value="1" calcext:value-type="float">
            <text:p>1.00</text:p>
          </table:table-cell>
          <table:table-cell table:style-name="ce15" table:formula="of:=IF(([.I140]+[.J140]) = 0; 1; [.J140]/([.J140]+[.G140]))" office:value-type="float" office:value="1" calcext:value-type="float">
            <text:p>1.00</text:p>
          </table:table-cell>
          <table:table-cell table:style-name="ce19" table:formula="of:=[.H140]/([.H140]+[.G140]+[.J140]+[.I140])" office:value-type="float" office:value="1" calcext:value-type="float">
            <text:p>1.00</text:p>
          </table:table-cell>
          <table:table-cell table:style-name="ce19" table:formula="of:=([.J140]+[.I140]+[.G140])/([.H140]+[.I140]+[.J140]+[.G140])" office:value-type="float" office:value="0" calcext:value-type="float">
            <text:p>0.00</text:p>
          </table:table-cell>
          <table:table-cell table:style-name="ce13" table:formula="of:=([.G140]+[.J140])/([.H140]+[.G140]+[.J140])" office:value-type="percentage" office:value="0" calcext:value-type="percentage">
            <text:p>0.00%</text:p>
          </table:table-cell>
          <table:table-cell table:style-name="ce13" table:formula="of:=[.G140]/([.H140]+[.G140]+[.J140])" office:value-type="percentage" office:value="0" calcext:value-type="percentage">
            <text:p>0.00%</text:p>
          </table:table-cell>
          <table:table-cell table:style-name="ce13" table:formula="of:=[.J140]/([.H140]+[.G140]+[.J140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41]/([.G141]+[.H141])" office:value-type="percentage" office:value="0.027027027027027" calcext:value-type="percentage">
            <text:p>2.70%</text:p>
          </table:table-cell>
          <table:table-cell table:style-name="ce15" table:formula="of:=([.H141]+[.G141]+[.I141]+[.J141])/([.H141]+[.G141])" office:value-type="float" office:value="1" calcext:value-type="float">
            <text:p>1.00</text:p>
          </table:table-cell>
          <table:table-cell table:style-name="ce15" table:formula="of:=IF(([.I141]+[.J141]) = 0; 1; [.J141]/([.J141]+[.G141]))" office:value-type="float" office:value="1" calcext:value-type="float">
            <text:p>1.00</text:p>
          </table:table-cell>
          <table:table-cell table:style-name="ce19" table:formula="of:=[.H141]/([.H141]+[.G141]+[.J141]+[.I141])" office:value-type="float" office:value="0.972972972972973" calcext:value-type="float">
            <text:p>0.97</text:p>
          </table:table-cell>
          <table:table-cell table:style-name="ce19" table:formula="of:=([.J141]+[.I141]+[.G141])/([.H141]+[.I141]+[.J141]+[.G141])" office:value-type="float" office:value="0.027027027027027" calcext:value-type="float">
            <text:p>0.03</text:p>
          </table:table-cell>
          <table:table-cell table:style-name="ce13" table:formula="of:=([.G141]+[.J141])/([.H141]+[.G141]+[.J141])" office:value-type="percentage" office:value="0.027027027027027" calcext:value-type="percentage">
            <text:p>2.70%</text:p>
          </table:table-cell>
          <table:table-cell table:style-name="ce13" table:formula="of:=[.G141]/([.H141]+[.G141]+[.J141])" office:value-type="percentage" office:value="0.027027027027027" calcext:value-type="percentage">
            <text:p>2.70%</text:p>
          </table:table-cell>
          <table:table-cell table:style-name="ce13" table:formula="of:=[.J141]/([.H141]+[.G141]+[.J141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42]/([.G142]+[.H142])" office:value-type="percentage" office:value="0" calcext:value-type="percentage">
            <text:p>0.00%</text:p>
          </table:table-cell>
          <table:table-cell table:style-name="ce15" table:formula="of:=([.H142]+[.G142]+[.I142]+[.J142])/([.H142]+[.G142])" office:value-type="float" office:value="1" calcext:value-type="float">
            <text:p>1.00</text:p>
          </table:table-cell>
          <table:table-cell table:style-name="ce15" table:formula="of:=IF(([.I142]+[.J142]) = 0; 1; [.J142]/([.J142]+[.G142]))" office:value-type="float" office:value="1" calcext:value-type="float">
            <text:p>1.00</text:p>
          </table:table-cell>
          <table:table-cell table:style-name="ce19" table:formula="of:=[.H142]/([.H142]+[.G142]+[.J142]+[.I142])" office:value-type="float" office:value="1" calcext:value-type="float">
            <text:p>1.00</text:p>
          </table:table-cell>
          <table:table-cell table:style-name="ce19" table:formula="of:=([.J142]+[.I142]+[.G142])/([.H142]+[.I142]+[.J142]+[.G142])" office:value-type="float" office:value="0" calcext:value-type="float">
            <text:p>0.00</text:p>
          </table:table-cell>
          <table:table-cell table:style-name="ce13" table:formula="of:=([.G142]+[.J142])/([.H142]+[.G142]+[.J142])" office:value-type="percentage" office:value="0" calcext:value-type="percentage">
            <text:p>0.00%</text:p>
          </table:table-cell>
          <table:table-cell table:style-name="ce13" table:formula="of:=[.G142]/([.H142]+[.G142]+[.J142])" office:value-type="percentage" office:value="0" calcext:value-type="percentage">
            <text:p>0.00%</text:p>
          </table:table-cell>
          <table:table-cell table:style-name="ce13" table:formula="of:=[.J142]/([.H142]+[.G142]+[.J142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71" calcext:value-type="float">
            <text:p>13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formula="of:=[.G143]/([.G143]+[.H143])" office:value-type="percentage" office:value="0" calcext:value-type="percentage">
            <text:p>0.00%</text:p>
          </table:table-cell>
          <table:table-cell table:style-name="ce15" table:formula="of:=([.H143]+[.G143]+[.I143]+[.J143])/([.H143]+[.G143])" office:value-type="float" office:value="1.07142857142857" calcext:value-type="float">
            <text:p>1.07</text:p>
          </table:table-cell>
          <table:table-cell table:style-name="ce15" table:formula="of:=IF(([.I143]+[.J143]) = 0; 1; [.J143]/([.J143]+[.G143]))" office:value-type="float" office:value="1" calcext:value-type="float">
            <text:p>1.00</text:p>
          </table:table-cell>
          <table:table-cell table:style-name="ce19" table:formula="of:=[.H143]/([.H143]+[.G143]+[.J143]+[.I143])" office:value-type="float" office:value="0.933333333333333" calcext:value-type="float">
            <text:p>0.93</text:p>
          </table:table-cell>
          <table:table-cell table:style-name="ce19" table:formula="of:=([.J143]+[.I143]+[.G143])/([.H143]+[.I143]+[.J143]+[.G143])" office:value-type="float" office:value="0.0666666666666667" calcext:value-type="float">
            <text:p>0.07</text:p>
          </table:table-cell>
          <table:table-cell table:style-name="ce13" table:formula="of:=([.G143]+[.J143])/([.H143]+[.G143]+[.J143])" office:value-type="percentage" office:value="0.0344827586206897" calcext:value-type="percentage">
            <text:p>3.45%</text:p>
          </table:table-cell>
          <table:table-cell table:style-name="ce13" table:formula="of:=[.G143]/([.H143]+[.G143]+[.J143])" office:value-type="percentage" office:value="0" calcext:value-type="percentage">
            <text:p>0.00%</text:p>
          </table:table-cell>
          <table:table-cell table:style-name="ce13" table:formula="of:=[.J143]/([.H143]+[.G143]+[.J143])" office:value-type="percentage" office:value="0.0344827586206897" calcext:value-type="percentage">
            <text:p>3.45%</text:p>
          </table:table-cell>
          <table:table-cell table:number-columns-repeated="1006"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77" calcext:value-type="float">
            <text:p>127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44]/([.G144]+[.H144])" office:value-type="percentage" office:value="0" calcext:value-type="percentage">
            <text:p>0.00%</text:p>
          </table:table-cell>
          <table:table-cell table:style-name="ce15" table:formula="of:=([.H144]+[.G144]+[.I144]+[.J144])/([.H144]+[.G144])" office:value-type="float" office:value="1" calcext:value-type="float">
            <text:p>1.00</text:p>
          </table:table-cell>
          <table:table-cell table:style-name="ce15" table:formula="of:=IF(([.I144]+[.J144]) = 0; 1; [.J144]/([.J144]+[.G144]))" office:value-type="float" office:value="1" calcext:value-type="float">
            <text:p>1.00</text:p>
          </table:table-cell>
          <table:table-cell table:style-name="ce19" table:formula="of:=[.H144]/([.H144]+[.G144]+[.J144]+[.I144])" office:value-type="float" office:value="1" calcext:value-type="float">
            <text:p>1.00</text:p>
          </table:table-cell>
          <table:table-cell table:style-name="ce19" table:formula="of:=([.J144]+[.I144]+[.G144])/([.H144]+[.I144]+[.J144]+[.G144])" office:value-type="float" office:value="0" calcext:value-type="float">
            <text:p>0.00</text:p>
          </table:table-cell>
          <table:table-cell table:style-name="ce13" table:formula="of:=([.G144]+[.J144])/([.H144]+[.G144]+[.J144])" office:value-type="percentage" office:value="0" calcext:value-type="percentage">
            <text:p>0.00%</text:p>
          </table:table-cell>
          <table:table-cell table:style-name="ce13" table:formula="of:=[.G144]/([.H144]+[.G144]+[.J144])" office:value-type="percentage" office:value="0" calcext:value-type="percentage">
            <text:p>0.00%</text:p>
          </table:table-cell>
          <table:table-cell table:style-name="ce13" table:formula="of:=[.J144]/([.H144]+[.G144]+[.J144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zoom</text:p>
          </table:table-cell>
          <table:table-cell table:style-name="ce8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74" calcext:value-type="float">
            <text:p>12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table:formula="of:=[.G145]/([.G145]+[.H145])" office:value-type="percentage" office:value="0" calcext:value-type="percentage">
            <text:p>0.00%</text:p>
          </table:table-cell>
          <table:table-cell table:style-name="ce15" table:formula="of:=([.H145]+[.G145]+[.I145]+[.J145])/([.H145]+[.G145])" office:value-type="float" office:value="1" calcext:value-type="float">
            <text:p>1.00</text:p>
          </table:table-cell>
          <table:table-cell table:style-name="ce15" table:formula="of:=IF(([.I145]+[.J145]) = 0; 1; [.J145]/([.J145]+[.G145]))" office:value-type="float" office:value="1" calcext:value-type="float">
            <text:p>1.00</text:p>
          </table:table-cell>
          <table:table-cell table:style-name="ce19" table:formula="of:=[.H145]/([.H145]+[.G145]+[.J145]+[.I145])" office:value-type="float" office:value="1" calcext:value-type="float">
            <text:p>1.00</text:p>
          </table:table-cell>
          <table:table-cell table:style-name="ce19" table:formula="of:=([.J145]+[.I145]+[.G145])/([.H145]+[.I145]+[.J145]+[.G145])" office:value-type="float" office:value="0" calcext:value-type="float">
            <text:p>0.00</text:p>
          </table:table-cell>
          <table:table-cell table:style-name="ce13" table:formula="of:=([.G145]+[.J145])/([.H145]+[.G145]+[.J145])" office:value-type="percentage" office:value="0" calcext:value-type="percentage">
            <text:p>0.00%</text:p>
          </table:table-cell>
          <table:table-cell table:style-name="ce13" table:formula="of:=[.G145]/([.H145]+[.G145]+[.J145])" office:value-type="percentage" office:value="0" calcext:value-type="percentage">
            <text:p>0.00%</text:p>
          </table:table-cell>
          <table:table-cell table:style-name="ce13" table:formula="of:=[.J145]/([.H145]+[.G145]+[.J145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lean-data'.A2:'clean-data'.R145">
            <calcext:condition calcext:apply-style-name="Outlier" calcext:value="formula-is(OR([$'clean-data'.$F2] &lt;[$outliers.$C$11]; [$'clean-data'.$F2] &gt;[$outliers.$C$12]))" calcext:base-cell-address="'clean-data'.A2"/>
          </calcext:conditional-format>
          <calcext:conditional-format calcext:target-range-address="'clean-data'.A2:'clean-data'.R145">
            <calcext:condition calcext:apply-style-name="Outlier" calcext:value="formula-is(OR([$'clean-data'.$L2] &lt;[$outliers.$D$11]; [$'clean-data'.$L2] &gt; [$outliers.$D$12]))" calcext:base-cell-address="'clean-data'.A2"/>
          </calcext:conditional-format>
          <calcext:conditional-format calcext:target-range-address="'clean-data'.A2:'clean-data'.R145">
            <calcext:condition calcext:apply-style-name="Outlier" calcext:value="formula-is(OR([$'clean-data'.$P2] &lt;[$outliers.$E$11]; [$'clean-data'.$P2] &gt;[$outliers.$E$12]))" calcext:base-cell-address="'clean-data'.A2"/>
          </calcext:conditional-format>
          <calcext:conditional-format calcext:target-range-address="'clean-data'.A2:'clean-data'.R145">
            <calcext:condition calcext:apply-style-name="Outlier" calcext:value="formula-is(OR([$'clean-data'.$K2] &lt; [$outliers.$F$11]; [$'clean-data'.$K2] &gt; [$outliers.$F$12]))" calcext:base-cell-address="'clean-data'.A2"/>
          </calcext:conditional-format>
        </calcext:conditional-formats>
      </table:table>
      <table:table table:name="outliers" table:style-name="ta1">
        <office:forms form:automatic-focus="false" form:apply-design-mode="false"/>
        <table:table-column table:style-name="co11" table:number-columns-repeated="2" table:default-cell-style-name="ce2"/>
        <table:table-column table:style-name="co13" table:default-cell-style-name="ce2"/>
        <table:table-column table:style-name="co11" table:default-cell-style-name="ce11"/>
        <table:table-column table:style-name="co14" table:default-cell-style-name="ce2"/>
        <table:table-column table:style-name="co11" table:number-columns-repeated="5" table:default-cell-style-name="ce2"/>
        <table:table-column table:style-name="co11" table:default-cell-style-name="ce5"/>
        <table:table-column table:style-name="co11" table:number-columns-repeated="2" table:default-cell-style-name="ce6"/>
        <table:table-column table:style-name="co11" table:number-columns-repeated="2" table:default-cell-style-name="ce24"/>
        <table:table-column table:style-name="co11" table:number-columns-repeated="3" table:default-cell-style-name="ce5"/>
        <table:table-row table:style-name="ro3">
          <table:table-cell table:style-name="ce25" office:value-type="string" calcext:value-type="string">
            <text:p>Method</text:p>
          </table:table-cell>
          <table:table-cell table:style-name="ce25" office:value-type="string" calcext:value-type="string">
            <text:p>Values</text:p>
          </table:table-cell>
          <table:table-cell table:style-name="ce3" office:value-type="string" calcext:value-type="string">
            <text:p>Average time (ms)</text:p>
          </table:table-cell>
          <table:table-cell table:style-name="ce3" office:value-type="string" calcext:value-type="string">
            <text:p>Key Strokes Per Character</text:p>
          </table:table-cell>
          <table:table-cell table:style-name="ce3" office:value-type="string" calcext:value-type="string">
            <text:p>Total Error Rate</text:p>
          </table:table-cell>
          <table:table-cell table:style-name="ce12" office:value-type="string" calcext:value-type="string">
            <text:p>Minimum String Distance Error Rate</text:p>
          </table:table-cell>
          <table:table-cell table:style-name="ce3"/>
          <table:table-cell table:style-name="Default"/>
          <table:table-cell table:style-name="ce3" table:number-columns-repeated="2"/>
          <table:table-cell table:style-name="Default" table:number-columns-repeated="8"/>
        </table:table-row>
        <table:table-row table:style-name="ro4">
          <table:table-cell table:style-name="ce31" office:value-type="string" calcext:value-type="string" table:number-columns-spanned="1" table:number-rows-spanned="5">
            <text:p>In Quartile Range Method</text:p>
          </table:table-cell>
          <table:table-cell table:style-name="ce36" office:value-type="string" calcext:value-type="string">
            <text:p>1<text:span text:style-name="T1">st</text:span> Quartile</text:p>
          </table:table-cell>
          <table:table-cell table:style-name="ce41" table:formula="of:=QUARTILE([$'clean-data'.F$2:$'clean-data'.F$145]; 1)" office:value-type="float" office:value="670.5" calcext:value-type="float">
            <text:p>670.50</text:p>
          </table:table-cell>
          <table:table-cell table:style-name="ce41" table:formula="of:=QUARTILE([$'clean-data'.L$2:$'clean-data'.L$145]; 1)" office:value-type="float" office:value="1.0683908045977" calcext:value-type="float">
            <text:p>1.07</text:p>
          </table:table-cell>
          <table:table-cell table:style-name="ce41" table:formula="of:=QUARTILE([$'clean-data'.P$2:$'clean-data'.P$145]; 1)" office:value-type="float" office:value="0.0344827586206897" calcext:value-type="float">
            <text:p>0.03</text:p>
          </table:table-cell>
          <table:table-cell table:style-name="ce41" table:formula="of:=QUARTILE([$'clean-data'.K$2:$'clean-data'.K$145]; 1)" office:value-type="float" office:value="0" calcext:value-type="float">
            <text:p>0.00</text:p>
          </table:table-cell>
          <table:table-cell table:style-name="ce54" table:number-columns-repeated="4"/>
          <table:table-cell table:style-name="Default" table:number-columns-repeated="8"/>
        </table:table-row>
        <table:table-row table:style-name="ro4">
          <table:covered-table-cell table:style-name="ce32"/>
          <table:table-cell table:style-name="ce36" office:value-type="string" calcext:value-type="string">
            <text:p>3<text:span text:style-name="T1">rd</text:span> Quartile</text:p>
          </table:table-cell>
          <table:table-cell table:style-name="ce41" table:formula="of:=QUARTILE([$'clean-data'.F$2:$'clean-data'.F$145]; 3)" office:value-type="float" office:value="1388.5" calcext:value-type="float">
            <text:p>1,388.50</text:p>
          </table:table-cell>
          <table:table-cell table:style-name="ce41" table:formula="of:=QUARTILE([$'clean-data'.L$2:$'clean-data'.L$145]; 3)" office:value-type="float" office:value="1.54702194357367" calcext:value-type="float">
            <text:p>1.55</text:p>
          </table:table-cell>
          <table:table-cell table:style-name="ce41" table:formula="of:=QUARTILE([$'clean-data'.P$2:$'clean-data'.P$145]; 3)" office:value-type="float" office:value="0.229568106312292" calcext:value-type="float">
            <text:p>0.23</text:p>
          </table:table-cell>
          <table:table-cell table:style-name="ce41" table:formula="of:=QUARTILE([$'clean-data'.K$2:$'clean-data'.K$145]; 3)" office:value-type="float" office:value="0" calcext:value-type="float">
            <text:p>0.00</text:p>
          </table:table-cell>
          <table:table-cell table:style-name="ce54" table:number-columns-repeated="4"/>
          <table:table-cell table:style-name="Default" table:number-columns-repeated="8"/>
        </table:table-row>
        <table:table-row table:style-name="ro2">
          <table:covered-table-cell table:style-name="ce32"/>
          <table:table-cell table:style-name="ce36" office:value-type="string" calcext:value-type="string">
            <text:p>IQR</text:p>
          </table:table-cell>
          <table:table-cell table:style-name="ce41" table:formula="of:=[.C3]-[.C2]" office:value-type="float" office:value="718" calcext:value-type="float">
            <text:p>718.00</text:p>
          </table:table-cell>
          <table:table-cell table:style-name="ce41" table:formula="of:=[.D3]-[.D2]" office:value-type="float" office:value="0.478631138975967" calcext:value-type="float">
            <text:p>0.48</text:p>
          </table:table-cell>
          <table:table-cell table:style-name="ce41" table:formula="of:=[.E3]-[.E2]" office:value-type="float" office:value="0.195085347691603" calcext:value-type="float">
            <text:p>0.20</text:p>
          </table:table-cell>
          <table:table-cell table:style-name="ce41" table:formula="of:=[.F3]-[.F2]" office:value-type="float" office:value="0" calcext:value-type="float">
            <text:p>0.00</text:p>
          </table:table-cell>
          <table:table-cell table:style-name="ce54" table:number-columns-repeated="4"/>
          <table:table-cell table:style-name="Default" table:number-columns-repeated="8"/>
        </table:table-row>
        <table:table-row table:style-name="ro2">
          <table:covered-table-cell table:style-name="ce32"/>
          <table:table-cell table:style-name="ce37" office:value-type="string" calcext:value-type="string">
            <text:p>Lower Limit</text:p>
          </table:table-cell>
          <table:table-cell table:style-name="ce42" table:formula="of:=[.C2] - 1.5*[.C4]" office:value-type="float" office:value="-406.5" calcext:value-type="float">
            <text:p>-406.50</text:p>
          </table:table-cell>
          <table:table-cell table:style-name="ce42" table:formula="of:=[.D2] - 1.5*[.D4]" office:value-type="float" office:value="0.350444096133751" calcext:value-type="float">
            <text:p>0.35</text:p>
          </table:table-cell>
          <table:table-cell table:style-name="ce42" table:formula="of:=[.E2] - 1.5*[.E4]" office:value-type="float" office:value="-0.258145262916714" calcext:value-type="float">
            <text:p>-0.26</text:p>
          </table:table-cell>
          <table:table-cell table:style-name="ce42" table:formula="of:=[.F2] - 1.5*[.F4]" office:value-type="float" office:value="0" calcext:value-type="float">
            <text:p>0.00</text:p>
          </table:table-cell>
          <table:table-cell table:style-name="Default" table:number-columns-repeated="12"/>
        </table:table-row>
        <table:table-row table:style-name="ro2">
          <table:covered-table-cell table:style-name="ce32"/>
          <table:table-cell table:style-name="ce37" office:value-type="string" calcext:value-type="string">
            <text:p>Upper Limit</text:p>
          </table:table-cell>
          <table:table-cell table:style-name="ce42" table:formula="of:=[.C3] + 1.5*[.C4]" office:value-type="float" office:value="2465.5" calcext:value-type="float">
            <text:p>2,465.50</text:p>
          </table:table-cell>
          <table:table-cell table:style-name="ce42" table:formula="of:=[.D3] + 1.5*[.D4]" office:value-type="float" office:value="2.26496865203762" calcext:value-type="float">
            <text:p>2.26</text:p>
          </table:table-cell>
          <table:table-cell table:style-name="ce42" table:formula="of:=[.E3] + 1.5*[.E4]" office:value-type="float" office:value="0.522196127849696" calcext:value-type="float">
            <text:p>0.52</text:p>
          </table:table-cell>
          <table:table-cell table:style-name="ce42" table:formula="of:=[.F3] + 1.5*[.F4]" office:value-type="float" office:value="0" calcext:value-type="float">
            <text:p>0.00</text:p>
          </table:table-cell>
          <table:table-cell table:style-name="Default" table:number-columns-repeated="12"/>
        </table:table-row>
        <table:table-row table:style-name="ro2">
          <table:table-cell table:style-name="ce33" office:value-type="string" calcext:value-type="string" table:number-columns-spanned="1" table:number-rows-spanned="4">
            <text:p>Standard Deviation Method</text:p>
          </table:table-cell>
          <table:table-cell table:style-name="ce38" office:value-type="string" calcext:value-type="string">
            <text:p>Mean</text:p>
          </table:table-cell>
          <table:table-cell table:style-name="ce43" table:formula="of:=AVERAGE([$'clean-data'.F2:$'clean-data'.F145])" office:value-type="float" office:value="1105.25" calcext:value-type="float">
            <text:p>1105.25</text:p>
          </table:table-cell>
          <table:table-cell table:style-name="ce46" table:formula="of:=AVERAGE([$'clean-data'.L$2:$'clean-data'.L$145])" office:value-type="float" office:value="1.33414023878819" calcext:value-type="float">
            <text:p>1.33</text:p>
          </table:table-cell>
          <table:table-cell table:style-name="ce46" table:formula="of:=AVERAGE([$'clean-data'.P$2:$'clean-data'.P$145])" office:value-type="float" office:value="0.137044977518357" calcext:value-type="float">
            <text:p>0.14</text:p>
          </table:table-cell>
          <table:table-cell table:style-name="ce52" table:formula="of:=AVERAGE([$'clean-data'.K$2:$'clean-data'.K$145])" office:value-type="float" office:value="0.0120399336214361" calcext:value-type="float">
            <text:p>0.012</text:p>
          </table:table-cell>
          <table:table-cell table:style-name="Default" table:number-columns-repeated="12"/>
        </table:table-row>
        <table:table-row table:style-name="ro2">
          <table:covered-table-cell table:style-name="ce34"/>
          <table:table-cell table:style-name="ce39" office:value-type="string" calcext:value-type="string">
            <text:p>Std Dev</text:p>
          </table:table-cell>
          <table:table-cell table:style-name="ce44" table:formula="of:=STDEV([$'clean-data'.F3:$'clean-data'.F146])" office:value-type="float" office:value="452.265586618262" calcext:value-type="float">
            <text:p>452.27</text:p>
          </table:table-cell>
          <table:table-cell table:style-name="ce47" table:formula="of:=STDEV([$'clean-data'.L$2:$'clean-data'.L$145])" office:value-type="float" office:value="0.357120236810394" calcext:value-type="float">
            <text:p>0.36</text:p>
          </table:table-cell>
          <table:table-cell table:style-name="ce47" table:formula="of:=STDEV([$'clean-data'.P$2:$'clean-data'.P$145])" office:value-type="float" office:value="0.129581188904417" calcext:value-type="float">
            <text:p>0.13</text:p>
          </table:table-cell>
          <table:table-cell table:style-name="ce53" table:formula="of:=STDEV([$'clean-data'.K$2:$'clean-data'.K$145])" office:value-type="float" office:value="0.0713473147254429" calcext:value-type="float">
            <text:p>0.071</text:p>
          </table:table-cell>
          <table:table-cell table:style-name="Default" table:number-columns-repeated="12"/>
        </table:table-row>
        <table:table-row table:style-name="ro2">
          <table:covered-table-cell table:style-name="ce34"/>
          <table:table-cell table:style-name="ce39" office:value-type="string" calcext:value-type="string">
            <text:p>Lower Limit</text:p>
          </table:table-cell>
          <table:table-cell table:style-name="ce45" table:formula="of:=[.C7] - 2*[.C8]" office:value-type="float" office:value="200.718826763475" calcext:value-type="float">
            <text:p>200.72</text:p>
          </table:table-cell>
          <table:table-cell table:style-name="ce48" table:formula="of:=[.D7] - 2*[.D8]" office:value-type="float" office:value="0.619899765167402" calcext:value-type="float">
            <text:p>0.62</text:p>
          </table:table-cell>
          <table:table-cell table:style-name="ce48" table:formula="of:=[.E7] - 2*[.E8]" office:value-type="float" office:value="-0.122117400290477" calcext:value-type="float">
            <text:p>-0.12</text:p>
          </table:table-cell>
          <table:table-cell table:style-name="ce48" table:formula="of:=[.F7] - 2*[.F8]" office:value-type="float" office:value="-0.13065469582945" calcext:value-type="float">
            <text:p>-0.13</text:p>
          </table:table-cell>
          <table:table-cell table:style-name="ce54" table:number-columns-repeated="4"/>
          <table:table-cell table:style-name="Default" table:number-columns-repeated="8"/>
        </table:table-row>
        <table:table-row table:style-name="ro2">
          <table:covered-table-cell table:style-name="ce34"/>
          <table:table-cell table:style-name="ce39" office:value-type="string" calcext:value-type="string">
            <text:p>Upper Limit</text:p>
          </table:table-cell>
          <table:table-cell table:style-name="ce45" table:formula="of:=[.C7] + 2*[.C8]" office:value-type="float" office:value="2009.78117323652" calcext:value-type="float">
            <text:p>2,009.78</text:p>
          </table:table-cell>
          <table:table-cell table:style-name="ce48" table:formula="of:=[.D7] + 2*[.D8]" office:value-type="float" office:value="2.04838071240898" calcext:value-type="float">
            <text:p>2.05</text:p>
          </table:table-cell>
          <table:table-cell table:style-name="ce48" table:formula="of:=[.E7] + 2*[.E8]" office:value-type="float" office:value="0.39620735532719" calcext:value-type="float">
            <text:p>0.40</text:p>
          </table:table-cell>
          <table:table-cell table:style-name="ce48" table:formula="of:=[.F7] + 2*[.F8]" office:value-type="float" office:value="0.154734563072322" calcext:value-type="float">
            <text:p>0.15</text:p>
          </table:table-cell>
          <table:table-cell table:number-columns-repeated="12"/>
        </table:table-row>
        <table:table-row table:style-name="ro2">
          <table:table-cell table:style-name="ce51" office:value-type="string" calcext:value-type="string">
            <text:p>Lower</text:p>
          </table:table-cell>
          <table:table-cell table:style-name="ce51"/>
          <table:table-cell table:style-name="ce73" table:formula="of:=[.C5]" office:value-type="float" office:value="-406.5" calcext:value-type="float">
            <text:p>-406.50</text:p>
          </table:table-cell>
          <table:table-cell table:style-name="ce73" table:formula="of:=[.D5]" office:value-type="float" office:value="0.350444096133751" calcext:value-type="float">
            <text:p>0.35</text:p>
          </table:table-cell>
          <table:table-cell table:style-name="ce73" table:formula="of:=[.E5]" office:value-type="float" office:value="-0.258145262916714" calcext:value-type="float">
            <text:p>-0.26</text:p>
          </table:table-cell>
          <table:table-cell table:style-name="ce82" table:formula="of:=[.F9]" office:value-type="float" office:value="-0.13065469582945" calcext:value-type="float">
            <text:p>-0.13</text:p>
          </table:table-cell>
          <table:table-cell table:number-columns-repeated="12"/>
        </table:table-row>
        <table:table-row table:style-name="ro2">
          <table:table-cell table:style-name="ce56" office:value-type="string" calcext:value-type="string">
            <text:p>Upper</text:p>
          </table:table-cell>
          <table:table-cell table:style-name="ce66"/>
          <table:table-cell table:style-name="ce45" table:formula="of:=[.C6]" office:value-type="float" office:value="2465.5" calcext:value-type="float">
            <text:p>2,465.50</text:p>
          </table:table-cell>
          <table:table-cell table:style-name="ce45" table:formula="of:=[.D6]" office:value-type="float" office:value="2.26496865203762" calcext:value-type="float">
            <text:p>2.26</text:p>
          </table:table-cell>
          <table:table-cell table:style-name="ce45" table:formula="of:=[.E6]" office:value-type="float" office:value="0.522196127849696" calcext:value-type="float">
            <text:p>0.52</text:p>
          </table:table-cell>
          <table:table-cell table:style-name="ce48" table:formula="of:=[.F10]" office:value-type="float" office:value="0.154734563072322" calcext:value-type="float">
            <text:p>0.15</text:p>
          </table:table-cell>
          <table:table-cell table:number-columns-repeated="12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style-name="Default" office:value-type="string" calcext:value-type="string">
            <text:p>Outliers identified in red on `clean-data` sheet</text:p>
          </table:table-cell>
          <table:table-cell table:number-columns-repeated="17"/>
        </table:table-row>
        <table:table-row table:style-name="ro2" table:number-rows-repeated="13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clean-data-no-outliers" table:style-name="ta1">
        <office:forms form:automatic-focus="false" form:apply-design-mode="false"/>
        <table:table-column table:style-name="co11" table:number-columns-repeated="5" table:default-cell-style-name="ce54"/>
        <table:table-column table:style-name="co11" table:default-cell-style-name="ce44"/>
        <table:table-column table:style-name="co11" table:number-columns-repeated="4" table:default-cell-style-name="ce5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row table:style-name="ro5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eedback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Average time (ms)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Minimum String Distance Error Rate</text:p>
          </table:table-cell>
          <table:table-cell table:style-name="ce1" office:value-type="string" calcext:value-type="string">
            <text:p>Key Strokes Per Character</text:p>
          </table:table-cell>
          <table:table-cell table:style-name="ce1" office:value-type="string" calcext:value-type="string">
            <text:p>Participant Conscientiousness</text:p>
          </table:table-cell>
          <table:table-cell table:style-name="ce1" office:value-type="string" calcext:value-type="string">
            <text:p>Utilized Bandwidth</text:p>
          </table:table-cell>
          <table:table-cell table:style-name="ce1" office:value-type="string" calcext:value-type="string">
            <text:p>Wasted Bandwidth</text:p>
          </table:table-cell>
          <table:table-cell table:style-name="ce1" office:value-type="string" calcext:value-type="string">
            <text:p>Total Error Rate</text:p>
          </table:table-cell>
          <table:table-cell table:style-name="ce1" office:value-type="string" calcext:value-type="string">
            <text:p>Not Corrected Error Rate</text:p>
          </table:table-cell>
          <table:table-cell table:style-name="ce1" office:value-type="string" calcext:value-type="string">
            <text:p>Corrected Error Ra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37837837837838" calcext:value-type="float">
            <text:p>0.84</text:p>
          </table:table-cell>
          <table:table-cell office:value-type="float" office:value="0.162162162162162" calcext:value-type="float">
            <text:p>0.16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82352941176471" calcext:value-type="float">
            <text:p>0.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45161290322581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184210526315789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184210526315789" calcext:value-type="float">
            <text:p>0.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.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84210526315789" calcext:value-type="float">
            <text:p>1.84</text:p>
          </table:table-cell>
          <table:table-cell office:value-type="float" office:value="1" calcext:value-type="float">
            <text:p>1.00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96296296296296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96296296296296" calcext:value-type="float">
            <text:p>0.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40" calcext:value-type="float">
            <text:p>540.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7037037037037" calcext:value-type="float">
            <text:p>0.04</text:p>
          </table:table-cell>
          <table:table-cell office:value-type="float" office:value="1.22222222222222" calcext:value-type="float">
            <text:p>1.22</text:p>
          </table:table-cell>
          <table:table-cell office:value-type="float" office:value="0.75" calcext:value-type="float">
            <text:p>0.75</text:p>
          </table:table-cell>
          <table:table-cell office:value-type="float" office:value="0.787878787878788" calcext:value-type="float">
            <text:p>0.79</text:p>
          </table:table-cell>
          <table:table-cell office:value-type="float" office:value="0.212121212121212" calcext:value-type="float">
            <text:p>0.21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1" calcext:value-type="float">
            <text:p>0.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.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.00</text:p>
          </table:table-cell>
          <table:table-cell office:value-type="float" office:value="0.609756097560976" calcext:value-type="float">
            <text:p>0.61</text:p>
          </table:table-cell>
          <table:table-cell office:value-type="float" office:value="0.390243902439024" calcext:value-type="float">
            <text:p>0.39</text:p>
          </table:table-cell>
          <table:table-cell office:value-type="float" office:value="0.242424242424242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42424242424242" calcext:value-type="float">
            <text:p>0.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17" calcext:value-type="float">
            <text:p>517.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33333333333" calcext:value-type="float">
            <text:p>0.3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.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2.1" calcext:value-type="float">
            <text:p>2.10</text:p>
          </table:table-cell>
          <table:table-cell office:value-type="float" office:value="1" calcext:value-type="float">
            <text:p>1.00</text:p>
          </table:table-cell>
          <table:table-cell office:value-type="float" office:value="0.476190476190476" calcext:value-type="float">
            <text:p>0.48</text:p>
          </table:table-cell>
          <table:table-cell office:value-type="float" office:value="0.523809523809524" calcext:value-type="float">
            <text:p>0.52</text:p>
          </table:table-cell>
          <table:table-cell office:value-type="float" office:value="0.354838709677419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0.354838709677419" calcext:value-type="float">
            <text:p>0.3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81" calcext:value-type="float">
            <text:p>781.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.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40740740740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1034482758621" calcext:value-type="float">
            <text:p>0.93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57142857142857" calcext:value-type="float">
            <text:p>0.0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62" calcext:value-type="float">
            <text:p>662.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76190476190476" calcext:value-type="float">
            <text:p>1.76</text:p>
          </table:table-cell>
          <table:table-cell office:value-type="float" office:value="1" calcext:value-type="float">
            <text:p>1.00</text:p>
          </table:table-cell>
          <table:table-cell office:value-type="float" office:value="0.567567567567568" calcext:value-type="float">
            <text:p>0.57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275862068965517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0.275862068965517" calcext:value-type="float">
            <text:p>0.2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.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3529411764706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0.80952380952381" calcext:value-type="float">
            <text:p>0.81</text:p>
          </table:table-cell>
          <table:table-cell office:value-type="float" office:value="0.19047619047619" calcext:value-type="float">
            <text:p>0.19</text:p>
          </table:table-cell>
          <table:table-cell office:value-type="float" office:value="0.105263157894737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5263157894737" calcext:value-type="float">
            <text:p>0.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61538461538462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0.619047619047619" calcext:value-type="float">
            <text:p>0.62</text:p>
          </table:table-cell>
          <table:table-cell office:value-type="float" office:value="0.380952380952381" calcext:value-type="float">
            <text:p>0.38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35294117647059" calcext:value-type="float">
            <text:p>0.2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25" calcext:value-type="float">
            <text:p>525.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476190476190476" calcext:value-type="float">
            <text:p>0.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.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70588235294118" calcext:value-type="float">
            <text:p>1.71</text:p>
          </table:table-cell>
          <table:table-cell office:value-type="float" office:value="1" calcext:value-type="float">
            <text:p>1.00</text:p>
          </table:table-cell>
          <table:table-cell office:value-type="float" office:value="0.586206896551724" calcext:value-type="float">
            <text:p>0.59</text:p>
          </table:table-cell>
          <table:table-cell office:value-type="float" office:value="0.413793103448276" calcext:value-type="float">
            <text:p>0.41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260869565217391" calcext:value-type="float">
            <text:p>0.2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.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74285714285714" calcext:value-type="float">
            <text:p>1.74</text:p>
          </table:table-cell>
          <table:table-cell office:value-type="float" office:value="1" calcext:value-type="float">
            <text:p>1.00</text:p>
          </table:table-cell>
          <table:table-cell office:value-type="float" office:value="0.573770491803279" calcext:value-type="float">
            <text:p>0.57</text:p>
          </table:table-cell>
          <table:table-cell office:value-type="float" office:value="0.426229508196721" calcext:value-type="float">
            <text:p>0.43</text:p>
          </table:table-cell>
          <table:table-cell office:value-type="float" office:value="0.270833333333333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270833333333333" calcext:value-type="float">
            <text:p>0.2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83" calcext:value-type="float">
            <text:p>1,283.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.00</text:p>
          </table:table-cell>
          <table:table-cell office:value-type="float" office:value="2.17948717948718" calcext:value-type="float">
            <text:p>2.18</text:p>
          </table:table-cell>
          <table:table-cell office:value-type="float" office:value="1" calcext:value-type="float">
            <text:p>1.00</text:p>
          </table:table-cell>
          <table:table-cell office:value-type="float" office:value="0.458823529411765" calcext:value-type="float">
            <text:p>0.46</text:p>
          </table:table-cell>
          <table:table-cell office:value-type="float" office:value="0.541176470588235" calcext:value-type="float">
            <text:p>0.54</text:p>
          </table:table-cell>
          <table:table-cell office:value-type="float" office:value="0.37096774193548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0.370967741935484" calcext:value-type="float">
            <text:p>0.3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,106.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.54545454545455" calcext:value-type="float">
            <text:p>1.55</text:p>
          </table:table-cell>
          <table:table-cell office:value-type="float" office:value="1" calcext:value-type="float">
            <text:p>1.00</text:p>
          </table:table-cell>
          <table:table-cell office:value-type="float" office:value="0.647058823529412" calcext:value-type="float">
            <text:p>0.65</text:p>
          </table:table-cell>
          <table:table-cell office:value-type="float" office:value="0.352941176470588" calcext:value-type="float">
            <text:p>0.35</text:p>
          </table:table-cell>
          <table:table-cell office:value-type="float" office:value="0.214285714285714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214285714285714" calcext:value-type="float">
            <text:p>0.2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,140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7741935483871" calcext:value-type="float">
            <text:p>1.77</text:p>
          </table:table-cell>
          <table:table-cell office:value-type="float" office:value="1" calcext:value-type="float">
            <text:p>1.00</text:p>
          </table:table-cell>
          <table:table-cell office:value-type="float" office:value="0.563636363636364" calcext:value-type="float">
            <text:p>0.56</text:p>
          </table:table-cell>
          <table:table-cell office:value-type="float" office:value="0.436363636363636" calcext:value-type="float">
            <text:p>0.44</text:p>
          </table:table-cell>
          <table:table-cell office:value-type="float" office:value="0.27906976744186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float" office:value="0.27906976744186" calcext:value-type="float">
            <text:p>0.2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82758620689655" calcext:value-type="float">
            <text:p>1.83</text:p>
          </table:table-cell>
          <table:table-cell office:value-type="float" office:value="1" calcext:value-type="float">
            <text:p>1.00</text:p>
          </table:table-cell>
          <table:table-cell office:value-type="float" office:value="0.547169811320755" calcext:value-type="float">
            <text:p>0.55</text:p>
          </table:table-cell>
          <table:table-cell office:value-type="float" office:value="0.452830188679245" calcext:value-type="float">
            <text:p>0.45</text:p>
          </table:table-cell>
          <table:table-cell office:value-type="float" office:value="0.292682926829268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92682926829268" calcext:value-type="float">
            <text:p>0.2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44" calcext:value-type="float">
            <text:p>1,044.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7037037037037" calcext:value-type="float">
            <text:p>0.04</text:p>
          </table:table-cell>
          <table:table-cell office:value-type="float" office:value="1.51851851851852" calcext:value-type="float">
            <text:p>1.52</text:p>
          </table:table-cell>
          <table:table-cell office:value-type="float" office:value="0.875" calcext:value-type="float">
            <text:p>0.88</text:p>
          </table:table-cell>
          <table:table-cell office:value-type="float" office:value="0.634146341463415" calcext:value-type="float">
            <text:p>0.63</text:p>
          </table:table-cell>
          <table:table-cell office:value-type="float" office:value="0.365853658536585" calcext:value-type="float">
            <text:p>0.37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205882352941176" calcext:value-type="float">
            <text:p>0.2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083" calcext:value-type="float">
            <text:p>1,083.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59259259259259" calcext:value-type="float">
            <text:p>1.59</text:p>
          </table:table-cell>
          <table:table-cell office:value-type="float" office:value="1" calcext:value-type="float">
            <text:p>1.00</text:p>
          </table:table-cell>
          <table:table-cell office:value-type="float" office:value="0.627906976744186" calcext:value-type="float">
            <text:p>0.63</text:p>
          </table:table-cell>
          <table:table-cell office:value-type="float" office:value="0.372093023255814" calcext:value-type="float">
            <text:p>0.37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228571428571429" calcext:value-type="float">
            <text:p>0.2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,091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office:value-type="float" office:value="2.15384615384615" calcext:value-type="float">
            <text:p>2.15</text:p>
          </table:table-cell>
          <table:table-cell office:value-type="float" office:value="1" calcext:value-type="float">
            <text:p>1.00</text:p>
          </table:table-cell>
          <table:table-cell office:value-type="float" office:value="0.464285714285714" calcext:value-type="float">
            <text:p>0.46</text:p>
          </table:table-cell>
          <table:table-cell office:value-type="float" office:value="0.535714285714286" calcext:value-type="float">
            <text:p>0.54</text:p>
          </table:table-cell>
          <table:table-cell office:value-type="float" office:value="0.365853658536585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0.365853658536585" calcext:value-type="float">
            <text:p>0.3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198" calcext:value-type="float">
            <text:p>1,198.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1.60606060606061" calcext:value-type="float">
            <text:p>1.61</text:p>
          </table:table-cell>
          <table:table-cell office:value-type="float" office:value="1" calcext:value-type="float">
            <text:p>1.00</text:p>
          </table:table-cell>
          <table:table-cell office:value-type="float" office:value="0.622641509433962" calcext:value-type="float">
            <text:p>0.62</text:p>
          </table:table-cell>
          <table:table-cell office:value-type="float" office:value="0.377358490566038" calcext:value-type="float">
            <text:p>0.38</text:p>
          </table:table-cell>
          <table:table-cell office:value-type="float" office:value="0.232558139534884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232558139534884" calcext:value-type="float">
            <text:p>0.2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163" calcext:value-type="float">
            <text:p>1,163.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.00</text:p>
          </table:table-cell>
          <table:table-cell office:value-type="float" office:value="0.531914893617021" calcext:value-type="float">
            <text:p>0.53</text:p>
          </table:table-cell>
          <table:table-cell office:value-type="float" office:value="0.468085106382979" calcext:value-type="float">
            <text:p>0.47</text:p>
          </table:table-cell>
          <table:table-cell office:value-type="float" office:value="0.305555555555556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05555555555556" calcext:value-type="float">
            <text:p>0.3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60" calcext:value-type="float">
            <text:p>860.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5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88235294117647" calcext:value-type="float">
            <text:p>0.0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99" calcext:value-type="float">
            <text:p>699.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909090909090909" calcext:value-type="float">
            <text:p>0.0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.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6086956521739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office:value-type="float" office:value="0.793103448275862" calcext:value-type="float">
            <text:p>0.79</text:p>
          </table:table-cell>
          <table:table-cell office:value-type="float" office:value="0.206896551724138" calcext:value-type="float">
            <text:p>0.21</text:p>
          </table:table-cell>
          <table:table-cell office:value-type="float" office:value="0.115384615384615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15384615384615" calcext:value-type="float">
            <text:p>0.1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86" calcext:value-type="float">
            <text:p>786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3076923076923" calcext:value-type="float">
            <text:p>1.23</text:p>
          </table:table-cell>
          <table:table-cell office:value-type="float" office:value="1" calcext:value-type="float">
            <text:p>1.00</text:p>
          </table:table-cell>
          <table:table-cell office:value-type="float" office:value="0.8125" calcext:value-type="float">
            <text:p>0.81</text:p>
          </table:table-cell>
          <table:table-cell office:value-type="float" office:value="0.1875" calcext:value-type="float">
            <text:p>0.19</text:p>
          </table:table-cell>
          <table:table-cell office:value-type="float" office:value="0.103448275862069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03448275862069" calcext:value-type="float">
            <text:p>0.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.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26315789473684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office:value-type="float" office:value="0.791666666666667" calcext:value-type="float">
            <text:p>0.79</text:p>
          </table:table-cell>
          <table:table-cell office:value-type="float" office:value="0.208333333333333" calcext:value-type="float">
            <text:p>0.21</text:p>
          </table:table-cell>
          <table:table-cell office:value-type="float" office:value="0.11627906976744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16279069767442" calcext:value-type="float">
            <text:p>0.1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669" calcext:value-type="float">
            <text:p>669.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4242424242424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0.804878048780488" calcext:value-type="float">
            <text:p>0.80</text:p>
          </table:table-cell>
          <table:table-cell office:value-type="float" office:value="0.195121951219512" calcext:value-type="float">
            <text:p>0.20</text:p>
          </table:table-cell>
          <table:table-cell office:value-type="float" office:value="0.108108108108108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8108108108108" calcext:value-type="float">
            <text:p>0.1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98" calcext:value-type="float">
            <text:p>598.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3529411764706" calcext:value-type="float">
            <text:p>1.24</text:p>
          </table:table-cell>
          <table:table-cell office:value-type="float" office:value="1" calcext:value-type="float">
            <text:p>1.00</text:p>
          </table:table-cell>
          <table:table-cell office:value-type="float" office:value="0.80952380952381" calcext:value-type="float">
            <text:p>0.81</text:p>
          </table:table-cell>
          <table:table-cell office:value-type="float" office:value="0.19047619047619" calcext:value-type="float">
            <text:p>0.19</text:p>
          </table:table-cell>
          <table:table-cell office:value-type="float" office:value="0.105263157894737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05263157894737" calcext:value-type="float">
            <text:p>0.1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88" calcext:value-type="float">
            <text:p>588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1" calcext:value-type="float">
            <text:p>1.00</text:p>
          </table:table-cell>
          <table:table-cell office:value-type="float" office:value="0.875" calcext:value-type="float">
            <text:p>0.88</text:p>
          </table:table-cell>
          <table:table-cell office:value-type="float" office:value="0.125" calcext:value-type="float">
            <text:p>0.1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646" calcext:value-type="float">
            <text:p>646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55172413793103" calcext:value-type="float">
            <text:p>1.55</text:p>
          </table:table-cell>
          <table:table-cell office:value-type="float" office:value="1" calcext:value-type="float">
            <text:p>1.0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216216216216216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16216216216216" calcext:value-type="float">
            <text:p>0.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.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1.70588235294118" calcext:value-type="float">
            <text:p>1.71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551724137931034" calcext:value-type="float">
            <text:p>0.55</text:p>
          </table:table-cell>
          <table:table-cell office:value-type="float" office:value="0.448275862068966" calcext:value-type="float">
            <text:p>0.45</text:p>
          </table:table-cell>
          <table:table-cell office:value-type="float" office:value="0.304347826086957" calcext:value-type="float">
            <text:p>0.30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0.260869565217391" calcext:value-type="float">
            <text:p>0.2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.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.00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358974358974359" calcext:value-type="float">
            <text:p>0.36</text:p>
          </table:table-cell>
          <table:table-cell office:value-type="float" office:value="0.21875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1875" calcext:value-type="float">
            <text:p>0.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.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10" calcext:value-type="float">
            <text:p>610.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41176470588235" calcext:value-type="float">
            <text:p>1.41</text:p>
          </table:table-cell>
          <table:table-cell office:value-type="float" office:value="1" calcext:value-type="float">
            <text:p>1.00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291666666666667" calcext:value-type="float">
            <text:p>0.29</text:p>
          </table:table-cell>
          <table:table-cell office:value-type="float" office:value="0.17073170731707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70731707317073" calcext:value-type="float">
            <text:p>0.1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521" calcext:value-type="float">
            <text:p>521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1.62068965517241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0.617021276595745" calcext:value-type="float">
            <text:p>0.62</text:p>
          </table:table-cell>
          <table:table-cell office:value-type="float" office:value="0.382978723404255" calcext:value-type="float">
            <text:p>0.38</text:p>
          </table:table-cell>
          <table:table-cell office:value-type="float" office:value="0.236842105263158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36842105263158" calcext:value-type="float">
            <text:p>0.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.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2.23809523809524" calcext:value-type="float">
            <text:p>2.24</text:p>
          </table:table-cell>
          <table:table-cell office:value-type="float" office:value="0.928571428571429" calcext:value-type="float">
            <text:p>0.93</text:p>
          </table:table-cell>
          <table:table-cell office:value-type="float" office:value="0.425531914893617" calcext:value-type="float">
            <text:p>0.43</text:p>
          </table:table-cell>
          <table:table-cell office:value-type="float" office:value="0.574468085106383" calcext:value-type="float">
            <text:p>0.57</text:p>
          </table:table-cell>
          <table:table-cell office:value-type="float" office:value="0.411764705882353" calcext:value-type="float">
            <text:p>0.41</text:p>
          </table:table-cell>
          <table:table-cell office:value-type="float" office:value="0.0294117647058823" calcext:value-type="float">
            <text:p>0.03</text:p>
          </table:table-cell>
          <table:table-cell office:value-type="float" office:value="0.382352941176471" calcext:value-type="float">
            <text:p>0.3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569" calcext:value-type="float">
            <text:p>569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46666666666667" calcext:value-type="float">
            <text:p>1.47</text:p>
          </table:table-cell>
          <table:table-cell office:value-type="float" office:value="1" calcext:value-type="float">
            <text:p>1.00</text:p>
          </table:table-cell>
          <table:table-cell office:value-type="float" office:value="0.681818181818182" calcext:value-type="float">
            <text:p>0.68</text:p>
          </table:table-cell>
          <table:table-cell office:value-type="float" office:value="0.318181818181818" calcext:value-type="float">
            <text:p>0.32</text:p>
          </table:table-cell>
          <table:table-cell office:value-type="float" office:value="0.18918918918918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189189189189189" calcext:value-type="float">
            <text:p>0.1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566" calcext:value-type="float">
            <text:p>566.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1.41666666666667" calcext:value-type="float">
            <text:p>1.42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76470588235294" calcext:value-type="float">
            <text:p>0.68</text:p>
          </table:table-cell>
          <table:table-cell office:value-type="float" office:value="0.323529411764706" calcext:value-type="float">
            <text:p>0.32</text:p>
          </table:table-cell>
          <table:table-cell office:value-type="float" office:value="0.206896551724138" calcext:value-type="float">
            <text:p>0.21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.172413793103448" calcext:value-type="float">
            <text:p>0.1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87" calcext:value-type="float">
            <text:p>1,387.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1.6" calcext:value-type="float">
            <text:p>1.6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59375" calcext:value-type="float">
            <text:p>0.59</text:p>
          </table:table-cell>
          <table:table-cell office:value-type="float" office:value="0.40625" calcext:value-type="float">
            <text:p>0.41</text:p>
          </table:table-cell>
          <table:table-cell office:value-type="float" office:value="0.269230769230769" calcext:value-type="float">
            <text:p>0.27</text:p>
          </table:table-cell>
          <table:table-cell office:value-type="float" office:value="0.0384615384615385" calcext:value-type="float">
            <text:p>0.04</text:p>
          </table:table-cell>
          <table:table-cell office:value-type="float" office:value="0.230769230769231" calcext:value-type="float">
            <text:p>0.2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197" calcext:value-type="float">
            <text:p>1,197.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office:value-type="float" office:value="1.90909090909091" calcext:value-type="float">
            <text:p>1.91</text:p>
          </table:table-cell>
          <table:table-cell office:value-type="float" office:value="1" calcext:value-type="float">
            <text:p>1.00</text:p>
          </table:table-cell>
          <table:table-cell office:value-type="float" office:value="0.523809523809524" calcext:value-type="float">
            <text:p>0.52</text:p>
          </table:table-cell>
          <table:table-cell office:value-type="float" office:value="0.476190476190476" calcext:value-type="float">
            <text:p>0.48</text:p>
          </table:table-cell>
          <table:table-cell office:value-type="float" office:value="0.3125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125" calcext:value-type="float">
            <text:p>0.3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313" calcext:value-type="float">
            <text:p>1,313.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1.34146341463415" calcext:value-type="float">
            <text:p>1.34</text:p>
          </table:table-cell>
          <table:table-cell office:value-type="float" office:value="1" calcext:value-type="float">
            <text:p>1.00</text:p>
          </table:table-cell>
          <table:table-cell office:value-type="float" office:value="0.745454545454545" calcext:value-type="float">
            <text:p>0.75</text:p>
          </table:table-cell>
          <table:table-cell office:value-type="float" office:value="0.254545454545454" calcext:value-type="float">
            <text:p>0.25</text:p>
          </table:table-cell>
          <table:table-cell office:value-type="float" office:value="0.145833333333333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45833333333333" calcext:value-type="float">
            <text:p>0.1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54" calcext:value-type="float">
            <text:p>1,054.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1.20689655172414" calcext:value-type="float">
            <text:p>1.21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25" calcext:value-type="float">
            <text:p>0.13</text:p>
          </table:table-cell>
          <table:table-cell office:value-type="float" office:value="0.03125" calcext:value-type="float">
            <text:p>0.03</text:p>
          </table:table-cell>
          <table:table-cell office:value-type="float" office:value="0.09375" calcext:value-type="float">
            <text:p>0.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146" calcext:value-type="float">
            <text:p>1,146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33333333333333" calcext:value-type="float">
            <text:p>1.33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714" calcext:value-type="float">
            <text:p>714.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1.5" calcext:value-type="float">
            <text:p>1.50</text:p>
          </table:table-cell>
          <table:table-cell office:value-type="float" office:value="0.875" calcext:value-type="float">
            <text:p>0.88</text:p>
          </table:table-cell>
          <table:table-cell office:value-type="float" office:value="0.642857142857143" calcext:value-type="float">
            <text:p>0.64</text:p>
          </table:table-cell>
          <table:table-cell office:value-type="float" office:value="0.357142857142857" calcext:value-type="float">
            <text:p>0.36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2" calcext:value-type="float">
            <text:p>0.2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857" calcext:value-type="float">
            <text:p>857.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.00</text:p>
          </table:table-cell>
          <table:table-cell office:value-type="float" office:value="0.862068965517241" calcext:value-type="float">
            <text:p>0.86</text:p>
          </table:table-cell>
          <table:table-cell office:value-type="float" office:value="0.137931034482759" calcext:value-type="float">
            <text:p>0.14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740740740740741" calcext:value-type="float">
            <text:p>0.0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013" calcext:value-type="float">
            <text:p>1,013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2.03225806451613" calcext:value-type="float">
            <text:p>2.03</text:p>
          </table:table-cell>
          <table:table-cell office:value-type="float" office:value="1" calcext:value-type="float">
            <text:p>1.00</text:p>
          </table:table-cell>
          <table:table-cell office:value-type="float" office:value="0.492063492063492" calcext:value-type="float">
            <text:p>0.49</text:p>
          </table:table-cell>
          <table:table-cell office:value-type="float" office:value="0.507936507936508" calcext:value-type="float">
            <text:p>0.51</text:p>
          </table:table-cell>
          <table:table-cell office:value-type="float" office:value="0.34042553191489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float" office:value="0.340425531914894" calcext:value-type="float">
            <text:p>0.3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093" calcext:value-type="float">
            <text:p>1,093.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.00</text:p>
          </table:table-cell>
          <table:table-cell office:value-type="float" office:value="1.8" calcext:value-type="float">
            <text:p>1.80</text:p>
          </table:table-cell>
          <table:table-cell office:value-type="float" office:value="1" calcext:value-type="float">
            <text:p>1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82" calcext:value-type="float">
            <text:p>1,382.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962962962963" calcext:value-type="float">
            <text:p>1.30</text:p>
          </table:table-cell>
          <table:table-cell office:value-type="float" office:value="1" calcext:value-type="float">
            <text:p>1.00</text:p>
          </table:table-cell>
          <table:table-cell office:value-type="float" office:value="0.771428571428571" calcext:value-type="float">
            <text:p>0.77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129032258064516" calcext:value-type="float">
            <text:p>0.1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353" calcext:value-type="float">
            <text:p>1,353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53333333333333" calcext:value-type="float">
            <text:p>1.53</text:p>
          </table:table-cell>
          <table:table-cell office:value-type="float" office:value="1" calcext:value-type="float">
            <text:p>1.00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0.347826086956522" calcext:value-type="float">
            <text:p>0.35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210526315789474" calcext:value-type="float">
            <text:p>0.2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161" calcext:value-type="float">
            <text:p>1,161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1428571428571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122" calcext:value-type="float">
            <text:p>1,122.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1.22857142857143" calcext:value-type="float">
            <text:p>1.23</text:p>
          </table:table-cell>
          <table:table-cell office:value-type="float" office:value="0.8" calcext:value-type="float">
            <text:p>0.80</text:p>
          </table:table-cell>
          <table:table-cell office:value-type="float" office:value="0.790697674418605" calcext:value-type="float">
            <text:p>0.79</text:p>
          </table:table-cell>
          <table:table-cell office:value-type="float" office:value="0.209302325581395" calcext:value-type="float">
            <text:p>0.21</text:p>
          </table:table-cell>
          <table:table-cell office:value-type="float" office:value="0.128205128205128" calcext:value-type="float">
            <text:p>0.13</text:p>
          </table:table-cell>
          <table:table-cell office:value-type="float" office:value="0.0256410256410256" calcext:value-type="float">
            <text:p>0.03</text:p>
          </table:table-cell>
          <table:table-cell office:value-type="float" office:value="0.102564102564103" calcext:value-type="float">
            <text:p>0.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,083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1428571428571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096774193548387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67741935483871" calcext:value-type="float">
            <text:p>0.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196" calcext:value-type="float">
            <text:p>1,196.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833333333333333" calcext:value-type="float">
            <text:p>0.0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229" calcext:value-type="float">
            <text:p>1,229.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33333333333333" calcext:value-type="float">
            <text:p>1.33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118" calcext:value-type="float">
            <text:p>1,118.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2.08333333333333" calcext:value-type="float">
            <text:p>2.08</text:p>
          </table:table-cell>
          <table:table-cell office:value-type="float" office:value="1" calcext:value-type="float">
            <text:p>1.00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351351351351351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0.351351351351351" calcext:value-type="float">
            <text:p>0.3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288" calcext:value-type="float">
            <text:p>1,288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61538461538462" calcext:value-type="float">
            <text:p>1.62</text:p>
          </table:table-cell>
          <table:table-cell office:value-type="float" office:value="1" calcext:value-type="float">
            <text:p>1.00</text:p>
          </table:table-cell>
          <table:table-cell office:value-type="float" office:value="0.619047619047619" calcext:value-type="float">
            <text:p>0.62</text:p>
          </table:table-cell>
          <table:table-cell office:value-type="float" office:value="0.380952380952381" calcext:value-type="float">
            <text:p>0.38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235294117647059" calcext:value-type="float">
            <text:p>0.2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.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1.81481481481482" calcext:value-type="float">
            <text:p>1.81</text:p>
          </table:table-cell>
          <table:table-cell office:value-type="float" office:value="1" calcext:value-type="float">
            <text:p>1.00</text:p>
          </table:table-cell>
          <table:table-cell office:value-type="float" office:value="0.551020408163265" calcext:value-type="float">
            <text:p>0.55</text:p>
          </table:table-cell>
          <table:table-cell office:value-type="float" office:value="0.448979591836735" calcext:value-type="float">
            <text:p>0.45</text:p>
          </table:table-cell>
          <table:table-cell office:value-type="float" office:value="0.28947368421052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289473684210526" calcext:value-type="float">
            <text:p>0.2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646" calcext:value-type="float">
            <text:p>646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14285714285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44827586206897" calcext:value-type="float">
            <text:p>0.0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566" calcext:value-type="float">
            <text:p>566.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37037037037037" calcext:value-type="float">
            <text:p>1.37</text:p>
          </table:table-cell>
          <table:table-cell office:value-type="float" office:value="1" calcext:value-type="float">
            <text:p>1.00</text:p>
          </table:table-cell>
          <table:table-cell office:value-type="float" office:value="0.72972972972973" calcext:value-type="float">
            <text:p>0.73</text:p>
          </table:table-cell>
          <table:table-cell office:value-type="float" office:value="0.27027027027027" calcext:value-type="float">
            <text:p>0.27</text:p>
          </table:table-cell>
          <table:table-cell office:value-type="float" office:value="0.15625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float" office:value="0.15625" calcext:value-type="float">
            <text:p>0.1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653" calcext:value-type="float">
            <text:p>653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6666666666667" calcext:value-type="float">
            <text:p>1.27</text:p>
          </table:table-cell>
          <table:table-cell office:value-type="float" office:value="1" calcext:value-type="float">
            <text:p>1.00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0.117647058823529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117647058823529" calcext:value-type="float">
            <text:p>0.1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909090909090909" calcext:value-type="float">
            <text:p>0.0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581" calcext:value-type="float">
            <text:p>581.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.35294117647059" calcext:value-type="float">
            <text:p>1.35</text:p>
          </table:table-cell>
          <table:table-cell office:value-type="float" office:value="1" calcext:value-type="float">
            <text:p>1.00</text:p>
          </table:table-cell>
          <table:table-cell office:value-type="float" office:value="0.739130434782609" calcext:value-type="float">
            <text:p>0.74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697" calcext:value-type="float">
            <text:p>697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5806451612903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office:value-type="float" office:value="0.794871794871795" calcext:value-type="float">
            <text:p>0.79</text:p>
          </table:table-cell>
          <table:table-cell office:value-type="float" office:value="0.205128205128205" calcext:value-type="float">
            <text:p>0.2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14285714285714" calcext:value-type="float">
            <text:p>0.1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681" calcext:value-type="float">
            <text:p>681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3076923076923" calcext:value-type="float">
            <text:p>1.23</text:p>
          </table:table-cell>
          <table:table-cell office:value-type="float" office:value="1" calcext:value-type="float">
            <text:p>1.00</text:p>
          </table:table-cell>
          <table:table-cell office:value-type="float" office:value="0.8125" calcext:value-type="float">
            <text:p>0.81</text:p>
          </table:table-cell>
          <table:table-cell office:value-type="float" office:value="0.1875" calcext:value-type="float">
            <text:p>0.19</text:p>
          </table:table-cell>
          <table:table-cell office:value-type="float" office:value="0.103448275862069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03448275862069" calcext:value-type="float">
            <text:p>0.1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510" calcext:value-type="float">
            <text:p>510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,232.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1" calcext:value-type="float">
            <text:p>1.0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769230769230769" calcext:value-type="float">
            <text:p>0.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31" calcext:value-type="float">
            <text:p>931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692307692308" calcext:value-type="float">
            <text:p>1.08</text:p>
          </table:table-cell>
          <table:table-cell office:value-type="float" office:value="1" calcext:value-type="float">
            <text:p>1.00</text:p>
          </table:table-cell>
          <table:table-cell office:value-type="float" office:value="0.928571428571429" calcext:value-type="float">
            <text:p>0.93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03703703703703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37037037037037" calcext:value-type="float">
            <text:p>0.0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046" calcext:value-type="float">
            <text:p>1,046.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875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42105263157895" calcext:value-type="float">
            <text:p>0.84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27" calcext:value-type="float">
            <text:p>827.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95238095238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0.91304347826087" calcext:value-type="float">
            <text:p>0.91</text:p>
          </table:table-cell>
          <table:table-cell office:value-type="float" office:value="0.0869565217391304" calcext:value-type="float">
            <text:p>0.09</text:p>
          </table:table-cell>
          <table:table-cell office:value-type="float" office:value="0.045454545454545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454545454545455" calcext:value-type="float">
            <text:p>0.0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23" calcext:value-type="float">
            <text:p>1,023.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814814814815" calcext:value-type="float">
            <text:p>1.15</text:p>
          </table:table-cell>
          <table:table-cell office:value-type="float" office:value="1" calcext:value-type="float">
            <text:p>1.00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89655172413793" calcext:value-type="float">
            <text:p>0.0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450" calcext:value-type="float">
            <text:p>1,450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189" calcext:value-type="float">
            <text:p>1,189.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5555555555556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47368421052632" calcext:value-type="float">
            <text:p>0.95</text:p>
          </table:table-cell>
          <table:table-cell office:value-type="float" office:value="0.0526315789473684" calcext:value-type="float">
            <text:p>0.05</text:p>
          </table:table-cell>
          <table:table-cell office:value-type="float" office:value="0.02702702702702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7027027027027" calcext:value-type="float">
            <text:p>0.0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120" calcext:value-type="float">
            <text:p>1,120.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.00</text:p>
          </table:table-cell>
          <table:table-cell office:value-type="float" office:value="0.862068965517241" calcext:value-type="float">
            <text:p>0.86</text:p>
          </table:table-cell>
          <table:table-cell office:value-type="float" office:value="0.137931034482759" calcext:value-type="float">
            <text:p>0.14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740740740740741" calcext:value-type="float">
            <text:p>0.0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022" calcext:value-type="float">
            <text:p>1,022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39393939393939" calcext:value-type="float">
            <text:p>0.94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03125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125" calcext:value-type="float">
            <text:p>0.0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,293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917" calcext:value-type="float">
            <text:p>1,917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66666666666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75" calcext:value-type="float">
            <text:p>0.94</text:p>
          </table:table-cell>
          <table:table-cell office:value-type="float" office:value="0.0625" calcext:value-type="float">
            <text:p>0.06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2258064516129" calcext:value-type="float">
            <text:p>0.0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102" calcext:value-type="float">
            <text:p>2,102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849" calcext:value-type="float">
            <text:p>1,849.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755" calcext:value-type="float">
            <text:p>1,755.0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1.23529411764706" calcext:value-type="float">
            <text:p>1.2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38095238095238" calcext:value-type="float">
            <text:p>0.74</text:p>
          </table:table-cell>
          <table:table-cell office:value-type="float" office:value="0.261904761904762" calcext:value-type="float">
            <text:p>0.26</text:p>
          </table:table-cell>
          <table:table-cell office:value-type="float" office:value="0.184210526315789" calcext:value-type="float">
            <text:p>0.18</text:p>
          </table:table-cell>
          <table:table-cell office:value-type="float" office:value="0.0789473684210526" calcext:value-type="float">
            <text:p>0.08</text:p>
          </table:table-cell>
          <table:table-cell office:value-type="float" office:value="0.105263157894737" calcext:value-type="float">
            <text:p>0.1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410" calcext:value-type="float">
            <text:p>1,410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371" calcext:value-type="float">
            <text:p>1,371.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2222222222222" calcext:value-type="float">
            <text:p>1.22</text:p>
          </table:table-cell>
          <table:table-cell office:value-type="float" office:value="1" calcext:value-type="float">
            <text:p>1.00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181818181818182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86" calcext:value-type="float">
            <text:p>2,286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9354838709677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37837837837838" calcext:value-type="float">
            <text:p>0.84</text:p>
          </table:table-cell>
          <table:table-cell office:value-type="float" office:value="0.162162162162162" calcext:value-type="float">
            <text:p>0.16</text:p>
          </table:table-cell>
          <table:table-cell office:value-type="float" office:value="0.0882352941176471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82352941176471" calcext:value-type="float">
            <text:p>0.0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755" calcext:value-type="float">
            <text:p>1,755.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852" calcext:value-type="float">
            <text:p>1,852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,987.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25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41176470588235" calcext:value-type="float">
            <text:p>0.94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.03030303030303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03030303030303" calcext:value-type="float">
            <text:p>0.0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828" calcext:value-type="float">
            <text:p>1,828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991" calcext:value-type="float">
            <text:p>1,991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562" calcext:value-type="float">
            <text:p>1,562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3448275862069" calcext:value-type="float">
            <text:p>1.34</text:p>
          </table:table-cell>
          <table:table-cell office:value-type="float" office:value="1" calcext:value-type="float">
            <text:p>1.00</text:p>
          </table:table-cell>
          <table:table-cell office:value-type="float" office:value="0.743589743589744" calcext:value-type="float">
            <text:p>0.74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47058823529412" calcext:value-type="float">
            <text:p>0.1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581" calcext:value-type="float">
            <text:p>1,581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1.85714285714286" calcext:value-type="float">
            <text:p>1.86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,020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1.69230769230769" calcext:value-type="float">
            <text:p>1.69</text:p>
          </table:table-cell>
          <table:table-cell office:value-type="float" office:value="1" calcext:value-type="float">
            <text:p>1.00</text:p>
          </table:table-cell>
          <table:table-cell office:value-type="float" office:value="0.590909090909091" calcext:value-type="float">
            <text:p>0.59</text:p>
          </table:table-cell>
          <table:table-cell office:value-type="float" office:value="0.409090909090909" calcext:value-type="float">
            <text:p>0.4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257142857142857" calcext:value-type="float">
            <text:p>0.2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8" calcext:value-type="float">
            <text:p>1,198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896551724138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,182.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2857142857143" calcext:value-type="float">
            <text:p>1.23</text:p>
          </table:table-cell>
          <table:table-cell office:value-type="float" office:value="1" calcext:value-type="float">
            <text:p>1.00</text:p>
          </table:table-cell>
          <table:table-cell office:value-type="float" office:value="0.813953488372093" calcext:value-type="float">
            <text:p>0.81</text:p>
          </table:table-cell>
          <table:table-cell office:value-type="float" office:value="0.186046511627907" calcext:value-type="float">
            <text:p>0.19</text:p>
          </table:table-cell>
          <table:table-cell office:value-type="float" office:value="0.102564102564103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02564102564103" calcext:value-type="float">
            <text:p>0.1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093" calcext:value-type="float">
            <text:p>1,093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37" calcext:value-type="float">
            <text:p>1,137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086" calcext:value-type="float">
            <text:p>1,086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106" calcext:value-type="float">
            <text:p>1,106.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072" calcext:value-type="float">
            <text:p>1,072.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170" calcext:value-type="float">
            <text:p>1,170.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1.13333333333333" calcext:value-type="float">
            <text:p>1.13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52941176470588" calcext:value-type="float">
            <text:p>0.85</text:p>
          </table:table-cell>
          <table:table-cell office:value-type="float" office:value="0.147058823529412" calcext:value-type="float">
            <text:p>0.15</text:p>
          </table:table-cell>
          <table:table-cell office:value-type="float" office:value="0.09375" calcext:value-type="float">
            <text:p>0.09</text:p>
          </table:table-cell>
          <table:table-cell office:value-type="float" office:value="0.03125" calcext:value-type="float">
            <text:p>0.03</text:p>
          </table:table-cell>
          <table:table-cell office:value-type="float" office:value="0.0625" calcext:value-type="float">
            <text:p>0.0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157" calcext:value-type="float">
            <text:p>1,157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451612903226" calcext:value-type="float">
            <text:p>1.06</text:p>
          </table:table-cell>
          <table:table-cell office:value-type="float" office:value="1" calcext:value-type="float">
            <text:p>1.00</text:p>
          </table:table-cell>
          <table:table-cell office:value-type="float" office:value="0.939393939393939" calcext:value-type="float">
            <text:p>0.94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03125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125" calcext:value-type="float">
            <text:p>0.0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.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41666666666667" calcext:value-type="float">
            <text:p>1.42</text:p>
          </table:table-cell>
          <table:table-cell office:value-type="float" office:value="1" calcext:value-type="float">
            <text:p>1.00</text:p>
          </table:table-cell>
          <table:table-cell office:value-type="float" office:value="0.705882352941176" calcext:value-type="float">
            <text:p>0.71</text:p>
          </table:table-cell>
          <table:table-cell office:value-type="float" office:value="0.294117647058823" calcext:value-type="float">
            <text:p>0.29</text:p>
          </table:table-cell>
          <table:table-cell office:value-type="float" office:value="0.172413793103448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72413793103448" calcext:value-type="float">
            <text:p>0.1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917" calcext:value-type="float">
            <text:p>917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20689655172414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office:value-type="float" office:value="0.828571428571429" calcext:value-type="float">
            <text:p>0.83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09375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9375" calcext:value-type="float">
            <text:p>0.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923" calcext:value-type="float">
            <text:p>923.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5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88235294117647" calcext:value-type="float">
            <text:p>0.0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82" calcext:value-type="float">
            <text:p>882.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111111111111111" calcext:value-type="float">
            <text:p>0.1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948" calcext:value-type="float">
            <text:p>948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941" calcext:value-type="float">
            <text:p>941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1" calcext:value-type="float">
            <text:p>1.00</text:p>
          </table:table-cell>
          <table:table-cell office:value-type="float" office:value="0.875" calcext:value-type="float">
            <text:p>0.88</text:p>
          </table:table-cell>
          <table:table-cell office:value-type="float" office:value="0.125" calcext:value-type="float">
            <text:p>0.1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828" calcext:value-type="float">
            <text:p>828.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8695652173913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 office:value-type="float" office:value="0.0416666666666667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0416666666666667" calcext:value-type="float">
            <text:p>0.0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839" calcext:value-type="float">
            <text:p>839.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4814814814815" calcext:value-type="float">
            <text:p>1.15</text:p>
          </table:table-cell>
          <table:table-cell office:value-type="float" office:value="1" calcext:value-type="float">
            <text:p>1.00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129032258064516" calcext:value-type="float">
            <text:p>0.13</text:p>
          </table:table-cell>
          <table:table-cell office:value-type="float" office:value="0.0689655172413793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689655172413793" calcext:value-type="float">
            <text:p>0.0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819" calcext:value-type="float">
            <text:p>819.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166666666666667" calcext:value-type="float">
            <text:p>0.1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,342.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57142857142857" calcext:value-type="float">
            <text:p>0.04</text:p>
          </table:table-cell>
          <table:table-cell office:value-type="float" office:value="1.14285714285714" calcext:value-type="float">
            <text:p>1.1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84375" calcext:value-type="float">
            <text:p>0.84</text:p>
          </table:table-cell>
          <table:table-cell office:value-type="float" office:value="0.15625" calcext:value-type="float">
            <text:p>0.16</text:p>
          </table:table-cell>
          <table:table-cell office:value-type="float" office:value="0.1" calcext:value-type="float">
            <text:p>0.1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383" calcext:value-type="float">
            <text:p>1,383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6896551724138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0645161290322581" calcext:value-type="float">
            <text:p>0.06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,201.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833333333333333" calcext:value-type="float">
            <text:p>0.0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94" calcext:value-type="float">
            <text:p>1,494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5384615384615" calcext:value-type="float">
            <text:p>1.15</text:p>
          </table:table-cell>
          <table:table-cell office:value-type="float" office:value="1" calcext:value-type="float">
            <text:p>1.0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714285714285714" calcext:value-type="float">
            <text:p>0.0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442" calcext:value-type="float">
            <text:p>1,442.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5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0588235294117647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88235294117647" calcext:value-type="float">
            <text:p>0.0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489" calcext:value-type="float">
            <text:p>1,489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1.12903225806452" calcext:value-type="float">
            <text:p>1.13</text:p>
          </table:table-cell>
          <table:table-cell office:value-type="float" office:value="1" calcext:value-type="float">
            <text:p>1.00</text:p>
          </table:table-cell>
          <table:table-cell office:value-type="float" office:value="0.885714285714286" calcext:value-type="float">
            <text:p>0.89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606060606060606" calcext:value-type="float">
            <text:p>0.0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375" calcext:value-type="float">
            <text:p>1,375.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87804878048781" calcext:value-type="float">
            <text:p>0.05</text:p>
          </table:table-cell>
          <table:table-cell office:value-type="float" office:value="1.09756097560976" calcext:value-type="float">
            <text:p>1.10</text:p>
          </table:table-cell>
          <table:table-cell office:value-type="float" office:value="0.5" calcext:value-type="float">
            <text:p>0.5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0930232558139535" calcext:value-type="float">
            <text:p>0.09</text:p>
          </table:table-cell>
          <table:table-cell table:number-columns-repeated="2" office:value-type="float" office:value="0.0465116279069768" calcext:value-type="float">
            <text:p>0.0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40" calcext:value-type="float">
            <text:p>1,240.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827586206897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551724137931" calcext:value-type="float">
            <text:p>0.97</text:p>
          </table:table-cell>
          <table:table-cell table:number-columns-repeated="3"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351" calcext:value-type="float">
            <text:p>1,351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14285714285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44827586206897" calcext:value-type="float">
            <text:p>0.0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,439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509" calcext:value-type="float">
            <text:p>1,509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89655172413793" calcext:value-type="float">
            <text:p>1.90</text:p>
          </table:table-cell>
          <table:table-cell office:value-type="float" office:value="1" calcext:value-type="float">
            <text:p>1.00</text:p>
          </table:table-cell>
          <table:table-cell office:value-type="float" office:value="0.527272727272727" calcext:value-type="float">
            <text:p>0.53</text:p>
          </table:table-cell>
          <table:table-cell office:value-type="float" office:value="0.472727272727273" calcext:value-type="float">
            <text:p>0.47</text:p>
          </table:table-cell>
          <table:table-cell office:value-type="float" office:value="0.3095238095238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0952380952381" calcext:value-type="float">
            <text:p>0.3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409" calcext:value-type="float">
            <text:p>1,409.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484848484848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office:value-type="float" office:value="0.673469387755102" calcext:value-type="float">
            <text:p>0.67</text:p>
          </table:table-cell>
          <table:table-cell office:value-type="float" office:value="0.326530612244898" calcext:value-type="float">
            <text:p>0.33</text:p>
          </table:table-cell>
          <table:table-cell office:value-type="float" office:value="0.19512195121951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95121951219512" calcext:value-type="float">
            <text:p>0.2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519" calcext:value-type="float">
            <text:p>1,519.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1.83870967741935" calcext:value-type="float">
            <text:p>1.84</text:p>
          </table:table-cell>
          <table:table-cell office:value-type="float" office:value="1" calcext:value-type="float">
            <text:p>1.00</text:p>
          </table:table-cell>
          <table:table-cell office:value-type="float" office:value="0.543859649122807" calcext:value-type="float">
            <text:p>0.54</text:p>
          </table:table-cell>
          <table:table-cell office:value-type="float" office:value="0.456140350877193" calcext:value-type="float">
            <text:p>0.46</text:p>
          </table:table-cell>
          <table:table-cell office:value-type="float" office:value="0.29545454545454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95454545454545" calcext:value-type="float">
            <text:p>0.3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906" calcext:value-type="float">
            <text:p>1,906.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865" calcext:value-type="float">
            <text:p>1,865.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827586206897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551724137931" calcext:value-type="float">
            <text:p>0.97</text:p>
          </table:table-cell>
          <table:table-cell table:number-columns-repeated="3"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797" calcext:value-type="float">
            <text:p>1,797.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908" calcext:value-type="float">
            <text:p>1,908.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1" calcext:value-type="float">
            <text:p>1.00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769230769230769" calcext:value-type="float">
            <text:p>0.0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734" calcext:value-type="float">
            <text:p>1,734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628" calcext:value-type="float">
            <text:p>1,628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554" calcext:value-type="float">
            <text:p>1,554.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1.1875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office:value-type="float" office:value="0.842105263157895" calcext:value-type="float">
            <text:p>0.84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0857142857142857" calcext:value-type="float">
            <text:p>0.0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393" calcext:value-type="float">
            <text:p>1,393.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66666666666667" calcext:value-type="float">
            <text:p>0.97</text:p>
          </table:table-cell>
          <table:table-cell table:number-columns-repeated="3"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87" calcext:value-type="float">
            <text:p>1,487.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586" calcext:value-type="float">
            <text:p>1,586.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27027027027" calcext:value-type="float">
            <text:p>0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72972972972973" calcext:value-type="float">
            <text:p>0.97</text:p>
          </table:table-cell>
          <table:table-cell table:number-columns-repeated="3" office:value-type="float" office:value="0.027027027027027" calcext:value-type="float">
            <text:p>0.03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403" calcext:value-type="float">
            <text:p>1,403.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371" calcext:value-type="float">
            <text:p>1,371.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.0714285714285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034482758620689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344827586206897" calcext:value-type="float">
            <text:p>0.0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77" calcext:value-type="float">
            <text:p>1,277.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274" calcext:value-type="float">
            <text:p>1,274.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</table:table-row>
      </table:table>
      <table:table table:name="analysis" table:style-name="ta1">
        <office:forms form:automatic-focus="false" form:apply-design-mode="false"/>
        <table:shapes>
          <draw:frame draw:z-index="0" draw:style-name="gr1" draw:text-style-name="P1" svg:width="100mm" svg:height="100mm" svg:x="387.77mm" svg:y="26.73mm">
            <draw:object draw:notify-on-update-of-ranges="analysis.A13:analysis.A16 analysis.C12:analysis.C12 analysis.C13:analysis.C16 analysis.C20:analysis.C23 analysis.C20:analysis.C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0mm" svg:height="100mm" svg:x="275.18mm" svg:y="27.69mm">
            <draw:object draw:notify-on-update-of-ranges="analysis.A13:analysis.A16 analysis.B12:analysis.B12 analysis.B13:analysis.B16 analysis.B20:analysis.B23 analysis.B20:analysis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00mm" svg:height="100mm" svg:x="499.53mm" svg:y="26.81mm">
            <draw:object draw:notify-on-update-of-ranges="analysis.A13:analysis.A16 analysis.D12:analysis.D12 analysis.D13:analysis.D16 analysis.D20:analysis.D23 analysis.D20:analysis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0mm" svg:height="100mm" svg:x="274.79mm" svg:y="131.4mm">
            <draw:object draw:notify-on-update-of-ranges="analysis.A13:analysis.A16 analysis.E12:analysis.E12 analysis.E13:analysis.E16 analysis.E20:analysis.E23 analysis.E20:analysis.E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0mm" svg:height="100mm" svg:x="388.14mm" svg:y="133.07mm">
            <draw:object draw:notify-on-update-of-ranges="analysis.A13:analysis.A16 analysis.F12:analysis.F12 analysis.F13:analysis.F16 analysis.F20:analysis.F23 analysis.F20:analysis.F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0mm" svg:height="100mm" svg:x="500.57mm" svg:y="133.31mm">
            <draw:object draw:notify-on-update-of-ranges="analysis.A13:analysis.A16 analysis.G12:analysis.G12 analysis.G13:analysis.G16 analysis.G20:analysis.G23 analysis.G20:analysis.G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00mm" svg:height="100mm" svg:x="274.9mm" svg:y="237.14mm">
            <draw:object draw:notify-on-update-of-ranges="analysis.A13:analysis.A16 analysis.H12:analysis.H12 analysis.H13:analysis.H16 analysis.H20:analysis.H23 analysis.H20:analysis.H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0mm" svg:height="100mm" svg:x="500.4mm" svg:y="237mm">
            <draw:object draw:notify-on-update-of-ranges="analysis.A13:analysis.A16 analysis.J12:analysis.J12 analysis.J13:analysis.J16 analysis.J20:analysis.J23 analysis.J20:analysis.J2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00mm" svg:height="100mm" svg:x="388.05mm" svg:y="235.56mm">
            <draw:object draw:notify-on-update-of-ranges="analysis.A13:analysis.A16 analysis.I12:analysis.I12 analysis.I13:analysis.I16 analysis.H20:analysis.H23 analysis.H20:analysis.H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9" table:default-cell-style-name="ce89"/>
        <table:table-column table:style-name="co11" table:default-cell-style-name="ce25"/>
        <table:table-column table:style-name="co11" table:number-columns-repeated="8" table:default-cell-style-name="ce61"/>
        <table:table-column table:style-name="co11" table:number-columns-repeated="3" table:default-cell-style-name="Default"/>
        <table:table-row table:style-name="ro3">
          <table:table-cell table:style-name="ce25" office:value-type="string" calcext:value-type="string" table:number-columns-spanned="2" table:number-rows-spanned="1">
            <text:p>Condition</text:p>
          </table:table-cell>
          <table:covered-table-cell/>
          <table:table-cell table:style-name="ce1" office:value-type="string" calcext:value-type="string">
            <text:p>Average time (ms)</text:p>
          </table:table-cell>
          <table:table-cell table:style-name="ce17" office:value-type="string" calcext:value-type="string">
            <text:p>Minimum String Distance Error Rate</text:p>
          </table:table-cell>
          <table:table-cell table:style-name="ce1" office:value-type="string" calcext:value-type="string">
            <text:p>Key Strokes Per Character</text:p>
          </table:table-cell>
          <table:table-cell table:style-name="ce16" office:value-type="string" calcext:value-type="string">
            <text:p>Participant Conscientiousness</text:p>
          </table:table-cell>
          <table:table-cell table:style-name="ce1" office:value-type="string" calcext:value-type="string">
            <text:p>Utilized Bandwidth</text:p>
          </table:table-cell>
          <table:table-cell table:style-name="ce1" office:value-type="string" calcext:value-type="string">
            <text:p>Wasted Bandwidth</text:p>
          </table:table-cell>
          <table:table-cell table:style-name="ce1" office:value-type="string" calcext:value-type="string">
            <text:p>Total Error Rate</text:p>
          </table:table-cell>
          <table:table-cell table:style-name="ce1" office:value-type="string" calcext:value-type="string">
            <text:p>Not Corrected Error Rate</text:p>
          </table:table-cell>
          <table:table-cell table:style-name="ce1" office:value-type="string" calcext:value-type="string">
            <text:p>Corrected Error Rate</text:p>
          </table:table-cell>
          <table:table-cell/>
          <table:table-cell table:style-name="ce1"/>
        </table:table-row>
        <table:table-row table:style-name="ro2">
          <table:table-cell table:style-name="ce25" office:value-type="string" calcext:value-type="string" table:number-columns-spanned="1" table:number-rows-spanned="2">
            <text:p>Normal-false</text:p>
          </table:table-cell>
          <table:table-cell office:value-type="string" calcext:value-type="string">
            <text:p>Average</text:p>
          </table:table-cell>
          <table:table-cell table:formula="of:=AVERAGE([$'clean-data'.F2:$'clean-data-no-outliers'.F34])" office:value-type="float" office:value="639.053656454323" calcext:value-type="float">
            <text:p>639.0537</text:p>
          </table:table-cell>
          <table:table-cell table:formula="of:=AVERAGE([$'clean-data'.K2:$'clean-data-no-outliers'.K34])" office:value-type="float" office:value="0.00224466891133558" calcext:value-type="float">
            <text:p>0.0022</text:p>
          </table:table-cell>
          <table:table-cell table:formula="of:=AVERAGE([$'clean-data'.L2:$'clean-data-no-outliers'.L34])" office:value-type="float" office:value="1.58952206874438" calcext:value-type="float">
            <text:p>1.5895</text:p>
          </table:table-cell>
          <table:table-cell table:formula="of:=AVERAGE([$'clean-data'.M2:$'clean-data-no-outliers'.M34])" office:value-type="float" office:value="0.988636363636364" calcext:value-type="float">
            <text:p>0.9886</text:p>
          </table:table-cell>
          <table:table-cell table:formula="of:=AVERAGE([$'clean-data'.N2:$'clean-data-no-outliers'.N34])" office:value-type="float" office:value="0.66146932392693" calcext:value-type="float">
            <text:p>0.6615</text:p>
          </table:table-cell>
          <table:table-cell table:formula="of:=AVERAGE([$'clean-data'.O2:$'clean-data-no-outliers'.O34])" office:value-type="float" office:value="0.33853067607307" calcext:value-type="float">
            <text:p>0.3385</text:p>
          </table:table-cell>
          <table:table-cell table:formula="of:=AVERAGE([$'clean-data'.P2:$'clean-data-no-outliers'.P34])" office:value-type="float" office:value="0.214137379269983" calcext:value-type="float">
            <text:p>0.2141</text:p>
          </table:table-cell>
          <table:table-cell table:formula="of:=AVERAGE([$'clean-data'.Q2:$'clean-data-no-outliers'.Q34])" office:value-type="float" office:value="0.00190136660724896" calcext:value-type="float">
            <text:p>0.0019</text:p>
          </table:table-cell>
          <table:table-cell table:style-name="ce61" table:formula="of:=AVERAGE([$'clean-data'.R2:$'clean-data-no-outliers'.R34])" office:value-type="float" office:value="0.212236012662734" calcext:value-type="float">
            <text:p>0.2122</text:p>
          </table:table-cell>
          <table:table-cell table:style-name="ce63" table:number-columns-repeated="2"/>
        </table:table-row>
        <table:table-row table:style-name="ro2">
          <table:covered-table-cell table:style-name="ce25"/>
          <table:table-cell office:value-type="string" calcext:value-type="string">
            <text:p>Std Dev</text:p>
          </table:table-cell>
          <table:table-cell table:formula="of:=STDEV([$'clean-data'.F2:$'clean-data-no-outliers'.F34])" office:value-type="float" office:value="352.515616461359" calcext:value-type="float">
            <text:p>352.5156</text:p>
          </table:table-cell>
          <table:table-cell table:formula="of:=STDEV([$'clean-data'.K2:$'clean-data-no-outliers'.K34])" office:value-type="float" office:value="0.00890498987820556" calcext:value-type="float">
            <text:p>0.0089</text:p>
          </table:table-cell>
          <table:table-cell table:formula="of:=STDEV([$'clean-data'.L2:$'clean-data-no-outliers'.L34])" office:value-type="float" office:value="0.375464423766453" calcext:value-type="float">
            <text:p>0.3755</text:p>
          </table:table-cell>
          <table:table-cell table:formula="of:=STDEV([$'clean-data'.M2:$'clean-data-no-outliers'.M34])" office:value-type="float" office:value="0.0476731294622796" calcext:value-type="float">
            <text:p>0.0477</text:p>
          </table:table-cell>
          <table:table-cell table:formula="of:=STDEV([$'clean-data'.N2:$'clean-data-no-outliers'.N34])" office:value-type="float" office:value="0.149448266306469" calcext:value-type="float">
            <text:p>0.1494</text:p>
          </table:table-cell>
          <table:table-cell table:formula="of:=STDEV([$'clean-data'.O2:$'clean-data-no-outliers'.O34])" office:value-type="float" office:value="0.149448266306469" calcext:value-type="float">
            <text:p>0.1494</text:p>
          </table:table-cell>
          <table:table-cell table:formula="of:=STDEV([$'clean-data'.P2:$'clean-data-no-outliers'.P34])" office:value-type="float" office:value="0.108364164534027" calcext:value-type="float">
            <text:p>0.1084</text:p>
          </table:table-cell>
          <table:table-cell table:formula="of:=STDEV([$'clean-data'.Q2:$'clean-data-no-outliers'.Q34])" office:value-type="float" office:value="0.00755871698523777" calcext:value-type="float">
            <text:p>0.0076</text:p>
          </table:table-cell>
          <table:table-cell table:style-name="ce61" table:formula="of:=STDEV([$'clean-data'.R2:$'clean-data-no-outliers'.R34])" office:value-type="float" office:value="0.109212570281892" calcext:value-type="float">
            <text:p>0.1092</text:p>
          </table:table-cell>
          <table:table-cell table:style-name="ce63" table:number-columns-repeated="2"/>
        </table:table-row>
        <table:table-row table:style-name="ro2">
          <table:table-cell table:style-name="ce25" office:value-type="string" calcext:value-type="string" table:number-columns-spanned="1" table:number-rows-spanned="2">
            <text:p>Normal-true</text:p>
          </table:table-cell>
          <table:table-cell office:value-type="string" calcext:value-type="string">
            <text:p>Average</text:p>
          </table:table-cell>
          <table:table-cell table:formula="of:=AVERAGE([$'clean-data'.F35:$'clean-data-no-outliers'.F70])" office:value-type="float" office:value="867.472222222222" calcext:value-type="float">
            <text:p>867.4722</text:p>
          </table:table-cell>
          <table:table-cell table:formula="of:=AVERAGE([$'clean-data'.K35:$'clean-data-no-outliers'.K70])" office:value-type="float" office:value="0.00824660323899675" calcext:value-type="float">
            <text:p>0.0082</text:p>
          </table:table-cell>
          <table:table-cell table:formula="of:=AVERAGE([$'clean-data'.L35:$'clean-data-no-outliers'.L70])" office:value-type="float" office:value="1.45710256523471" calcext:value-type="float">
            <text:p>1.4571</text:p>
          </table:table-cell>
          <table:table-cell table:formula="of:=AVERAGE([$'clean-data'.M35:$'clean-data-no-outliers'.M70])" office:value-type="float" office:value="0.969477513227513" calcext:value-type="float">
            <text:p>0.9695</text:p>
          </table:table-cell>
          <table:table-cell table:formula="of:=AVERAGE([$'clean-data'.N35:$'clean-data-no-outliers'.N70])" office:value-type="float" office:value="0.70745099151902" calcext:value-type="float">
            <text:p>0.7075</text:p>
          </table:table-cell>
          <table:table-cell table:formula="of:=AVERAGE([$'clean-data'.O35:$'clean-data-no-outliers'.O70])" office:value-type="float" office:value="0.292549008480981" calcext:value-type="float">
            <text:p>0.2925</text:p>
          </table:table-cell>
          <table:table-cell table:formula="of:=AVERAGE([$'clean-data'.P35:$'clean-data-no-outliers'.P70])" office:value-type="float" office:value="0.181349424820281" calcext:value-type="float">
            <text:p>0.1813</text:p>
          </table:table-cell>
          <table:table-cell table:formula="of:=AVERAGE([$'clean-data'.Q35:$'clean-data-no-outliers'.Q70])" office:value-type="float" office:value="0.00642491046861472" calcext:value-type="float">
            <text:p>0.0064</text:p>
          </table:table-cell>
          <table:table-cell table:style-name="ce61" table:formula="of:=AVERAGE([$'clean-data'.R35:$'clean-data-no-outliers'.R70])" office:value-type="float" office:value="0.174924514351666" calcext:value-type="float">
            <text:p>0.1749</text:p>
          </table:table-cell>
          <table:table-cell table:style-name="ce63" table:number-columns-repeated="2"/>
        </table:table-row>
        <table:table-row table:style-name="ro2">
          <table:covered-table-cell table:style-name="ce25"/>
          <table:table-cell office:value-type="string" calcext:value-type="string">
            <text:p>Std Dev</text:p>
          </table:table-cell>
          <table:table-cell table:formula="of:=STDEV([$'clean-data'.F35:$'clean-data-no-outliers'.F70])" office:value-type="float" office:value="312.370941112214" calcext:value-type="float">
            <text:p>312.3709</text:p>
          </table:table-cell>
          <table:table-cell table:formula="of:=STDEV([$'clean-data'.K35:$'clean-data-no-outliers'.K70])" office:value-type="float" office:value="0.0174392765849834" calcext:value-type="float">
            <text:p>0.0174</text:p>
          </table:table-cell>
          <table:table-cell table:formula="of:=STDEV([$'clean-data'.L35:$'clean-data-no-outliers'.L70])" office:value-type="float" office:value="0.298175319241263" calcext:value-type="float">
            <text:p>0.2982</text:p>
          </table:table-cell>
          <table:table-cell table:formula="of:=STDEV([$'clean-data'.M35:$'clean-data-no-outliers'.M70])" office:value-type="float" office:value="0.0667732648634795" calcext:value-type="float">
            <text:p>0.0668</text:p>
          </table:table-cell>
          <table:table-cell table:formula="of:=STDEV([$'clean-data'.N35:$'clean-data-no-outliers'.N70])" office:value-type="float" office:value="0.136931871609312" calcext:value-type="float">
            <text:p>0.1369</text:p>
          </table:table-cell>
          <table:table-cell table:formula="of:=STDEV([$'clean-data'.O35:$'clean-data-no-outliers'.O70])" office:value-type="float" office:value="0.136931871609312" calcext:value-type="float">
            <text:p>0.1369</text:p>
          </table:table-cell>
          <table:table-cell table:formula="of:=STDEV([$'clean-data'.P35:$'clean-data-no-outliers'.P70])" office:value-type="float" office:value="0.0970605791036767" calcext:value-type="float">
            <text:p>0.0971</text:p>
          </table:table-cell>
          <table:table-cell table:formula="of:=STDEV([$'clean-data'.Q35:$'clean-data-no-outliers'.Q70])" office:value-type="float" office:value="0.0134143624918666" calcext:value-type="float">
            <text:p>0.0134</text:p>
          </table:table-cell>
          <table:table-cell table:style-name="ce61" table:formula="of:=STDEV([$'clean-data'.R35:$'clean-data-no-outliers'.R70])" office:value-type="float" office:value="0.0936884784492313" calcext:value-type="float">
            <text:p>0.0937</text:p>
          </table:table-cell>
          <table:table-cell table:style-name="ce63" table:number-columns-repeated="2"/>
        </table:table-row>
        <table:table-row table:style-name="ro2">
          <table:table-cell table:style-name="ce25" office:value-type="string" calcext:value-type="string" table:number-columns-spanned="1" table:number-rows-spanned="2">
            <text:p>Zoom-false</text:p>
          </table:table-cell>
          <table:table-cell office:value-type="string" calcext:value-type="string">
            <text:p>Average</text:p>
          </table:table-cell>
          <table:table-cell table:formula="of:=AVERAGE([$'clean-data'.F71:$'clean-data-no-outliers'.F104])" office:value-type="float" office:value="1456.60294117647" calcext:value-type="float">
            <text:p>1,456.6029</text:p>
          </table:table-cell>
          <table:table-cell table:formula="of:=AVERAGE([$'clean-data'.K71:$'clean-data-no-outliers'.K104])" office:value-type="float" office:value="0.0181943131441998" calcext:value-type="float">
            <text:p>0.0182</text:p>
          </table:table-cell>
          <table:table-cell table:formula="of:=AVERAGE([$'clean-data'.L71:$'clean-data-no-outliers'.L104])" office:value-type="float" office:value="1.12862894197532" calcext:value-type="float">
            <text:p>1.1286</text:p>
          </table:table-cell>
          <table:table-cell table:formula="of:=AVERAGE([$'clean-data'.M71:$'clean-data-no-outliers'.M104])" office:value-type="float" office:value="0.972689075630252" calcext:value-type="float">
            <text:p>0.9727</text:p>
          </table:table-cell>
          <table:table-cell table:formula="of:=AVERAGE([$'clean-data'.N71:$'clean-data-no-outliers'.N104])" office:value-type="float" office:value="0.88747116663879" calcext:value-type="float">
            <text:p>0.8875</text:p>
          </table:table-cell>
          <table:table-cell table:formula="of:=AVERAGE([$'clean-data'.O71:$'clean-data-no-outliers'.O104])" office:value-type="float" office:value="0.11252883336121" calcext:value-type="float">
            <text:p>0.1125</text:p>
          </table:table-cell>
          <table:table-cell table:formula="of:=AVERAGE([$'clean-data'.P71:$'clean-data-no-outliers'.P104])" office:value-type="float" office:value="0.0718764706065891" calcext:value-type="float">
            <text:p>0.0719</text:p>
          </table:table-cell>
          <table:table-cell table:formula="of:=AVERAGE([$'clean-data'.Q71:$'clean-data-no-outliers'.Q104])" office:value-type="float" office:value="0.017605258196396" calcext:value-type="float">
            <text:p>0.0176</text:p>
          </table:table-cell>
          <table:table-cell table:style-name="ce61" table:formula="of:=AVERAGE([$'clean-data'.R71:$'clean-data-no-outliers'.R104])" office:value-type="float" office:value="0.0542712124101931" calcext:value-type="float">
            <text:p>0.0543</text:p>
          </table:table-cell>
          <table:table-cell table:style-name="ce63" table:number-columns-repeated="2"/>
        </table:table-row>
        <table:table-row table:style-name="ro2">
          <table:covered-table-cell table:style-name="ce25"/>
          <table:table-cell office:value-type="string" calcext:value-type="string">
            <text:p>Std Dev</text:p>
          </table:table-cell>
          <table:table-cell table:formula="of:=STDEV([$'clean-data'.F71:$'clean-data-no-outliers'.F104])" office:value-type="float" office:value="452.36915778664" calcext:value-type="float">
            <text:p>452.3692</text:p>
          </table:table-cell>
          <table:table-cell table:formula="of:=STDEV([$'clean-data'.K71:$'clean-data-no-outliers'.K104])" office:value-type="float" office:value="0.102957698241004" calcext:value-type="float">
            <text:p>0.1030</text:p>
          </table:table-cell>
          <table:table-cell table:formula="of:=STDEV([$'clean-data'.L71:$'clean-data-no-outliers'.L104])" office:value-type="float" office:value="0.18949438554689" calcext:value-type="float">
            <text:p>0.1895</text:p>
          </table:table-cell>
          <table:table-cell table:formula="of:=STDEV([$'clean-data'.M71:$'clean-data-no-outliers'.M104])" office:value-type="float" office:value="0.114094894140329" calcext:value-type="float">
            <text:p>0.1141</text:p>
          </table:table-cell>
          <table:table-cell table:formula="of:=STDEV([$'clean-data'.N71:$'clean-data-no-outliers'.N104])" office:value-type="float" office:value="0.14826956904473" calcext:value-type="float">
            <text:p>0.1483</text:p>
          </table:table-cell>
          <table:table-cell table:formula="of:=STDEV([$'clean-data'.O71:$'clean-data-no-outliers'.O104])" office:value-type="float" office:value="0.14826956904473" calcext:value-type="float">
            <text:p>0.1483</text:p>
          </table:table-cell>
          <table:table-cell table:formula="of:=STDEV([$'clean-data'.P71:$'clean-data-no-outliers'.P104])" office:value-type="float" office:value="0.120817265329242" calcext:value-type="float">
            <text:p>0.1208</text:p>
          </table:table-cell>
          <table:table-cell table:formula="of:=STDEV([$'clean-data'.Q71:$'clean-data-no-outliers'.Q104])" office:value-type="float" office:value="0.10226999729193" calcext:value-type="float">
            <text:p>0.1023</text:p>
          </table:table-cell>
          <table:table-cell table:style-name="ce61" table:formula="of:=STDEV([$'clean-data'.R71:$'clean-data-no-outliers'.R104])" office:value-type="float" office:value="0.0706961183526621" calcext:value-type="float">
            <text:p>0.0707</text:p>
          </table:table-cell>
          <table:table-cell table:style-name="ce63" table:number-columns-repeated="2"/>
        </table:table-row>
        <table:table-row table:style-name="ro2">
          <table:table-cell table:style-name="ce25" office:value-type="string" calcext:value-type="string" table:number-columns-spanned="1" table:number-rows-spanned="2">
            <text:p>Zoom-true</text:p>
          </table:table-cell>
          <table:table-cell office:value-type="string" calcext:value-type="string">
            <text:p>Average</text:p>
          </table:table-cell>
          <table:table-cell table:formula="of:=AVERAGE([$'clean-data'.F105:$'clean-data-no-outliers'.F140])" office:value-type="float" office:value="1327" calcext:value-type="float">
            <text:p>1,327.0000</text:p>
          </table:table-cell>
          <table:table-cell table:formula="of:=AVERAGE([$'clean-data'.K105:$'clean-data-no-outliers'.K140])" office:value-type="float" office:value="0.00602705011872379" calcext:value-type="float">
            <text:p>0.0060</text:p>
          </table:table-cell>
          <table:table-cell table:formula="of:=AVERAGE([$'clean-data'.L105:$'clean-data-no-outliers'.L140])" office:value-type="float" office:value="1.15155415005473" calcext:value-type="float">
            <text:p>1.1516</text:p>
          </table:table-cell>
          <table:table-cell table:formula="of:=AVERAGE([$'clean-data'.M105:$'clean-data-no-outliers'.M140])" office:value-type="float" office:value="0.972222222222222" calcext:value-type="float">
            <text:p>0.9722</text:p>
          </table:table-cell>
          <table:table-cell table:formula="of:=AVERAGE([$'clean-data'.N105:$'clean-data-no-outliers'.N140])" office:value-type="float" office:value="0.885031261943784" calcext:value-type="float">
            <text:p>0.8850</text:p>
          </table:table-cell>
          <table:table-cell table:formula="of:=AVERAGE([$'clean-data'.O105:$'clean-data-no-outliers'.O140])" office:value-type="float" office:value="0.114968738056216" calcext:value-type="float">
            <text:p>0.1150</text:p>
          </table:table-cell>
          <table:table-cell table:formula="of:=AVERAGE([$'clean-data'.P105:$'clean-data-no-outliers'.P140])" office:value-type="float" office:value="0.0687051723791447" calcext:value-type="float">
            <text:p>0.0687</text:p>
          </table:table-cell>
          <table:table-cell table:formula="of:=AVERAGE([$'clean-data'.Q105:$'clean-data-no-outliers'.Q140])" office:value-type="float" office:value="0.00586895348134823" calcext:value-type="float">
            <text:p>0.0059</text:p>
          </table:table-cell>
          <table:table-cell table:style-name="ce61" table:formula="of:=AVERAGE([$'clean-data'.R105:$'clean-data-no-outliers'.R140])" office:value-type="float" office:value="0.0628362188977965" calcext:value-type="float">
            <text:p>0.0628</text:p>
          </table:table-cell>
          <table:table-cell table:style-name="ce63" table:number-columns-repeated="2"/>
        </table:table-row>
        <table:table-row table:style-name="ro2">
          <table:covered-table-cell table:style-name="ce25"/>
          <table:table-cell office:value-type="string" calcext:value-type="string">
            <text:p>Std Dev</text:p>
          </table:table-cell>
          <table:table-cell table:formula="of:=STDEV([$'clean-data'.F105:$'clean-data-no-outliers'.F140])" office:value-type="float" office:value="316.788061732664" calcext:value-type="float">
            <text:p>316.7881</text:p>
          </table:table-cell>
          <table:table-cell table:formula="of:=STDEV([$'clean-data'.K105:$'clean-data-no-outliers'.K140])" office:value-type="float" office:value="0.0137966644749972" calcext:value-type="float">
            <text:p>0.0138</text:p>
          </table:table-cell>
          <table:table-cell table:formula="of:=STDEV([$'clean-data'.L105:$'clean-data-no-outliers'.L140])" office:value-type="float" office:value="0.21395968232634" calcext:value-type="float">
            <text:p>0.2140</text:p>
          </table:table-cell>
          <table:table-cell table:formula="of:=STDEV([$'clean-data'.M105:$'clean-data-no-outliers'.M140])" office:value-type="float" office:value="0.10466430427046" calcext:value-type="float">
            <text:p>0.1047</text:p>
          </table:table-cell>
          <table:table-cell table:formula="of:=STDEV([$'clean-data'.N105:$'clean-data-no-outliers'.N140])" office:value-type="float" office:value="0.122483569185188" calcext:value-type="float">
            <text:p>0.1225</text:p>
          </table:table-cell>
          <table:table-cell table:formula="of:=STDEV([$'clean-data'.O105:$'clean-data-no-outliers'.O140])" office:value-type="float" office:value="0.122483569185188" calcext:value-type="float">
            <text:p>0.1225</text:p>
          </table:table-cell>
          <table:table-cell table:formula="of:=STDEV([$'clean-data'.P105:$'clean-data-no-outliers'.P140])" office:value-type="float" office:value="0.0763612167581849" calcext:value-type="float">
            <text:p>0.0764</text:p>
          </table:table-cell>
          <table:table-cell table:formula="of:=STDEV([$'clean-data'.Q105:$'clean-data-no-outliers'.Q140])" office:value-type="float" office:value="0.0134029429637099" calcext:value-type="float">
            <text:p>0.0134</text:p>
          </table:table-cell>
          <table:table-cell table:style-name="ce61" table:formula="of:=STDEV([$'clean-data'.R105:$'clean-data-no-outliers'.R140])" office:value-type="float" office:value="0.078084950078045" calcext:value-type="float">
            <text:p>0.0781</text:p>
          </table:table-cell>
          <table:table-cell table:style-name="ce63" table:number-columns-repeated="2"/>
        </table:table-row>
        <table:table-row table:style-name="ro2" table:number-rows-repeated="2">
          <table:table-cell table:style-name="Default" table:number-columns-repeated="10"/>
          <table:table-cell table:number-columns-repeated="3"/>
        </table:table-row>
        <table:table-row table:style-name="ro3">
          <table:table-cell table:style-name="ce25" office:value-type="string" calcext:value-type="string">
            <text:p>AVERAGE</text:p>
          </table:table-cell>
          <table:table-cell table:style-name="ce1" office:value-type="string" calcext:value-type="string">
            <text:p>Average time (ms)</text:p>
          </table:table-cell>
          <table:table-cell table:style-name="ce17" office:value-type="string" calcext:value-type="string">
            <text:p>Minimum String Distance Error Rate</text:p>
          </table:table-cell>
          <table:table-cell table:style-name="ce1" office:value-type="string" calcext:value-type="string">
            <text:p>Key Strokes Per Character</text:p>
          </table:table-cell>
          <table:table-cell table:style-name="ce16" office:value-type="string" calcext:value-type="string">
            <text:p>Participant Conscientiousness</text:p>
          </table:table-cell>
          <table:table-cell table:style-name="ce1" office:value-type="string" calcext:value-type="string">
            <text:p>Utilized Bandwidth</text:p>
          </table:table-cell>
          <table:table-cell table:style-name="ce1" office:value-type="string" calcext:value-type="string">
            <text:p>Wasted Bandwidth</text:p>
          </table:table-cell>
          <table:table-cell table:style-name="ce1" office:value-type="string" calcext:value-type="string">
            <text:p>Total Error Rate</text:p>
          </table:table-cell>
          <table:table-cell table:style-name="ce1" office:value-type="string" calcext:value-type="string">
            <text:p>Not Corrected Error Rate</text:p>
          </table:table-cell>
          <table:table-cell table:style-name="ce1" office:value-type="string" calcext:value-type="string">
            <text:p>Corrected Error R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-False</text:p>
          </table:table-cell>
          <table:table-cell table:style-name="ce61" office:value-type="float" office:value="656.094766228208" calcext:value-type="float">
            <text:p>656.0948</text:p>
          </table:table-cell>
          <table:table-cell office:value-type="float" office:value="0.00224466891133558" calcext:value-type="float">
            <text:p>0.0022</text:p>
          </table:table-cell>
          <table:table-cell office:value-type="float" office:value="1.58952206874438" calcext:value-type="float">
            <text:p>1.5895</text:p>
          </table:table-cell>
          <table:table-cell office:value-type="float" office:value="0.988636363636364" calcext:value-type="float">
            <text:p>0.9886</text:p>
          </table:table-cell>
          <table:table-cell office:value-type="float" office:value="0.66146932392693" calcext:value-type="float">
            <text:p>0.6615</text:p>
          </table:table-cell>
          <table:table-cell office:value-type="float" office:value="0.33853067607307" calcext:value-type="float">
            <text:p>0.3385</text:p>
          </table:table-cell>
          <table:table-cell office:value-type="float" office:value="0.214137379269983" calcext:value-type="float">
            <text:p>0.2141</text:p>
          </table:table-cell>
          <table:table-cell office:value-type="float" office:value="0.00190136660724896" calcext:value-type="float">
            <text:p>0.0019</text:p>
          </table:table-cell>
          <table:table-cell office:value-type="float" office:value="0.212236012662734" calcext:value-type="float">
            <text:p>0.2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-Ttrue</text:p>
          </table:table-cell>
          <table:table-cell table:style-name="ce61" office:value-type="float" office:value="867.472222222222" calcext:value-type="float">
            <text:p>867.4722</text:p>
          </table:table-cell>
          <table:table-cell office:value-type="float" office:value="0.00824660323899675" calcext:value-type="float">
            <text:p>0.0082</text:p>
          </table:table-cell>
          <table:table-cell office:value-type="float" office:value="1.45710256523471" calcext:value-type="float">
            <text:p>1.4571</text:p>
          </table:table-cell>
          <table:table-cell office:value-type="float" office:value="0.969477513227513" calcext:value-type="float">
            <text:p>0.9695</text:p>
          </table:table-cell>
          <table:table-cell office:value-type="float" office:value="0.70745099151902" calcext:value-type="float">
            <text:p>0.7075</text:p>
          </table:table-cell>
          <table:table-cell office:value-type="float" office:value="0.292549008480981" calcext:value-type="float">
            <text:p>0.2925</text:p>
          </table:table-cell>
          <table:table-cell office:value-type="float" office:value="0.181349424820281" calcext:value-type="float">
            <text:p>0.1813</text:p>
          </table:table-cell>
          <table:table-cell office:value-type="float" office:value="0.00642491046861472" calcext:value-type="float">
            <text:p>0.0064</text:p>
          </table:table-cell>
          <table:table-cell office:value-type="float" office:value="0.174924514351666" calcext:value-type="float">
            <text:p>0.17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oom-False</text:p>
          </table:table-cell>
          <table:table-cell table:style-name="ce61" office:value-type="float" office:value="1456.60294117647" calcext:value-type="float">
            <text:p>1,456.6029</text:p>
          </table:table-cell>
          <table:table-cell office:value-type="float" office:value="0.0181943131441998" calcext:value-type="float">
            <text:p>0.0182</text:p>
          </table:table-cell>
          <table:table-cell office:value-type="float" office:value="1.12862894197532" calcext:value-type="float">
            <text:p>1.1286</text:p>
          </table:table-cell>
          <table:table-cell office:value-type="float" office:value="0.972689075630252" calcext:value-type="float">
            <text:p>0.9727</text:p>
          </table:table-cell>
          <table:table-cell office:value-type="float" office:value="0.88747116663879" calcext:value-type="float">
            <text:p>0.8875</text:p>
          </table:table-cell>
          <table:table-cell office:value-type="float" office:value="0.11252883336121" calcext:value-type="float">
            <text:p>0.1125</text:p>
          </table:table-cell>
          <table:table-cell office:value-type="float" office:value="0.0718764706065891" calcext:value-type="float">
            <text:p>0.0719</text:p>
          </table:table-cell>
          <table:table-cell office:value-type="float" office:value="0.017605258196396" calcext:value-type="float">
            <text:p>0.0176</text:p>
          </table:table-cell>
          <table:table-cell office:value-type="float" office:value="0.0542712124101931" calcext:value-type="float">
            <text:p>0.05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oom-True</text:p>
          </table:table-cell>
          <table:table-cell table:style-name="ce61" office:value-type="float" office:value="1327" calcext:value-type="float">
            <text:p>1,327.0000</text:p>
          </table:table-cell>
          <table:table-cell office:value-type="float" office:value="0.00602705011872379" calcext:value-type="float">
            <text:p>0.0060</text:p>
          </table:table-cell>
          <table:table-cell office:value-type="float" office:value="1.15155415005473" calcext:value-type="float">
            <text:p>1.1516</text:p>
          </table:table-cell>
          <table:table-cell office:value-type="float" office:value="0.972222222222222" calcext:value-type="float">
            <text:p>0.9722</text:p>
          </table:table-cell>
          <table:table-cell office:value-type="float" office:value="0.885031261943784" calcext:value-type="float">
            <text:p>0.8850</text:p>
          </table:table-cell>
          <table:table-cell office:value-type="float" office:value="0.114968738056216" calcext:value-type="float">
            <text:p>0.1150</text:p>
          </table:table-cell>
          <table:table-cell office:value-type="float" office:value="0.0687051723791447" calcext:value-type="float">
            <text:p>0.0687</text:p>
          </table:table-cell>
          <table:table-cell office:value-type="float" office:value="0.00586895348134823" calcext:value-type="float">
            <text:p>0.0059</text:p>
          </table:table-cell>
          <table:table-cell office:value-type="float" office:value="0.0628362188977965" calcext:value-type="float">
            <text:p>0.0628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10"/>
          <table:table-cell table:number-columns-repeated="3"/>
        </table:table-row>
        <table:table-row table:style-name="ro3">
          <table:table-cell table:style-name="ce25" office:value-type="string" calcext:value-type="string">
            <text:p>STD DEV</text:p>
          </table:table-cell>
          <table:table-cell table:style-name="ce1" office:value-type="string" calcext:value-type="string">
            <text:p>Average time (ms)</text:p>
          </table:table-cell>
          <table:table-cell table:style-name="ce17" office:value-type="string" calcext:value-type="string">
            <text:p>Minimum String Distance Error Rate</text:p>
          </table:table-cell>
          <table:table-cell table:style-name="ce1" office:value-type="string" calcext:value-type="string">
            <text:p>Key Strokes Per Character</text:p>
          </table:table-cell>
          <table:table-cell table:style-name="ce16" office:value-type="string" calcext:value-type="string">
            <text:p>Participant Conscientiousness</text:p>
          </table:table-cell>
          <table:table-cell table:style-name="ce1" office:value-type="string" calcext:value-type="string">
            <text:p>Utilized Bandwidth</text:p>
          </table:table-cell>
          <table:table-cell table:style-name="ce1" office:value-type="string" calcext:value-type="string">
            <text:p>Wasted Bandwidth</text:p>
          </table:table-cell>
          <table:table-cell table:style-name="ce1" office:value-type="string" calcext:value-type="string">
            <text:p>Total Error Rate</text:p>
          </table:table-cell>
          <table:table-cell table:style-name="ce1" office:value-type="string" calcext:value-type="string">
            <text:p>Not Corrected Error Rate</text:p>
          </table:table-cell>
          <table:table-cell table:style-name="ce1" office:value-type="string" calcext:value-type="string">
            <text:p>Corrected Error R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-False</text:p>
          </table:table-cell>
          <table:table-cell table:style-name="ce61" office:value-type="float" office:value="341.019603459766" calcext:value-type="float">
            <text:p>341.0196</text:p>
          </table:table-cell>
          <table:table-cell office:value-type="float" office:value="0.00890498987820556" calcext:value-type="float">
            <text:p>0.0089</text:p>
          </table:table-cell>
          <table:table-cell office:value-type="float" office:value="0.375464423766453" calcext:value-type="float">
            <text:p>0.3755</text:p>
          </table:table-cell>
          <table:table-cell office:value-type="float" office:value="0.0476731294622796" calcext:value-type="float">
            <text:p>0.0477</text:p>
          </table:table-cell>
          <table:table-cell table:number-columns-repeated="2" office:value-type="float" office:value="0.149448266306469" calcext:value-type="float">
            <text:p>0.1494</text:p>
          </table:table-cell>
          <table:table-cell office:value-type="float" office:value="0.108364164534027" calcext:value-type="float">
            <text:p>0.1084</text:p>
          </table:table-cell>
          <table:table-cell office:value-type="float" office:value="0.00755871698523777" calcext:value-type="float">
            <text:p>0.0076</text:p>
          </table:table-cell>
          <table:table-cell office:value-type="float" office:value="0.109212570281892" calcext:value-type="float">
            <text:p>0.10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-Ttrue</text:p>
          </table:table-cell>
          <table:table-cell table:style-name="ce61" office:value-type="float" office:value="312.370941112214" calcext:value-type="float">
            <text:p>312.3709</text:p>
          </table:table-cell>
          <table:table-cell office:value-type="float" office:value="0.0174392765849834" calcext:value-type="float">
            <text:p>0.0174</text:p>
          </table:table-cell>
          <table:table-cell office:value-type="float" office:value="0.298175319241263" calcext:value-type="float">
            <text:p>0.2982</text:p>
          </table:table-cell>
          <table:table-cell office:value-type="float" office:value="0.0667732648634795" calcext:value-type="float">
            <text:p>0.0668</text:p>
          </table:table-cell>
          <table:table-cell table:number-columns-repeated="2" office:value-type="float" office:value="0.136931871609312" calcext:value-type="float">
            <text:p>0.1369</text:p>
          </table:table-cell>
          <table:table-cell office:value-type="float" office:value="0.0970605791036767" calcext:value-type="float">
            <text:p>0.0971</text:p>
          </table:table-cell>
          <table:table-cell office:value-type="float" office:value="0.0134143624918666" calcext:value-type="float">
            <text:p>0.0134</text:p>
          </table:table-cell>
          <table:table-cell office:value-type="float" office:value="0.0936884784492313" calcext:value-type="float">
            <text:p>0.09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oom-False</text:p>
          </table:table-cell>
          <table:table-cell table:style-name="ce61" office:value-type="float" office:value="452.36915778664" calcext:value-type="float">
            <text:p>452.3692</text:p>
          </table:table-cell>
          <table:table-cell office:value-type="float" office:value="0.102957698241004" calcext:value-type="float">
            <text:p>0.1030</text:p>
          </table:table-cell>
          <table:table-cell office:value-type="float" office:value="0.18949438554689" calcext:value-type="float">
            <text:p>0.1895</text:p>
          </table:table-cell>
          <table:table-cell office:value-type="float" office:value="0.114094894140329" calcext:value-type="float">
            <text:p>0.1141</text:p>
          </table:table-cell>
          <table:table-cell table:number-columns-repeated="2" office:value-type="float" office:value="0.14826956904473" calcext:value-type="float">
            <text:p>0.1483</text:p>
          </table:table-cell>
          <table:table-cell office:value-type="float" office:value="0.120817265329242" calcext:value-type="float">
            <text:p>0.1208</text:p>
          </table:table-cell>
          <table:table-cell office:value-type="float" office:value="0.10226999729193" calcext:value-type="float">
            <text:p>0.1023</text:p>
          </table:table-cell>
          <table:table-cell office:value-type="float" office:value="0.0706961183526621" calcext:value-type="float">
            <text:p>0.07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oom-True</text:p>
          </table:table-cell>
          <table:table-cell table:style-name="ce61" office:value-type="float" office:value="316.788061732664" calcext:value-type="float">
            <text:p>316.7881</text:p>
          </table:table-cell>
          <table:table-cell office:value-type="float" office:value="0.0137966644749972" calcext:value-type="float">
            <text:p>0.0138</text:p>
          </table:table-cell>
          <table:table-cell office:value-type="float" office:value="0.21395968232634" calcext:value-type="float">
            <text:p>0.2140</text:p>
          </table:table-cell>
          <table:table-cell office:value-type="float" office:value="0.10466430427046" calcext:value-type="float">
            <text:p>0.1047</text:p>
          </table:table-cell>
          <table:table-cell table:number-columns-repeated="2" office:value-type="float" office:value="0.122483569185188" calcext:value-type="float">
            <text:p>0.1225</text:p>
          </table:table-cell>
          <table:table-cell office:value-type="float" office:value="0.0763612167581849" calcext:value-type="float">
            <text:p>0.0764</text:p>
          </table:table-cell>
          <table:table-cell office:value-type="float" office:value="0.0134029429637099" calcext:value-type="float">
            <text:p>0.0134</text:p>
          </table:table-cell>
          <table:table-cell office:value-type="float" office:value="0.078084950078045" calcext:value-type="float">
            <text:p>0.0781</text:p>
          </table:table-cell>
          <table:table-cell table:number-columns-repeated="3"/>
        </table:table-row>
      </table:table>
      <table:table table:name="Sheet5" table:style-name="ta1">
        <office:forms form:automatic-focus="false" form:apply-design-mode="false"/>
        <table:table-column table:style-name="co11" table:number-columns-repeated="4" table:default-cell-style-name="ce88"/>
        <table:table-column table:style-name="co11" table:number-columns-repeated="8" table:default-cell-style-name="Default"/>
        <table:table-row table:style-name="ro2">
          <table:table-cell table:style-name="ce87" office:value-type="string" calcext:value-type="string" table:number-columns-spanned="4" table:number-rows-spanned="1">
            <text:p>Average time (ms)</text:p>
          </table:table-cell>
          <table:covered-table-cell table:number-columns-repeated="2" table:style-name="Default"/>
          <table:covered-table-cell table:style-name="Default" office:value-type="string" calcext:value-type="string">
            <text:p>A</text:p>
          </table:covered-table-cell>
          <table:table-cell table:number-columns-repeated="8"/>
        </table:table-row>
        <table:table-row table:style-name="ro2">
          <table:table-cell table:formula="of:=AVERAGE([$'clean-data-no-outliers'.$F$2:$'clean-data-no-outliers'.$F$7])" office:value-type="float" office:value="511.166666666667" calcext:value-type="float">
            <text:p>511.166666666667</text:p>
          </table:table-cell>
          <table:table-cell table:formula="of:=AVERAGE([$'clean-data-no-outliers'.$F$35:$'clean-data-no-outliers'.$F$43])" office:value-type="float" office:value="544" calcext:value-type="float">
            <text:p>544</text:p>
          </table:table-cell>
          <table:table-cell table:formula="of:=AVERAGE([$'clean-data-no-outliers'.$F$71:$'clean-data-no-outliers'.$F$79])" office:value-type="float" office:value="1093.33333333333" calcext:value-type="float">
            <text:p>1093.33333333333</text:p>
          </table:table-cell>
          <table:table-cell table:formula="of:=AVERAGE([$'clean-data-no-outliers'.$F$105:$'clean-data-no-outliers'.$F$113])" office:value-type="float" office:value="895.111111111111" calcext:value-type="float">
            <text:p>895.111111111111</text:p>
          </table:table-cell>
          <table:table-cell table:number-columns-repeated="8"/>
        </table:table-row>
        <table:table-row table:style-name="ro2">
          <table:table-cell table:formula="of:=AVERAGE([$'clean-data-no-outliers'.$F$8:$'clean-data-no-outliers'.$F$16])" office:value-type="float" office:value="595.222222222222" calcext:value-type="float">
            <text:p>595.222222222222</text:p>
          </table:table-cell>
          <table:table-cell table:formula="of:=AVERAGE([$'clean-data-no-outliers'.$F$44:$'clean-data-no-outliers'.$F$52])" office:value-type="float" office:value="1086" calcext:value-type="float">
            <text:p>1086</text:p>
          </table:table-cell>
          <table:table-cell table:formula="of:=AVERAGE([$'clean-data-no-outliers'.$F$80:$'clean-data-no-outliers'.$F$86])" office:value-type="float" office:value="1813.85714285714" calcext:value-type="float">
            <text:p>1813.85714285714</text:p>
          </table:table-cell>
          <table:table-cell table:formula="of:=AVERAGE([$'clean-data-no-outliers'.$F$114:$'clean-data-no-outliers'.$F$122])" office:value-type="float" office:value="1368.55555555556" calcext:value-type="float">
            <text:p>1368.55555555556</text:p>
          </table:table-cell>
          <table:table-cell table:number-columns-repeated="8"/>
        </table:table-row>
        <table:table-row table:style-name="ro2">
          <table:table-cell table:formula="of:=AVERAGE([$'clean-data-no-outliers'.$F$17:$'clean-data-no-outliers'.$F$25])" office:value-type="float" office:value="1122.66666666667" calcext:value-type="float">
            <text:p>1122.66666666667</text:p>
          </table:table-cell>
          <table:table-cell table:formula="of:=AVERAGE([$'clean-data-no-outliers'.$F$53:$'clean-data-no-outliers'.$F$61])" office:value-type="float" office:value="1214.66666666667" calcext:value-type="float">
            <text:p>1214.66666666667</text:p>
          </table:table-cell>
          <table:table-cell table:formula="of:=AVERAGE([$'clean-data-no-outliers'.$F$87:$'clean-data-no-outliers'.$F$95])" office:value-type="float" office:value="1873.55555555556" calcext:value-type="float">
            <text:p>1873.55555555556</text:p>
          </table:table-cell>
          <table:table-cell table:formula="of:=AVERAGE([$'clean-data-no-outliers'.$F$123:$'clean-data-no-outliers'.$F$131])" office:value-type="float" office:value="1676.22222222222" calcext:value-type="float">
            <text:p>1676.22222222222</text:p>
          </table:table-cell>
          <table:table-cell table:number-columns-repeated="8"/>
        </table:table-row>
        <table:table-row table:style-name="ro2">
          <table:table-cell table:formula="of:=AVERAGE([$'clean-data-no-outliers'.$F$26:$'clean-data-no-outliers'.$F$34])" office:value-type="float" office:value="688.444444444444" calcext:value-type="float">
            <text:p>688.444444444444</text:p>
          </table:table-cell>
          <table:table-cell table:formula="of:=AVERAGE([$'clean-data-no-outliers'.$F$62:$'clean-data-no-outliers'.$F$70])" office:value-type="float" office:value="628.333333333333" calcext:value-type="float">
            <text:p>628.333333333333</text:p>
          </table:table-cell>
          <table:table-cell table:formula="of:=AVERAGE([$'clean-data-no-outliers'.$F$96:$'clean-data-no-outliers'.$F$104])" office:value-type="float" office:value="1133.44444444444" calcext:value-type="float">
            <text:p>1133.44444444444</text:p>
          </table:table-cell>
          <table:table-cell table:formula="of:=AVERAGE([$'clean-data-no-outliers'.$F$132:$'clean-data-no-outliers'.$F$140])" office:value-type="float" office:value="1441.44444444444" calcext:value-type="float">
            <text:p>1441.44444444444</text:p>
          </table:table-cell>
          <table:table-cell table:number-columns-repeated="8"/>
        </table:table-row>
        <table:table-row table:style-name="ro2">
          <table:table-cell table:style-name="ce47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4" table:number-rows-spanned="1">
            <text:p>Minimum String Distance Error Rate</text:p>
          </table:table-cell>
          <table:covered-table-cell table:number-columns-repeated="3" table:style-name="ce47"/>
          <table:table-cell table:number-columns-repeated="8"/>
        </table:table-row>
        <table:table-row table:style-name="ro2">
          <table:table-cell table:formula="of:=AVERAGE([$'clean-data-no-outliers'.$K$2:$'clean-data-no-outliers'.$K$7])" office:value-type="float" office:value="0.00617283950617283" calcext:value-type="float">
            <text:p>0.006172839506173</text:p>
          </table:table-cell>
          <table:table-cell table:formula="of:=AVERAGE([$'clean-data-no-outliers'.$K$35:$'clean-data-no-outliers'.$K$43])" office:value-type="float" office:value="0.0164565826330532" calcext:value-type="float">
            <text:p>0.016456582633053</text:p>
          </table:table-cell>
          <table:table-cell table:formula="of:=AVERAGE([$'clean-data-no-outliers'.$K$71:$'clean-data-no-outliers'.$K$79])" office:value-type="float" office:value="0" calcext:value-type="float">
            <text:p>0</text:p>
          </table:table-cell>
          <table:table-cell table:formula="of:=AVERAGE([$'clean-data-no-outliers'.$K$105:$'clean-data-no-outliers'.$K$113]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AVERAGE([$'clean-data-no-outliers'.$K$8:$'clean-data-no-outliers'.$K$16])" office:value-type="float" office:value="0" calcext:value-type="float">
            <text:p>0</text:p>
          </table:table-cell>
          <table:table-cell table:formula="of:=AVERAGE([$'clean-data-no-outliers'.$K$44:$'clean-data-no-outliers'.$K$52])" office:value-type="float" office:value="0.0133552271483306" calcext:value-type="float">
            <text:p>0.013355227148331</text:p>
          </table:table-cell>
          <table:table-cell table:formula="of:=AVERAGE([$'clean-data-no-outliers'.$K$80:$'clean-data-no-outliers'.$K$86])" office:value-type="float" office:value="0.0126050420168067" calcext:value-type="float">
            <text:p>0.012605042016807</text:p>
          </table:table-cell>
          <table:table-cell table:formula="of:=AVERAGE([$'clean-data-no-outliers'.$K$114:$'clean-data-no-outliers'.$K$122])" office:value-type="float" office:value="0.0132197257933171" calcext:value-type="float">
            <text:p>0.013219725793317</text:p>
          </table:table-cell>
          <table:table-cell table:number-columns-repeated="8"/>
        </table:table-row>
        <table:table-row table:style-name="ro2">
          <table:table-cell table:formula="of:=AVERAGE([$'clean-data-no-outliers'.$K$17:$'clean-data-no-outliers'.$K$25])" office:value-type="float" office:value="0.00411522633744856" calcext:value-type="float">
            <text:p>0.004115226337449</text:p>
          </table:table-cell>
          <table:table-cell table:formula="of:=AVERAGE([$'clean-data-no-outliers'.$K$53:$'clean-data-no-outliers'.$K$61])" office:value-type="float" office:value="0.00317460317460318" calcext:value-type="float">
            <text:p>0.003174603174603</text:p>
          </table:table-cell>
          <table:table-cell table:formula="of:=AVERAGE([$'clean-data-no-outliers'.$K$87:$'clean-data-no-outliers'.$K$95])" office:value-type="float" office:value="0" calcext:value-type="float">
            <text:p>0</text:p>
          </table:table-cell>
          <table:table-cell table:formula="of:=AVERAGE([$'clean-data-no-outliers'.$K$123:$'clean-data-no-outliers'.$K$131])" office:value-type="float" office:value="0.00383141762452108" calcext:value-type="float">
            <text:p>0.003831417624521</text:p>
          </table:table-cell>
          <table:table-cell table:number-columns-repeated="8"/>
        </table:table-row>
        <table:table-row table:style-name="ro2">
          <table:table-cell table:formula="of:=AVERAGE([$'clean-data-no-outliers'.$K$26:$'clean-data-no-outliers'.$K$34])" office:value-type="float" office:value="0" calcext:value-type="float">
            <text:p>0</text:p>
          </table:table-cell>
          <table:table-cell table:formula="of:=AVERAGE([$'clean-data-no-outliers'.$K$62:$'clean-data-no-outliers'.$K$70])" office:value-type="float" office:value="0" calcext:value-type="float">
            <text:p>0</text:p>
          </table:table-cell>
          <table:table-cell table:formula="of:=AVERAGE([$'clean-data-no-outliers'.$K$96:$'clean-data-no-outliers'.$K$104])" office:value-type="float" office:value="0.0037037037037037" calcext:value-type="float">
            <text:p>0.003703703703704</text:p>
          </table:table-cell>
          <table:table-cell table:formula="of:=AVERAGE([$'clean-data-no-outliers'.$K$132:$'clean-data-no-outliers'.$K$140])" office:value-type="float" office:value="0.0067067067067067" calcext:value-type="float">
            <text:p>0.006706706706707</text:p>
          </table:table-cell>
          <table:table-cell table:number-columns-repeated="3"/>
          <table:table-cell table:style-name="ce1" table:number-columns-repeated="5"/>
        </table:table-row>
        <table:table-row table:style-name="ro2">
          <table:table-cell table:style-name="ce47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4" table:number-rows-spanned="1">
            <text:p>Key Strokes Per Character</text:p>
          </table:table-cell>
          <table:covered-table-cell table:number-columns-repeated="3" table:style-name="ce47"/>
          <table:table-cell table:number-columns-repeated="8"/>
        </table:table-row>
        <table:table-row table:style-name="ro2">
          <table:table-cell table:formula="of:=AVERAGE([$'clean-data-no-outliers'.$L$2:$'clean-data-no-outliers'.$L$7])" office:value-type="float" office:value="1.55824812928378" calcext:value-type="float">
            <text:p>1.55824812928378</text:p>
          </table:table-cell>
          <table:table-cell table:formula="of:=AVERAGE([$'clean-data-no-outliers'.$L$35:$'clean-data-no-outliers'.$L$43])" office:value-type="float" office:value="1.56515910578791" calcext:value-type="float">
            <text:p>1.56515910578791</text:p>
          </table:table-cell>
          <table:table-cell table:formula="of:=AVERAGE([$'clean-data-no-outliers'.$L$71:$'clean-data-no-outliers'.$L$79])" office:value-type="float" office:value="1.10606085239598" calcext:value-type="float">
            <text:p>1.10606085239598</text:p>
          </table:table-cell>
          <table:table-cell table:formula="of:=AVERAGE([$'clean-data-no-outliers'.$L$105:$'clean-data-no-outliers'.$L$113])" office:value-type="float" office:value="1.19739167012614" calcext:value-type="float">
            <text:p>1.19739167012614</text:p>
          </table:table-cell>
          <table:table-cell table:number-columns-repeated="8"/>
        </table:table-row>
        <table:table-row table:style-name="ro2">
          <table:table-cell table:formula="of:=AVERAGE([$'clean-data-no-outliers'.$L$8:$'clean-data-no-outliers'.$L$16])" office:value-type="float" office:value="1.55578485905283" calcext:value-type="float">
            <text:p>1.55578485905283</text:p>
          </table:table-cell>
          <table:table-cell table:formula="of:=AVERAGE([$'clean-data-no-outliers'.$L$44:$'clean-data-no-outliers'.$L$52])" office:value-type="float" office:value="1.54256025258874" calcext:value-type="float">
            <text:p>1.54256025258874</text:p>
          </table:table-cell>
          <table:table-cell table:formula="of:=AVERAGE([$'clean-data-no-outliers'.$L$80:$'clean-data-no-outliers'.$L$86])" office:value-type="float" office:value="1.07488328664799" calcext:value-type="float">
            <text:p>1.07488328664799</text:p>
          </table:table-cell>
          <table:table-cell table:formula="of:=AVERAGE([$'clean-data-no-outliers'.$L$114:$'clean-data-no-outliers'.$L$122])" office:value-type="float" office:value="1.1078343112073" calcext:value-type="float">
            <text:p>1.1078343112073</text:p>
          </table:table-cell>
          <table:table-cell table:number-columns-repeated="8"/>
        </table:table-row>
        <table:table-row table:style-name="ro2">
          <table:table-cell table:formula="of:=AVERAGE([$'clean-data-no-outliers'.$L$17:$'clean-data-no-outliers'.$L$25])" office:value-type="float" office:value="1.78641548347147" calcext:value-type="float">
            <text:p>1.78641548347147</text:p>
          </table:table-cell>
          <table:table-cell table:formula="of:=AVERAGE([$'clean-data-no-outliers'.$L$53:$'clean-data-no-outliers'.$L$61])" office:value-type="float" office:value="1.41118243896022" calcext:value-type="float">
            <text:p>1.41118243896022</text:p>
          </table:table-cell>
          <table:table-cell table:formula="of:=AVERAGE([$'clean-data-no-outliers'.$L$87:$'clean-data-no-outliers'.$L$95])" office:value-type="float" office:value="1.23892516919491" calcext:value-type="float">
            <text:p>1.23892516919491</text:p>
          </table:table-cell>
          <table:table-cell table:formula="of:=AVERAGE([$'clean-data-no-outliers'.$L$123:$'clean-data-no-outliers'.$L$131])" office:value-type="float" office:value="1.26519739478583" calcext:value-type="float">
            <text:p>1.26519739478583</text:p>
          </table:table-cell>
          <table:table-cell table:number-columns-repeated="8"/>
        </table:table-row>
        <table:table-row table:style-name="ro2">
          <table:table-cell table:formula="of:=AVERAGE([$'clean-data-no-outliers'.$L$26:$'clean-data-no-outliers'.$L$34])" office:value-type="float" office:value="1.25023292573144" calcext:value-type="float">
            <text:p>1.25023292573144</text:p>
          </table:table-cell>
          <table:table-cell table:formula="of:=AVERAGE([$'clean-data-no-outliers'.$L$62:$'clean-data-no-outliers'.$L$70])" office:value-type="float" office:value="1.2850061496277" calcext:value-type="float">
            <text:p>1.2850061496277</text:p>
          </table:table-cell>
          <table:table-cell table:formula="of:=AVERAGE([$'clean-data-no-outliers'.$L$96:$'clean-data-no-outliers'.$L$104])" office:value-type="float" office:value="1.05504293424204" calcext:value-type="float">
            <text:p>1.05504293424204</text:p>
          </table:table-cell>
          <table:table-cell table:formula="of:=AVERAGE([$'clean-data-no-outliers'.$L$132:$'clean-data-no-outliers'.$L$140])" office:value-type="float" office:value="1.02876984126984" calcext:value-type="float">
            <text:p>1.02876984126984</text:p>
          </table:table-cell>
          <table:table-cell table:number-columns-repeated="8"/>
        </table:table-row>
        <table:table-row table:style-name="ro2">
          <table:table-cell table:style-name="ce47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4" table:number-rows-spanned="1">
            <text:p>Utilized Bandwidth</text:p>
          </table:table-cell>
          <table:covered-table-cell table:number-columns-repeated="3" table:style-name="ce47"/>
          <table:table-cell table:number-columns-repeated="8"/>
        </table:table-row>
        <table:table-row table:style-name="ro2">
          <table:table-cell table:formula="of:=AVERAGE([$'clean-data-no-outliers'.$N$2:$'clean-data-no-outliers'.$N$7])" office:value-type="float" office:value="0.661203125837272" calcext:value-type="float">
            <text:p>0.661203125837272</text:p>
          </table:table-cell>
          <table:table-cell table:formula="of:=AVERAGE([$'clean-data-no-outliers'.$N$35:$'clean-data-no-outliers'.$N$43])" office:value-type="float" office:value="0.655769452648094" calcext:value-type="float">
            <text:p>0.655769452648094</text:p>
          </table:table-cell>
          <table:table-cell table:formula="of:=AVERAGE([$'clean-data-no-outliers'.$N$71:$'clean-data-no-outliers'.$N$79])" office:value-type="float" office:value="0.906740232781372" calcext:value-type="float">
            <text:p>0.906740232781372</text:p>
          </table:table-cell>
          <table:table-cell table:formula="of:=AVERAGE([$'clean-data-no-outliers'.$N$105:$'clean-data-no-outliers'.$N$113])" office:value-type="float" office:value="0.844844014069188" calcext:value-type="float">
            <text:p>0.844844014069188</text:p>
          </table:table-cell>
          <table:table-cell table:number-columns-repeated="8"/>
        </table:table-row>
        <table:table-row table:style-name="ro2">
          <table:table-cell table:formula="of:=AVERAGE([$'clean-data-no-outliers'.$N$8:$'clean-data-no-outliers'.$N$16])" office:value-type="float" office:value="0.674714694726001" calcext:value-type="float">
            <text:p>0.674714694726001</text:p>
          </table:table-cell>
          <table:table-cell table:formula="of:=AVERAGE([$'clean-data-no-outliers'.$N$44:$'clean-data-no-outliers'.$N$52])" office:value-type="float" office:value="0.6628399139175" calcext:value-type="float">
            <text:p>0.6628399139175</text:p>
          </table:table-cell>
          <table:table-cell table:formula="of:=AVERAGE([$'clean-data-no-outliers'.$N$80:$'clean-data-no-outliers'.$N$86])" office:value-type="float" office:value="0.927682436611008" calcext:value-type="float">
            <text:p>0.927682436611008</text:p>
          </table:table-cell>
          <table:table-cell table:formula="of:=AVERAGE([$'clean-data-no-outliers'.$N$114:$'clean-data-no-outliers'.$N$122])" office:value-type="float" office:value="0.892463866641193" calcext:value-type="float">
            <text:p>0.892463866641193</text:p>
          </table:table-cell>
          <table:table-cell table:number-columns-repeated="8"/>
        </table:table-row>
        <table:table-row table:style-name="ro2">
          <table:table-cell table:formula="of:=AVERAGE([$'clean-data-no-outliers'.$N$17:$'clean-data-no-outliers'.$N$25])" office:value-type="float" office:value="0.566398218160288" calcext:value-type="float">
            <text:p>0.566398218160288</text:p>
          </table:table-cell>
          <table:table-cell table:formula="of:=AVERAGE([$'clean-data-no-outliers'.$N$53:$'clean-data-no-outliers'.$N$61])" office:value-type="float" office:value="0.728506716402392" calcext:value-type="float">
            <text:p>0.728506716402392</text:p>
          </table:table-cell>
          <table:table-cell table:formula="of:=AVERAGE([$'clean-data-no-outliers'.$N$87:$'clean-data-no-outliers'.$N$95])" office:value-type="float" office:value="0.850219409042939" calcext:value-type="float">
            <text:p>0.850219409042939</text:p>
          </table:table-cell>
          <table:table-cell table:formula="of:=AVERAGE([$'clean-data-no-outliers'.$N$123:$'clean-data-no-outliers'.$N$131])" office:value-type="float" office:value="0.840806873630311" calcext:value-type="float">
            <text:p>0.840806873630311</text:p>
          </table:table-cell>
          <table:table-cell table:number-columns-repeated="8"/>
        </table:table-row>
        <table:table-row table:style-name="ro2">
          <table:table-cell table:formula="of:=AVERAGE([$'clean-data-no-outliers'.$N$26:$'clean-data-no-outliers'.$N$34])" office:value-type="float" office:value="0.805926515545944" calcext:value-type="float">
            <text:p>0.805926515545944</text:p>
          </table:table-cell>
          <table:table-cell table:formula="of:=AVERAGE([$'clean-data-no-outliers'.$N$62:$'clean-data-no-outliers'.$N$70])" office:value-type="float" office:value="0.798154746491621" calcext:value-type="float">
            <text:p>0.798154746491621</text:p>
          </table:table-cell>
          <table:table-cell table:formula="of:=AVERAGE([$'clean-data-no-outliers'.$N$96:$'clean-data-no-outliers'.$N$104])" office:value-type="float" office:value="0.949085830578263" calcext:value-type="float">
            <text:p>0.949085830578263</text:p>
          </table:table-cell>
          <table:table-cell table:formula="of:=AVERAGE([$'clean-data-no-outliers'.$N$132:$'clean-data-no-outliers'.$N$140])" office:value-type="float" office:value="0.968342026236763" calcext:value-type="float">
            <text:p>0.968342026236763</text:p>
          </table:table-cell>
          <table:table-cell table:number-columns-repeated="8"/>
        </table:table-row>
        <table:table-row table:style-name="ro2">
          <table:table-cell table:style-name="ce47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4" table:number-rows-spanned="1">
            <text:p>Wasted Bandwidth</text:p>
          </table:table-cell>
          <table:covered-table-cell table:number-columns-repeated="3" table:style-name="ce47"/>
          <table:table-cell table:number-columns-repeated="8"/>
        </table:table-row>
        <table:table-row table:style-name="ro2">
          <table:table-cell table:formula="of:=AVERAGE([$'clean-data-no-outliers'.$O$2:$'clean-data-no-outliers'.$O$7])" office:value-type="float" office:value="0.338796874162728" calcext:value-type="float">
            <text:p>0.338796874162728</text:p>
          </table:table-cell>
          <table:table-cell table:formula="of:=AVERAGE([$'clean-data-no-outliers'.$O$35:$'clean-data-no-outliers'.$O$43])" office:value-type="float" office:value="0.344230547351906" calcext:value-type="float">
            <text:p>0.344230547351906</text:p>
          </table:table-cell>
          <table:table-cell table:formula="of:=AVERAGE([$'clean-data-no-outliers'.$O$71:$'clean-data-no-outliers'.$O$79])" office:value-type="float" office:value="0.0932597672186282" calcext:value-type="float">
            <text:p>0.093259767218628</text:p>
          </table:table-cell>
          <table:table-cell table:formula="of:=AVERAGE([$'clean-data-no-outliers'.$O$105:$'clean-data-no-outliers'.$O$113])" office:value-type="float" office:value="0.155155985930812" calcext:value-type="float">
            <text:p>0.155155985930812</text:p>
          </table:table-cell>
          <table:table-cell table:number-columns-repeated="8"/>
        </table:table-row>
        <table:table-row table:style-name="ro2">
          <table:table-cell table:formula="of:=AVERAGE([$'clean-data-no-outliers'.$O$8:$'clean-data-no-outliers'.$O$16])" office:value-type="float" office:value="0.325285305273999" calcext:value-type="float">
            <text:p>0.325285305273999</text:p>
          </table:table-cell>
          <table:table-cell table:formula="of:=AVERAGE([$'clean-data-no-outliers'.$O$44:$'clean-data-no-outliers'.$O$52])" office:value-type="float" office:value="0.3371600860825" calcext:value-type="float">
            <text:p>0.3371600860825</text:p>
          </table:table-cell>
          <table:table-cell table:formula="of:=AVERAGE([$'clean-data-no-outliers'.$O$80:$'clean-data-no-outliers'.$O$86])" office:value-type="float" office:value="0.072317563388992" calcext:value-type="float">
            <text:p>0.072317563388992</text:p>
          </table:table-cell>
          <table:table-cell table:formula="of:=AVERAGE([$'clean-data-no-outliers'.$O$114:$'clean-data-no-outliers'.$O$122])" office:value-type="float" office:value="0.107536133358807" calcext:value-type="float">
            <text:p>0.107536133358807</text:p>
          </table:table-cell>
          <table:table-cell table:number-columns-repeated="8"/>
        </table:table-row>
        <table:table-row table:style-name="ro2">
          <table:table-cell table:formula="of:=AVERAGE([$'clean-data-no-outliers'.$O$17:$'clean-data-no-outliers'.$O$25])" office:value-type="float" office:value="0.433601781839712" calcext:value-type="float">
            <text:p>0.433601781839712</text:p>
          </table:table-cell>
          <table:table-cell table:formula="of:=AVERAGE([$'clean-data-no-outliers'.$O$53:$'clean-data-no-outliers'.$O$61])" office:value-type="float" office:value="0.271493283597608" calcext:value-type="float">
            <text:p>0.271493283597608</text:p>
          </table:table-cell>
          <table:table-cell table:formula="of:=AVERAGE([$'clean-data-no-outliers'.$O$87:$'clean-data-no-outliers'.$O$95])" office:value-type="float" office:value="0.149780590957062" calcext:value-type="float">
            <text:p>0.149780590957062</text:p>
          </table:table-cell>
          <table:table-cell table:formula="of:=AVERAGE([$'clean-data-no-outliers'.$O$123:$'clean-data-no-outliers'.$O$131])" office:value-type="float" office:value="0.159193126369689" calcext:value-type="float">
            <text:p>0.159193126369689</text:p>
          </table:table-cell>
          <table:table-cell table:number-columns-repeated="8"/>
        </table:table-row>
        <table:table-row table:style-name="ro2">
          <table:table-cell table:formula="of:=AVERAGE([$'clean-data-no-outliers'.$O$26:$'clean-data-no-outliers'.$O$34])" office:value-type="float" office:value="0.194073484454056" calcext:value-type="float">
            <text:p>0.194073484454056</text:p>
          </table:table-cell>
          <table:table-cell table:formula="of:=AVERAGE([$'clean-data-no-outliers'.$O$62:$'clean-data-no-outliers'.$O$70])" office:value-type="float" office:value="0.201845253508379" calcext:value-type="float">
            <text:p>0.201845253508379</text:p>
          </table:table-cell>
          <table:table-cell table:formula="of:=AVERAGE([$'clean-data-no-outliers'.$O$96:$'clean-data-no-outliers'.$O$104])" office:value-type="float" office:value="0.0509141694217375" calcext:value-type="float">
            <text:p>0.050914169421738</text:p>
          </table:table-cell>
          <table:table-cell table:formula="of:=AVERAGE([$'clean-data-no-outliers'.$O$132:$'clean-data-no-outliers'.$O$140])" office:value-type="float" office:value="0.0316579737632369" calcext:value-type="float">
            <text:p>0.031657973763237</text:p>
          </table:table-cell>
          <table:table-cell table:number-columns-repeated="8"/>
        </table:table-row>
        <table:table-row table:style-name="ro2">
          <table:table-cell table:style-name="ce47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4" table:number-rows-spanned="1">
            <text:p>Total Error Rate</text:p>
          </table:table-cell>
          <table:covered-table-cell table:number-columns-repeated="3" table:style-name="ce47"/>
          <table:table-cell table:number-columns-repeated="8"/>
        </table:table-row>
        <table:table-row table:style-name="ro2">
          <table:table-cell table:formula="of:=AVERAGE([$'clean-data-no-outliers'.$P$2:$'clean-data-no-outliers'.$P$7])" office:value-type="float" office:value="0.212972170970107" calcext:value-type="float">
            <text:p>0.212972170970107</text:p>
          </table:table-cell>
          <table:table-cell table:formula="of:=AVERAGE([$'clean-data-no-outliers'.$P$35:$'clean-data-no-outliers'.$P$43])" office:value-type="float" office:value="0.220946898384763" calcext:value-type="float">
            <text:p>0.220946898384763</text:p>
          </table:table-cell>
          <table:table-cell table:formula="of:=AVERAGE([$'clean-data-no-outliers'.$P$71:$'clean-data-no-outliers'.$P$79])" office:value-type="float" office:value="0.0496050626079362" calcext:value-type="float">
            <text:p>0.049605062607936</text:p>
          </table:table-cell>
          <table:table-cell table:formula="of:=AVERAGE([$'clean-data-no-outliers'.$P$105:$'clean-data-no-outliers'.$P$113])" office:value-type="float" office:value="0.0866737723186337" calcext:value-type="float">
            <text:p>0.086673772318634</text:p>
          </table:table-cell>
          <table:table-cell table:number-columns-repeated="8"/>
        </table:table-row>
        <table:table-row table:style-name="ro2">
          <table:table-cell table:formula="of:=AVERAGE([$'clean-data-no-outliers'.$P$8:$'clean-data-no-outliers'.$P$16])" office:value-type="float" office:value="0.204032698452088" calcext:value-type="float">
            <text:p>0.204032698452088</text:p>
          </table:table-cell>
          <table:table-cell table:formula="of:=AVERAGE([$'clean-data-no-outliers'.$P$44:$'clean-data-no-outliers'.$P$52])" office:value-type="float" office:value="0.21380072952177" calcext:value-type="float">
            <text:p>0.21380072952177</text:p>
          </table:table-cell>
          <table:table-cell table:formula="of:=AVERAGE([$'clean-data-no-outliers'.$P$80:$'clean-data-no-outliers'.$P$86])" office:value-type="float" office:value="0.045209798690274" calcext:value-type="float">
            <text:p>0.045209798690274</text:p>
          </table:table-cell>
          <table:table-cell table:formula="of:=AVERAGE([$'clean-data-no-outliers'.$P$114:$'clean-data-no-outliers'.$P$122])" office:value-type="float" office:value="0.0632792890187107" calcext:value-type="float">
            <text:p>0.063279289018711</text:p>
          </table:table-cell>
          <table:table-cell table:number-columns-repeated="8"/>
        </table:table-row>
        <table:table-row table:style-name="ro2">
          <table:table-cell table:formula="of:=AVERAGE([$'clean-data-no-outliers'.$P$17:$'clean-data-no-outliers'.$P$25])" office:value-type="float" office:value="0.28053767225976" calcext:value-type="float">
            <text:p>0.28053767225976</text:p>
          </table:table-cell>
          <table:table-cell table:formula="of:=AVERAGE([$'clean-data-no-outliers'.$P$53:$'clean-data-no-outliers'.$P$61])" office:value-type="float" office:value="0.163794226038309" calcext:value-type="float">
            <text:p>0.163794226038309</text:p>
          </table:table-cell>
          <table:table-cell table:formula="of:=AVERAGE([$'clean-data-no-outliers'.$P$87:$'clean-data-no-outliers'.$P$95])" office:value-type="float" office:value="0.0914155561214385" calcext:value-type="float">
            <text:p>0.091415556121439</text:p>
          </table:table-cell>
          <table:table-cell table:formula="of:=AVERAGE([$'clean-data-no-outliers'.$P$123:$'clean-data-no-outliers'.$P$131])" office:value-type="float" office:value="0.101278460193515" calcext:value-type="float">
            <text:p>0.101278460193515</text:p>
          </table:table-cell>
          <table:table-cell table:number-columns-repeated="8"/>
        </table:table-row>
        <table:table-row table:style-name="ro2">
          <table:table-cell table:formula="of:=AVERAGE([$'clean-data-no-outliers'.$P$26:$'clean-data-no-outliers'.$P$34])" office:value-type="float" office:value="0.109010970024523" calcext:value-type="float">
            <text:p>0.109010970024523</text:p>
          </table:table-cell>
          <table:table-cell table:formula="of:=AVERAGE([$'clean-data-no-outliers'.$P$62:$'clean-data-no-outliers'.$P$70])" office:value-type="float" office:value="0.11738850919018" calcext:value-type="float">
            <text:p>0.11738850919018</text:p>
          </table:table-cell>
          <table:table-cell table:formula="of:=AVERAGE([$'clean-data-no-outliers'.$P$96:$'clean-data-no-outliers'.$P$104])" office:value-type="float" office:value="0.028988603988604" calcext:value-type="float">
            <text:p>0.028988603988604</text:p>
          </table:table-cell>
          <table:table-cell table:formula="of:=AVERAGE([$'clean-data-no-outliers'.$P$132:$'clean-data-no-outliers'.$P$140])" office:value-type="float" office:value="0.0200619338550373" calcext:value-type="float">
            <text:p>0.020061933855037</text:p>
          </table:table-cell>
          <table:table-cell table:number-columns-repeated="8"/>
        </table:table-row>
        <table:table-row table:style-name="ro2">
          <table:table-cell table:style-name="ce90"/>
          <table:table-cell table:style-name="ce47"/>
          <table:table-cell table:style-name="ce90"/>
          <table:table-cell table:style-name="ce47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4" table:number-rows-spanned="1">
            <text:p>Not Corrected Error Rate</text:p>
          </table:table-cell>
          <table:covered-table-cell table:number-columns-repeated="3" table:style-name="ce47"/>
          <table:table-cell table:number-columns-repeated="8"/>
        </table:table-row>
        <table:table-row table:style-name="ro2">
          <table:table-cell table:formula="of:=AVERAGE([$'clean-data-no-outliers'.$Q$2:$'clean-data-no-outliers'.$Q$7])" office:value-type="float" office:value="0.00555555555555555" calcext:value-type="float">
            <text:p>0.005555555555556</text:p>
          </table:table-cell>
          <table:table-cell table:formula="of:=AVERAGE([$'clean-data-no-outliers'.$Q$35:$'clean-data-no-outliers'.$Q$43])" office:value-type="float" office:value="0.0119303093551264" calcext:value-type="float">
            <text:p>0.011930309355126</text:p>
          </table:table-cell>
          <table:table-cell table:formula="of:=AVERAGE([$'clean-data-no-outliers'.$Q$71:$'clean-data-no-outliers'.$Q$79])" office:value-type="float" office:value="0" calcext:value-type="float">
            <text:p>0</text:p>
          </table:table-cell>
          <table:table-cell table:formula="of:=AVERAGE([$'clean-data-no-outliers'.$Q$105:$'clean-data-no-outliers'.$Q$113]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formula="of:=AVERAGE([$'clean-data-no-outliers'.$Q$8:$'clean-data-no-outliers'.$Q$16])" office:value-type="float" office:value="0" calcext:value-type="float">
            <text:p>0</text:p>
          </table:table-cell>
          <table:table-cell table:formula="of:=AVERAGE([$'clean-data-no-outliers'.$Q$44:$'clean-data-no-outliers'.$Q$52])" office:value-type="float" office:value="0.0109203296703297" calcext:value-type="float">
            <text:p>0.01092032967033</text:p>
          </table:table-cell>
          <table:table-cell table:formula="of:=AVERAGE([$'clean-data-no-outliers'.$Q$80:$'clean-data-no-outliers'.$Q$86])" office:value-type="float" office:value="0.0112781954887218" calcext:value-type="float">
            <text:p>0.011278195488722</text:p>
          </table:table-cell>
          <table:table-cell table:formula="of:=AVERAGE([$'clean-data-no-outliers'.$Q$114:$'clean-data-no-outliers'.$Q$122])" office:value-type="float" office:value="0.0127030799845555" calcext:value-type="float">
            <text:p>0.012703079984556</text:p>
          </table:table-cell>
          <table:table-cell table:number-columns-repeated="8"/>
        </table:table-row>
        <table:table-row table:style-name="ro2">
          <table:table-cell table:formula="of:=AVERAGE([$'clean-data-no-outliers'.$Q$17:$'clean-data-no-outliers'.$Q$25])" office:value-type="float" office:value="0.00326797385620914" calcext:value-type="float">
            <text:p>0.003267973856209</text:p>
          </table:table-cell>
          <table:table-cell table:formula="of:=AVERAGE([$'clean-data-no-outliers'.$Q$53:$'clean-data-no-outliers'.$Q$61])" office:value-type="float" office:value="0.00284900284900284" calcext:value-type="float">
            <text:p>0.002849002849003</text:p>
          </table:table-cell>
          <table:table-cell table:formula="of:=AVERAGE([$'clean-data-no-outliers'.$Q$87:$'clean-data-no-outliers'.$Q$95])" office:value-type="float" office:value="0" calcext:value-type="float">
            <text:p>0</text:p>
          </table:table-cell>
          <table:table-cell table:formula="of:=AVERAGE([$'clean-data-no-outliers'.$Q$123:$'clean-data-no-outliers'.$Q$131])" office:value-type="float" office:value="0.00383141762452108" calcext:value-type="float">
            <text:p>0.003831417624521</text:p>
          </table:table-cell>
          <table:table-cell table:number-columns-repeated="8"/>
        </table:table-row>
        <table:table-row table:style-name="ro2">
          <table:table-cell table:formula="of:=AVERAGE([$'clean-data-no-outliers'.$Q$26:$'clean-data-no-outliers'.$Q$34])" office:value-type="float" office:value="0" calcext:value-type="float">
            <text:p>0</text:p>
          </table:table-cell>
          <table:table-cell table:formula="of:=AVERAGE([$'clean-data-no-outliers'.$Q$62:$'clean-data-no-outliers'.$Q$70])" office:value-type="float" office:value="0" calcext:value-type="float">
            <text:p>0</text:p>
          </table:table-cell>
          <table:table-cell table:formula="of:=AVERAGE([$'clean-data-no-outliers'.$Q$96:$'clean-data-no-outliers'.$Q$104])" office:value-type="float" office:value="0.00347222222222222" calcext:value-type="float">
            <text:p>0.003472222222222</text:p>
          </table:table-cell>
          <table:table-cell table:formula="of:=AVERAGE([$'clean-data-no-outliers'.$Q$132:$'clean-data-no-outliers'.$Q$140])" office:value-type="float" office:value="0.0067067067067067" calcext:value-type="float">
            <text:p>0.006706706706707</text:p>
          </table:table-cell>
          <table:table-cell table:number-columns-repeated="8"/>
        </table:table-row>
        <table:table-row table:style-name="ro2"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4" table:number-rows-spanned="1">
            <text:p>Corrected Error Rate</text:p>
          </table:table-cell>
          <table:covered-table-cell table:number-columns-repeated="3" table:style-name="ce47"/>
          <table:table-cell table:number-columns-repeated="8"/>
        </table:table-row>
        <table:table-row table:style-name="ro2">
          <table:table-cell table:formula="of:=AVERAGE([$'clean-data-no-outliers'.$R$2:$'clean-data-no-outliers'.$R$7])" office:value-type="float" office:value="0.207416615414551" calcext:value-type="float">
            <text:p>0.207416615414551</text:p>
          </table:table-cell>
          <table:table-cell table:formula="of:=AVERAGE([$'clean-data-no-outliers'.$R$35:$'clean-data-no-outliers'.$R$43])" office:value-type="float" office:value="0.209016589029637" calcext:value-type="float">
            <text:p>0.209016589029637</text:p>
          </table:table-cell>
          <table:table-cell table:formula="of:=AVERAGE([$'clean-data-no-outliers'.$R$71:$'clean-data-no-outliers'.$R$79])" office:value-type="float" office:value="0.0496050626079362" calcext:value-type="float">
            <text:p>0.049605062607936</text:p>
          </table:table-cell>
          <table:table-cell table:formula="of:=AVERAGE([$'clean-data-no-outliers'.$R$105:$'clean-data-no-outliers'.$R$113])" office:value-type="float" office:value="0.0866737723186337" calcext:value-type="float">
            <text:p>0.086673772318634</text:p>
          </table:table-cell>
          <table:table-cell table:number-columns-repeated="8"/>
        </table:table-row>
        <table:table-row table:style-name="ro2">
          <table:table-cell table:formula="of:=AVERAGE([$'clean-data-no-outliers'.$R$8:$'clean-data-no-outliers'.$R$16])" office:value-type="float" office:value="0.204032698452088" calcext:value-type="float">
            <text:p>0.204032698452088</text:p>
          </table:table-cell>
          <table:table-cell table:formula="of:=AVERAGE([$'clean-data-no-outliers'.$R$44:$'clean-data-no-outliers'.$R$52])" office:value-type="float" office:value="0.20288039985144" calcext:value-type="float">
            <text:p>0.20288039985144</text:p>
          </table:table-cell>
          <table:table-cell table:formula="of:=AVERAGE([$'clean-data-no-outliers'.$R$80:$'clean-data-no-outliers'.$R$86])" office:value-type="float" office:value="0.0339316032015523" calcext:value-type="float">
            <text:p>0.033931603201552</text:p>
          </table:table-cell>
          <table:table-cell table:formula="of:=AVERAGE([$'clean-data-no-outliers'.$R$114:$'clean-data-no-outliers'.$R$122])" office:value-type="float" office:value="0.0505762090341552" calcext:value-type="float">
            <text:p>0.050576209034155</text:p>
          </table:table-cell>
          <table:table-cell table:number-columns-repeated="8"/>
        </table:table-row>
        <table:table-row table:style-name="ro2">
          <table:table-cell table:formula="of:=AVERAGE([$'clean-data-no-outliers'.$R$17:$'clean-data-no-outliers'.$R$25])" office:value-type="float" office:value="0.277269698403551" calcext:value-type="float">
            <text:p>0.277269698403551</text:p>
          </table:table-cell>
          <table:table-cell table:formula="of:=AVERAGE([$'clean-data-no-outliers'.$R$53:$'clean-data-no-outliers'.$R$61])" office:value-type="float" office:value="0.160945223189306" calcext:value-type="float">
            <text:p>0.160945223189306</text:p>
          </table:table-cell>
          <table:table-cell table:formula="of:=AVERAGE([$'clean-data-no-outliers'.$R$87:$'clean-data-no-outliers'.$R$95])" office:value-type="float" office:value="0.0914155561214385" calcext:value-type="float">
            <text:p>0.091415556121439</text:p>
          </table:table-cell>
          <table:table-cell table:formula="of:=AVERAGE([$'clean-data-no-outliers'.$R$123:$'clean-data-no-outliers'.$R$131])" office:value-type="float" office:value="0.0974470425689938" calcext:value-type="float">
            <text:p>0.097447042568994</text:p>
          </table:table-cell>
          <table:table-cell table:number-columns-repeated="8"/>
        </table:table-row>
        <table:table-row table:style-name="ro2">
          <table:table-cell table:formula="of:=AVERAGE([$'clean-data-no-outliers'.$R$26:$'clean-data-no-outliers'.$R$34])" office:value-type="float" office:value="0.109010970024523" calcext:value-type="float">
            <text:p>0.109010970024523</text:p>
          </table:table-cell>
          <table:table-cell table:formula="of:=AVERAGE([$'clean-data-no-outliers'.$R$62:$'clean-data-no-outliers'.$R$70])" office:value-type="float" office:value="0.11738850919018" calcext:value-type="float">
            <text:p>0.11738850919018</text:p>
          </table:table-cell>
          <table:table-cell table:formula="of:=AVERAGE([$'clean-data-no-outliers'.$R$96:$'clean-data-no-outliers'.$R$104])" office:value-type="float" office:value="0.0255163817663818" calcext:value-type="float">
            <text:p>0.025516381766382</text:p>
          </table:table-cell>
          <table:table-cell table:formula="of:=AVERAGE([$'clean-data-no-outliers'.$R$132:$'clean-data-no-outliers'.$R$140])" office:value-type="float" office:value="0.0133552271483306" calcext:value-type="float">
            <text:p>0.01335522714833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'clean-data'.A1:'clean-data'.R145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outliers.B9:outliers.B9" table:contains-header="false" table:orientation="column"/>
        <table:database-range table:name="__Anonymous_Sheet_DB__2" table:target-range-address="'clean-data-no-outliers'.A1:'clean-data-no-outliers'.R14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number:number-style style:name="N129">
      <number:number number:decimal-places="11" loext:min-decimal-places="11" number:min-integer-digits="1" number:grouping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2" loext:min-decimal-places="12" number:min-integer-digits="1" number:grouping="true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Outlier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00-00-00</text:date>, <text:time style:data-style-name="N2" text:time-value="15:07:09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6T17:11:37.949000000</dc:date>
    <meta:editing-duration>PT5H34M14S</meta:editing-duration>
    <meta:editing-cycles>87</meta:editing-cycles>
    <meta:generator>LibreOffice/6.2.0.3$Windows_X86_64 LibreOffice_project/98c6a8a1c6c7b144ce3cc729e34964b47ce25d62</meta:generator>
    <meta:document-statistic meta:table-count="5" meta:cell-count="552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B20:analysis.B23" chart:error-lower-range="analysis.B20:analysis.B2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aximum="2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error-category="cell-range" chart:error-upper-range="analysis.B20:analysis.B23" chart:error-lower-range="analysis.B20:analysis.B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B20:analysis.B23" chart:error-lower-range="analysis.B20:analysis.B23" loext:std-weight="1"/>
      <style:graphic-properties draw:stroke="solid" svg:stroke-width="0.03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982cm" svg:y="0.336cm" chart:style-name="ch2">
          <text:p>Average Time (ms)</text:p>
        </chart:title>
        <chart:plot-area chart:style-name="ch3" table:cell-range-address="analysis.A12:analysis.B16" chart:data-source-has-labels="both" svg:x="0.2cm" svg:y="1.311cm" svg:width="9.601cm" svg:height="8.49cm">
          <chartooo:coordinate-region svg:x="1.328cm" svg:y="1.509cm" svg:width="8.473cm" svg:height="7.648cm"/>
          <chart:axis chart:dimension="x" chart:name="primary-x" chart:style-name="ch4" chartooo:axis-type="auto">
            <chartooo:date-scale/>
            <chart:categories table:cell-range-address="analysis.A13:analysi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B13:analysis.B16" chart:label-cell-address="analysis.B12:analysis.B12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(ms)</text:p>
                <draw:g>
                  <svg:desc>analysis.B12:analysis.B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13:analysis.A16</svg:desc>
                </draw:g>
              </table:table-cell>
              <table:table-cell office:value-type="float" office:value="656.094766228208">
                <text:p>656.094766228208</text:p>
                <draw:g>
                  <svg:desc>analysis.B13:analysis.B16</svg:desc>
                </draw:g>
              </table:table-cell>
              <table:table-cell office:value-type="float" office:value="341.019603459766">
                <text:p>341.019603459766</text:p>
                <draw:g>
                  <svg:desc>analysis.B20:analysis.B23</svg:desc>
                </draw:g>
              </table:table-cell>
              <table:table-cell office:value-type="float" office:value="341.019603459766">
                <text:p>341.019603459766</text:p>
                <draw:g>
                  <svg:desc>analysis.B20:analysis.B23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867.472222222222">
                <text:p>867.472222222222</text:p>
              </table:table-cell>
              <table:table-cell office:value-type="float" office:value="312.370941112214">
                <text:p>312.370941112214</text:p>
              </table:table-cell>
              <table:table-cell office:value-type="float" office:value="312.370941112214">
                <text:p>312.370941112214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1456.60294117647">
                <text:p>1456.60294117647</text:p>
              </table:table-cell>
              <table:table-cell office:value-type="float" office:value="452.36915778664">
                <text:p>452.36915778664</text:p>
              </table:table-cell>
              <table:table-cell office:value-type="float" office:value="452.36915778664">
                <text:p>452.36915778664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1327">
                <text:p>1327</text:p>
              </table:table-cell>
              <table:table-cell office:value-type="float" office:value="316.788061732664">
                <text:p>316.788061732664</text:p>
              </table:table-cell>
              <table:table-cell office:value-type="float" office:value="316.788061732664">
                <text:p>316.788061732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nalysis.C20:analysis.C23" chart:error-lower-range="analysis.C20:analysis.C2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0" chart:maximum="0.14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 chart:error-category="cell-range" chart:error-upper-range="analysis.C20:analysis.C23" chart:error-lower-range="analysis.C20:analysis.C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C20:analysis.C23" chart:error-lower-range="analysis.C20:analysis.C23" loext:std-weight="1"/>
      <style:graphic-properties draw:stroke="solid" svg:stroke-width="0.03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1.265cm" svg:y="0.336cm" chart:style-name="ch2">
          <text:p>Minimum String Distance Error Rate</text:p>
        </chart:title>
        <chart:plot-area chart:style-name="ch3" table:cell-range-address="analysis.A13:analysis.A16 analysis.C12:analysis.C16" chart:data-source-has-labels="both" svg:x="0.2cm" svg:y="1.311cm" svg:width="9.601cm" svg:height="8.49cm">
          <chartooo:coordinate-region svg:x="1.131cm" svg:y="1.509cm" svg:width="8.67cm" svg:height="7.648cm"/>
          <chart:axis chart:dimension="x" chart:name="primary-x" chart:style-name="ch4" chartooo:axis-type="auto">
            <chartooo:date-scale/>
            <chart:categories table:cell-range-address="analysis.A13:analysi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C13:analysis.C16" chart:label-cell-address="analysis.C12:analysis.C12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 String Distance Error Rate</text:p>
                <draw:g>
                  <svg:desc>analysis.C12:analysis.C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13:analysis.A16</svg:desc>
                </draw:g>
              </table:table-cell>
              <table:table-cell office:value-type="float" office:value="0.00224466891133558">
                <text:p>0.00224466891133558</text:p>
                <draw:g>
                  <svg:desc>analysis.C13:analysis.C16</svg:desc>
                </draw:g>
              </table:table-cell>
              <table:table-cell office:value-type="float" office:value="0.00890498987820556">
                <text:p>0.00890498987820556</text:p>
                <draw:g>
                  <svg:desc>analysis.C20:analysis.C23</svg:desc>
                </draw:g>
              </table:table-cell>
              <table:table-cell office:value-type="float" office:value="0.00890498987820556">
                <text:p>0.00890498987820556</text:p>
                <draw:g>
                  <svg:desc>analysis.C20:analysis.C23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00824660323899675">
                <text:p>0.00824660323899675</text:p>
              </table:table-cell>
              <table:table-cell office:value-type="float" office:value="0.0174392765849834">
                <text:p>0.0174392765849834</text:p>
              </table:table-cell>
              <table:table-cell office:value-type="float" office:value="0.0174392765849834">
                <text:p>0.0174392765849834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0181943131441998">
                <text:p>0.0181943131441998</text:p>
              </table:table-cell>
              <table:table-cell office:value-type="float" office:value="0.102957698241004">
                <text:p>0.102957698241004</text:p>
              </table:table-cell>
              <table:table-cell office:value-type="float" office:value="0.102957698241004">
                <text:p>0.102957698241004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00602705011872379">
                <text:p>0.00602705011872379</text:p>
              </table:table-cell>
              <table:table-cell office:value-type="float" office:value="0.0137966644749972">
                <text:p>0.0137966644749972</text:p>
              </table:table-cell>
              <table:table-cell office:value-type="float" office:value="0.0137966644749972">
                <text:p>0.0137966644749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D20:analysis.D23" chart:error-lower-range="analysis.D20:analysis.D2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 chart:error-category="cell-range" chart:error-upper-range="analysis.D20:analysis.D23" chart:error-lower-range="analysis.D20:analysis.D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D20:analysis.D23" chart:error-lower-range="analysis.D20:analysis.D23" loext:std-weight="1"/>
      <style:graphic-properties draw:stroke="solid" svg:stroke-width="0.03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21cm" svg:y="0.336cm" chart:style-name="ch2">
          <text:p>Key Strokes Per Character</text:p>
        </chart:title>
        <chart:plot-area chart:style-name="ch3" table:cell-range-address="analysis.A13:analysis.A16 analysis.D12:analysis.D16" chart:data-source-has-labels="both" svg:x="0.2cm" svg:y="1.311cm" svg:width="9.601cm" svg:height="8.49cm">
          <chartooo:coordinate-region svg:x="1.131cm" svg:y="1.509cm" svg:width="8.67cm" svg:height="7.648cm"/>
          <chart:axis chart:dimension="x" chart:name="primary-x" chart:style-name="ch4" chartooo:axis-type="auto">
            <chartooo:date-scale/>
            <chart:categories table:cell-range-address="analysis.A13:analysi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D13:analysis.D16" chart:label-cell-address="analysis.D12:analysis.D12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 Strokes Per Character</text:p>
                <draw:g>
                  <svg:desc>analysis.D12:analysis.D1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13:analysis.A16</svg:desc>
                </draw:g>
              </table:table-cell>
              <table:table-cell office:value-type="float" office:value="1.58952206874438">
                <text:p>1.58952206874438</text:p>
                <draw:g>
                  <svg:desc>analysis.D13:analysis.D16</svg:desc>
                </draw:g>
              </table:table-cell>
              <table:table-cell office:value-type="float" office:value="0.375464423766453">
                <text:p>0.375464423766453</text:p>
                <draw:g>
                  <svg:desc>analysis.D20:analysis.D23</svg:desc>
                </draw:g>
              </table:table-cell>
              <table:table-cell office:value-type="float" office:value="0.375464423766453">
                <text:p>0.375464423766453</text:p>
                <draw:g>
                  <svg:desc>analysis.D20:analysis.D23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1.45710256523471">
                <text:p>1.45710256523471</text:p>
              </table:table-cell>
              <table:table-cell office:value-type="float" office:value="0.298175319241263">
                <text:p>0.298175319241263</text:p>
              </table:table-cell>
              <table:table-cell office:value-type="float" office:value="0.298175319241263">
                <text:p>0.298175319241263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1.12862894197532">
                <text:p>1.12862894197532</text:p>
              </table:table-cell>
              <table:table-cell office:value-type="float" office:value="0.18949438554689">
                <text:p>0.18949438554689</text:p>
              </table:table-cell>
              <table:table-cell office:value-type="float" office:value="0.18949438554689">
                <text:p>0.18949438554689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1.15155415005473">
                <text:p>1.15155415005473</text:p>
              </table:table-cell>
              <table:table-cell office:value-type="float" office:value="0.21395968232634">
                <text:p>0.21395968232634</text:p>
              </table:table-cell>
              <table:table-cell office:value-type="float" office:value="0.21395968232634">
                <text:p>0.21395968232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E20:analysis.E23" chart:error-lower-range="analysis.E20:analysis.E2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0" chart:maximum="1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error-category="cell-range" chart:error-upper-range="analysis.E20:analysis.E23" chart:error-lower-range="analysis.E20:analysis.E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E20:analysis.E23" chart:error-lower-range="analysis.E20:analysis.E23" loext:std-weight="1"/>
      <style:graphic-properties draw:stroke="solid" svg:stroke-width="0.03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1.848cm" svg:y="0.336cm" chart:style-name="ch2">
          <text:p>Participant Conscientiousness</text:p>
        </chart:title>
        <chart:plot-area chart:style-name="ch3" table:cell-range-address="analysis.A13:analysis.A16 analysis.E12:analysis.E16" chart:data-source-has-labels="both" svg:x="0.2cm" svg:y="1.311cm" svg:width="9.601cm" svg:height="8.49cm">
          <chartooo:coordinate-region svg:x="1.131cm" svg:y="1.51cm" svg:width="8.67cm" svg:height="7.647cm"/>
          <chart:axis chart:dimension="x" chart:name="primary-x" chart:style-name="ch4" chartooo:axis-type="auto">
            <chartooo:date-scale/>
            <chart:categories table:cell-range-address="analysis.A13:analysi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E13:analysis.E16" chart:label-cell-address="analysis.E12:analysis.E12" chart:class="chart:bar">
            <chart:error-indicator chart:style-name="ch8" chart:dimension="y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cipant Conscientiousness</text:p>
                <draw:g>
                  <svg:desc>analysis.E12:analysis.E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13:analysis.A16</svg:desc>
                </draw:g>
              </table:table-cell>
              <table:table-cell office:value-type="float" office:value="0.988636363636364">
                <text:p>0.988636363636364</text:p>
                <draw:g>
                  <svg:desc>analysis.E13:analysis.E16</svg:desc>
                </draw:g>
              </table:table-cell>
              <table:table-cell office:value-type="float" office:value="0.0476731294622796">
                <text:p>0.0476731294622796</text:p>
                <draw:g>
                  <svg:desc>analysis.E20:analysis.E23</svg:desc>
                </draw:g>
              </table:table-cell>
              <table:table-cell office:value-type="float" office:value="0.0476731294622796">
                <text:p>0.0476731294622796</text:p>
                <draw:g>
                  <svg:desc>analysis.E20:analysis.E23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969477513227513">
                <text:p>0.969477513227513</text:p>
              </table:table-cell>
              <table:table-cell office:value-type="float" office:value="0.0667732648634795">
                <text:p>0.0667732648634795</text:p>
              </table:table-cell>
              <table:table-cell office:value-type="float" office:value="0.0667732648634795">
                <text:p>0.0667732648634795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972689075630252">
                <text:p>0.972689075630252</text:p>
              </table:table-cell>
              <table:table-cell office:value-type="float" office:value="0.114094894140329">
                <text:p>0.114094894140329</text:p>
              </table:table-cell>
              <table:table-cell office:value-type="float" office:value="0.114094894140329">
                <text:p>0.114094894140329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10466430427046">
                <text:p>0.10466430427046</text:p>
              </table:table-cell>
              <table:table-cell office:value-type="float" office:value="0.10466430427046">
                <text:p>0.104664304270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F20:analysis.F23" chart:error-lower-range="analysis.F20:analysis.F2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1.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error-category="cell-range" chart:error-upper-range="analysis.F20:analysis.F23" chart:error-lower-range="analysis.F20:analysis.F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F20:analysis.F23" chart:error-lower-range="analysis.F20:analysis.F23" loext:std-weight="1"/>
      <style:graphic-properties draw:stroke="solid" svg:stroke-width="0.03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3.027cm" svg:y="0.336cm" chart:style-name="ch2">
          <text:p>Utilized Bandwidth</text:p>
        </chart:title>
        <chart:plot-area chart:style-name="ch3" table:cell-range-address="analysis.A13:analysis.A16 analysis.F12:analysis.F16" chart:data-source-has-labels="both" svg:x="0.2cm" svg:y="1.311cm" svg:width="9.601cm" svg:height="8.49cm">
          <chartooo:coordinate-region svg:x="1.252cm" svg:y="1.51cm" svg:width="8.549cm" svg:height="8.094cm"/>
          <chart:axis chart:dimension="x" chart:name="primary-x" chart:style-name="ch4" chartooo:axis-type="auto">
            <chartooo:date-scale/>
            <chart:categories table:cell-range-address="analysis.A13:analysi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F13:analysis.F16" chart:label-cell-address="analysis.F12:analysis.F12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zed Bandwidth</text:p>
                <draw:g>
                  <svg:desc>analysis.F12:analysis.F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13:analysis.A16</svg:desc>
                </draw:g>
              </table:table-cell>
              <table:table-cell office:value-type="float" office:value="0.66146932392693">
                <text:p>0.66146932392693</text:p>
                <draw:g>
                  <svg:desc>analysis.F13:analysis.F16</svg:desc>
                </draw:g>
              </table:table-cell>
              <table:table-cell office:value-type="float" office:value="0.149448266306469">
                <text:p>0.149448266306469</text:p>
                <draw:g>
                  <svg:desc>analysis.F20:analysis.F23</svg:desc>
                </draw:g>
              </table:table-cell>
              <table:table-cell office:value-type="float" office:value="0.149448266306469">
                <text:p>0.149448266306469</text:p>
                <draw:g>
                  <svg:desc>analysis.F20:analysis.F23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70745099151902">
                <text:p>0.70745099151902</text:p>
              </table:table-cell>
              <table:table-cell office:value-type="float" office:value="0.136931871609312">
                <text:p>0.136931871609312</text:p>
              </table:table-cell>
              <table:table-cell office:value-type="float" office:value="0.136931871609312">
                <text:p>0.136931871609312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88747116663879">
                <text:p>0.88747116663879</text:p>
              </table:table-cell>
              <table:table-cell office:value-type="float" office:value="0.14826956904473">
                <text:p>0.14826956904473</text:p>
              </table:table-cell>
              <table:table-cell office:value-type="float" office:value="0.14826956904473">
                <text:p>0.14826956904473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885031261943784">
                <text:p>0.885031261943784</text:p>
              </table:table-cell>
              <table:table-cell office:value-type="float" office:value="0.122483569185188">
                <text:p>0.122483569185188</text:p>
              </table:table-cell>
              <table:table-cell office:value-type="float" office:value="0.122483569185188">
                <text:p>0.122483569185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G20:analysis.G23" chart:error-lower-range="analysis.G20:analysis.G2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0.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error-category="cell-range" chart:error-upper-range="analysis.G20:analysis.G23" chart:error-lower-range="analysis.G20:analysis.G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G20:analysis.G23" chart:error-lower-range="analysis.G20:analysis.G23" loext:std-weight="1"/>
      <style:graphic-properties draw:stroke="solid" svg:stroke-width="0.03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3.012cm" svg:y="0.336cm" chart:style-name="ch2">
          <text:p>Wasted Bandwidth</text:p>
        </chart:title>
        <chart:plot-area chart:style-name="ch3" table:cell-range-address="analysis.A13:analysis.A16 analysis.G12:analysis.G16" chart:data-source-has-labels="both" svg:x="0.2cm" svg:y="1.311cm" svg:width="9.601cm" svg:height="8.49cm">
          <chartooo:coordinate-region svg:x="1.131cm" svg:y="1.509cm" svg:width="8.67cm" svg:height="7.648cm"/>
          <chart:axis chart:dimension="x" chart:name="primary-x" chart:style-name="ch4" chartooo:axis-type="auto">
            <chartooo:date-scale/>
            <chart:categories table:cell-range-address="analysis.A13:analysi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G13:analysis.G16" chart:label-cell-address="analysis.G12:analysis.G12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sted Bandwidth</text:p>
                <draw:g>
                  <svg:desc>analysis.G12:analysis.G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13:analysis.A16</svg:desc>
                </draw:g>
              </table:table-cell>
              <table:table-cell office:value-type="float" office:value="0.33853067607307">
                <text:p>0.33853067607307</text:p>
                <draw:g>
                  <svg:desc>analysis.G13:analysis.G16</svg:desc>
                </draw:g>
              </table:table-cell>
              <table:table-cell office:value-type="float" office:value="0.149448266306469">
                <text:p>0.149448266306469</text:p>
                <draw:g>
                  <svg:desc>analysis.G20:analysis.G23</svg:desc>
                </draw:g>
              </table:table-cell>
              <table:table-cell office:value-type="float" office:value="0.149448266306469">
                <text:p>0.149448266306469</text:p>
                <draw:g>
                  <svg:desc>analysis.G20:analysis.G23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292549008480981">
                <text:p>0.292549008480981</text:p>
              </table:table-cell>
              <table:table-cell office:value-type="float" office:value="0.136931871609312">
                <text:p>0.136931871609312</text:p>
              </table:table-cell>
              <table:table-cell office:value-type="float" office:value="0.136931871609312">
                <text:p>0.136931871609312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11252883336121">
                <text:p>0.11252883336121</text:p>
              </table:table-cell>
              <table:table-cell office:value-type="float" office:value="0.14826956904473">
                <text:p>0.14826956904473</text:p>
              </table:table-cell>
              <table:table-cell office:value-type="float" office:value="0.14826956904473">
                <text:p>0.14826956904473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114968738056216">
                <text:p>0.114968738056216</text:p>
              </table:table-cell>
              <table:table-cell office:value-type="float" office:value="0.122483569185188">
                <text:p>0.122483569185188</text:p>
              </table:table-cell>
              <table:table-cell office:value-type="float" office:value="0.122483569185188">
                <text:p>0.1224835691851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H20:analysis.H23" chart:error-lower-range="analysis.H20:analysis.H2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0.3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error-category="cell-range" chart:error-upper-range="analysis.H20:analysis.H23" chart:error-lower-range="analysis.H20:analysis.H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H20:analysis.H23" chart:error-lower-range="analysis.H20:analysis.H23" loext:std-weight="1"/>
      <style:graphic-properties draw:stroke="solid" svg:stroke-width="0.03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3.299cm" svg:y="0.336cm" chart:style-name="ch2">
          <text:p>Total Error Rate</text:p>
        </chart:title>
        <chart:plot-area chart:style-name="ch3" table:cell-range-address="analysis.A13:analysis.A16 analysis.H12:analysis.H16" chart:data-source-has-labels="both" svg:x="0.2cm" svg:y="1.311cm" svg:width="9.601cm" svg:height="8.49cm">
          <chartooo:coordinate-region svg:x="1.131cm" svg:y="1.509cm" svg:width="8.67cm" svg:height="7.648cm"/>
          <chart:axis chart:dimension="x" chart:name="primary-x" chart:style-name="ch4" chartooo:axis-type="auto">
            <chartooo:date-scale/>
            <chart:categories table:cell-range-address="analysis.A13:analysi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H13:analysis.H16" chart:label-cell-address="analysis.H12:analysis.H12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Error Rate</text:p>
                <draw:g>
                  <svg:desc>analysis.H12:analysis.H1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13:analysis.A16</svg:desc>
                </draw:g>
              </table:table-cell>
              <table:table-cell office:value-type="float" office:value="0.214137379269983">
                <text:p>0.214137379269983</text:p>
                <draw:g>
                  <svg:desc>analysis.H13:analysis.H16</svg:desc>
                </draw:g>
              </table:table-cell>
              <table:table-cell office:value-type="float" office:value="0.108364164534027">
                <text:p>0.108364164534027</text:p>
                <draw:g>
                  <svg:desc>analysis.H20:analysis.H23</svg:desc>
                </draw:g>
              </table:table-cell>
              <table:table-cell office:value-type="float" office:value="0.108364164534027">
                <text:p>0.108364164534027</text:p>
                <draw:g>
                  <svg:desc>analysis.H20:analysis.H23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181349424820281">
                <text:p>0.181349424820281</text:p>
              </table:table-cell>
              <table:table-cell office:value-type="float" office:value="0.0970605791036767">
                <text:p>0.0970605791036767</text:p>
              </table:table-cell>
              <table:table-cell office:value-type="float" office:value="0.0970605791036767">
                <text:p>0.0970605791036767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0718764706065891">
                <text:p>0.0718764706065891</text:p>
              </table:table-cell>
              <table:table-cell office:value-type="float" office:value="0.120817265329242">
                <text:p>0.120817265329242</text:p>
              </table:table-cell>
              <table:table-cell office:value-type="float" office:value="0.120817265329242">
                <text:p>0.120817265329242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0687051723791447">
                <text:p>0.0687051723791447</text:p>
              </table:table-cell>
              <table:table-cell office:value-type="float" office:value="0.0763612167581849">
                <text:p>0.0763612167581849</text:p>
              </table:table-cell>
              <table:table-cell office:value-type="float" office:value="0.0763612167581849">
                <text:p>0.07636121675818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H20:analysis.H23" chart:error-lower-range="analysis.H20:analysis.H2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0" chart:maximum="0.14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 chart:error-category="cell-range" chart:error-upper-range="analysis.H20:analysis.H23" chart:error-lower-range="analysis.H20:analysis.H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H20:analysis.H23" chart:error-lower-range="analysis.H20:analysis.H23" loext:std-weight="1"/>
      <style:graphic-properties draw:stroke="solid" svg:stroke-width="0.03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384cm" svg:y="0.336cm" chart:style-name="ch2">
          <text:p>Not Corrected Error Rate</text:p>
        </chart:title>
        <chart:plot-area chart:style-name="ch3" table:cell-range-address="analysis.A13:analysis.A16 analysis.I12:analysis.I16" chart:data-source-has-labels="both" svg:x="0.2cm" svg:y="1.311cm" svg:width="9.601cm" svg:height="8.49cm">
          <chartooo:coordinate-region svg:x="1.131cm" svg:y="1.509cm" svg:width="8.67cm" svg:height="7.648cm"/>
          <chart:axis chart:dimension="x" chart:name="primary-x" chart:style-name="ch4" chartooo:axis-type="auto">
            <chartooo:date-scale/>
            <chart:categories table:cell-range-address="analysis.A13:analysi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I13:analysis.I16" chart:label-cell-address="analysis.I12:analysis.I12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 Corrected Error Rate</text:p>
                <draw:g>
                  <svg:desc>analysis.I12:analysis.I1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13:analysis.A16</svg:desc>
                </draw:g>
              </table:table-cell>
              <table:table-cell office:value-type="float" office:value="0.00190136660724896">
                <text:p>0.00190136660724896</text:p>
                <draw:g>
                  <svg:desc>analysis.I13:analysis.I16</svg:desc>
                </draw:g>
              </table:table-cell>
              <table:table-cell office:value-type="float" office:value="0.108364164534027">
                <text:p>0.108364164534027</text:p>
                <draw:g>
                  <svg:desc>analysis.H20:analysis.H23</svg:desc>
                </draw:g>
              </table:table-cell>
              <table:table-cell office:value-type="float" office:value="0.108364164534027">
                <text:p>0.108364164534027</text:p>
                <draw:g>
                  <svg:desc>analysis.H20:analysis.H23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00642491046861472">
                <text:p>0.00642491046861472</text:p>
              </table:table-cell>
              <table:table-cell office:value-type="float" office:value="0.0970605791036767">
                <text:p>0.0970605791036767</text:p>
              </table:table-cell>
              <table:table-cell office:value-type="float" office:value="0.0970605791036767">
                <text:p>0.0970605791036767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017605258196396">
                <text:p>0.017605258196396</text:p>
              </table:table-cell>
              <table:table-cell office:value-type="float" office:value="0.120817265329242">
                <text:p>0.120817265329242</text:p>
              </table:table-cell>
              <table:table-cell office:value-type="float" office:value="0.120817265329242">
                <text:p>0.120817265329242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00586895348134823">
                <text:p>0.00586895348134823</text:p>
              </table:table-cell>
              <table:table-cell office:value-type="float" office:value="0.0763612167581849">
                <text:p>0.0763612167581849</text:p>
              </table:table-cell>
              <table:table-cell office:value-type="float" office:value="0.0763612167581849">
                <text:p>0.07636121675818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2" number:title="User-defined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analysis.J20:analysis.J23" chart:error-lower-range="analysis.J20:analysis.J2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0.3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error-category="cell-range" chart:error-upper-range="analysis.J20:analysis.J23" chart:error-lower-range="analysis.J20:analysis.J23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analysis.J20:analysis.J23" chart:error-lower-range="analysis.J20:analysis.J23" loext:std-weight="1"/>
      <style:graphic-properties draw:stroke="solid" svg:stroke-width="0.03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bar" chart:style-name="ch1">
        <chart:title svg:x="2.8cm" svg:y="0.336cm" chart:style-name="ch2">
          <text:p>Corrected Error Rate</text:p>
        </chart:title>
        <chart:plot-area chart:style-name="ch3" table:cell-range-address="analysis.A13:analysis.A16 analysis.J12:analysis.J16" chart:data-source-has-labels="both" svg:x="0.2cm" svg:y="1.311cm" svg:width="9.601cm" svg:height="8.49cm">
          <chartooo:coordinate-region svg:x="1.131cm" svg:y="1.509cm" svg:width="8.67cm" svg:height="7.648cm"/>
          <chart:axis chart:dimension="x" chart:name="primary-x" chart:style-name="ch4" chartooo:axis-type="auto">
            <chartooo:date-scale/>
            <chart:categories table:cell-range-address="analysis.A13:analysi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J13:analysis.J16" chart:label-cell-address="analysis.J12:analysis.J12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ed Error Rate</text:p>
                <draw:g>
                  <svg:desc>analysis.J12:analysis.J1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Normal-False</text:p>
                <draw:g>
                  <svg:desc>analysis.A13:analysis.A16</svg:desc>
                </draw:g>
              </table:table-cell>
              <table:table-cell office:value-type="float" office:value="0.212236012662734">
                <text:p>0.212236012662734</text:p>
                <draw:g>
                  <svg:desc>analysis.J13:analysis.J16</svg:desc>
                </draw:g>
              </table:table-cell>
              <table:table-cell office:value-type="float" office:value="0.109212570281892">
                <text:p>0.109212570281892</text:p>
                <draw:g>
                  <svg:desc>analysis.J20:analysis.J23</svg:desc>
                </draw:g>
              </table:table-cell>
              <table:table-cell office:value-type="float" office:value="0.109212570281892">
                <text:p>0.109212570281892</text:p>
                <draw:g>
                  <svg:desc>analysis.J20:analysis.J23</svg:desc>
                </draw:g>
              </table:table-cell>
            </table:table-row>
            <table:table-row>
              <table:table-cell office:value-type="string">
                <text:p>Normal-Ttrue</text:p>
              </table:table-cell>
              <table:table-cell office:value-type="float" office:value="0.174924514351666">
                <text:p>0.174924514351666</text:p>
              </table:table-cell>
              <table:table-cell office:value-type="float" office:value="0.0936884784492313">
                <text:p>0.0936884784492313</text:p>
              </table:table-cell>
              <table:table-cell office:value-type="float" office:value="0.0936884784492313">
                <text:p>0.0936884784492313</text:p>
              </table:table-cell>
            </table:table-row>
            <table:table-row>
              <table:table-cell office:value-type="string">
                <text:p>Zoom-False</text:p>
              </table:table-cell>
              <table:table-cell office:value-type="float" office:value="0.0542712124101931">
                <text:p>0.0542712124101931</text:p>
              </table:table-cell>
              <table:table-cell office:value-type="float" office:value="0.0706961183526621">
                <text:p>0.0706961183526621</text:p>
              </table:table-cell>
              <table:table-cell office:value-type="float" office:value="0.0706961183526621">
                <text:p>0.0706961183526621</text:p>
              </table:table-cell>
            </table:table-row>
            <table:table-row>
              <table:table-cell office:value-type="string">
                <text:p>Zoom-True</text:p>
              </table:table-cell>
              <table:table-cell office:value-type="float" office:value="0.0628362188977965">
                <text:p>0.0628362188977965</text:p>
              </table:table-cell>
              <table:table-cell office:value-type="float" office:value="0.078084950078045">
                <text:p>0.078084950078045</text:p>
              </table:table-cell>
              <table:table-cell office:value-type="float" office:value="0.078084950078045">
                <text:p>0.0780849500780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